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Domain" table:style-name="ce1">
            <text:p>Domain</text:p>
          </table:table-cell>
          <table:table-cell office:value-type="string" office:value="Mean" table:style-name="ce1">
            <text:p>Mean</text:p>
          </table:table-cell>
          <table:table-cell office:value-type="string" office:value="Mean_MSE" table:style-name="ce1">
            <text:p>Mean_MSE</text:p>
          </table:table-cell>
          <table:table-cell office:value-type="string" office:value="Mean_CV" table:style-name="ce1">
            <text:p>Mean_CV</text:p>
          </table:table-cell>
          <table:table-cell office:value-type="string" office:value="Head_Count" table:style-name="ce1">
            <text:p>Head_Count</text:p>
          </table:table-cell>
          <table:table-cell office:value-type="string" office:value="Head_Count_MSE" table:style-name="ce1">
            <text:p>Head_Count_MSE</text:p>
          </table:table-cell>
          <table:table-cell office:value-type="string" office:value="Head_Count_CV" table:style-name="ce1">
            <text:p>Head_Count_CV</text:p>
          </table:table-cell>
          <table:table-cell office:value-type="string" office:value="Poverty_Gap" table:style-name="ce1">
            <text:p>Poverty_Gap</text:p>
          </table:table-cell>
          <table:table-cell office:value-type="string" office:value="Poverty_Gap_MSE" table:style-name="ce1">
            <text:p>Poverty_Gap_MSE</text:p>
          </table:table-cell>
          <table:table-cell office:value-type="string" office:value="Poverty_Gap_CV" table:style-name="ce1">
            <text:p>Poverty_Gap_CV</text:p>
          </table:table-cell>
          <table:table-cell office:value-type="string" office:value="Gini" table:style-name="ce1">
            <text:p>Gini</text:p>
          </table:table-cell>
          <table:table-cell office:value-type="string" office:value="Gini_MSE" table:style-name="ce1">
            <text:p>Gini_MSE</text:p>
          </table:table-cell>
          <table:table-cell office:value-type="string" office:value="Gini_CV" table:style-name="ce1">
            <text:p>Gini_CV</text:p>
          </table:table-cell>
          <table:table-cell office:value-type="string" office:value="Quintile_Share" table:style-name="ce1">
            <text:p>Quintile_Share</text:p>
          </table:table-cell>
          <table:table-cell office:value-type="string" office:value="Quintile_Share_MSE" table:style-name="ce1">
            <text:p>Quintile_Share_MSE</text:p>
          </table:table-cell>
          <table:table-cell office:value-type="string" office:value="Quintile_Share_CV" table:style-name="ce1">
            <text:p>Quintile_Share_CV</text:p>
          </table:table-cell>
          <table:table-cell office:value-type="string" office:value="Quantile_10" table:style-name="ce1">
            <text:p>Quantile_10</text:p>
          </table:table-cell>
          <table:table-cell office:value-type="string" office:value="Quantile_10_MSE" table:style-name="ce1">
            <text:p>Quantile_10_MSE</text:p>
          </table:table-cell>
          <table:table-cell office:value-type="string" office:value="Quantile_10_CV" table:style-name="ce1">
            <text:p>Quantile_10_CV</text:p>
          </table:table-cell>
          <table:table-cell office:value-type="string" office:value="Quantile_25" table:style-name="ce1">
            <text:p>Quantile_25</text:p>
          </table:table-cell>
          <table:table-cell office:value-type="string" office:value="Quantile_25_MSE" table:style-name="ce1">
            <text:p>Quantile_25_MSE</text:p>
          </table:table-cell>
          <table:table-cell office:value-type="string" office:value="Quantile_25_CV" table:style-name="ce1">
            <text:p>Quantile_25_CV</text:p>
          </table:table-cell>
          <table:table-cell office:value-type="string" office:value="Median" table:style-name="ce1">
            <text:p>Median</text:p>
          </table:table-cell>
          <table:table-cell office:value-type="string" office:value="Median_MSE" table:style-name="ce1">
            <text:p>Median_MSE</text:p>
          </table:table-cell>
          <table:table-cell office:value-type="string" office:value="Median_CV" table:style-name="ce1">
            <text:p>Median_CV</text:p>
          </table:table-cell>
          <table:table-cell office:value-type="string" office:value="Quantile_75" table:style-name="ce1">
            <text:p>Quantile_75</text:p>
          </table:table-cell>
          <table:table-cell office:value-type="string" office:value="Quantile_75_MSE" table:style-name="ce1">
            <text:p>Quantile_75_MSE</text:p>
          </table:table-cell>
          <table:table-cell office:value-type="string" office:value="Quantile_75_CV" table:style-name="ce1">
            <text:p>Quantile_75_CV</text:p>
          </table:table-cell>
          <table:table-cell office:value-type="string" office:value="Quantile_90" table:style-name="ce1">
            <text:p>Quantile_90</text:p>
          </table:table-cell>
          <table:table-cell office:value-type="string" office:value="Quantile_90_MSE" table:style-name="ce1">
            <text:p>Quantile_90_MSE</text:p>
          </table:table-cell>
          <table:table-cell office:value-type="string" office:value="Quantile_90_CV" table:style-name="ce1">
            <text:p>Quantile_90_CV</text:p>
          </table:table-cell>
          <table:table-cell office:value-type="string" office:value="my_max" table:style-name="ce1">
            <text:p>my_max</text:p>
          </table:table-cell>
          <table:table-cell office:value-type="string" office:value="my_max_MSE" table:style-name="ce1">
            <text:p>my_max_MSE</text:p>
          </table:table-cell>
          <table:table-cell office:value-type="string" office:value="my_max_CV" table:style-name="ce1">
            <text:p>my_max_CV</text:p>
          </table:table-cell>
          <table:table-cell office:value-type="string" office:value="my_min" table:style-name="ce1">
            <text:p>my_min</text:p>
          </table:table-cell>
          <table:table-cell office:value-type="string" office:value="my_min_MSE" table:style-name="ce1">
            <text:p>my_min_MSE</text:p>
          </table:table-cell>
          <table:table-cell office:value-type="string" office:value="my_min_CV" table:style-name="ce1">
            <text:p>my_min_CV</text:p>
          </table:table-cell>
        </table:table-row>
        <table:table-row>
          <table:table-cell office:value-type="string" office:value="Eisenstadt-Umgebung" table:style-name="ce1">
            <text:p>Eisenstadt-Umgebung</text:p>
          </table:table-cell>
          <table:table-cell office:value-type="float" office:value="28815.2966502719" table:style-name="ce1">
            <text:p>28815.2966502719</text:p>
          </table:table-cell>
          <table:table-cell office:value-type="float" office:value="6791500.22470494" table:style-name="ce1">
            <text:p>6791500.22470494</text:p>
          </table:table-cell>
          <table:table-cell office:value-type="float" office:value="0.0904398357091379" table:style-name="ce1">
            <text:p>0.0904398357091379</text:p>
          </table:table-cell>
          <table:table-cell office:value-type="float" office:value="0.0325379609544469" table:style-name="ce1">
            <text:p>0.0325379609544469</text:p>
          </table:table-cell>
          <table:table-cell office:value-type="float" office:value="0.00120977221074623" table:style-name="ce1">
            <text:p>0.00120977221074623</text:p>
          </table:table-cell>
          <table:table-cell office:value-type="float" office:value="1.06896003459229" table:style-name="ce1">
            <text:p>1.06896003459229</text:p>
          </table:table-cell>
          <table:table-cell office:value-type="float" office:value="0.00625265805746298" table:style-name="ce1">
            <text:p>0.00625265805746298</text:p>
          </table:table-cell>
          <table:table-cell office:value-type="float" office:value="0.000114024774046169" table:style-name="ce1">
            <text:p>0.000114024774046169</text:p>
          </table:table-cell>
          <table:table-cell office:value-type="float" office:value="1.70779182899182" table:style-name="ce1">
            <text:p>1.70779182899182</text:p>
          </table:table-cell>
          <table:table-cell office:value-type="float" office:value="0.249238242388076" table:style-name="ce1">
            <text:p>0.249238242388076</text:p>
          </table:table-cell>
          <table:table-cell office:value-type="float" office:value="0.000369525575579033" table:style-name="ce1">
            <text:p>0.000369525575579033</text:p>
          </table:table-cell>
          <table:table-cell office:value-type="float" office:value="0.0771272010515463" table:style-name="ce1">
            <text:p>0.0771272010515463</text:p>
          </table:table-cell>
          <table:table-cell office:value-type="float" office:value="3.55022929777838" table:style-name="ce1">
            <text:p>3.55022929777838</text:p>
          </table:table-cell>
          <table:table-cell office:value-type="float" office:value="0.207234115973808" table:style-name="ce1">
            <text:p>0.207234115973808</text:p>
          </table:table-cell>
          <table:table-cell office:value-type="float" office:value="0.128225447313469" table:style-name="ce1">
            <text:p>0.128225447313469</text:p>
          </table:table-cell>
          <table:table-cell office:value-type="float" office:value="14801.3921834355" table:style-name="ce1">
            <text:p>14801.3921834355</text:p>
          </table:table-cell>
          <table:table-cell office:value-type="float" office:value="4441059.19745994" table:style-name="ce1">
            <text:p>4441059.19745994</text:p>
          </table:table-cell>
          <table:table-cell office:value-type="float" office:value="0.142377287615938" table:style-name="ce1">
            <text:p>0.142377287615938</text:p>
          </table:table-cell>
          <table:table-cell office:value-type="float" office:value="19423.3922481927" table:style-name="ce1">
            <text:p>19423.3922481927</text:p>
          </table:table-cell>
          <table:table-cell office:value-type="float" office:value="5290061.31944387" table:style-name="ce1">
            <text:p>5290061.31944387</text:p>
          </table:table-cell>
          <table:table-cell office:value-type="float" office:value="0.118414605486293" table:style-name="ce1">
            <text:p>0.118414605486293</text:p>
          </table:table-cell>
          <table:table-cell office:value-type="float" office:value="26093.5155050407" table:style-name="ce1">
            <text:p>26093.5155050407</text:p>
          </table:table-cell>
          <table:table-cell office:value-type="float" office:value="6476365.10209031" table:style-name="ce1">
            <text:p>6476365.10209031</text:p>
          </table:table-cell>
          <table:table-cell office:value-type="float" office:value="0.0975288419933792" table:style-name="ce1">
            <text:p>0.0975288419933792</text:p>
          </table:table-cell>
          <table:table-cell office:value-type="float" office:value="34919.523082653" table:style-name="ce1">
            <text:p>34919.523082653</text:p>
          </table:table-cell>
          <table:table-cell office:value-type="float" office:value="7932779.49430219" table:style-name="ce1">
            <text:p>7932779.49430219</text:p>
          </table:table-cell>
          <table:table-cell office:value-type="float" office:value="0.0806574314272767" table:style-name="ce1">
            <text:p>0.0806574314272767</text:p>
          </table:table-cell>
          <table:table-cell office:value-type="float" office:value="46469.0725813498" table:style-name="ce1">
            <text:p>46469.0725813498</text:p>
          </table:table-cell>
          <table:table-cell office:value-type="float" office:value="11354581.0866875" table:style-name="ce1">
            <text:p>11354581.0866875</text:p>
          </table:table-cell>
          <table:table-cell office:value-type="float" office:value="0.0725139483710663" table:style-name="ce1">
            <text:p>0.0725139483710663</text:p>
          </table:table-cell>
          <table:table-cell office:value-type="float" office:value="97442.7627738159" table:style-name="ce1">
            <text:p>97442.7627738159</text:p>
          </table:table-cell>
          <table:table-cell office:value-type="float" office:value="28356230.9276986" table:style-name="ce1">
            <text:p>28356230.9276986</text:p>
          </table:table-cell>
          <table:table-cell office:value-type="float" office:value="0.0546480492007002" table:style-name="ce1">
            <text:p>0.0546480492007002</text:p>
          </table:table-cell>
          <table:table-cell office:value-type="float" office:value="4714.63126686313" table:style-name="ce1">
            <text:p>4714.63126686313</text:p>
          </table:table-cell>
          <table:table-cell office:value-type="float" office:value="620381.861511353" table:style-name="ce1">
            <text:p>620381.861511353</text:p>
          </table:table-cell>
          <table:table-cell office:value-type="float" office:value="0.167063591571683" table:style-name="ce1">
            <text:p>0.167063591571683</text:p>
          </table:table-cell>
        </table:table-row>
        <table:table-row>
          <table:table-cell office:value-type="string" office:value="Eisenstadt (Stadt)" table:style-name="ce1">
            <text:p>Eisenstadt (Stadt)</text:p>
          </table:table-cell>
          <table:table-cell office:value-type="float" office:value="59269.074643992" table:style-name="ce1">
            <text:p>59269.074643992</text:p>
          </table:table-cell>
          <table:table-cell office:value-type="float" office:value="14414267.7549377" table:style-name="ce1">
            <text:p>14414267.7549377</text:p>
          </table:table-cell>
          <table:table-cell office:value-type="float" office:value="0.0640572286870923" table:style-name="ce1">
            <text:p>0.0640572286870923</text:p>
          </table:table-cell>
          <table:table-cell office:value-type="float" office:value="0.0337837837837838" table:style-name="ce1">
            <text:p>0.0337837837837838</text:p>
          </table:table-cell>
          <table:table-cell office:value-type="float" office:value="0.000340029218407597" table:style-name="ce1">
            <text:p>0.000340029218407597</text:p>
          </table:table-cell>
          <table:table-cell office:value-type="float" office:value="0.545820483309302" table:style-name="ce1">
            <text:p>0.545820483309302</text:p>
          </table:table-cell>
          <table:table-cell office:value-type="float" office:value="0.00677262922477283" table:style-name="ce1">
            <text:p>0.00677262922477283</text:p>
          </table:table-cell>
          <table:table-cell office:value-type="float" office:value="5.26069241882236e-05" table:style-name="ce1">
            <text:p>5.26069241882236e-05</text:p>
          </table:table-cell>
          <table:table-cell office:value-type="float" office:value="1.07093757082085" table:style-name="ce1">
            <text:p>1.07093757082085</text:p>
          </table:table-cell>
          <table:table-cell office:value-type="float" office:value="0.294902716575366" table:style-name="ce1">
            <text:p>0.294902716575366</text:p>
          </table:table-cell>
          <table:table-cell office:value-type="float" office:value="0.000152189840846057" table:style-name="ce1">
            <text:p>0.000152189840846057</text:p>
          </table:table-cell>
          <table:table-cell office:value-type="float" office:value="0.0418325229747501" table:style-name="ce1">
            <text:p>0.0418325229747501</text:p>
          </table:table-cell>
          <table:table-cell office:value-type="float" office:value="5.55927875968547" table:style-name="ce1">
            <text:p>5.55927875968547</text:p>
          </table:table-cell>
          <table:table-cell office:value-type="float" office:value="0.406378801919771" table:style-name="ce1">
            <text:p>0.406378801919771</text:p>
          </table:table-cell>
          <table:table-cell office:value-type="float" office:value="0.114669276229369" table:style-name="ce1">
            <text:p>0.114669276229369</text:p>
          </table:table-cell>
          <table:table-cell office:value-type="float" office:value="18877.4048801752" table:style-name="ce1">
            <text:p>18877.4048801752</text:p>
          </table:table-cell>
          <table:table-cell office:value-type="float" office:value="8125484.74580106" table:style-name="ce1">
            <text:p>8125484.74580106</text:p>
          </table:table-cell>
          <table:table-cell office:value-type="float" office:value="0.151001878150722" table:style-name="ce1">
            <text:p>0.151001878150722</text:p>
          </table:table-cell>
          <table:table-cell office:value-type="float" office:value="38728.7881757998" table:style-name="ce1">
            <text:p>38728.7881757998</text:p>
          </table:table-cell>
          <table:table-cell office:value-type="float" office:value="14022770.9910685" table:style-name="ce1">
            <text:p>14022770.9910685</text:p>
          </table:table-cell>
          <table:table-cell office:value-type="float" office:value="0.0966903233619882" table:style-name="ce1">
            <text:p>0.0966903233619882</text:p>
          </table:table-cell>
          <table:table-cell office:value-type="float" office:value="56270.7878534309" table:style-name="ce1">
            <text:p>56270.7878534309</text:p>
          </table:table-cell>
          <table:table-cell office:value-type="float" office:value="12720722.4994501" table:style-name="ce1">
            <text:p>12720722.4994501</text:p>
          </table:table-cell>
          <table:table-cell office:value-type="float" office:value="0.0633830149538756" table:style-name="ce1">
            <text:p>0.0633830149538756</text:p>
          </table:table-cell>
          <table:table-cell office:value-type="float" office:value="73383.773840246" table:style-name="ce1">
            <text:p>73383.773840246</text:p>
          </table:table-cell>
          <table:table-cell office:value-type="float" office:value="16399603.0785952" table:style-name="ce1">
            <text:p>16399603.0785952</text:p>
          </table:table-cell>
          <table:table-cell office:value-type="float" office:value="0.0551844382983812" table:style-name="ce1">
            <text:p>0.0551844382983812</text:p>
          </table:table-cell>
          <table:table-cell office:value-type="float" office:value="92680.4055774143" table:style-name="ce1">
            <text:p>92680.4055774143</text:p>
          </table:table-cell>
          <table:table-cell office:value-type="float" office:value="27793396.4500972" table:style-name="ce1">
            <text:p>27793396.4500972</text:p>
          </table:table-cell>
          <table:table-cell office:value-type="float" office:value="0.0568830514199343" table:style-name="ce1">
            <text:p>0.0568830514199343</text:p>
          </table:table-cell>
          <table:table-cell office:value-type="float" office:value="175164.00841008" table:style-name="ce1">
            <text:p>175164.00841008</text:p>
          </table:table-cell>
          <table:table-cell office:value-type="float" office:value="138535281.345888" table:style-name="ce1">
            <text:p>138535281.345888</text:p>
          </table:table-cell>
          <table:table-cell office:value-type="float" office:value="0.067194746615341" table:style-name="ce1">
            <text:p>0.067194746615341</text:p>
          </table:table-cell>
          <table:table-cell office:value-type="float" office:value="6975.13599214244" table:style-name="ce1">
            <text:p>6975.13599214244</text:p>
          </table:table-cell>
          <table:table-cell office:value-type="float" office:value="6971655.08858319" table:style-name="ce1">
            <text:p>6971655.08858319</text:p>
          </table:table-cell>
          <table:table-cell office:value-type="float" office:value="0.378543041398666" table:style-name="ce1">
            <text:p>0.378543041398666</text:p>
          </table:table-cell>
        </table:table-row>
        <table:table-row>
          <table:table-cell office:value-type="string" office:value="Güssing" table:style-name="ce1">
            <text:p>Güssing</text:p>
          </table:table-cell>
          <table:table-cell office:value-type="float" office:value="16622.7888512444" table:style-name="ce1">
            <text:p>16622.7888512444</text:p>
          </table:table-cell>
          <table:table-cell office:value-type="float" office:value="3967611.56989483" table:style-name="ce1">
            <text:p>3967611.56989483</text:p>
          </table:table-cell>
          <table:table-cell office:value-type="float" office:value="0.119828655276476" table:style-name="ce1">
            <text:p>0.119828655276476</text:p>
          </table:table-cell>
          <table:table-cell office:value-type="float" office:value="0.211686143572621" table:style-name="ce1">
            <text:p>0.211686143572621</text:p>
          </table:table-cell>
          <table:table-cell office:value-type="float" office:value="0.00414881786840059" table:style-name="ce1">
            <text:p>0.00414881786840059</text:p>
          </table:table-cell>
          <table:table-cell office:value-type="float" office:value="0.304277440046172" table:style-name="ce1">
            <text:p>0.304277440046172</text:p>
          </table:table-cell>
          <table:table-cell office:value-type="float" office:value="0.0540500142392616" table:style-name="ce1">
            <text:p>0.0540500142392616</text:p>
          </table:table-cell>
          <table:table-cell office:value-type="float" office:value="0.000356447026518449" table:style-name="ce1">
            <text:p>0.000356447026518449</text:p>
          </table:table-cell>
          <table:table-cell office:value-type="float" office:value="0.349302493115518" table:style-name="ce1">
            <text:p>0.349302493115518</text:p>
          </table:table-cell>
          <table:table-cell office:value-type="float" office:value="0.222626567646956" table:style-name="ce1">
            <text:p>0.222626567646956</text:p>
          </table:table-cell>
          <table:table-cell office:value-type="float" office:value="0.00020669213187496" table:style-name="ce1">
            <text:p>0.00020669213187496</text:p>
          </table:table-cell>
          <table:table-cell office:value-type="float" office:value="0.0645780581527469" table:style-name="ce1">
            <text:p>0.0645780581527469</text:p>
          </table:table-cell>
          <table:table-cell office:value-type="float" office:value="3.24956135143174" table:style-name="ce1">
            <text:p>3.24956135143174</text:p>
          </table:table-cell>
          <table:table-cell office:value-type="float" office:value="0.0566207396343176" table:style-name="ce1">
            <text:p>0.0566207396343176</text:p>
          </table:table-cell>
          <table:table-cell office:value-type="float" office:value="0.0732256150704891" table:style-name="ce1">
            <text:p>0.0732256150704891</text:p>
          </table:table-cell>
          <table:table-cell office:value-type="float" office:value="8677.29335306568" table:style-name="ce1">
            <text:p>8677.29335306568</text:p>
          </table:table-cell>
          <table:table-cell office:value-type="float" office:value="1952238.07330857" table:style-name="ce1">
            <text:p>1952238.07330857</text:p>
          </table:table-cell>
          <table:table-cell office:value-type="float" office:value="0.161020847920507" table:style-name="ce1">
            <text:p>0.161020847920507</text:p>
          </table:table-cell>
          <table:table-cell office:value-type="float" office:value="11939.2782505487" table:style-name="ce1">
            <text:p>11939.2782505487</text:p>
          </table:table-cell>
          <table:table-cell office:value-type="float" office:value="3384812.29513169" table:style-name="ce1">
            <text:p>3384812.29513169</text:p>
          </table:table-cell>
          <table:table-cell office:value-type="float" office:value="0.154095239151298" table:style-name="ce1">
            <text:p>0.154095239151298</text:p>
          </table:table-cell>
          <table:table-cell office:value-type="float" office:value="15942.4986643867" table:style-name="ce1">
            <text:p>15942.4986643867</text:p>
          </table:table-cell>
          <table:table-cell office:value-type="float" office:value="4455464.41845551" table:style-name="ce1">
            <text:p>4455464.41845551</text:p>
          </table:table-cell>
          <table:table-cell office:value-type="float" office:value="0.132400644932169" table:style-name="ce1">
            <text:p>0.132400644932169</text:p>
          </table:table-cell>
          <table:table-cell office:value-type="float" office:value="20465.1601080193" table:style-name="ce1">
            <text:p>20465.1601080193</text:p>
          </table:table-cell>
          <table:table-cell office:value-type="float" office:value="5765996.90786323" table:style-name="ce1">
            <text:p>5765996.90786323</text:p>
          </table:table-cell>
          <table:table-cell office:value-type="float" office:value="0.117333508172637" table:style-name="ce1">
            <text:p>0.117333508172637</text:p>
          </table:table-cell>
          <table:table-cell office:value-type="float" office:value="25114.70516223" table:style-name="ce1">
            <text:p>25114.70516223</text:p>
          </table:table-cell>
          <table:table-cell office:value-type="float" office:value="6190739.72634949" table:style-name="ce1">
            <text:p>6190739.72634949</text:p>
          </table:table-cell>
          <table:table-cell office:value-type="float" office:value="0.0990702339913258" table:style-name="ce1">
            <text:p>0.0990702339913258</text:p>
          </table:table-cell>
          <table:table-cell office:value-type="float" office:value="47186.4079727635" table:style-name="ce1">
            <text:p>47186.4079727635</text:p>
          </table:table-cell>
          <table:table-cell office:value-type="float" office:value="33211449.7365595" table:style-name="ce1">
            <text:p>33211449.7365595</text:p>
          </table:table-cell>
          <table:table-cell office:value-type="float" office:value="0.122131305256969" table:style-name="ce1">
            <text:p>0.122131305256969</text:p>
          </table:table-cell>
          <table:table-cell office:value-type="float" office:value="2278.34780091627" table:style-name="ce1">
            <text:p>2278.34780091627</text:p>
          </table:table-cell>
          <table:table-cell office:value-type="float" office:value="1620600.85398981" table:style-name="ce1">
            <text:p>1620600.85398981</text:p>
          </table:table-cell>
          <table:table-cell office:value-type="float" office:value="0.558750609314654" table:style-name="ce1">
            <text:p>0.558750609314654</text:p>
          </table:table-cell>
        </table:table-row>
        <table:table-row>
          <table:table-cell office:value-type="string" office:value="Jennersdorf" table:style-name="ce1">
            <text:p>Jennersdorf</text:p>
          </table:table-cell>
          <table:table-cell office:value-type="float" office:value="14290.6473637296" table:style-name="ce1">
            <text:p>14290.6473637296</text:p>
          </table:table-cell>
          <table:table-cell office:value-type="float" office:value="5463434.95914687" table:style-name="ce1">
            <text:p>5463434.95914687</text:p>
          </table:table-cell>
          <table:table-cell office:value-type="float" office:value="0.16356146278445" table:style-name="ce1">
            <text:p>0.16356146278445</text:p>
          </table:table-cell>
          <table:table-cell office:value-type="float" office:value="0.32253164556962" table:style-name="ce1">
            <text:p>0.32253164556962</text:p>
          </table:table-cell>
          <table:table-cell office:value-type="float" office:value="0.0123634545745874" table:style-name="ce1">
            <text:p>0.0123634545745874</text:p>
          </table:table-cell>
          <table:table-cell office:value-type="float" office:value="0.344744690626288" table:style-name="ce1">
            <text:p>0.344744690626288</text:p>
          </table:table-cell>
          <table:table-cell office:value-type="float" office:value="0.0828686531654419" table:style-name="ce1">
            <text:p>0.0828686531654419</text:p>
          </table:table-cell>
          <table:table-cell office:value-type="float" office:value="0.00144961701766813" table:style-name="ce1">
            <text:p>0.00144961701766813</text:p>
          </table:table-cell>
          <table:table-cell office:value-type="float" office:value="0.459447993161177" table:style-name="ce1">
            <text:p>0.459447993161177</text:p>
          </table:table-cell>
          <table:table-cell office:value-type="float" office:value="0.219489501673666" table:style-name="ce1">
            <text:p>0.219489501673666</text:p>
          </table:table-cell>
          <table:table-cell office:value-type="float" office:value="0.000233030511756323" table:style-name="ce1">
            <text:p>0.000233030511756323</text:p>
          </table:table-cell>
          <table:table-cell office:value-type="float" office:value="0.069549280576805" table:style-name="ce1">
            <text:p>0.069549280576805</text:p>
          </table:table-cell>
          <table:table-cell office:value-type="float" office:value="3.15939218306047" table:style-name="ce1">
            <text:p>3.15939218306047</text:p>
          </table:table-cell>
          <table:table-cell office:value-type="float" office:value="0.0980131228744435" table:style-name="ce1">
            <text:p>0.0980131228744435</text:p>
          </table:table-cell>
          <table:table-cell office:value-type="float" office:value="0.0990919954696648" table:style-name="ce1">
            <text:p>0.0990919954696648</text:p>
          </table:table-cell>
          <table:table-cell office:value-type="float" office:value="7608.06618847917" table:style-name="ce1">
            <text:p>7608.06618847917</text:p>
          </table:table-cell>
          <table:table-cell office:value-type="float" office:value="2810315.3250186" table:style-name="ce1">
            <text:p>2810315.3250186</text:p>
          </table:table-cell>
          <table:table-cell office:value-type="float" office:value="0.220345022088783" table:style-name="ce1">
            <text:p>0.220345022088783</text:p>
          </table:table-cell>
          <table:table-cell office:value-type="float" office:value="10157.3188349212" table:style-name="ce1">
            <text:p>10157.3188349212</text:p>
          </table:table-cell>
          <table:table-cell office:value-type="float" office:value="3306739.58704661" table:style-name="ce1">
            <text:p>3306739.58704661</text:p>
          </table:table-cell>
          <table:table-cell office:value-type="float" office:value="0.179027980330167" table:style-name="ce1">
            <text:p>0.179027980330167</text:p>
          </table:table-cell>
          <table:table-cell office:value-type="float" office:value="13763.8328782995" table:style-name="ce1">
            <text:p>13763.8328782995</text:p>
          </table:table-cell>
          <table:table-cell office:value-type="float" office:value="5972001.59531666" table:style-name="ce1">
            <text:p>5972001.59531666</text:p>
          </table:table-cell>
          <table:table-cell office:value-type="float" office:value="0.177549955093904" table:style-name="ce1">
            <text:p>0.177549955093904</text:p>
          </table:table-cell>
          <table:table-cell office:value-type="float" office:value="17902.9724008672" table:style-name="ce1">
            <text:p>17902.9724008672</text:p>
          </table:table-cell>
          <table:table-cell office:value-type="float" office:value="6853140.4695019" table:style-name="ce1">
            <text:p>6853140.4695019</text:p>
          </table:table-cell>
          <table:table-cell office:value-type="float" office:value="0.146224341643063" table:style-name="ce1">
            <text:p>0.146224341643063</text:p>
          </table:table-cell>
          <table:table-cell office:value-type="float" office:value="21574.6103768448" table:style-name="ce1">
            <text:p>21574.6103768448</text:p>
          </table:table-cell>
          <table:table-cell office:value-type="float" office:value="9898910.37818777" table:style-name="ce1">
            <text:p>9898910.37818777</text:p>
          </table:table-cell>
          <table:table-cell office:value-type="float" office:value="0.14583129579249" table:style-name="ce1">
            <text:p>0.14583129579249</text:p>
          </table:table-cell>
          <table:table-cell office:value-type="float" office:value="39508.113182819" table:style-name="ce1">
            <text:p>39508.113182819</text:p>
          </table:table-cell>
          <table:table-cell office:value-type="float" office:value="7800975.01104764" table:style-name="ce1">
            <text:p>7800975.01104764</text:p>
          </table:table-cell>
          <table:table-cell office:value-type="float" office:value="0.0706949113300663" table:style-name="ce1">
            <text:p>0.0706949113300663</text:p>
          </table:table-cell>
          <table:table-cell office:value-type="float" office:value="1766.63489134255" table:style-name="ce1">
            <text:p>1766.63489134255</text:p>
          </table:table-cell>
          <table:table-cell office:value-type="float" office:value="2908535.96119317" table:style-name="ce1">
            <text:p>2908535.96119317</text:p>
          </table:table-cell>
          <table:table-cell office:value-type="float" office:value="0.965362479774611" table:style-name="ce1">
            <text:p>0.965362479774611</text:p>
          </table:table-cell>
        </table:table-row>
        <table:table-row>
          <table:table-cell office:value-type="string" office:value="Mattersburg" table:style-name="ce1">
            <text:p>Mattersburg</text:p>
          </table:table-cell>
          <table:table-cell office:value-type="float" office:value="20579.7132312788" table:style-name="ce1">
            <text:p>20579.7132312788</text:p>
          </table:table-cell>
          <table:table-cell office:value-type="float" office:value="9896210.17700625" table:style-name="ce1">
            <text:p>9896210.17700625</text:p>
          </table:table-cell>
          <table:table-cell office:value-type="float" office:value="0.152860450925748" table:style-name="ce1">
            <text:p>0.152860450925748</text:p>
          </table:table-cell>
          <table:table-cell office:value-type="float" office:value="0.113181818181818" table:style-name="ce1">
            <text:p>0.113181818181818</text:p>
          </table:table-cell>
          <table:table-cell office:value-type="float" office:value="0.00434344008264463" table:style-name="ce1">
            <text:p>0.00434344008264463</text:p>
          </table:table-cell>
          <table:table-cell office:value-type="float" office:value="0.582291232655746" table:style-name="ce1">
            <text:p>0.582291232655746</text:p>
          </table:table-cell>
          <table:table-cell office:value-type="float" office:value="0.0254240322683759" table:style-name="ce1">
            <text:p>0.0254240322683759</text:p>
          </table:table-cell>
          <table:table-cell office:value-type="float" office:value="0.000295706825153348" table:style-name="ce1">
            <text:p>0.000295706825153348</text:p>
          </table:table-cell>
          <table:table-cell office:value-type="float" office:value="0.676372969514707" table:style-name="ce1">
            <text:p>0.676372969514707</text:p>
          </table:table-cell>
          <table:table-cell office:value-type="float" office:value="0.230083918653677" table:style-name="ce1">
            <text:p>0.230083918653677</text:p>
          </table:table-cell>
          <table:table-cell office:value-type="float" office:value="0.000532808812956476" table:style-name="ce1">
            <text:p>0.000532808812956476</text:p>
          </table:table-cell>
          <table:table-cell office:value-type="float" office:value="0.100322751411148" table:style-name="ce1">
            <text:p>0.100322751411148</text:p>
          </table:table-cell>
          <table:table-cell office:value-type="float" office:value="3.29350307956794" table:style-name="ce1">
            <text:p>3.29350307956794</text:p>
          </table:table-cell>
          <table:table-cell office:value-type="float" office:value="0.187854055259248" table:style-name="ce1">
            <text:p>0.187854055259248</text:p>
          </table:table-cell>
          <table:table-cell office:value-type="float" office:value="0.131598886172199" table:style-name="ce1">
            <text:p>0.131598886172199</text:p>
          </table:table-cell>
          <table:table-cell office:value-type="float" office:value="10977.1231852846" table:style-name="ce1">
            <text:p>10977.1231852846</text:p>
          </table:table-cell>
          <table:table-cell office:value-type="float" office:value="7441686.96055975" table:style-name="ce1">
            <text:p>7441686.96055975</text:p>
          </table:table-cell>
          <table:table-cell office:value-type="float" office:value="0.248511883368589" table:style-name="ce1">
            <text:p>0.248511883368589</text:p>
          </table:table-cell>
          <table:table-cell office:value-type="float" office:value="14563.2865427357" table:style-name="ce1">
            <text:p>14563.2865427357</text:p>
          </table:table-cell>
          <table:table-cell office:value-type="float" office:value="9283159.05946111" table:style-name="ce1">
            <text:p>9283159.05946111</text:p>
          </table:table-cell>
          <table:table-cell office:value-type="float" office:value="0.209212920127718" table:style-name="ce1">
            <text:p>0.209212920127718</text:p>
          </table:table-cell>
          <table:table-cell office:value-type="float" office:value="19241.9363402599" table:style-name="ce1">
            <text:p>19241.9363402599</text:p>
          </table:table-cell>
          <table:table-cell office:value-type="float" office:value="9619739.80114023" table:style-name="ce1">
            <text:p>9619739.80114023</text:p>
          </table:table-cell>
          <table:table-cell office:value-type="float" office:value="0.161188067717562" table:style-name="ce1">
            <text:p>0.161188067717562</text:p>
          </table:table-cell>
          <table:table-cell office:value-type="float" office:value="24851.3478187655" table:style-name="ce1">
            <text:p>24851.3478187655</text:p>
          </table:table-cell>
          <table:table-cell office:value-type="float" office:value="10987569.5362657" table:style-name="ce1">
            <text:p>10987569.5362657</text:p>
          </table:table-cell>
          <table:table-cell office:value-type="float" office:value="0.133383119575577" table:style-name="ce1">
            <text:p>0.133383119575577</text:p>
          </table:table-cell>
          <table:table-cell office:value-type="float" office:value="31343.1530684013" table:style-name="ce1">
            <text:p>31343.1530684013</text:p>
          </table:table-cell>
          <table:table-cell office:value-type="float" office:value="12162065.1691486" table:style-name="ce1">
            <text:p>12162065.1691486</text:p>
          </table:table-cell>
          <table:table-cell office:value-type="float" office:value="0.111265616722902" table:style-name="ce1">
            <text:p>0.111265616722902</text:p>
          </table:table-cell>
          <table:table-cell office:value-type="float" office:value="82167.3191748825" table:style-name="ce1">
            <text:p>82167.3191748825</text:p>
          </table:table-cell>
          <table:table-cell office:value-type="float" office:value="108765279.464622" table:style-name="ce1">
            <text:p>108765279.464622</text:p>
          </table:table-cell>
          <table:table-cell office:value-type="float" office:value="0.126924663972969" table:style-name="ce1">
            <text:p>0.126924663972969</text:p>
          </table:table-cell>
          <table:table-cell office:value-type="float" office:value="2787.06172796042" table:style-name="ce1">
            <text:p>2787.06172796042</text:p>
          </table:table-cell>
          <table:table-cell office:value-type="float" office:value="4561684.25511297" table:style-name="ce1">
            <text:p>4561684.25511297</text:p>
          </table:table-cell>
          <table:table-cell office:value-type="float" office:value="0.766330345299385" table:style-name="ce1">
            <text:p>0.766330345299385</text:p>
          </table:table-cell>
        </table:table-row>
        <table:table-row>
          <table:table-cell office:value-type="string" office:value="Neusiedl am See" table:style-name="ce1">
            <text:p>Neusiedl am See</text:p>
          </table:table-cell>
          <table:table-cell office:value-type="float" office:value="19977.9800881632" table:style-name="ce1">
            <text:p>19977.9800881632</text:p>
          </table:table-cell>
          <table:table-cell office:value-type="float" office:value="502408.091754276" table:style-name="ce1">
            <text:p>502408.091754276</text:p>
          </table:table-cell>
          <table:table-cell office:value-type="float" office:value="0.0354794384000388" table:style-name="ce1">
            <text:p>0.0354794384000388</text:p>
          </table:table-cell>
          <table:table-cell office:value-type="float" office:value="0.103127506014435" table:style-name="ce1">
            <text:p>0.103127506014435</text:p>
          </table:table-cell>
          <table:table-cell office:value-type="float" office:value="0.000707921304635536" table:style-name="ce1">
            <text:p>0.000707921304635536</text:p>
          </table:table-cell>
          <table:table-cell office:value-type="float" office:value="0.257998972359795" table:style-name="ce1">
            <text:p>0.257998972359795</text:p>
          </table:table-cell>
          <table:table-cell office:value-type="float" office:value="0.0217462083584994" table:style-name="ce1">
            <text:p>0.0217462083584994</text:p>
          </table:table-cell>
          <table:table-cell office:value-type="float" office:value="6.23122063403928e-05" table:style-name="ce1">
            <text:p>6.23122063403928e-05</text:p>
          </table:table-cell>
          <table:table-cell office:value-type="float" office:value="0.362996986471444" table:style-name="ce1">
            <text:p>0.362996986471444</text:p>
          </table:table-cell>
          <table:table-cell office:value-type="float" office:value="0.210825183402964" table:style-name="ce1">
            <text:p>0.210825183402964</text:p>
          </table:table-cell>
          <table:table-cell office:value-type="float" office:value="3.42502331269832e-05" table:style-name="ce1">
            <text:p>3.42502331269832e-05</text:p>
          </table:table-cell>
          <table:table-cell office:value-type="float" office:value="0.0277593491358299" table:style-name="ce1">
            <text:p>0.0277593491358299</text:p>
          </table:table-cell>
          <table:table-cell office:value-type="float" office:value="2.97324246844963" table:style-name="ce1">
            <text:p>2.97324246844963</text:p>
          </table:table-cell>
          <table:table-cell office:value-type="float" office:value="0.0113433912000064" table:style-name="ce1">
            <text:p>0.0113433912000064</text:p>
          </table:table-cell>
          <table:table-cell office:value-type="float" office:value="0.0358212822337643" table:style-name="ce1">
            <text:p>0.0358212822337643</text:p>
          </table:table-cell>
          <table:table-cell office:value-type="float" office:value="11174.061217989" table:style-name="ce1">
            <text:p>11174.061217989</text:p>
          </table:table-cell>
          <table:table-cell office:value-type="float" office:value="326803.589809575" table:style-name="ce1">
            <text:p>326803.589809575</text:p>
          </table:table-cell>
          <table:table-cell office:value-type="float" office:value="0.0511602152293383" table:style-name="ce1">
            <text:p>0.0511602152293383</text:p>
          </table:table-cell>
          <table:table-cell office:value-type="float" office:value="14678.8858229406" table:style-name="ce1">
            <text:p>14678.8858229406</text:p>
          </table:table-cell>
          <table:table-cell office:value-type="float" office:value="548333.822131025" table:style-name="ce1">
            <text:p>548333.822131025</text:p>
          </table:table-cell>
          <table:table-cell office:value-type="float" office:value="0.0504463123902687" table:style-name="ce1">
            <text:p>0.0504463123902687</text:p>
          </table:table-cell>
          <table:table-cell office:value-type="float" office:value="18931.3300921715" table:style-name="ce1">
            <text:p>18931.3300921715</text:p>
          </table:table-cell>
          <table:table-cell office:value-type="float" office:value="444460.135075338" table:style-name="ce1">
            <text:p>444460.135075338</text:p>
          </table:table-cell>
          <table:table-cell office:value-type="float" office:value="0.0352156151358672" table:style-name="ce1">
            <text:p>0.0352156151358672</text:p>
          </table:table-cell>
          <table:table-cell office:value-type="float" office:value="24302.2991304592" table:style-name="ce1">
            <text:p>24302.2991304592</text:p>
          </table:table-cell>
          <table:table-cell office:value-type="float" office:value="394613.282792753" table:style-name="ce1">
            <text:p>394613.282792753</text:p>
          </table:table-cell>
          <table:table-cell office:value-type="float" office:value="0.0258486869944895" table:style-name="ce1">
            <text:p>0.0258486869944895</text:p>
          </table:table-cell>
          <table:table-cell office:value-type="float" office:value="29631.5067146672" table:style-name="ce1">
            <text:p>29631.5067146672</text:p>
          </table:table-cell>
          <table:table-cell office:value-type="float" office:value="796738.549011324" table:style-name="ce1">
            <text:p>796738.549011324</text:p>
          </table:table-cell>
          <table:table-cell office:value-type="float" office:value="0.0301234132658282" table:style-name="ce1">
            <text:p>0.0301234132658282</text:p>
          </table:table-cell>
          <table:table-cell office:value-type="float" office:value="56171.8851069873" table:style-name="ce1">
            <text:p>56171.8851069873</text:p>
          </table:table-cell>
          <table:table-cell office:value-type="float" office:value="23258964.5751333" table:style-name="ce1">
            <text:p>23258964.5751333</text:p>
          </table:table-cell>
          <table:table-cell office:value-type="float" office:value="0.0858570949659294" table:style-name="ce1">
            <text:p>0.0858570949659294</text:p>
          </table:table-cell>
          <table:table-cell office:value-type="float" office:value="2359.59380291287" table:style-name="ce1">
            <text:p>2359.59380291287</text:p>
          </table:table-cell>
          <table:table-cell office:value-type="float" office:value="1535709.84223911" table:style-name="ce1">
            <text:p>1535709.84223911</text:p>
          </table:table-cell>
          <table:table-cell office:value-type="float" office:value="0.525191074713553" table:style-name="ce1">
            <text:p>0.525191074713553</text:p>
          </table:table-cell>
        </table:table-row>
        <table:table-row>
          <table:table-cell office:value-type="string" office:value="Oberpullendorf" table:style-name="ce1">
            <text:p>Oberpullendorf</text:p>
          </table:table-cell>
          <table:table-cell office:value-type="float" office:value="16864.6029238286" table:style-name="ce1">
            <text:p>16864.6029238286</text:p>
          </table:table-cell>
          <table:table-cell office:value-type="float" office:value="9493576.65302963" table:style-name="ce1">
            <text:p>9493576.65302963</text:p>
          </table:table-cell>
          <table:table-cell office:value-type="float" office:value="0.182700110683411" table:style-name="ce1">
            <text:p>0.182700110683411</text:p>
          </table:table-cell>
          <table:table-cell office:value-type="float" office:value="0.217709563164109" table:style-name="ce1">
            <text:p>0.217709563164109</text:p>
          </table:table-cell>
          <table:table-cell office:value-type="float" office:value="0.0251264759711685" table:style-name="ce1">
            <text:p>0.0251264759711685</text:p>
          </table:table-cell>
          <table:table-cell office:value-type="float" office:value="0.728095395879622" table:style-name="ce1">
            <text:p>0.728095395879622</text:p>
          </table:table-cell>
          <table:table-cell office:value-type="float" office:value="0.0561522842640178" table:style-name="ce1">
            <text:p>0.0561522842640178</text:p>
          </table:table-cell>
          <table:table-cell office:value-type="float" office:value="0.00354488468139981" table:style-name="ce1">
            <text:p>0.00354488468139981</text:p>
          </table:table-cell>
          <table:table-cell office:value-type="float" office:value="1.06031188124391" table:style-name="ce1">
            <text:p>1.06031188124391</text:p>
          </table:table-cell>
          <table:table-cell office:value-type="float" office:value="0.220947114695742" table:style-name="ce1">
            <text:p>0.220947114695742</text:p>
          </table:table-cell>
          <table:table-cell office:value-type="float" office:value="0.00143359446862675" table:style-name="ce1">
            <text:p>0.00143359446862675</text:p>
          </table:table-cell>
          <table:table-cell office:value-type="float" office:value="0.171366064766957" table:style-name="ce1">
            <text:p>0.171366064766957</text:p>
          </table:table-cell>
          <table:table-cell office:value-type="float" office:value="3.2181089530489" table:style-name="ce1">
            <text:p>3.2181089530489</text:p>
          </table:table-cell>
          <table:table-cell office:value-type="float" office:value="0.758816557236292" table:style-name="ce1">
            <text:p>0.758816557236292</text:p>
          </table:table-cell>
          <table:table-cell office:value-type="float" office:value="0.270687160069692" table:style-name="ce1">
            <text:p>0.270687160069692</text:p>
          </table:table-cell>
          <table:table-cell office:value-type="float" office:value="8949.10913202384" table:style-name="ce1">
            <text:p>8949.10913202384</text:p>
          </table:table-cell>
          <table:table-cell office:value-type="float" office:value="7916908.69046686" table:style-name="ce1">
            <text:p>7916908.69046686</text:p>
          </table:table-cell>
          <table:table-cell office:value-type="float" office:value="0.314411204095865" table:style-name="ce1">
            <text:p>0.314411204095865</text:p>
          </table:table-cell>
          <table:table-cell office:value-type="float" office:value="12195.003552463" table:style-name="ce1">
            <text:p>12195.003552463</text:p>
          </table:table-cell>
          <table:table-cell office:value-type="float" office:value="9029939.17015135" table:style-name="ce1">
            <text:p>9029939.17015135</text:p>
          </table:table-cell>
          <table:table-cell office:value-type="float" office:value="0.246411221273185" table:style-name="ce1">
            <text:p>0.246411221273185</text:p>
          </table:table-cell>
          <table:table-cell office:value-type="float" office:value="16212.7408746204" table:style-name="ce1">
            <text:p>16212.7408746204</text:p>
          </table:table-cell>
          <table:table-cell office:value-type="float" office:value="9452886.77283952" table:style-name="ce1">
            <text:p>9452886.77283952</text:p>
          </table:table-cell>
          <table:table-cell office:value-type="float" office:value="0.189638183410778" table:style-name="ce1">
            <text:p>0.189638183410778</text:p>
          </table:table-cell>
          <table:table-cell office:value-type="float" office:value="20725.1083313498" table:style-name="ce1">
            <text:p>20725.1083313498</text:p>
          </table:table-cell>
          <table:table-cell office:value-type="float" office:value="10207129.0959382" table:style-name="ce1">
            <text:p>10207129.0959382</text:p>
          </table:table-cell>
          <table:table-cell office:value-type="float" office:value="0.154154069632167" table:style-name="ce1">
            <text:p>0.154154069632167</text:p>
          </table:table-cell>
          <table:table-cell office:value-type="float" office:value="25356.5536583305" table:style-name="ce1">
            <text:p>25356.5536583305</text:p>
          </table:table-cell>
          <table:table-cell office:value-type="float" office:value="11231933.5696205" table:style-name="ce1">
            <text:p>11231933.5696205</text:p>
          </table:table-cell>
          <table:table-cell office:value-type="float" office:value="0.132171262106858" table:style-name="ce1">
            <text:p>0.132171262106858</text:p>
          </table:table-cell>
          <table:table-cell office:value-type="float" office:value="50580.9053984802" table:style-name="ce1">
            <text:p>50580.9053984802</text:p>
          </table:table-cell>
          <table:table-cell office:value-type="float" office:value="59553769.0002128" table:style-name="ce1">
            <text:p>59553769.0002128</text:p>
          </table:table-cell>
          <table:table-cell office:value-type="float" office:value="0.152569606831664" table:style-name="ce1">
            <text:p>0.152569606831664</text:p>
          </table:table-cell>
          <table:table-cell office:value-type="float" office:value="2013.21764571172" table:style-name="ce1">
            <text:p>2013.21764571172</text:p>
          </table:table-cell>
          <table:table-cell office:value-type="float" office:value="3588558.44774143" table:style-name="ce1">
            <text:p>3588558.44774143</text:p>
          </table:table-cell>
          <table:table-cell office:value-type="float" office:value="0.940955930372177" table:style-name="ce1">
            <text:p>0.940955930372177</text:p>
          </table:table-cell>
        </table:table-row>
        <table:table-row>
          <table:table-cell office:value-type="string" office:value="Oberwart" table:style-name="ce1">
            <text:p>Oberwart</text:p>
          </table:table-cell>
          <table:table-cell office:value-type="float" office:value="14494.8029593681" table:style-name="ce1">
            <text:p>14494.8029593681</text:p>
          </table:table-cell>
          <table:table-cell office:value-type="float" office:value="989250.561505752" table:style-name="ce1">
            <text:p>989250.561505752</text:p>
          </table:table-cell>
          <table:table-cell office:value-type="float" office:value="0.0686184394213963" table:style-name="ce1">
            <text:p>0.0686184394213963</text:p>
          </table:table-cell>
          <table:table-cell office:value-type="float" office:value="0.316721854304636" table:style-name="ce1">
            <text:p>0.316721854304636</text:p>
          </table:table-cell>
          <table:table-cell office:value-type="float" office:value="0.00249827858427262" table:style-name="ce1">
            <text:p>0.00249827858427262</text:p>
          </table:table-cell>
          <table:table-cell office:value-type="float" office:value="0.157812863871269" table:style-name="ce1">
            <text:p>0.157812863871269</text:p>
          </table:table-cell>
          <table:table-cell office:value-type="float" office:value="0.092423354847811" table:style-name="ce1">
            <text:p>0.092423354847811</text:p>
          </table:table-cell>
          <table:table-cell office:value-type="float" office:value="0.000206683884509742" table:style-name="ce1">
            <text:p>0.000206683884509742</text:p>
          </table:table-cell>
          <table:table-cell office:value-type="float" office:value="0.155550559958911" table:style-name="ce1">
            <text:p>0.155550559958911</text:p>
          </table:table-cell>
          <table:table-cell office:value-type="float" office:value="0.242605192771602" table:style-name="ce1">
            <text:p>0.242605192771602</text:p>
          </table:table-cell>
          <table:table-cell office:value-type="float" office:value="6.0241630311226e-05" table:style-name="ce1">
            <text:p>6.0241630311226e-05</text:p>
          </table:table-cell>
          <table:table-cell office:value-type="float" office:value="0.0319925064327188" table:style-name="ce1">
            <text:p>0.0319925064327188</text:p>
          </table:table-cell>
          <table:table-cell office:value-type="float" office:value="3.67110610508883" table:style-name="ce1">
            <text:p>3.67110610508883</text:p>
          </table:table-cell>
          <table:table-cell office:value-type="float" office:value="0.0216829587053157" table:style-name="ce1">
            <text:p>0.0216829587053157</text:p>
          </table:table-cell>
          <table:table-cell office:value-type="float" office:value="0.0401108933187347" table:style-name="ce1">
            <text:p>0.0401108933187347</text:p>
          </table:table-cell>
          <table:table-cell office:value-type="float" office:value="6964.00858985187" table:style-name="ce1">
            <text:p>6964.00858985187</text:p>
          </table:table-cell>
          <table:table-cell office:value-type="float" office:value="490182.098402423" table:style-name="ce1">
            <text:p>490182.098402423</text:p>
          </table:table-cell>
          <table:table-cell office:value-type="float" office:value="0.100535496068378" table:style-name="ce1">
            <text:p>0.100535496068378</text:p>
          </table:table-cell>
          <table:table-cell office:value-type="float" office:value="10018.3973566137" table:style-name="ce1">
            <text:p>10018.3973566137</text:p>
          </table:table-cell>
          <table:table-cell office:value-type="float" office:value="740528.757842964" table:style-name="ce1">
            <text:p>740528.757842964</text:p>
          </table:table-cell>
          <table:table-cell office:value-type="float" office:value="0.0858959547565626" table:style-name="ce1">
            <text:p>0.0858959547565626</text:p>
          </table:table-cell>
          <table:table-cell office:value-type="float" office:value="13852.7705179562" table:style-name="ce1">
            <text:p>13852.7705179562</text:p>
          </table:table-cell>
          <table:table-cell office:value-type="float" office:value="1102122.10745041" table:style-name="ce1">
            <text:p>1102122.10745041</text:p>
          </table:table-cell>
          <table:table-cell office:value-type="float" office:value="0.0757841209008424" table:style-name="ce1">
            <text:p>0.0757841209008424</text:p>
          </table:table-cell>
          <table:table-cell office:value-type="float" office:value="18043.7342154116" table:style-name="ce1">
            <text:p>18043.7342154116</text:p>
          </table:table-cell>
          <table:table-cell office:value-type="float" office:value="1425154.9002038" table:style-name="ce1">
            <text:p>1425154.9002038</text:p>
          </table:table-cell>
          <table:table-cell office:value-type="float" office:value="0.0661613889437793" table:style-name="ce1">
            <text:p>0.0661613889437793</text:p>
          </table:table-cell>
          <table:table-cell office:value-type="float" office:value="22525.7316400596" table:style-name="ce1">
            <text:p>22525.7316400596</text:p>
          </table:table-cell>
          <table:table-cell office:value-type="float" office:value="1594549.47013973" table:style-name="ce1">
            <text:p>1594549.47013973</text:p>
          </table:table-cell>
          <table:table-cell office:value-type="float" office:value="0.0560583218841508" table:style-name="ce1">
            <text:p>0.0560583218841508</text:p>
          </table:table-cell>
          <table:table-cell office:value-type="float" office:value="52396.5327884402" table:style-name="ce1">
            <text:p>52396.5327884402</text:p>
          </table:table-cell>
          <table:table-cell office:value-type="float" office:value="16697352.214038" table:style-name="ce1">
            <text:p>16697352.214038</text:p>
          </table:table-cell>
          <table:table-cell office:value-type="float" office:value="0.0779868276698795" table:style-name="ce1">
            <text:p>0.0779868276698795</text:p>
          </table:table-cell>
          <table:table-cell office:value-type="float" office:value="618.641599822031" table:style-name="ce1">
            <text:p>618.641599822031</text:p>
          </table:table-cell>
          <table:table-cell office:value-type="float" office:value="1033572.98948624" table:style-name="ce1">
            <text:p>1033572.98948624</text:p>
          </table:table-cell>
          <table:table-cell office:value-type="float" office:value="1.64335524550266" table:style-name="ce1">
            <text:p>1.64335524550266</text:p>
          </table:table-cell>
        </table:table-row>
        <table:table-row>
          <table:table-cell office:value-type="string" office:value="Rust (Stadt)" table:style-name="ce1">
            <text:p>Rust (Stadt)</text:p>
          </table:table-cell>
          <table:table-cell office:value-type="float" office:value="15667.6252156912" table:style-name="ce1">
            <text:p>15667.6252156912</text:p>
          </table:table-cell>
          <table:table-cell office:value-type="float" office:value="3562099.86604197" table:style-name="ce1">
            <text:p>3562099.86604197</text:p>
          </table:table-cell>
          <table:table-cell office:value-type="float" office:value="0.120461945048062" table:style-name="ce1">
            <text:p>0.120461945048062</text:p>
          </table:table-cell>
          <table:table-cell office:value-type="float" office:value="0.246511627906977" table:style-name="ce1">
            <text:p>0.246511627906977</text:p>
          </table:table-cell>
          <table:table-cell office:value-type="float" office:value="0.00436992969172526" table:style-name="ce1">
            <text:p>0.00436992969172526</text:p>
          </table:table-cell>
          <table:table-cell office:value-type="float" office:value="0.268163592519847" table:style-name="ce1">
            <text:p>0.268163592519847</text:p>
          </table:table-cell>
          <table:table-cell office:value-type="float" office:value="0.0731411861708597" table:style-name="ce1">
            <text:p>0.0731411861708597</text:p>
          </table:table-cell>
          <table:table-cell office:value-type="float" office:value="0.000597105596658891" table:style-name="ce1">
            <text:p>0.000597105596658891</text:p>
          </table:table-cell>
          <table:table-cell office:value-type="float" office:value="0.334090073202885" table:style-name="ce1">
            <text:p>0.334090073202885</text:p>
          </table:table-cell>
          <table:table-cell office:value-type="float" office:value="0.229819061709367" table:style-name="ce1">
            <text:p>0.229819061709367</text:p>
          </table:table-cell>
          <table:table-cell office:value-type="float" office:value="7.57491148696943e-05" table:style-name="ce1">
            <text:p>7.57491148696943e-05</text:p>
          </table:table-cell>
          <table:table-cell office:value-type="float" office:value="0.0378706477977666" table:style-name="ce1">
            <text:p>0.0378706477977666</text:p>
          </table:table-cell>
          <table:table-cell office:value-type="float" office:value="3.41219492278808" table:style-name="ce1">
            <text:p>3.41219492278808</text:p>
          </table:table-cell>
          <table:table-cell office:value-type="float" office:value="0.10175249875531" table:style-name="ce1">
            <text:p>0.10175249875531</text:p>
          </table:table-cell>
          <table:table-cell office:value-type="float" office:value="0.0934843061738445" table:style-name="ce1">
            <text:p>0.0934843061738445</text:p>
          </table:table-cell>
          <table:table-cell office:value-type="float" office:value="8364.60920375008" table:style-name="ce1">
            <text:p>8364.60920375008</text:p>
          </table:table-cell>
          <table:table-cell office:value-type="float" office:value="635928.001832426" table:style-name="ce1">
            <text:p>635928.001832426</text:p>
          </table:table-cell>
          <table:table-cell office:value-type="float" office:value="0.0953363056962896" table:style-name="ce1">
            <text:p>0.0953363056962896</text:p>
          </table:table-cell>
          <table:table-cell office:value-type="float" office:value="11145.3300791656" table:style-name="ce1">
            <text:p>11145.3300791656</text:p>
          </table:table-cell>
          <table:table-cell office:value-type="float" office:value="2027493.15633687" table:style-name="ce1">
            <text:p>2027493.15633687</text:p>
          </table:table-cell>
          <table:table-cell office:value-type="float" office:value="0.127757605502809" table:style-name="ce1">
            <text:p>0.127757605502809</text:p>
          </table:table-cell>
          <table:table-cell office:value-type="float" office:value="15148.5874300072" table:style-name="ce1">
            <text:p>15148.5874300072</text:p>
          </table:table-cell>
          <table:table-cell office:value-type="float" office:value="4410095.90365601" table:style-name="ce1">
            <text:p>4410095.90365601</text:p>
          </table:table-cell>
          <table:table-cell office:value-type="float" office:value="0.13862829414179" table:style-name="ce1">
            <text:p>0.13862829414179</text:p>
          </table:table-cell>
          <table:table-cell office:value-type="float" office:value="19314.6796257322" table:style-name="ce1">
            <text:p>19314.6796257322</text:p>
          </table:table-cell>
          <table:table-cell office:value-type="float" office:value="9960398.7914488" table:style-name="ce1">
            <text:p>9960398.7914488</text:p>
          </table:table-cell>
          <table:table-cell office:value-type="float" office:value="0.163399549414625" table:style-name="ce1">
            <text:p>0.163399549414625</text:p>
          </table:table-cell>
          <table:table-cell office:value-type="float" office:value="22880.6714858412" table:style-name="ce1">
            <text:p>22880.6714858412</text:p>
          </table:table-cell>
          <table:table-cell office:value-type="float" office:value="8492956.38790551" table:style-name="ce1">
            <text:p>8492956.38790551</text:p>
          </table:table-cell>
          <table:table-cell office:value-type="float" office:value="0.127368103220428" table:style-name="ce1">
            <text:p>0.127368103220428</text:p>
          </table:table-cell>
          <table:table-cell office:value-type="float" office:value="35272.9334436197" table:style-name="ce1">
            <text:p>35272.9334436197</text:p>
          </table:table-cell>
          <table:table-cell office:value-type="float" office:value="10436595.2711467" table:style-name="ce1">
            <text:p>10436595.2711467</text:p>
          </table:table-cell>
          <table:table-cell office:value-type="float" office:value="0.0915878453352401" table:style-name="ce1">
            <text:p>0.0915878453352401</text:p>
          </table:table-cell>
          <table:table-cell office:value-type="float" office:value="4190.05352108936" table:style-name="ce1">
            <text:p>4190.05352108936</text:p>
          </table:table-cell>
          <table:table-cell office:value-type="float" office:value="6238130.35024025" table:style-name="ce1">
            <text:p>6238130.35024025</text:p>
          </table:table-cell>
          <table:table-cell office:value-type="float" office:value="0.596084257467544" table:style-name="ce1">
            <text:p>0.596084257467544</text:p>
          </table:table-cell>
        </table:table-row>
        <table:table-row>
          <table:table-cell office:value-type="string" office:value="Amstetten" table:style-name="ce1">
            <text:p>Amstetten</text:p>
          </table:table-cell>
          <table:table-cell office:value-type="float" office:value="15783.6787128207" table:style-name="ce1">
            <text:p>15783.6787128207</text:p>
          </table:table-cell>
          <table:table-cell office:value-type="float" office:value="379558.058493162" table:style-name="ce1">
            <text:p>379558.058493162</text:p>
          </table:table-cell>
          <table:table-cell office:value-type="float" office:value="0.0390329051500642" table:style-name="ce1">
            <text:p>0.0390329051500642</text:p>
          </table:table-cell>
          <table:table-cell office:value-type="float" office:value="0.236953125" table:style-name="ce1">
            <text:p>0.236953125</text:p>
          </table:table-cell>
          <table:table-cell office:value-type="float" office:value="0.000754761962890624" table:style-name="ce1">
            <text:p>0.000754761962890624</text:p>
          </table:table-cell>
          <table:table-cell office:value-type="float" office:value="0.115942473676609" table:style-name="ce1">
            <text:p>0.115942473676609</text:p>
          </table:table-cell>
          <table:table-cell office:value-type="float" office:value="0.0600521358725616" table:style-name="ce1">
            <text:p>0.0600521358725616</text:p>
          </table:table-cell>
          <table:table-cell office:value-type="float" office:value="7.17878233004796e-05" table:style-name="ce1">
            <text:p>7.17878233004796e-05</text:p>
          </table:table-cell>
          <table:table-cell office:value-type="float" office:value="0.141090227593315" table:style-name="ce1">
            <text:p>0.141090227593315</text:p>
          </table:table-cell>
          <table:table-cell office:value-type="float" office:value="0.221846513744536" table:style-name="ce1">
            <text:p>0.221846513744536</text:p>
          </table:table-cell>
          <table:table-cell office:value-type="float" office:value="3.39986957677983e-05" table:style-name="ce1">
            <text:p>3.39986957677983e-05</text:p>
          </table:table-cell>
          <table:table-cell office:value-type="float" office:value="0.026283216979008" table:style-name="ce1">
            <text:p>0.026283216979008</text:p>
          </table:table-cell>
          <table:table-cell office:value-type="float" office:value="3.22301539828468" table:style-name="ce1">
            <text:p>3.22301539828468</text:p>
          </table:table-cell>
          <table:table-cell office:value-type="float" office:value="0.0111697571737454" table:style-name="ce1">
            <text:p>0.0111697571737454</text:p>
          </table:table-cell>
          <table:table-cell office:value-type="float" office:value="0.0327913642575601" table:style-name="ce1">
            <text:p>0.0327913642575601</text:p>
          </table:table-cell>
          <table:table-cell office:value-type="float" office:value="8305.49680359853" table:style-name="ce1">
            <text:p>8305.49680359853</text:p>
          </table:table-cell>
          <table:table-cell office:value-type="float" office:value="285101.615648403" table:style-name="ce1">
            <text:p>285101.615648403</text:p>
          </table:table-cell>
          <table:table-cell office:value-type="float" office:value="0.0642886378167022" table:style-name="ce1">
            <text:p>0.0642886378167022</text:p>
          </table:table-cell>
          <table:table-cell office:value-type="float" office:value="11353.1264366717" table:style-name="ce1">
            <text:p>11353.1264366717</text:p>
          </table:table-cell>
          <table:table-cell office:value-type="float" office:value="319038.973640926" table:style-name="ce1">
            <text:p>319038.973640926</text:p>
          </table:table-cell>
          <table:table-cell office:value-type="float" office:value="0.0497515247507905" table:style-name="ce1">
            <text:p>0.0497515247507905</text:p>
          </table:table-cell>
          <table:table-cell office:value-type="float" office:value="15180.0026278283" table:style-name="ce1">
            <text:p>15180.0026278283</text:p>
          </table:table-cell>
          <table:table-cell office:value-type="float" office:value="371436.143830898" table:style-name="ce1">
            <text:p>371436.143830898</text:p>
          </table:table-cell>
          <table:table-cell office:value-type="float" office:value="0.0401485841356709" table:style-name="ce1">
            <text:p>0.0401485841356709</text:p>
          </table:table-cell>
          <table:table-cell office:value-type="float" office:value="19385.8206497737" table:style-name="ce1">
            <text:p>19385.8206497737</text:p>
          </table:table-cell>
          <table:table-cell office:value-type="float" office:value="457320.193144747" table:style-name="ce1">
            <text:p>457320.193144747</text:p>
          </table:table-cell>
          <table:table-cell office:value-type="float" office:value="0.0348839775744502" table:style-name="ce1">
            <text:p>0.0348839775744502</text:p>
          </table:table-cell>
          <table:table-cell office:value-type="float" office:value="23892.3731020042" table:style-name="ce1">
            <text:p>23892.3731020042</text:p>
          </table:table-cell>
          <table:table-cell office:value-type="float" office:value="307531.642431375" table:style-name="ce1">
            <text:p>307531.642431375</text:p>
          </table:table-cell>
          <table:table-cell office:value-type="float" office:value="0.0232105598401002" table:style-name="ce1">
            <text:p>0.0232105598401002</text:p>
          </table:table-cell>
          <table:table-cell office:value-type="float" office:value="54742.0709811937" table:style-name="ce1">
            <text:p>54742.0709811937</text:p>
          </table:table-cell>
          <table:table-cell office:value-type="float" office:value="23347576.713642" table:style-name="ce1">
            <text:p>23347576.713642</text:p>
          </table:table-cell>
          <table:table-cell office:value-type="float" office:value="0.0882672674561587" table:style-name="ce1">
            <text:p>0.0882672674561587</text:p>
          </table:table-cell>
          <table:table-cell office:value-type="float" office:value="761.727669931665" table:style-name="ce1">
            <text:p>761.727669931665</text:p>
          </table:table-cell>
          <table:table-cell office:value-type="float" office:value="419203.688999241" table:style-name="ce1">
            <text:p>419203.688999241</text:p>
          </table:table-cell>
          <table:table-cell office:value-type="float" office:value="0.84998804249889" table:style-name="ce1">
            <text:p>0.84998804249889</text:p>
          </table:table-cell>
        </table:table-row>
        <table:table-row>
          <table:table-cell office:value-type="string" office:value="Baden" table:style-name="ce1">
            <text:p>Baden</text:p>
          </table:table-cell>
          <table:table-cell office:value-type="float" office:value="22038.0263578929" table:style-name="ce1">
            <text:p>22038.0263578929</text:p>
          </table:table-cell>
          <table:table-cell office:value-type="float" office:value="163047.304487981" table:style-name="ce1">
            <text:p>163047.304487981</text:p>
          </table:table-cell>
          <table:table-cell office:value-type="float" office:value="0.0183224739771445" table:style-name="ce1">
            <text:p>0.0183224739771445</text:p>
          </table:table-cell>
          <table:table-cell office:value-type="float" office:value="0.0628787878787879" table:style-name="ce1">
            <text:p>0.0628787878787879</text:p>
          </table:table-cell>
          <table:table-cell office:value-type="float" office:value="8.72495472400776e-05" table:style-name="ce1">
            <text:p>8.72495472400776e-05</text:p>
          </table:table-cell>
          <table:table-cell office:value-type="float" office:value="0.148551632840419" table:style-name="ce1">
            <text:p>0.148551632840419</text:p>
          </table:table-cell>
          <table:table-cell office:value-type="float" office:value="0.0126657986952768" table:style-name="ce1">
            <text:p>0.0126657986952768</text:p>
          </table:table-cell>
          <table:table-cell office:value-type="float" office:value="5.8697628449022e-06" table:style-name="ce1">
            <text:p>5.8697628449022e-06</text:p>
          </table:table-cell>
          <table:table-cell office:value-type="float" office:value="0.191283582150573" table:style-name="ce1">
            <text:p>0.191283582150573</text:p>
          </table:table-cell>
          <table:table-cell office:value-type="float" office:value="0.209166906143776" table:style-name="ce1">
            <text:p>0.209166906143776</text:p>
          </table:table-cell>
          <table:table-cell office:value-type="float" office:value="2.07405286085747e-05" table:style-name="ce1">
            <text:p>2.07405286085747e-05</text:p>
          </table:table-cell>
          <table:table-cell office:value-type="float" office:value="0.0217729330829679" table:style-name="ce1">
            <text:p>0.0217729330829679</text:p>
          </table:table-cell>
          <table:table-cell office:value-type="float" office:value="2.92641644458023" table:style-name="ce1">
            <text:p>2.92641644458023</text:p>
          </table:table-cell>
          <table:table-cell office:value-type="float" office:value="0.00614579109940414" table:style-name="ce1">
            <text:p>0.00614579109940414</text:p>
          </table:table-cell>
          <table:table-cell office:value-type="float" office:value="0.0267887696875963" table:style-name="ce1">
            <text:p>0.0267887696875963</text:p>
          </table:table-cell>
          <table:table-cell office:value-type="float" office:value="12512.9329292998" table:style-name="ce1">
            <text:p>12512.9329292998</text:p>
          </table:table-cell>
          <table:table-cell office:value-type="float" office:value="180208.503352767" table:style-name="ce1">
            <text:p>180208.503352767</text:p>
          </table:table-cell>
          <table:table-cell office:value-type="float" office:value="0.0339256770215911" table:style-name="ce1">
            <text:p>0.0339256770215911</text:p>
          </table:table-cell>
          <table:table-cell office:value-type="float" office:value="16224.9771958762" table:style-name="ce1">
            <text:p>16224.9771958762</text:p>
          </table:table-cell>
          <table:table-cell office:value-type="float" office:value="215963.95291949" table:style-name="ce1">
            <text:p>215963.95291949</text:p>
          </table:table-cell>
          <table:table-cell office:value-type="float" office:value="0.0286422109462734" table:style-name="ce1">
            <text:p>0.0286422109462734</text:p>
          </table:table-cell>
          <table:table-cell office:value-type="float" office:value="20904.1068635995" table:style-name="ce1">
            <text:p>20904.1068635995</text:p>
          </table:table-cell>
          <table:table-cell office:value-type="float" office:value="175145.169642605" table:style-name="ce1">
            <text:p>175145.169642605</text:p>
          </table:table-cell>
          <table:table-cell office:value-type="float" office:value="0.020020156371146" table:style-name="ce1">
            <text:p>0.020020156371146</text:p>
          </table:table-cell>
          <table:table-cell office:value-type="float" office:value="26420.1500728586" table:style-name="ce1">
            <text:p>26420.1500728586</text:p>
          </table:table-cell>
          <table:table-cell office:value-type="float" office:value="158394.925118955" table:style-name="ce1">
            <text:p>158394.925118955</text:p>
          </table:table-cell>
          <table:table-cell office:value-type="float" office:value="0.0150638281060045" table:style-name="ce1">
            <text:p>0.0150638281060045</text:p>
          </table:table-cell>
          <table:table-cell office:value-type="float" office:value="32624.146377126" table:style-name="ce1">
            <text:p>32624.146377126</text:p>
          </table:table-cell>
          <table:table-cell office:value-type="float" office:value="123956.573115402" table:style-name="ce1">
            <text:p>123956.573115402</text:p>
          </table:table-cell>
          <table:table-cell office:value-type="float" office:value="0.0107918431253649" table:style-name="ce1">
            <text:p>0.0107918431253649</text:p>
          </table:table-cell>
          <table:table-cell office:value-type="float" office:value="83107.4296832205" table:style-name="ce1">
            <text:p>83107.4296832205</text:p>
          </table:table-cell>
          <table:table-cell office:value-type="float" office:value="7207427.40081154" table:style-name="ce1">
            <text:p>7207427.40081154</text:p>
          </table:table-cell>
          <table:table-cell office:value-type="float" office:value="0.0323035526536092" table:style-name="ce1">
            <text:p>0.0323035526536092</text:p>
          </table:table-cell>
          <table:table-cell office:value-type="float" office:value="3119.72627696342" table:style-name="ce1">
            <text:p>3119.72627696342</text:p>
          </table:table-cell>
          <table:table-cell office:value-type="float" office:value="1340521.06192915" table:style-name="ce1">
            <text:p>1340521.06192915</text:p>
          </table:table-cell>
          <table:table-cell office:value-type="float" office:value="0.37112510204107" table:style-name="ce1">
            <text:p>0.37112510204107</text:p>
          </table:table-cell>
        </table:table-row>
        <table:table-row>
          <table:table-cell office:value-type="string" office:value="Bruck an der Leitha" table:style-name="ce1">
            <text:p>Bruck an der Leitha</text:p>
          </table:table-cell>
          <table:table-cell office:value-type="float" office:value="23843.7289765987" table:style-name="ce1">
            <text:p>23843.7289765987</text:p>
          </table:table-cell>
          <table:table-cell office:value-type="float" office:value="459228.583031896" table:style-name="ce1">
            <text:p>459228.583031896</text:p>
          </table:table-cell>
          <table:table-cell office:value-type="float" office:value="0.0284210604901033" table:style-name="ce1">
            <text:p>0.0284210604901033</text:p>
          </table:table-cell>
          <table:table-cell office:value-type="float" office:value="0.0444654683065279" table:style-name="ce1">
            <text:p>0.0444654683065279</text:p>
          </table:table-cell>
          <table:table-cell office:value-type="float" office:value="7.0354952208505e-05" table:style-name="ce1">
            <text:p>7.0354952208505e-05</text:p>
          </table:table-cell>
          <table:table-cell office:value-type="float" office:value="0.188635950856765" table:style-name="ce1">
            <text:p>0.188635950856765</text:p>
          </table:table-cell>
          <table:table-cell office:value-type="float" office:value="0.00874116703564801" table:style-name="ce1">
            <text:p>0.00874116703564801</text:p>
          </table:table-cell>
          <table:table-cell office:value-type="float" office:value="6.10876701995795e-06" table:style-name="ce1">
            <text:p>6.10876701995795e-06</text:p>
          </table:table-cell>
          <table:table-cell office:value-type="float" office:value="0.282753091324286" table:style-name="ce1">
            <text:p>0.282753091324286</text:p>
          </table:table-cell>
          <table:table-cell office:value-type="float" office:value="0.210025430484145" table:style-name="ce1">
            <text:p>0.210025430484145</text:p>
          </table:table-cell>
          <table:table-cell office:value-type="float" office:value="2.69664505886035e-05" table:style-name="ce1">
            <text:p>2.69664505886035e-05</text:p>
          </table:table-cell>
          <table:table-cell office:value-type="float" office:value="0.0247252111977576" table:style-name="ce1">
            <text:p>0.0247252111977576</text:p>
          </table:table-cell>
          <table:table-cell office:value-type="float" office:value="2.92866771508184" table:style-name="ce1">
            <text:p>2.92866771508184</text:p>
          </table:table-cell>
          <table:table-cell office:value-type="float" office:value="0.00768407894016118" table:style-name="ce1">
            <text:p>0.00768407894016118</text:p>
          </table:table-cell>
          <table:table-cell office:value-type="float" office:value="0.0299313158068565" table:style-name="ce1">
            <text:p>0.0299313158068565</text:p>
          </table:table-cell>
          <table:table-cell office:value-type="float" office:value="13602.2146167001" table:style-name="ce1">
            <text:p>13602.2146167001</text:p>
          </table:table-cell>
          <table:table-cell office:value-type="float" office:value="321422.521356177" table:style-name="ce1">
            <text:p>321422.521356177</text:p>
          </table:table-cell>
          <table:table-cell office:value-type="float" office:value="0.0416800785609095" table:style-name="ce1">
            <text:p>0.0416800785609095</text:p>
          </table:table-cell>
          <table:table-cell office:value-type="float" office:value="17534.8835943557" table:style-name="ce1">
            <text:p>17534.8835943557</text:p>
          </table:table-cell>
          <table:table-cell office:value-type="float" office:value="438413.572871836" table:style-name="ce1">
            <text:p>438413.572871836</text:p>
          </table:table-cell>
          <table:table-cell office:value-type="float" office:value="0.0377606192956626" table:style-name="ce1">
            <text:p>0.0377606192956626</text:p>
          </table:table-cell>
          <table:table-cell office:value-type="float" office:value="22487.4606923502" table:style-name="ce1">
            <text:p>22487.4606923502</text:p>
          </table:table-cell>
          <table:table-cell office:value-type="float" office:value="461017.461271262" table:style-name="ce1">
            <text:p>461017.461271262</text:p>
          </table:table-cell>
          <table:table-cell office:value-type="float" office:value="0.0301938344968708" table:style-name="ce1">
            <text:p>0.0301938344968708</text:p>
          </table:table-cell>
          <table:table-cell office:value-type="float" office:value="28421.4276825692" table:style-name="ce1">
            <text:p>28421.4276825692</text:p>
          </table:table-cell>
          <table:table-cell office:value-type="float" office:value="722914.796992207" table:style-name="ce1">
            <text:p>722914.796992207</text:p>
          </table:table-cell>
          <table:table-cell office:value-type="float" office:value="0.0299155965251367" table:style-name="ce1">
            <text:p>0.0299155965251367</text:p>
          </table:table-cell>
          <table:table-cell office:value-type="float" office:value="35466.105124013" table:style-name="ce1">
            <text:p>35466.105124013</text:p>
          </table:table-cell>
          <table:table-cell office:value-type="float" office:value="667412.271700637" table:style-name="ce1">
            <text:p>667412.271700637</text:p>
          </table:table-cell>
          <table:table-cell office:value-type="float" office:value="0.0230347549709876" table:style-name="ce1">
            <text:p>0.0230347549709876</text:p>
          </table:table-cell>
          <table:table-cell office:value-type="float" office:value="94194.1538893604" table:style-name="ce1">
            <text:p>94194.1538893604</text:p>
          </table:table-cell>
          <table:table-cell office:value-type="float" office:value="60772305.9063806" table:style-name="ce1">
            <text:p>60772305.9063806</text:p>
          </table:table-cell>
          <table:table-cell office:value-type="float" office:value="0.0827616057409696" table:style-name="ce1">
            <text:p>0.0827616057409696</text:p>
          </table:table-cell>
          <table:table-cell office:value-type="float" office:value="2660.60182390758" table:style-name="ce1">
            <text:p>2660.60182390758</text:p>
          </table:table-cell>
          <table:table-cell office:value-type="float" office:value="228648.058261876" table:style-name="ce1">
            <text:p>228648.058261876</text:p>
          </table:table-cell>
          <table:table-cell office:value-type="float" office:value="0.179723088952942" table:style-name="ce1">
            <text:p>0.179723088952942</text:p>
          </table:table-cell>
        </table:table-row>
        <table:table-row>
          <table:table-cell office:value-type="string" office:value="Gänserndorf" table:style-name="ce1">
            <text:p>Gänserndorf</text:p>
          </table:table-cell>
          <table:table-cell office:value-type="float" office:value="20158.5724848564" table:style-name="ce1">
            <text:p>20158.5724848564</text:p>
          </table:table-cell>
          <table:table-cell office:value-type="float" office:value="210217.521992846" table:style-name="ce1">
            <text:p>210217.521992846</text:p>
          </table:table-cell>
          <table:table-cell office:value-type="float" office:value="0.0227444103179601" table:style-name="ce1">
            <text:p>0.0227444103179601</text:p>
          </table:table-cell>
          <table:table-cell office:value-type="float" office:value="0.0885936784241869" table:style-name="ce1">
            <text:p>0.0885936784241869</text:p>
          </table:table-cell>
          <table:table-cell office:value-type="float" office:value="0.000344869540145828" table:style-name="ce1">
            <text:p>0.000344869540145828</text:p>
          </table:table-cell>
          <table:table-cell office:value-type="float" office:value="0.20961612338533" table:style-name="ce1">
            <text:p>0.20961612338533</text:p>
          </table:table-cell>
          <table:table-cell office:value-type="float" office:value="0.018243709240658" table:style-name="ce1">
            <text:p>0.018243709240658</text:p>
          </table:table-cell>
          <table:table-cell office:value-type="float" office:value="3.15494967503435e-05" table:style-name="ce1">
            <text:p>3.15494967503435e-05</text:p>
          </table:table-cell>
          <table:table-cell office:value-type="float" office:value="0.30788113295479" table:style-name="ce1">
            <text:p>0.30788113295479</text:p>
          </table:table-cell>
          <table:table-cell office:value-type="float" office:value="0.205345007150195" table:style-name="ce1">
            <text:p>0.205345007150195</text:p>
          </table:table-cell>
          <table:table-cell office:value-type="float" office:value="4.19801436692494e-05" table:style-name="ce1">
            <text:p>4.19801436692494e-05</text:p>
          </table:table-cell>
          <table:table-cell office:value-type="float" office:value="0.0315527933113308" table:style-name="ce1">
            <text:p>0.0315527933113308</text:p>
          </table:table-cell>
          <table:table-cell office:value-type="float" office:value="2.88312606343334" table:style-name="ce1">
            <text:p>2.88312606343334</text:p>
          </table:table-cell>
          <table:table-cell office:value-type="float" office:value="0.0152642124169764" table:style-name="ce1">
            <text:p>0.0152642124169764</text:p>
          </table:table-cell>
          <table:table-cell office:value-type="float" office:value="0.0428522439280435" table:style-name="ce1">
            <text:p>0.0428522439280435</text:p>
          </table:table-cell>
          <table:table-cell office:value-type="float" office:value="11487.5239072786" table:style-name="ce1">
            <text:p>11487.5239072786</text:p>
          </table:table-cell>
          <table:table-cell office:value-type="float" office:value="246594.804081621" table:style-name="ce1">
            <text:p>246594.804081621</text:p>
          </table:table-cell>
          <table:table-cell office:value-type="float" office:value="0.0432280387908537" table:style-name="ce1">
            <text:p>0.0432280387908537</text:p>
          </table:table-cell>
          <table:table-cell office:value-type="float" office:value="14841.9656633168" table:style-name="ce1">
            <text:p>14841.9656633168</text:p>
          </table:table-cell>
          <table:table-cell office:value-type="float" office:value="198254.824584113" table:style-name="ce1">
            <text:p>198254.824584113</text:p>
          </table:table-cell>
          <table:table-cell office:value-type="float" office:value="0.0299999450941587" table:style-name="ce1">
            <text:p>0.0299999450941587</text:p>
          </table:table-cell>
          <table:table-cell office:value-type="float" office:value="19300.3001702602" table:style-name="ce1">
            <text:p>19300.3001702602</text:p>
          </table:table-cell>
          <table:table-cell office:value-type="float" office:value="261805.549812579" table:style-name="ce1">
            <text:p>261805.549812579</text:p>
          </table:table-cell>
          <table:table-cell office:value-type="float" office:value="0.026510954284365" table:style-name="ce1">
            <text:p>0.026510954284365</text:p>
          </table:table-cell>
          <table:table-cell office:value-type="float" office:value="24400.2531473527" table:style-name="ce1">
            <text:p>24400.2531473527</text:p>
          </table:table-cell>
          <table:table-cell office:value-type="float" office:value="210975.31642542" table:style-name="ce1">
            <text:p>210975.31642542</text:p>
          </table:table-cell>
          <table:table-cell office:value-type="float" office:value="0.0188244151182534" table:style-name="ce1">
            <text:p>0.0188244151182534</text:p>
          </table:table-cell>
          <table:table-cell office:value-type="float" office:value="29537.9271849452" table:style-name="ce1">
            <text:p>29537.9271849452</text:p>
          </table:table-cell>
          <table:table-cell office:value-type="float" office:value="237484.466253119" table:style-name="ce1">
            <text:p>237484.466253119</text:p>
          </table:table-cell>
          <table:table-cell office:value-type="float" office:value="0.016498238912993" table:style-name="ce1">
            <text:p>0.016498238912993</text:p>
          </table:table-cell>
          <table:table-cell office:value-type="float" office:value="66583.9776472045" table:style-name="ce1">
            <text:p>66583.9776472045</text:p>
          </table:table-cell>
          <table:table-cell office:value-type="float" office:value="35199651.3619488" table:style-name="ce1">
            <text:p>35199651.3619488</text:p>
          </table:table-cell>
          <table:table-cell office:value-type="float" office:value="0.089104460529133" table:style-name="ce1">
            <text:p>0.089104460529133</text:p>
          </table:table-cell>
          <table:table-cell office:value-type="float" office:value="2245.10423877299" table:style-name="ce1">
            <text:p>2245.10423877299</text:p>
          </table:table-cell>
          <table:table-cell office:value-type="float" office:value="1036325.80568218" table:style-name="ce1">
            <text:p>1036325.80568218</text:p>
          </table:table-cell>
          <table:table-cell office:value-type="float" office:value="0.453431457344394" table:style-name="ce1">
            <text:p>0.453431457344394</text:p>
          </table:table-cell>
        </table:table-row>
        <table:table-row>
          <table:table-cell office:value-type="string" office:value="Gmünd" table:style-name="ce1">
            <text:p>Gmünd</text:p>
          </table:table-cell>
          <table:table-cell office:value-type="float" office:value="15759.8595165547" table:style-name="ce1">
            <text:p>15759.8595165547</text:p>
          </table:table-cell>
          <table:table-cell office:value-type="float" office:value="2701352.50764643" table:style-name="ce1">
            <text:p>2701352.50764643</text:p>
          </table:table-cell>
          <table:table-cell office:value-type="float" office:value="0.104288948402912" table:style-name="ce1">
            <text:p>0.104288948402912</text:p>
          </table:table-cell>
          <table:table-cell office:value-type="float" office:value="0.255348837209302" table:style-name="ce1">
            <text:p>0.255348837209302</text:p>
          </table:table-cell>
          <table:table-cell office:value-type="float" office:value="0.00733734991887507" table:style-name="ce1">
            <text:p>0.00733734991887507</text:p>
          </table:table-cell>
          <table:table-cell office:value-type="float" office:value="0.335456128919931" table:style-name="ce1">
            <text:p>0.335456128919931</text:p>
          </table:table-cell>
          <table:table-cell office:value-type="float" office:value="0.0734163508713551" table:style-name="ce1">
            <text:p>0.0734163508713551</text:p>
          </table:table-cell>
          <table:table-cell office:value-type="float" office:value="0.000934797952465502" table:style-name="ce1">
            <text:p>0.000934797952465502</text:p>
          </table:table-cell>
          <table:table-cell office:value-type="float" office:value="0.416453083420646" table:style-name="ce1">
            <text:p>0.416453083420646</text:p>
          </table:table-cell>
          <table:table-cell office:value-type="float" office:value="0.218213231049343" table:style-name="ce1">
            <text:p>0.218213231049343</text:p>
          </table:table-cell>
          <table:table-cell office:value-type="float" office:value="0.000293760989714352" table:style-name="ce1">
            <text:p>0.000293760989714352</text:p>
          </table:table-cell>
          <table:table-cell office:value-type="float" office:value="0.0785445365457539" table:style-name="ce1">
            <text:p>0.0785445365457539</text:p>
          </table:table-cell>
          <table:table-cell office:value-type="float" office:value="3.24223907404692" table:style-name="ce1">
            <text:p>3.24223907404692</text:p>
          </table:table-cell>
          <table:table-cell office:value-type="float" office:value="0.137824535032932" table:style-name="ce1">
            <text:p>0.137824535032932</text:p>
          </table:table-cell>
          <table:table-cell office:value-type="float" office:value="0.114503360460459" table:style-name="ce1">
            <text:p>0.114503360460459</text:p>
          </table:table-cell>
          <table:table-cell office:value-type="float" office:value="8380.91854866764" table:style-name="ce1">
            <text:p>8380.91854866764</text:p>
          </table:table-cell>
          <table:table-cell office:value-type="float" office:value="1650990.28692655" table:style-name="ce1">
            <text:p>1650990.28692655</text:p>
          </table:table-cell>
          <table:table-cell office:value-type="float" office:value="0.153313585050226" table:style-name="ce1">
            <text:p>0.153313585050226</text:p>
          </table:table-cell>
          <table:table-cell office:value-type="float" office:value="11514.0901024484" table:style-name="ce1">
            <text:p>11514.0901024484</text:p>
          </table:table-cell>
          <table:table-cell office:value-type="float" office:value="1886984.47230325" table:style-name="ce1">
            <text:p>1886984.47230325</text:p>
          </table:table-cell>
          <table:table-cell office:value-type="float" office:value="0.119303872180032" table:style-name="ce1">
            <text:p>0.119303872180032</text:p>
          </table:table-cell>
          <table:table-cell office:value-type="float" office:value="15228.8599134541" table:style-name="ce1">
            <text:p>15228.8599134541</text:p>
          </table:table-cell>
          <table:table-cell office:value-type="float" office:value="2788262.50561277" table:style-name="ce1">
            <text:p>2788262.50561277</text:p>
          </table:table-cell>
          <table:table-cell office:value-type="float" office:value="0.109647677633001" table:style-name="ce1">
            <text:p>0.109647677633001</text:p>
          </table:table-cell>
          <table:table-cell office:value-type="float" office:value="19429.8256403023" table:style-name="ce1">
            <text:p>19429.8256403023</text:p>
          </table:table-cell>
          <table:table-cell office:value-type="float" office:value="3659420.02104151" table:style-name="ce1">
            <text:p>3659420.02104151</text:p>
          </table:table-cell>
          <table:table-cell office:value-type="float" office:value="0.0984548753267471" table:style-name="ce1">
            <text:p>0.0984548753267471</text:p>
          </table:table-cell>
          <table:table-cell office:value-type="float" office:value="23606.2620381077" table:style-name="ce1">
            <text:p>23606.2620381077</text:p>
          </table:table-cell>
          <table:table-cell office:value-type="float" office:value="3973127.07429908" table:style-name="ce1">
            <text:p>3973127.07429908</text:p>
          </table:table-cell>
          <table:table-cell office:value-type="float" office:value="0.0844382072704116" table:style-name="ce1">
            <text:p>0.0844382072704116</text:p>
          </table:table-cell>
          <table:table-cell office:value-type="float" office:value="41338.3265764986" table:style-name="ce1">
            <text:p>41338.3265764986</text:p>
          </table:table-cell>
          <table:table-cell office:value-type="float" office:value="14402222.8278678" table:style-name="ce1">
            <text:p>14402222.8278678</text:p>
          </table:table-cell>
          <table:table-cell office:value-type="float" office:value="0.0918040563922037" table:style-name="ce1">
            <text:p>0.0918040563922037</text:p>
          </table:table-cell>
          <table:table-cell office:value-type="float" office:value="1698.77361314929" table:style-name="ce1">
            <text:p>1698.77361314929</text:p>
          </table:table-cell>
          <table:table-cell office:value-type="float" office:value="779372.673438386" table:style-name="ce1">
            <text:p>779372.673438386</text:p>
          </table:table-cell>
          <table:table-cell office:value-type="float" office:value="0.519681289273563" table:style-name="ce1">
            <text:p>0.519681289273563</text:p>
          </table:table-cell>
        </table:table-row>
        <table:table-row>
          <table:table-cell office:value-type="string" office:value="Hollabrunn" table:style-name="ce1">
            <text:p>Hollabrunn</text:p>
          </table:table-cell>
          <table:table-cell office:value-type="float" office:value="16800.4369318065" table:style-name="ce1">
            <text:p>16800.4369318065</text:p>
          </table:table-cell>
          <table:table-cell office:value-type="float" office:value="1797207.3609998" table:style-name="ce1">
            <text:p>1797207.3609998</text:p>
          </table:table-cell>
          <table:table-cell office:value-type="float" office:value="0.0797955215597695" table:style-name="ce1">
            <text:p>0.0797955215597695</text:p>
          </table:table-cell>
          <table:table-cell office:value-type="float" office:value="0.196684118673647" table:style-name="ce1">
            <text:p>0.196684118673647</text:p>
          </table:table-cell>
          <table:table-cell office:value-type="float" office:value="0.00179854962552805" table:style-name="ce1">
            <text:p>0.00179854962552805</text:p>
          </table:table-cell>
          <table:table-cell office:value-type="float" office:value="0.215621428336602" table:style-name="ce1">
            <text:p>0.215621428336602</text:p>
          </table:table-cell>
          <table:table-cell office:value-type="float" office:value="0.0494663103105632" table:style-name="ce1">
            <text:p>0.0494663103105632</text:p>
          </table:table-cell>
          <table:table-cell office:value-type="float" office:value="0.000118282726460751" table:style-name="ce1">
            <text:p>0.000118282726460751</text:p>
          </table:table-cell>
          <table:table-cell office:value-type="float" office:value="0.219862491812188" table:style-name="ce1">
            <text:p>0.219862491812188</text:p>
          </table:table-cell>
          <table:table-cell office:value-type="float" office:value="0.217508852991939" table:style-name="ce1">
            <text:p>0.217508852991939</text:p>
          </table:table-cell>
          <table:table-cell office:value-type="float" office:value="0.00014926277145754" table:style-name="ce1">
            <text:p>0.00014926277145754</text:p>
          </table:table-cell>
          <table:table-cell office:value-type="float" office:value="0.0561692742368631" table:style-name="ce1">
            <text:p>0.0561692742368631</text:p>
          </table:table-cell>
          <table:table-cell office:value-type="float" office:value="3.15344261445435" table:style-name="ce1">
            <text:p>3.15344261445435</text:p>
          </table:table-cell>
          <table:table-cell office:value-type="float" office:value="0.04208010951695" table:style-name="ce1">
            <text:p>0.04208010951695</text:p>
          </table:table-cell>
          <table:table-cell office:value-type="float" office:value="0.0650509283025408" table:style-name="ce1">
            <text:p>0.0650509283025408</text:p>
          </table:table-cell>
          <table:table-cell office:value-type="float" office:value="8949.51141197379" table:style-name="ce1">
            <text:p>8949.51141197379</text:p>
          </table:table-cell>
          <table:table-cell office:value-type="float" office:value="1733666.54147776" table:style-name="ce1">
            <text:p>1733666.54147776</text:p>
          </table:table-cell>
          <table:table-cell office:value-type="float" office:value="0.14712397754397" table:style-name="ce1">
            <text:p>0.14712397754397</text:p>
          </table:table-cell>
          <table:table-cell office:value-type="float" office:value="12178.1546667488" table:style-name="ce1">
            <text:p>12178.1546667488</text:p>
          </table:table-cell>
          <table:table-cell office:value-type="float" office:value="1646648.08261789" table:style-name="ce1">
            <text:p>1646648.08261789</text:p>
          </table:table-cell>
          <table:table-cell office:value-type="float" office:value="0.105370468482835" table:style-name="ce1">
            <text:p>0.105370468482835</text:p>
          </table:table-cell>
          <table:table-cell office:value-type="float" office:value="16087.8780807395" table:style-name="ce1">
            <text:p>16087.8780807395</text:p>
          </table:table-cell>
          <table:table-cell office:value-type="float" office:value="1982210.75502412" table:style-name="ce1">
            <text:p>1982210.75502412</text:p>
          </table:table-cell>
          <table:table-cell office:value-type="float" office:value="0.0875137205365267" table:style-name="ce1">
            <text:p>0.0875137205365267</text:p>
          </table:table-cell>
          <table:table-cell office:value-type="float" office:value="20667.4695566801" table:style-name="ce1">
            <text:p>20667.4695566801</text:p>
          </table:table-cell>
          <table:table-cell office:value-type="float" office:value="2052397.38749658" table:style-name="ce1">
            <text:p>2052397.38749658</text:p>
          </table:table-cell>
          <table:table-cell office:value-type="float" office:value="0.0693175844194322" table:style-name="ce1">
            <text:p>0.0693175844194322</text:p>
          </table:table-cell>
          <table:table-cell office:value-type="float" office:value="25720.7048139063" table:style-name="ce1">
            <text:p>25720.7048139063</text:p>
          </table:table-cell>
          <table:table-cell office:value-type="float" office:value="2078563.18684713" table:style-name="ce1">
            <text:p>2078563.18684713</text:p>
          </table:table-cell>
          <table:table-cell office:value-type="float" office:value="0.0560529856871198" table:style-name="ce1">
            <text:p>0.0560529856871198</text:p>
          </table:table-cell>
          <table:table-cell office:value-type="float" office:value="46446.4700995391" table:style-name="ce1">
            <text:p>46446.4700995391</text:p>
          </table:table-cell>
          <table:table-cell office:value-type="float" office:value="42147984.9084165" table:style-name="ce1">
            <text:p>42147984.9084165</text:p>
          </table:table-cell>
          <table:table-cell office:value-type="float" office:value="0.139776993357561" table:style-name="ce1">
            <text:p>0.139776993357561</text:p>
          </table:table-cell>
          <table:table-cell office:value-type="float" office:value="1984.18336083287" table:style-name="ce1">
            <text:p>1984.18336083287</text:p>
          </table:table-cell>
          <table:table-cell office:value-type="float" office:value="2156925.95280585" table:style-name="ce1">
            <text:p>2156925.95280585</text:p>
          </table:table-cell>
          <table:table-cell office:value-type="float" office:value="0.740177389958124" table:style-name="ce1">
            <text:p>0.740177389958124</text:p>
          </table:table-cell>
        </table:table-row>
        <table:table-row>
          <table:table-cell office:value-type="string" office:value="Horn" table:style-name="ce1">
            <text:p>Horn</text:p>
          </table:table-cell>
          <table:table-cell office:value-type="float" office:value="14750.5700592602" table:style-name="ce1">
            <text:p>14750.5700592602</text:p>
          </table:table-cell>
          <table:table-cell office:value-type="float" office:value="3020207.20554864" table:style-name="ce1">
            <text:p>3020207.20554864</text:p>
          </table:table-cell>
          <table:table-cell office:value-type="float" office:value="0.117817435420547" table:style-name="ce1">
            <text:p>0.117817435420547</text:p>
          </table:table-cell>
          <table:table-cell office:value-type="float" office:value="0.302937062937063" table:style-name="ce1">
            <text:p>0.302937062937063</text:p>
          </table:table-cell>
          <table:table-cell office:value-type="float" office:value="0.00848834857450242" table:style-name="ce1">
            <text:p>0.00848834857450242</text:p>
          </table:table-cell>
          <table:table-cell office:value-type="float" office:value="0.304129951231651" table:style-name="ce1">
            <text:p>0.304129951231651</text:p>
          </table:table-cell>
          <table:table-cell office:value-type="float" office:value="0.085987200892603" table:style-name="ce1">
            <text:p>0.085987200892603</text:p>
          </table:table-cell>
          <table:table-cell office:value-type="float" office:value="0.00121872024388632" table:style-name="ce1">
            <text:p>0.00121872024388632</text:p>
          </table:table-cell>
          <table:table-cell office:value-type="float" office:value="0.405992677613862" table:style-name="ce1">
            <text:p>0.405992677613862</text:p>
          </table:table-cell>
          <table:table-cell office:value-type="float" office:value="0.234616785069069" table:style-name="ce1">
            <text:p>0.234616785069069</text:p>
          </table:table-cell>
          <table:table-cell office:value-type="float" office:value="0.000424570351112876" table:style-name="ce1">
            <text:p>0.000424570351112876</text:p>
          </table:table-cell>
          <table:table-cell office:value-type="float" office:value="0.0878245133694354" table:style-name="ce1">
            <text:p>0.0878245133694354</text:p>
          </table:table-cell>
          <table:table-cell office:value-type="float" office:value="3.52257672666636" table:style-name="ce1">
            <text:p>3.52257672666636</text:p>
          </table:table-cell>
          <table:table-cell office:value-type="float" office:value="0.206886889387991" table:style-name="ce1">
            <text:p>0.206886889387991</text:p>
          </table:table-cell>
          <table:table-cell office:value-type="float" office:value="0.129123718252263" table:style-name="ce1">
            <text:p>0.129123718252263</text:p>
          </table:table-cell>
          <table:table-cell office:value-type="float" office:value="7329.87779694326" table:style-name="ce1">
            <text:p>7329.87779694326</text:p>
          </table:table-cell>
          <table:table-cell office:value-type="float" office:value="2242290.27180251" table:style-name="ce1">
            <text:p>2242290.27180251</text:p>
          </table:table-cell>
          <table:table-cell office:value-type="float" office:value="0.204290975487663" table:style-name="ce1">
            <text:p>0.204290975487663</text:p>
          </table:table-cell>
          <table:table-cell office:value-type="float" office:value="10439.0871090507" table:style-name="ce1">
            <text:p>10439.0871090507</text:p>
          </table:table-cell>
          <table:table-cell office:value-type="float" office:value="2208836.03908101" table:style-name="ce1">
            <text:p>2208836.03908101</text:p>
          </table:table-cell>
          <table:table-cell office:value-type="float" office:value="0.142370240349999" table:style-name="ce1">
            <text:p>0.142370240349999</text:p>
          </table:table-cell>
          <table:table-cell office:value-type="float" office:value="14185.5200155311" table:style-name="ce1">
            <text:p>14185.5200155311</text:p>
          </table:table-cell>
          <table:table-cell office:value-type="float" office:value="3188174.64976464" table:style-name="ce1">
            <text:p>3188174.64976464</text:p>
          </table:table-cell>
          <table:table-cell office:value-type="float" office:value="0.125871031510313" table:style-name="ce1">
            <text:p>0.125871031510313</text:p>
          </table:table-cell>
          <table:table-cell office:value-type="float" office:value="18391.7824464793" table:style-name="ce1">
            <text:p>18391.7824464793</text:p>
          </table:table-cell>
          <table:table-cell office:value-type="float" office:value="3437101.11125769" table:style-name="ce1">
            <text:p>3437101.11125769</text:p>
          </table:table-cell>
          <table:table-cell office:value-type="float" office:value="0.10080273903598" table:style-name="ce1">
            <text:p>0.10080273903598</text:p>
          </table:table-cell>
          <table:table-cell office:value-type="float" office:value="22908.4299486385" table:style-name="ce1">
            <text:p>22908.4299486385</text:p>
          </table:table-cell>
          <table:table-cell office:value-type="float" office:value="4522844.33980462" table:style-name="ce1">
            <text:p>4522844.33980462</text:p>
          </table:table-cell>
          <table:table-cell office:value-type="float" office:value="0.0928347335266829" table:style-name="ce1">
            <text:p>0.0928347335266829</text:p>
          </table:table-cell>
          <table:table-cell office:value-type="float" office:value="43494.8553185997" table:style-name="ce1">
            <text:p>43494.8553185997</text:p>
          </table:table-cell>
          <table:table-cell office:value-type="float" office:value="4264587.872147" table:style-name="ce1">
            <text:p>4264587.872147</text:p>
          </table:table-cell>
          <table:table-cell office:value-type="float" office:value="0.0474788994125728" table:style-name="ce1">
            <text:p>0.0474788994125728</text:p>
          </table:table-cell>
          <table:table-cell office:value-type="float" office:value="830.264345345683" table:style-name="ce1">
            <text:p>830.264345345683</text:p>
          </table:table-cell>
          <table:table-cell office:value-type="float" office:value="3002160.04487998" table:style-name="ce1">
            <text:p>3002160.04487998</text:p>
          </table:table-cell>
          <table:table-cell office:value-type="float" office:value="2.08689468158815" table:style-name="ce1">
            <text:p>2.08689468158815</text:p>
          </table:table-cell>
        </table:table-row>
        <table:table-row>
          <table:table-cell office:value-type="string" office:value="Korneuburg" table:style-name="ce1">
            <text:p>Korneuburg</text:p>
          </table:table-cell>
          <table:table-cell office:value-type="float" office:value="28178.9206938222" table:style-name="ce1">
            <text:p>28178.9206938222</text:p>
          </table:table-cell>
          <table:table-cell office:value-type="float" office:value="800867.33280008" table:style-name="ce1">
            <text:p>800867.33280008</text:p>
          </table:table-cell>
          <table:table-cell office:value-type="float" office:value="0.0317582040545233" table:style-name="ce1">
            <text:p>0.0317582040545233</text:p>
          </table:table-cell>
          <table:table-cell office:value-type="float" office:value="0.0178553104155977" table:style-name="ce1">
            <text:p>0.0178553104155977</text:p>
          </table:table-cell>
          <table:table-cell office:value-type="float" office:value="0.000130395374507615" table:style-name="ce1">
            <text:p>0.000130395374507615</text:p>
          </table:table-cell>
          <table:table-cell office:value-type="float" office:value="0.639534073695549" table:style-name="ce1">
            <text:p>0.639534073695549</text:p>
          </table:table-cell>
          <table:table-cell office:value-type="float" office:value="0.00294752232604027" table:style-name="ce1">
            <text:p>0.00294752232604027</text:p>
          </table:table-cell>
          <table:table-cell office:value-type="float" office:value="1.27135989007546e-05" table:style-name="ce1">
            <text:p>1.27135989007546e-05</text:p>
          </table:table-cell>
          <table:table-cell office:value-type="float" office:value="1.20969852070141" table:style-name="ce1">
            <text:p>1.20969852070141</text:p>
          </table:table-cell>
          <table:table-cell office:value-type="float" office:value="0.216075868435863" table:style-name="ce1">
            <text:p>0.216075868435863</text:p>
          </table:table-cell>
          <table:table-cell office:value-type="float" office:value="3.38569578370404e-05" table:style-name="ce1">
            <text:p>3.38569578370404e-05</text:p>
          </table:table-cell>
          <table:table-cell office:value-type="float" office:value="0.0269288433020384" table:style-name="ce1">
            <text:p>0.0269288433020384</text:p>
          </table:table-cell>
          <table:table-cell office:value-type="float" office:value="2.98370526266295" table:style-name="ce1">
            <text:p>2.98370526266295</text:p>
          </table:table-cell>
          <table:table-cell office:value-type="float" office:value="0.0140296252819101" table:style-name="ce1">
            <text:p>0.0140296252819101</text:p>
          </table:table-cell>
          <table:table-cell office:value-type="float" office:value="0.0396978617999719" table:style-name="ce1">
            <text:p>0.0396978617999719</text:p>
          </table:table-cell>
          <table:table-cell office:value-type="float" office:value="16052.5195920334" table:style-name="ce1">
            <text:p>16052.5195920334</text:p>
          </table:table-cell>
          <table:table-cell office:value-type="float" office:value="587667.736499115" table:style-name="ce1">
            <text:p>587667.736499115</text:p>
          </table:table-cell>
          <table:table-cell office:value-type="float" office:value="0.0477554251132366" table:style-name="ce1">
            <text:p>0.0477554251132366</text:p>
          </table:table-cell>
          <table:table-cell office:value-type="float" office:value="20305.8888269635" table:style-name="ce1">
            <text:p>20305.8888269635</text:p>
          </table:table-cell>
          <table:table-cell office:value-type="float" office:value="697519.334087112" table:style-name="ce1">
            <text:p>697519.334087112</text:p>
          </table:table-cell>
          <table:table-cell office:value-type="float" office:value="0.0411297548448348" table:style-name="ce1">
            <text:p>0.0411297548448348</text:p>
          </table:table-cell>
          <table:table-cell office:value-type="float" office:value="26117.4303650555" table:style-name="ce1">
            <text:p>26117.4303650555</text:p>
          </table:table-cell>
          <table:table-cell office:value-type="float" office:value="678924.766643739" table:style-name="ce1">
            <text:p>678924.766643739</text:p>
          </table:table-cell>
          <table:table-cell office:value-type="float" office:value="0.0315486209667227" table:style-name="ce1">
            <text:p>0.0315486209667227</text:p>
          </table:table-cell>
          <table:table-cell office:value-type="float" office:value="33551.6519987264" table:style-name="ce1">
            <text:p>33551.6519987264</text:p>
          </table:table-cell>
          <table:table-cell office:value-type="float" office:value="1345930.92365508" table:style-name="ce1">
            <text:p>1345930.92365508</text:p>
          </table:table-cell>
          <table:table-cell office:value-type="float" office:value="0.034577809485559" table:style-name="ce1">
            <text:p>0.034577809485559</text:p>
          </table:table-cell>
          <table:table-cell office:value-type="float" office:value="43199.6766914069" table:style-name="ce1">
            <text:p>43199.6766914069</text:p>
          </table:table-cell>
          <table:table-cell office:value-type="float" office:value="1685247.49212019" table:style-name="ce1">
            <text:p>1685247.49212019</text:p>
          </table:table-cell>
          <table:table-cell office:value-type="float" office:value="0.0300504754873649" table:style-name="ce1">
            <text:p>0.0300504754873649</text:p>
          </table:table-cell>
          <table:table-cell office:value-type="float" office:value="107071.861161049" table:style-name="ce1">
            <text:p>107071.861161049</text:p>
          </table:table-cell>
          <table:table-cell office:value-type="float" office:value="58173728.4959662" table:style-name="ce1">
            <text:p>58173728.4959662</text:p>
          </table:table-cell>
          <table:table-cell office:value-type="float" office:value="0.0712341256558262" table:style-name="ce1">
            <text:p>0.0712341256558262</text:p>
          </table:table-cell>
          <table:table-cell office:value-type="float" office:value="4925.12712841392" table:style-name="ce1">
            <text:p>4925.12712841392</text:p>
          </table:table-cell>
          <table:table-cell office:value-type="float" office:value="823236.292100715" table:style-name="ce1">
            <text:p>823236.292100715</text:p>
          </table:table-cell>
          <table:table-cell office:value-type="float" office:value="0.184223406599224" table:style-name="ce1">
            <text:p>0.184223406599224</text:p>
          </table:table-cell>
        </table:table-row>
        <table:table-row>
          <table:table-cell office:value-type="string" office:value="Krems (Land)" table:style-name="ce1">
            <text:p>Krems (Land)</text:p>
          </table:table-cell>
          <table:table-cell office:value-type="float" office:value="14843.8713432189" table:style-name="ce1">
            <text:p>14843.8713432189</text:p>
          </table:table-cell>
          <table:table-cell office:value-type="float" office:value="246448.864350152" table:style-name="ce1">
            <text:p>246448.864350152</text:p>
          </table:table-cell>
          <table:table-cell office:value-type="float" office:value="0.0334438470895102" table:style-name="ce1">
            <text:p>0.0334438470895102</text:p>
          </table:table-cell>
          <table:table-cell office:value-type="float" office:value="0.279654359780047" table:style-name="ce1">
            <text:p>0.279654359780047</text:p>
          </table:table-cell>
          <table:table-cell office:value-type="float" office:value="0.000920899286590984" table:style-name="ce1">
            <text:p>0.000920899286590984</text:p>
          </table:table-cell>
          <table:table-cell office:value-type="float" office:value="0.108513675523104" table:style-name="ce1">
            <text:p>0.108513675523104</text:p>
          </table:table-cell>
          <table:table-cell office:value-type="float" office:value="0.075233330464096" table:style-name="ce1">
            <text:p>0.075233330464096</text:p>
          </table:table-cell>
          <table:table-cell office:value-type="float" office:value="8.91873475161598e-05" table:style-name="ce1">
            <text:p>8.91873475161598e-05</text:p>
          </table:table-cell>
          <table:table-cell office:value-type="float" office:value="0.125528210068245" table:style-name="ce1">
            <text:p>0.125528210068245</text:p>
          </table:table-cell>
          <table:table-cell office:value-type="float" office:value="0.222829592740155" table:style-name="ce1">
            <text:p>0.222829592740155</text:p>
          </table:table-cell>
          <table:table-cell office:value-type="float" office:value="3.30346880017549e-05" table:style-name="ce1">
            <text:p>3.30346880017549e-05</text:p>
          </table:table-cell>
          <table:table-cell office:value-type="float" office:value="0.0257936164846145" table:style-name="ce1">
            <text:p>0.0257936164846145</text:p>
          </table:table-cell>
          <table:table-cell office:value-type="float" office:value="3.278810221786" table:style-name="ce1">
            <text:p>3.278810221786</text:p>
          </table:table-cell>
          <table:table-cell office:value-type="float" office:value="0.0144463367214295" table:style-name="ce1">
            <text:p>0.0144463367214295</text:p>
          </table:table-cell>
          <table:table-cell office:value-type="float" office:value="0.0366574783155025" table:style-name="ce1">
            <text:p>0.0366574783155025</text:p>
          </table:table-cell>
          <table:table-cell office:value-type="float" office:value="7614.88222569181" table:style-name="ce1">
            <text:p>7614.88222569181</text:p>
          </table:table-cell>
          <table:table-cell office:value-type="float" office:value="231407.880151062" table:style-name="ce1">
            <text:p>231407.880151062</text:p>
          </table:table-cell>
          <table:table-cell office:value-type="float" office:value="0.0631721824763607" table:style-name="ce1">
            <text:p>0.0631721824763607</text:p>
          </table:table-cell>
          <table:table-cell office:value-type="float" office:value="10671.9779728778" table:style-name="ce1">
            <text:p>10671.9779728778</text:p>
          </table:table-cell>
          <table:table-cell office:value-type="float" office:value="254961.31998268" table:style-name="ce1">
            <text:p>254961.31998268</text:p>
          </table:table-cell>
          <table:table-cell office:value-type="float" office:value="0.0473142793046231" table:style-name="ce1">
            <text:p>0.0473142793046231</text:p>
          </table:table-cell>
          <table:table-cell office:value-type="float" office:value="14329.9660917819" table:style-name="ce1">
            <text:p>14329.9660917819</text:p>
          </table:table-cell>
          <table:table-cell office:value-type="float" office:value="182235.00138527" table:style-name="ce1">
            <text:p>182235.00138527</text:p>
          </table:table-cell>
          <table:table-cell office:value-type="float" office:value="0.0297900158618896" table:style-name="ce1">
            <text:p>0.0297900158618896</text:p>
          </table:table-cell>
          <table:table-cell office:value-type="float" office:value="18555.6106770542" table:style-name="ce1">
            <text:p>18555.6106770542</text:p>
          </table:table-cell>
          <table:table-cell office:value-type="float" office:value="440260.698199338" table:style-name="ce1">
            <text:p>440260.698199338</text:p>
          </table:table-cell>
          <table:table-cell office:value-type="float" office:value="0.035758534126505" table:style-name="ce1">
            <text:p>0.035758534126505</text:p>
          </table:table-cell>
          <table:table-cell office:value-type="float" office:value="22572.8462391233" table:style-name="ce1">
            <text:p>22572.8462391233</text:p>
          </table:table-cell>
          <table:table-cell office:value-type="float" office:value="223394.448402682" table:style-name="ce1">
            <text:p>223394.448402682</text:p>
          </table:table-cell>
          <table:table-cell office:value-type="float" office:value="0.0209387072443001" table:style-name="ce1">
            <text:p>0.0209387072443001</text:p>
          </table:table-cell>
          <table:table-cell office:value-type="float" office:value="38041.2614322304" table:style-name="ce1">
            <text:p>38041.2614322304</text:p>
          </table:table-cell>
          <table:table-cell office:value-type="float" office:value="20529097.8695438" table:style-name="ce1">
            <text:p>20529097.8695438</text:p>
          </table:table-cell>
          <table:table-cell office:value-type="float" office:value="0.119105008119517" table:style-name="ce1">
            <text:p>0.119105008119517</text:p>
          </table:table-cell>
          <table:table-cell office:value-type="float" office:value="574.450364482008" table:style-name="ce1">
            <text:p>574.450364482008</text:p>
          </table:table-cell>
          <table:table-cell office:value-type="float" office:value="1214634.77329196" table:style-name="ce1">
            <text:p>1214634.77329196</text:p>
          </table:table-cell>
          <table:table-cell office:value-type="float" office:value="1.91853773579761" table:style-name="ce1">
            <text:p>1.91853773579761</text:p>
          </table:table-cell>
        </table:table-row>
        <table:table-row>
          <table:table-cell office:value-type="string" office:value="Krems an der Donau (Stadt)" table:style-name="ce1">
            <text:p>Krems an der Donau (Stadt)</text:p>
          </table:table-cell>
          <table:table-cell office:value-type="float" office:value="18395.8645831494" table:style-name="ce1">
            <text:p>18395.8645831494</text:p>
          </table:table-cell>
          <table:table-cell office:value-type="float" office:value="9948226.25312068" table:style-name="ce1">
            <text:p>9948226.25312068</text:p>
          </table:table-cell>
          <table:table-cell office:value-type="float" office:value="0.171455974496217" table:style-name="ce1">
            <text:p>0.171455974496217</text:p>
          </table:table-cell>
          <table:table-cell office:value-type="float" office:value="0.148811700182815" table:style-name="ce1">
            <text:p>0.148811700182815</text:p>
          </table:table-cell>
          <table:table-cell office:value-type="float" office:value="0.00783537928337717" table:style-name="ce1">
            <text:p>0.00783537928337717</text:p>
          </table:table-cell>
          <table:table-cell office:value-type="float" office:value="0.594830095300272" table:style-name="ce1">
            <text:p>0.594830095300272</text:p>
          </table:table-cell>
          <table:table-cell office:value-type="float" office:value="0.0331795567553634" table:style-name="ce1">
            <text:p>0.0331795567553634</text:p>
          </table:table-cell>
          <table:table-cell office:value-type="float" office:value="0.000878519443757065" table:style-name="ce1">
            <text:p>0.000878519443757065</text:p>
          </table:table-cell>
          <table:table-cell office:value-type="float" office:value="0.893315992477158" table:style-name="ce1">
            <text:p>0.893315992477158</text:p>
          </table:table-cell>
          <table:table-cell office:value-type="float" office:value="0.21646303952833" table:style-name="ce1">
            <text:p>0.21646303952833</text:p>
          </table:table-cell>
          <table:table-cell office:value-type="float" office:value="0.000424179901595901" table:style-name="ce1">
            <text:p>0.000424179901595901</text:p>
          </table:table-cell>
          <table:table-cell office:value-type="float" office:value="0.0951461656479285" table:style-name="ce1">
            <text:p>0.0951461656479285</text:p>
          </table:table-cell>
          <table:table-cell office:value-type="float" office:value="3.06399823383231" table:style-name="ce1">
            <text:p>3.06399823383231</text:p>
          </table:table-cell>
          <table:table-cell office:value-type="float" office:value="0.216426599965765" table:style-name="ce1">
            <text:p>0.216426599965765</text:p>
          </table:table-cell>
          <table:table-cell office:value-type="float" office:value="0.151833221871806" table:style-name="ce1">
            <text:p>0.151833221871806</text:p>
          </table:table-cell>
          <table:table-cell office:value-type="float" office:value="10145.2562748711" table:style-name="ce1">
            <text:p>10145.2562748711</text:p>
          </table:table-cell>
          <table:table-cell office:value-type="float" office:value="6117805.32365628" table:style-name="ce1">
            <text:p>6117805.32365628</text:p>
          </table:table-cell>
          <table:table-cell office:value-type="float" office:value="0.243800619315765" table:style-name="ce1">
            <text:p>0.243800619315765</text:p>
          </table:table-cell>
          <table:table-cell office:value-type="float" office:value="13464.8477914169" table:style-name="ce1">
            <text:p>13464.8477914169</text:p>
          </table:table-cell>
          <table:table-cell office:value-type="float" office:value="7113962.16484729" table:style-name="ce1">
            <text:p>7113962.16484729</text:p>
          </table:table-cell>
          <table:table-cell office:value-type="float" office:value="0.198086248503429" table:style-name="ce1">
            <text:p>0.198086248503429</text:p>
          </table:table-cell>
          <table:table-cell office:value-type="float" office:value="17350.094516716" table:style-name="ce1">
            <text:p>17350.094516716</text:p>
          </table:table-cell>
          <table:table-cell office:value-type="float" office:value="9929814.14985023" table:style-name="ce1">
            <text:p>9929814.14985023</text:p>
          </table:table-cell>
          <table:table-cell office:value-type="float" office:value="0.181622109277998" table:style-name="ce1">
            <text:p>0.181622109277998</text:p>
          </table:table-cell>
          <table:table-cell office:value-type="float" office:value="22160.2850443231" table:style-name="ce1">
            <text:p>22160.2850443231</text:p>
          </table:table-cell>
          <table:table-cell office:value-type="float" office:value="12312932.0129289" table:style-name="ce1">
            <text:p>12312932.0129289</text:p>
          </table:table-cell>
          <table:table-cell office:value-type="float" office:value="0.1583453806501" table:style-name="ce1">
            <text:p>0.1583453806501</text:p>
          </table:table-cell>
          <table:table-cell office:value-type="float" office:value="27528.1946587667" table:style-name="ce1">
            <text:p>27528.1946587667</text:p>
          </table:table-cell>
          <table:table-cell office:value-type="float" office:value="17122034.1577235" table:style-name="ce1">
            <text:p>17122034.1577235</text:p>
          </table:table-cell>
          <table:table-cell office:value-type="float" office:value="0.150314178932485" table:style-name="ce1">
            <text:p>0.150314178932485</text:p>
          </table:table-cell>
          <table:table-cell office:value-type="float" office:value="57993.0247261496" table:style-name="ce1">
            <text:p>57993.0247261496</text:p>
          </table:table-cell>
          <table:table-cell office:value-type="float" office:value="15975812.2322375" table:style-name="ce1">
            <text:p>15975812.2322375</text:p>
          </table:table-cell>
          <table:table-cell office:value-type="float" office:value="0.0689216574642777" table:style-name="ce1">
            <text:p>0.0689216574642777</text:p>
          </table:table-cell>
          <table:table-cell office:value-type="float" office:value="2330.62598291615" table:style-name="ce1">
            <text:p>2330.62598291615</text:p>
          </table:table-cell>
          <table:table-cell office:value-type="float" office:value="1663944.52539503" table:style-name="ce1">
            <text:p>1663944.52539503</text:p>
          </table:table-cell>
          <table:table-cell office:value-type="float" office:value="0.553473507363713" table:style-name="ce1">
            <text:p>0.553473507363713</text:p>
          </table:table-cell>
        </table:table-row>
        <table:table-row>
          <table:table-cell office:value-type="string" office:value="Lilienfeld" table:style-name="ce1">
            <text:p>Lilienfeld</text:p>
          </table:table-cell>
          <table:table-cell office:value-type="float" office:value="15814.4419804931" table:style-name="ce1">
            <text:p>15814.4419804931</text:p>
          </table:table-cell>
          <table:table-cell office:value-type="float" office:value="2108559.56586363" table:style-name="ce1">
            <text:p>2108559.56586363</text:p>
          </table:table-cell>
          <table:table-cell office:value-type="float" office:value="0.0918203755717917" table:style-name="ce1">
            <text:p>0.0918203755717917</text:p>
          </table:table-cell>
          <table:table-cell office:value-type="float" office:value="0.246589018302829" table:style-name="ce1">
            <text:p>0.246589018302829</text:p>
          </table:table-cell>
          <table:table-cell office:value-type="float" office:value="0.00612450131644154" table:style-name="ce1">
            <text:p>0.00612450131644154</text:p>
          </table:table-cell>
          <table:table-cell office:value-type="float" office:value="0.317366903497483" table:style-name="ce1">
            <text:p>0.317366903497483</text:p>
          </table:table-cell>
          <table:table-cell office:value-type="float" office:value="0.0619971331413684" table:style-name="ce1">
            <text:p>0.0619971331413684</text:p>
          </table:table-cell>
          <table:table-cell office:value-type="float" office:value="0.000793435762387337" table:style-name="ce1">
            <text:p>0.000793435762387337</text:p>
          </table:table-cell>
          <table:table-cell office:value-type="float" office:value="0.454343457170015" table:style-name="ce1">
            <text:p>0.454343457170015</text:p>
          </table:table-cell>
          <table:table-cell office:value-type="float" office:value="0.223306062257057" table:style-name="ce1">
            <text:p>0.223306062257057</text:p>
          </table:table-cell>
          <table:table-cell office:value-type="float" office:value="0.000283415392369813" table:style-name="ce1">
            <text:p>0.000283415392369813</text:p>
          </table:table-cell>
          <table:table-cell office:value-type="float" office:value="0.0753895590678663" table:style-name="ce1">
            <text:p>0.0753895590678663</text:p>
          </table:table-cell>
          <table:table-cell office:value-type="float" office:value="3.22516321244707" table:style-name="ce1">
            <text:p>3.22516321244707</text:p>
          </table:table-cell>
          <table:table-cell office:value-type="float" office:value="0.119321644961016" table:style-name="ce1">
            <text:p>0.119321644961016</text:p>
          </table:table-cell>
          <table:table-cell office:value-type="float" office:value="0.107104549426182" table:style-name="ce1">
            <text:p>0.107104549426182</text:p>
          </table:table-cell>
          <table:table-cell office:value-type="float" office:value="8473.85349081245" table:style-name="ce1">
            <text:p>8473.85349081245</text:p>
          </table:table-cell>
          <table:table-cell office:value-type="float" office:value="1452547.87846362" table:style-name="ce1">
            <text:p>1452547.87846362</text:p>
          </table:table-cell>
          <table:table-cell office:value-type="float" office:value="0.142227729544319" table:style-name="ce1">
            <text:p>0.142227729544319</text:p>
          </table:table-cell>
          <table:table-cell office:value-type="float" office:value="11322.370287605" table:style-name="ce1">
            <text:p>11322.370287605</text:p>
          </table:table-cell>
          <table:table-cell office:value-type="float" office:value="1781339.42964219" table:style-name="ce1">
            <text:p>1781339.42964219</text:p>
          </table:table-cell>
          <table:table-cell office:value-type="float" office:value="0.117878876118202" table:style-name="ce1">
            <text:p>0.117878876118202</text:p>
          </table:table-cell>
          <table:table-cell office:value-type="float" office:value="15154.6138550873" table:style-name="ce1">
            <text:p>15154.6138550873</text:p>
          </table:table-cell>
          <table:table-cell office:value-type="float" office:value="2501080.3948112" table:style-name="ce1">
            <text:p>2501080.3948112</text:p>
          </table:table-cell>
          <table:table-cell office:value-type="float" office:value="0.104356366921685" table:style-name="ce1">
            <text:p>0.104356366921685</text:p>
          </table:table-cell>
          <table:table-cell office:value-type="float" office:value="19478.7948872364" table:style-name="ce1">
            <text:p>19478.7948872364</text:p>
          </table:table-cell>
          <table:table-cell office:value-type="float" office:value="2812015.75420494" table:style-name="ce1">
            <text:p>2812015.75420494</text:p>
          </table:table-cell>
          <table:table-cell office:value-type="float" office:value="0.0860888269739204" table:style-name="ce1">
            <text:p>0.0860888269739204</text:p>
          </table:table-cell>
          <table:table-cell office:value-type="float" office:value="23904.9177135579" table:style-name="ce1">
            <text:p>23904.9177135579</text:p>
          </table:table-cell>
          <table:table-cell office:value-type="float" office:value="3026351.15942309" table:style-name="ce1">
            <text:p>3026351.15942309</text:p>
          </table:table-cell>
          <table:table-cell office:value-type="float" office:value="0.0727733565786181" table:style-name="ce1">
            <text:p>0.0727733565786181</text:p>
          </table:table-cell>
          <table:table-cell office:value-type="float" office:value="48641.9417605452" table:style-name="ce1">
            <text:p>48641.9417605452</text:p>
          </table:table-cell>
          <table:table-cell office:value-type="float" office:value="79398564.6348324" table:style-name="ce1">
            <text:p>79398564.6348324</text:p>
          </table:table-cell>
          <table:table-cell office:value-type="float" office:value="0.183187325570314" table:style-name="ce1">
            <text:p>0.183187325570314</text:p>
          </table:table-cell>
          <table:table-cell office:value-type="float" office:value="2686.7003377286" table:style-name="ce1">
            <text:p>2686.7003377286</text:p>
          </table:table-cell>
          <table:table-cell office:value-type="float" office:value="1508088.80086415" table:style-name="ce1">
            <text:p>1508088.80086415</text:p>
          </table:table-cell>
          <table:table-cell office:value-type="float" office:value="0.457082114210951" table:style-name="ce1">
            <text:p>0.457082114210951</text:p>
          </table:table-cell>
        </table:table-row>
        <table:table-row>
          <table:table-cell office:value-type="string" office:value="Melk" table:style-name="ce1">
            <text:p>Melk</text:p>
          </table:table-cell>
          <table:table-cell office:value-type="float" office:value="13057.8353696548" table:style-name="ce1">
            <text:p>13057.8353696548</text:p>
          </table:table-cell>
          <table:table-cell office:value-type="float" office:value="494810.737770304" table:style-name="ce1">
            <text:p>494810.737770304</text:p>
          </table:table-cell>
          <table:table-cell office:value-type="float" office:value="0.0538701728419096" table:style-name="ce1">
            <text:p>0.0538701728419096</text:p>
          </table:table-cell>
          <table:table-cell office:value-type="float" office:value="0.403795284646348" table:style-name="ce1">
            <text:p>0.403795284646348</text:p>
          </table:table-cell>
          <table:table-cell office:value-type="float" office:value="0.000757350648337153" table:style-name="ce1">
            <text:p>0.000757350648337153</text:p>
          </table:table-cell>
          <table:table-cell office:value-type="float" office:value="0.0681533577987215" table:style-name="ce1">
            <text:p>0.0681533577987215</text:p>
          </table:table-cell>
          <table:table-cell office:value-type="float" office:value="0.124479819854886" table:style-name="ce1">
            <text:p>0.124479819854886</text:p>
          </table:table-cell>
          <table:table-cell office:value-type="float" office:value="7.83259206183122e-05" table:style-name="ce1">
            <text:p>7.83259206183122e-05</text:p>
          </table:table-cell>
          <table:table-cell office:value-type="float" office:value="0.0710974137292221" table:style-name="ce1">
            <text:p>0.0710974137292221</text:p>
          </table:table-cell>
          <table:table-cell office:value-type="float" office:value="0.247687148857238" table:style-name="ce1">
            <text:p>0.247687148857238</text:p>
          </table:table-cell>
          <table:table-cell office:value-type="float" office:value="3.73590087765511e-05" table:style-name="ce1">
            <text:p>3.73590087765511e-05</text:p>
          </table:table-cell>
          <table:table-cell office:value-type="float" office:value="0.0246771043999724" table:style-name="ce1">
            <text:p>0.0246771043999724</text:p>
          </table:table-cell>
          <table:table-cell office:value-type="float" office:value="3.820563980189" table:style-name="ce1">
            <text:p>3.820563980189</text:p>
          </table:table-cell>
          <table:table-cell office:value-type="float" office:value="0.0154309265091619" table:style-name="ce1">
            <text:p>0.0154309265091619</text:p>
          </table:table-cell>
          <table:table-cell office:value-type="float" office:value="0.0325138594888194" table:style-name="ce1">
            <text:p>0.0325138594888194</text:p>
          </table:table-cell>
          <table:table-cell office:value-type="float" office:value="6072.88727094914" table:style-name="ce1">
            <text:p>6072.88727094914</text:p>
          </table:table-cell>
          <table:table-cell office:value-type="float" office:value="417038.957015947" table:style-name="ce1">
            <text:p>417038.957015947</text:p>
          </table:table-cell>
          <table:table-cell office:value-type="float" office:value="0.106339127672424" table:style-name="ce1">
            <text:p>0.106339127672424</text:p>
          </table:table-cell>
          <table:table-cell office:value-type="float" office:value="8916.11364071835" table:style-name="ce1">
            <text:p>8916.11364071835</text:p>
          </table:table-cell>
          <table:table-cell office:value-type="float" office:value="328142.021578971" table:style-name="ce1">
            <text:p>328142.021578971</text:p>
          </table:table-cell>
          <table:table-cell office:value-type="float" office:value="0.0642473663315548" table:style-name="ce1">
            <text:p>0.0642473663315548</text:p>
          </table:table-cell>
          <table:table-cell office:value-type="float" office:value="12487.1556011269" table:style-name="ce1">
            <text:p>12487.1556011269</text:p>
          </table:table-cell>
          <table:table-cell office:value-type="float" office:value="598473.21458164" table:style-name="ce1">
            <text:p>598473.21458164</text:p>
          </table:table-cell>
          <table:table-cell office:value-type="float" office:value="0.0619524998682602" table:style-name="ce1">
            <text:p>0.0619524998682602</text:p>
          </table:table-cell>
          <table:table-cell office:value-type="float" office:value="16557.5178262223" table:style-name="ce1">
            <text:p>16557.5178262223</text:p>
          </table:table-cell>
          <table:table-cell office:value-type="float" office:value="629258.929183093" table:style-name="ce1">
            <text:p>629258.929183093</text:p>
          </table:table-cell>
          <table:table-cell office:value-type="float" office:value="0.0479092599232521" table:style-name="ce1">
            <text:p>0.0479092599232521</text:p>
          </table:table-cell>
          <table:table-cell office:value-type="float" office:value="20704.7684347267" table:style-name="ce1">
            <text:p>20704.7684347267</text:p>
          </table:table-cell>
          <table:table-cell office:value-type="float" office:value="550703.050408074" table:style-name="ce1">
            <text:p>550703.050408074</text:p>
          </table:table-cell>
          <table:table-cell office:value-type="float" office:value="0.0358416804399408" table:style-name="ce1">
            <text:p>0.0358416804399408</text:p>
          </table:table-cell>
          <table:table-cell office:value-type="float" office:value="39566.7469337709" table:style-name="ce1">
            <text:p>39566.7469337709</text:p>
          </table:table-cell>
          <table:table-cell office:value-type="float" office:value="22769838.8540097" table:style-name="ce1">
            <text:p>22769838.8540097</text:p>
          </table:table-cell>
          <table:table-cell office:value-type="float" office:value="0.120600645761051" table:style-name="ce1">
            <text:p>0.120600645761051</text:p>
          </table:table-cell>
          <table:table-cell office:value-type="float" office:value="177.021061326881" table:style-name="ce1">
            <text:p>177.021061326881</text:p>
          </table:table-cell>
          <table:table-cell office:value-type="float" office:value="183080.885485822" table:style-name="ce1">
            <text:p>183080.885485822</text:p>
          </table:table-cell>
          <table:table-cell office:value-type="float" office:value="2.41711081695626" table:style-name="ce1">
            <text:p>2.41711081695626</text:p>
          </table:table-cell>
        </table:table-row>
        <table:table-row>
          <table:table-cell office:value-type="string" office:value="Mistelbach" table:style-name="ce1">
            <text:p>Mistelbach</text:p>
          </table:table-cell>
          <table:table-cell office:value-type="float" office:value="18224.1790794145" table:style-name="ce1">
            <text:p>18224.1790794145</text:p>
          </table:table-cell>
          <table:table-cell office:value-type="float" office:value="150095.648843373" table:style-name="ce1">
            <text:p>150095.648843373</text:p>
          </table:table-cell>
          <table:table-cell office:value-type="float" office:value="0.0212586693414129" table:style-name="ce1">
            <text:p>0.0212586693414129</text:p>
          </table:table-cell>
          <table:table-cell office:value-type="float" office:value="0.147181008902077" table:style-name="ce1">
            <text:p>0.147181008902077</text:p>
          </table:table-cell>
          <table:table-cell office:value-type="float" office:value="0.000354967288608687" table:style-name="ce1">
            <text:p>0.000354967288608687</text:p>
          </table:table-cell>
          <table:table-cell office:value-type="float" office:value="0.128009555932319" table:style-name="ce1">
            <text:p>0.128009555932319</text:p>
          </table:table-cell>
          <table:table-cell office:value-type="float" office:value="0.0346557194913824" table:style-name="ce1">
            <text:p>0.0346557194913824</text:p>
          </table:table-cell>
          <table:table-cell office:value-type="float" office:value="3.77394494291969e-05" table:style-name="ce1">
            <text:p>3.77394494291969e-05</text:p>
          </table:table-cell>
          <table:table-cell office:value-type="float" office:value="0.177264945025167" table:style-name="ce1">
            <text:p>0.177264945025167</text:p>
          </table:table-cell>
          <table:table-cell office:value-type="float" office:value="0.215020379927949" table:style-name="ce1">
            <text:p>0.215020379927949</text:p>
          </table:table-cell>
          <table:table-cell office:value-type="float" office:value="4.47274818597528e-05" table:style-name="ce1">
            <text:p>4.47274818597528e-05</text:p>
          </table:table-cell>
          <table:table-cell office:value-type="float" office:value="0.0311033809249227" table:style-name="ce1">
            <text:p>0.0311033809249227</text:p>
          </table:table-cell>
          <table:table-cell office:value-type="float" office:value="3.07545797188329" table:style-name="ce1">
            <text:p>3.07545797188329</text:p>
          </table:table-cell>
          <table:table-cell office:value-type="float" office:value="0.0144065266623821" table:style-name="ce1">
            <text:p>0.0144065266623821</text:p>
          </table:table-cell>
          <table:table-cell office:value-type="float" office:value="0.0390274204502906" table:style-name="ce1">
            <text:p>0.0390274204502906</text:p>
          </table:table-cell>
          <table:table-cell office:value-type="float" office:value="9935.07156134714" table:style-name="ce1">
            <text:p>9935.07156134714</text:p>
          </table:table-cell>
          <table:table-cell office:value-type="float" office:value="195068.913991402" table:style-name="ce1">
            <text:p>195068.913991402</text:p>
          </table:table-cell>
          <table:table-cell office:value-type="float" office:value="0.0444552475969778" table:style-name="ce1">
            <text:p>0.0444552475969778</text:p>
          </table:table-cell>
          <table:table-cell office:value-type="float" office:value="13271.3052579009" table:style-name="ce1">
            <text:p>13271.3052579009</text:p>
          </table:table-cell>
          <table:table-cell office:value-type="float" office:value="185017.171523097" table:style-name="ce1">
            <text:p>185017.171523097</text:p>
          </table:table-cell>
          <table:table-cell office:value-type="float" office:value="0.0324109962072502" table:style-name="ce1">
            <text:p>0.0324109962072502</text:p>
          </table:table-cell>
          <table:table-cell office:value-type="float" office:value="17435.726458398" table:style-name="ce1">
            <text:p>17435.726458398</text:p>
          </table:table-cell>
          <table:table-cell office:value-type="float" office:value="198213.650601962" table:style-name="ce1">
            <text:p>198213.650601962</text:p>
          </table:table-cell>
          <table:table-cell office:value-type="float" office:value="0.0255344632511684" table:style-name="ce1">
            <text:p>0.0255344632511684</text:p>
          </table:table-cell>
          <table:table-cell office:value-type="float" office:value="22239.2078292629" table:style-name="ce1">
            <text:p>22239.2078292629</text:p>
          </table:table-cell>
          <table:table-cell office:value-type="float" office:value="205367.087314179" table:style-name="ce1">
            <text:p>205367.087314179</text:p>
          </table:table-cell>
          <table:table-cell office:value-type="float" office:value="0.0203772750898284" table:style-name="ce1">
            <text:p>0.0203772750898284</text:p>
          </table:table-cell>
          <table:table-cell office:value-type="float" office:value="27318.8436917189" table:style-name="ce1">
            <text:p>27318.8436917189</text:p>
          </table:table-cell>
          <table:table-cell office:value-type="float" office:value="77368.9402933634" table:style-name="ce1">
            <text:p>77368.9402933634</text:p>
          </table:table-cell>
          <table:table-cell office:value-type="float" office:value="0.0101817167482447" table:style-name="ce1">
            <text:p>0.0101817167482447</text:p>
          </table:table-cell>
          <table:table-cell office:value-type="float" office:value="53059.9024783434" table:style-name="ce1">
            <text:p>53059.9024783434</text:p>
          </table:table-cell>
          <table:table-cell office:value-type="float" office:value="22617190.9401474" table:style-name="ce1">
            <text:p>22617190.9401474</text:p>
          </table:table-cell>
          <table:table-cell office:value-type="float" office:value="0.0896298944115187" table:style-name="ce1">
            <text:p>0.0896298944115187</text:p>
          </table:table-cell>
          <table:table-cell office:value-type="float" office:value="1873.18527134096" table:style-name="ce1">
            <text:p>1873.18527134096</text:p>
          </table:table-cell>
          <table:table-cell office:value-type="float" office:value="2481922.89798326" table:style-name="ce1">
            <text:p>2481922.89798326</text:p>
          </table:table-cell>
          <table:table-cell office:value-type="float" office:value="0.841033720117273" table:style-name="ce1">
            <text:p>0.841033720117273</text:p>
          </table:table-cell>
        </table:table-row>
        <table:table-row>
          <table:table-cell office:value-type="string" office:value="Mödling" table:style-name="ce1">
            <text:p>Mödling</text:p>
          </table:table-cell>
          <table:table-cell office:value-type="float" office:value="41881.8719757314" table:style-name="ce1">
            <text:p>41881.8719757314</text:p>
          </table:table-cell>
          <table:table-cell office:value-type="float" office:value="261307.219935841" table:style-name="ce1">
            <text:p>261307.219935841</text:p>
          </table:table-cell>
          <table:table-cell office:value-type="float" office:value="0.0122053326343446" table:style-name="ce1">
            <text:p>0.0122053326343446</text:p>
          </table:table-cell>
          <table:table-cell office:value-type="float" office:value="0.00384763370527126" table:style-name="ce1">
            <text:p>0.00384763370527126</text:p>
          </table:table-cell>
          <table:table-cell office:value-type="float" office:value="9.22129312173667e-06" table:style-name="ce1">
            <text:p>9.22129312173667e-06</text:p>
          </table:table-cell>
          <table:table-cell office:value-type="float" office:value="0.789227470378471" table:style-name="ce1">
            <text:p>0.789227470378471</text:p>
          </table:table-cell>
          <table:table-cell office:value-type="float" office:value="0.000483519875727914" table:style-name="ce1">
            <text:p>0.000483519875727914</text:p>
          </table:table-cell>
          <table:table-cell office:value-type="float" office:value="4.48435075954175e-07" table:style-name="ce1">
            <text:p>4.48435075954175e-07</text:p>
          </table:table-cell>
          <table:table-cell office:value-type="float" office:value="1.3849543431205" table:style-name="ce1">
            <text:p>1.3849543431205</text:p>
          </table:table-cell>
          <table:table-cell office:value-type="float" office:value="0.257825853559145" table:style-name="ce1">
            <text:p>0.257825853559145</text:p>
          </table:table-cell>
          <table:table-cell office:value-type="float" office:value="2.07603663608289e-05" table:style-name="ce1">
            <text:p>2.07603663608289e-05</text:p>
          </table:table-cell>
          <table:table-cell office:value-type="float" office:value="0.0176722172758134" table:style-name="ce1">
            <text:p>0.0176722172758134</text:p>
          </table:table-cell>
          <table:table-cell office:value-type="float" office:value="3.63448871836813" table:style-name="ce1">
            <text:p>3.63448871836813</text:p>
          </table:table-cell>
          <table:table-cell office:value-type="float" office:value="0.0123263313958274" table:style-name="ce1">
            <text:p>0.0123263313958274</text:p>
          </table:table-cell>
          <table:table-cell office:value-type="float" office:value="0.0305473537826878" table:style-name="ce1">
            <text:p>0.0305473537826878</text:p>
          </table:table-cell>
          <table:table-cell office:value-type="float" office:value="21038.0966327364" table:style-name="ce1">
            <text:p>21038.0966327364</text:p>
          </table:table-cell>
          <table:table-cell office:value-type="float" office:value="151253.175185408" table:style-name="ce1">
            <text:p>151253.175185408</text:p>
          </table:table-cell>
          <table:table-cell office:value-type="float" office:value="0.0184861215628689" table:style-name="ce1">
            <text:p>0.0184861215628689</text:p>
          </table:table-cell>
          <table:table-cell office:value-type="float" office:value="27060.87261565" table:style-name="ce1">
            <text:p>27060.87261565</text:p>
          </table:table-cell>
          <table:table-cell office:value-type="float" office:value="188988.693088858" table:style-name="ce1">
            <text:p>188988.693088858</text:p>
          </table:table-cell>
          <table:table-cell office:value-type="float" office:value="0.0160648292530116" table:style-name="ce1">
            <text:p>0.0160648292530116</text:p>
          </table:table-cell>
          <table:table-cell office:value-type="float" office:value="37248.9306552231" table:style-name="ce1">
            <text:p>37248.9306552231</text:p>
          </table:table-cell>
          <table:table-cell office:value-type="float" office:value="291938.210748458" table:style-name="ce1">
            <text:p>291938.210748458</text:p>
          </table:table-cell>
          <table:table-cell office:value-type="float" office:value="0.0145054651998065" table:style-name="ce1">
            <text:p>0.0145054651998065</text:p>
          </table:table-cell>
          <table:table-cell office:value-type="float" office:value="51683.7906892991" table:style-name="ce1">
            <text:p>51683.7906892991</text:p>
          </table:table-cell>
          <table:table-cell office:value-type="float" office:value="534806.289480502" table:style-name="ce1">
            <text:p>534806.289480502</text:p>
          </table:table-cell>
          <table:table-cell office:value-type="float" office:value="0.0141495912430098" table:style-name="ce1">
            <text:p>0.0141495912430098</text:p>
          </table:table-cell>
          <table:table-cell office:value-type="float" office:value="68647.2803326284" table:style-name="ce1">
            <text:p>68647.2803326284</text:p>
          </table:table-cell>
          <table:table-cell office:value-type="float" office:value="122262.709770847" table:style-name="ce1">
            <text:p>122262.709770847</text:p>
          </table:table-cell>
          <table:table-cell office:value-type="float" office:value="0.00509358634377877" table:style-name="ce1">
            <text:p>0.00509358634377877</text:p>
          </table:table-cell>
          <table:table-cell office:value-type="float" office:value="131559.456087339" table:style-name="ce1">
            <text:p>131559.456087339</text:p>
          </table:table-cell>
          <table:table-cell office:value-type="float" office:value="62771441.9323904" table:style-name="ce1">
            <text:p>62771441.9323904</text:p>
          </table:table-cell>
          <table:table-cell office:value-type="float" office:value="0.0602225281381008" table:style-name="ce1">
            <text:p>0.0602225281381008</text:p>
          </table:table-cell>
          <table:table-cell office:value-type="float" office:value="7473.58225963359" table:style-name="ce1">
            <text:p>7473.58225963359</text:p>
          </table:table-cell>
          <table:table-cell office:value-type="float" office:value="849341.728963343" table:style-name="ce1">
            <text:p>849341.728963343</text:p>
          </table:table-cell>
          <table:table-cell office:value-type="float" office:value="0.123314007523392" table:style-name="ce1">
            <text:p>0.123314007523392</text:p>
          </table:table-cell>
        </table:table-row>
        <table:table-row>
          <table:table-cell office:value-type="string" office:value="Neunkirchen" table:style-name="ce1">
            <text:p>Neunkirchen</text:p>
          </table:table-cell>
          <table:table-cell office:value-type="float" office:value="15778.5144471772" table:style-name="ce1">
            <text:p>15778.5144471772</text:p>
          </table:table-cell>
          <table:table-cell office:value-type="float" office:value="1362072.24691677" table:style-name="ce1">
            <text:p>1362072.24691677</text:p>
          </table:table-cell>
          <table:table-cell office:value-type="float" office:value="0.0739663111649187" table:style-name="ce1">
            <text:p>0.0739663111649187</text:p>
          </table:table-cell>
          <table:table-cell office:value-type="float" office:value="0.238623523369286" table:style-name="ce1">
            <text:p>0.238623523369286</text:p>
          </table:table-cell>
          <table:table-cell office:value-type="float" office:value="0.0021721294847617" table:style-name="ce1">
            <text:p>0.0021721294847617</text:p>
          </table:table-cell>
          <table:table-cell office:value-type="float" office:value="0.195312303216819" table:style-name="ce1">
            <text:p>0.195312303216819</text:p>
          </table:table-cell>
          <table:table-cell office:value-type="float" office:value="0.0603076423817318" table:style-name="ce1">
            <text:p>0.0603076423817318</text:p>
          </table:table-cell>
          <table:table-cell office:value-type="float" office:value="0.000187517603002157" table:style-name="ce1">
            <text:p>0.000187517603002157</text:p>
          </table:table-cell>
          <table:table-cell office:value-type="float" office:value="0.227064202023077" table:style-name="ce1">
            <text:p>0.227064202023077</text:p>
          </table:table-cell>
          <table:table-cell office:value-type="float" office:value="0.223564359441436" table:style-name="ce1">
            <text:p>0.223564359441436</text:p>
          </table:table-cell>
          <table:table-cell office:value-type="float" office:value="0.000125853841621743" table:style-name="ce1">
            <text:p>0.000125853841621743</text:p>
          </table:table-cell>
          <table:table-cell office:value-type="float" office:value="0.0501800013546055" table:style-name="ce1">
            <text:p>0.0501800013546055</text:p>
          </table:table-cell>
          <table:table-cell office:value-type="float" office:value="3.2357782940484" table:style-name="ce1">
            <text:p>3.2357782940484</text:p>
          </table:table-cell>
          <table:table-cell office:value-type="float" office:value="0.0402604236197904" table:style-name="ce1">
            <text:p>0.0402604236197904</text:p>
          </table:table-cell>
          <table:table-cell office:value-type="float" office:value="0.0620098117227205" table:style-name="ce1">
            <text:p>0.0620098117227205</text:p>
          </table:table-cell>
          <table:table-cell office:value-type="float" office:value="8271.86782600132" table:style-name="ce1">
            <text:p>8271.86782600132</text:p>
          </table:table-cell>
          <table:table-cell office:value-type="float" office:value="1180784.60945407" table:style-name="ce1">
            <text:p>1180784.60945407</text:p>
          </table:table-cell>
          <table:table-cell office:value-type="float" office:value="0.131365630802867" table:style-name="ce1">
            <text:p>0.131365630802867</text:p>
          </table:table-cell>
          <table:table-cell office:value-type="float" office:value="11298.878935085" table:style-name="ce1">
            <text:p>11298.878935085</text:p>
          </table:table-cell>
          <table:table-cell office:value-type="float" office:value="1263701.68688652" table:style-name="ce1">
            <text:p>1263701.68688652</text:p>
          </table:table-cell>
          <table:table-cell office:value-type="float" office:value="0.0994917173315026" table:style-name="ce1">
            <text:p>0.0994917173315026</text:p>
          </table:table-cell>
          <table:table-cell office:value-type="float" office:value="15026.9376864182" table:style-name="ce1">
            <text:p>15026.9376864182</text:p>
          </table:table-cell>
          <table:table-cell office:value-type="float" office:value="1354719.55800329" table:style-name="ce1">
            <text:p>1354719.55800329</text:p>
          </table:table-cell>
          <table:table-cell office:value-type="float" office:value="0.0774558483295395" table:style-name="ce1">
            <text:p>0.0774558483295395</text:p>
          </table:table-cell>
          <table:table-cell office:value-type="float" office:value="19499.2251910284" table:style-name="ce1">
            <text:p>19499.2251910284</text:p>
          </table:table-cell>
          <table:table-cell office:value-type="float" office:value="1631604.97262744" table:style-name="ce1">
            <text:p>1631604.97262744</text:p>
          </table:table-cell>
          <table:table-cell office:value-type="float" office:value="0.0655073687342817" table:style-name="ce1">
            <text:p>0.0655073687342817</text:p>
          </table:table-cell>
          <table:table-cell office:value-type="float" office:value="24038.8358640757" table:style-name="ce1">
            <text:p>24038.8358640757</text:p>
          </table:table-cell>
          <table:table-cell office:value-type="float" office:value="1502191.65154358" table:style-name="ce1">
            <text:p>1502191.65154358</text:p>
          </table:table-cell>
          <table:table-cell office:value-type="float" office:value="0.0509858002163935" table:style-name="ce1">
            <text:p>0.0509858002163935</text:p>
          </table:table-cell>
          <table:table-cell office:value-type="float" office:value="57137.7405660119" table:style-name="ce1">
            <text:p>57137.7405660119</text:p>
          </table:table-cell>
          <table:table-cell office:value-type="float" office:value="40945731.9151655" table:style-name="ce1">
            <text:p>40945731.9151655</text:p>
          </table:table-cell>
          <table:table-cell office:value-type="float" office:value="0.111990518795349" table:style-name="ce1">
            <text:p>0.111990518795349</text:p>
          </table:table-cell>
          <table:table-cell office:value-type="float" office:value="1257.72607665646" table:style-name="ce1">
            <text:p>1257.72607665646</text:p>
          </table:table-cell>
          <table:table-cell office:value-type="float" office:value="1180457.86280406" table:style-name="ce1">
            <text:p>1180457.86280406</text:p>
          </table:table-cell>
          <table:table-cell office:value-type="float" office:value="0.863851674290356" table:style-name="ce1">
            <text:p>0.863851674290356</text:p>
          </table:table-cell>
        </table:table-row>
        <table:table-row>
          <table:table-cell office:value-type="string" office:value="Sankt Pölten (Land)" table:style-name="ce1">
            <text:p>Sankt Pölten (Land)</text:p>
          </table:table-cell>
          <table:table-cell office:value-type="float" office:value="17564.2349268094" table:style-name="ce1">
            <text:p>17564.2349268094</text:p>
          </table:table-cell>
          <table:table-cell office:value-type="float" office:value="875334.168952391" table:style-name="ce1">
            <text:p>875334.168952391</text:p>
          </table:table-cell>
          <table:table-cell office:value-type="float" office:value="0.0532669344471695" table:style-name="ce1">
            <text:p>0.0532669344471695</text:p>
          </table:table-cell>
          <table:table-cell office:value-type="float" office:value="0.164018200910046" table:style-name="ce1">
            <text:p>0.164018200910046</text:p>
          </table:table-cell>
          <table:table-cell office:value-type="float" office:value="0.00189482249751269" table:style-name="ce1">
            <text:p>0.00189482249751269</text:p>
          </table:table-cell>
          <table:table-cell office:value-type="float" office:value="0.265394685788243" table:style-name="ce1">
            <text:p>0.265394685788243</text:p>
          </table:table-cell>
          <table:table-cell office:value-type="float" office:value="0.0386979092665821" table:style-name="ce1">
            <text:p>0.0386979092665821</text:p>
          </table:table-cell>
          <table:table-cell office:value-type="float" office:value="0.000234810355105836" table:style-name="ce1">
            <text:p>0.000234810355105836</text:p>
          </table:table-cell>
          <table:table-cell office:value-type="float" office:value="0.39597805732454" table:style-name="ce1">
            <text:p>0.39597805732454</text:p>
          </table:table-cell>
          <table:table-cell office:value-type="float" office:value="0.214987437321363" table:style-name="ce1">
            <text:p>0.214987437321363</text:p>
          </table:table-cell>
          <table:table-cell office:value-type="float" office:value="4.87408031307639e-05" table:style-name="ce1">
            <text:p>4.87408031307639e-05</text:p>
          </table:table-cell>
          <table:table-cell office:value-type="float" office:value="0.032473810918069" table:style-name="ce1">
            <text:p>0.032473810918069</text:p>
          </table:table-cell>
          <table:table-cell office:value-type="float" office:value="3.07583803657531" table:style-name="ce1">
            <text:p>3.07583803657531</text:p>
          </table:table-cell>
          <table:table-cell office:value-type="float" office:value="0.026364631202713" table:style-name="ce1">
            <text:p>0.026364631202713</text:p>
          </table:table-cell>
          <table:table-cell office:value-type="float" office:value="0.0527894803737139" table:style-name="ce1">
            <text:p>0.0527894803737139</text:p>
          </table:table-cell>
          <table:table-cell office:value-type="float" office:value="9548.54867244591" table:style-name="ce1">
            <text:p>9548.54867244591</text:p>
          </table:table-cell>
          <table:table-cell office:value-type="float" office:value="522371.622423354" table:style-name="ce1">
            <text:p>522371.622423354</text:p>
          </table:table-cell>
          <table:table-cell office:value-type="float" office:value="0.075692425461878" table:style-name="ce1">
            <text:p>0.075692425461878</text:p>
          </table:table-cell>
          <table:table-cell office:value-type="float" office:value="12804.7595592569" table:style-name="ce1">
            <text:p>12804.7595592569</text:p>
          </table:table-cell>
          <table:table-cell office:value-type="float" office:value="638631.930365717" table:style-name="ce1">
            <text:p>638631.930365717</text:p>
          </table:table-cell>
          <table:table-cell office:value-type="float" office:value="0.0624099574345135" table:style-name="ce1">
            <text:p>0.0624099574345135</text:p>
          </table:table-cell>
          <table:table-cell office:value-type="float" office:value="16773.9012702778" table:style-name="ce1">
            <text:p>16773.9012702778</text:p>
          </table:table-cell>
          <table:table-cell office:value-type="float" office:value="949626.52647235" table:style-name="ce1">
            <text:p>949626.52647235</text:p>
          </table:table-cell>
          <table:table-cell office:value-type="float" office:value="0.0580954789269542" table:style-name="ce1">
            <text:p>0.0580954789269542</text:p>
          </table:table-cell>
          <table:table-cell office:value-type="float" office:value="21442.9737877794" table:style-name="ce1">
            <text:p>21442.9737877794</text:p>
          </table:table-cell>
          <table:table-cell office:value-type="float" office:value="1374187.11554416" table:style-name="ce1">
            <text:p>1374187.11554416</text:p>
          </table:table-cell>
          <table:table-cell office:value-type="float" office:value="0.0546685961199775" table:style-name="ce1">
            <text:p>0.0546685961199775</text:p>
          </table:table-cell>
          <table:table-cell office:value-type="float" office:value="26369.0201504214" table:style-name="ce1">
            <text:p>26369.0201504214</text:p>
          </table:table-cell>
          <table:table-cell office:value-type="float" office:value="1347955.52090584" table:style-name="ce1">
            <text:p>1347955.52090584</text:p>
          </table:table-cell>
          <table:table-cell office:value-type="float" office:value="0.0440295035676846" table:style-name="ce1">
            <text:p>0.0440295035676846</text:p>
          </table:table-cell>
          <table:table-cell office:value-type="float" office:value="53214.5479793804" table:style-name="ce1">
            <text:p>53214.5479793804</text:p>
          </table:table-cell>
          <table:table-cell office:value-type="float" office:value="18412425.4773688" table:style-name="ce1">
            <text:p>18412425.4773688</text:p>
          </table:table-cell>
          <table:table-cell office:value-type="float" office:value="0.0806352846839422" table:style-name="ce1">
            <text:p>0.0806352846839422</text:p>
          </table:table-cell>
          <table:table-cell office:value-type="float" office:value="945.764517697505" table:style-name="ce1">
            <text:p>945.764517697505</text:p>
          </table:table-cell>
          <table:table-cell office:value-type="float" office:value="219900.762669164" table:style-name="ce1">
            <text:p>219900.762669164</text:p>
          </table:table-cell>
          <table:table-cell office:value-type="float" office:value="0.495827204261761" table:style-name="ce1">
            <text:p>0.495827204261761</text:p>
          </table:table-cell>
        </table:table-row>
        <table:table-row>
          <table:table-cell office:value-type="string" office:value="Sankt Pölten (Stadt)" table:style-name="ce1">
            <text:p>Sankt Pölten (Stadt)</text:p>
          </table:table-cell>
          <table:table-cell office:value-type="float" office:value="15069.7077291943" table:style-name="ce1">
            <text:p>15069.7077291943</text:p>
          </table:table-cell>
          <table:table-cell office:value-type="float" office:value="365605.958821977" table:style-name="ce1">
            <text:p>365605.958821977</text:p>
          </table:table-cell>
          <table:table-cell office:value-type="float" office:value="0.0401237765633363" table:style-name="ce1">
            <text:p>0.0401237765633363</text:p>
          </table:table-cell>
          <table:table-cell office:value-type="float" office:value="0.281656804733728" table:style-name="ce1">
            <text:p>0.281656804733728</text:p>
          </table:table-cell>
          <table:table-cell office:value-type="float" office:value="0.000968907937111331" table:style-name="ce1">
            <text:p>0.000968907937111331</text:p>
          </table:table-cell>
          <table:table-cell office:value-type="float" office:value="0.110514944184676" table:style-name="ce1">
            <text:p>0.110514944184676</text:p>
          </table:table-cell>
          <table:table-cell office:value-type="float" office:value="0.0758618843637174" table:style-name="ce1">
            <text:p>0.0758618843637174</text:p>
          </table:table-cell>
          <table:table-cell office:value-type="float" office:value="7.54410837441217e-05" table:style-name="ce1">
            <text:p>7.54410837441217e-05</text:p>
          </table:table-cell>
          <table:table-cell office:value-type="float" office:value="0.114493368575412" table:style-name="ce1">
            <text:p>0.114493368575412</text:p>
          </table:table-cell>
          <table:table-cell office:value-type="float" office:value="0.232625071157597" table:style-name="ce1">
            <text:p>0.232625071157597</text:p>
          </table:table-cell>
          <table:table-cell office:value-type="float" office:value="6.65460858432246e-05" table:style-name="ce1">
            <text:p>6.65460858432246e-05</text:p>
          </table:table-cell>
          <table:table-cell office:value-type="float" office:value="0.0350674946148559" table:style-name="ce1">
            <text:p>0.0350674946148559</text:p>
          </table:table-cell>
          <table:table-cell office:value-type="float" office:value="3.43207209101044" table:style-name="ce1">
            <text:p>3.43207209101044</text:p>
          </table:table-cell>
          <table:table-cell office:value-type="float" office:value="0.0252361043194171" table:style-name="ce1">
            <text:p>0.0252361043194171</text:p>
          </table:table-cell>
          <table:table-cell office:value-type="float" office:value="0.0462865440079406" table:style-name="ce1">
            <text:p>0.0462865440079406</text:p>
          </table:table-cell>
          <table:table-cell office:value-type="float" office:value="7672.3191622409" table:style-name="ce1">
            <text:p>7672.3191622409</text:p>
          </table:table-cell>
          <table:table-cell office:value-type="float" office:value="386529.934686586" table:style-name="ce1">
            <text:p>386529.934686586</text:p>
          </table:table-cell>
          <table:table-cell office:value-type="float" office:value="0.0810335575574216" table:style-name="ce1">
            <text:p>0.0810335575574216</text:p>
          </table:table-cell>
          <table:table-cell office:value-type="float" office:value="10684.390583613" table:style-name="ce1">
            <text:p>10684.390583613</text:p>
          </table:table-cell>
          <table:table-cell office:value-type="float" office:value="353779.456007014" table:style-name="ce1">
            <text:p>353779.456007014</text:p>
          </table:table-cell>
          <table:table-cell office:value-type="float" office:value="0.0556694010823416" table:style-name="ce1">
            <text:p>0.0556694010823416</text:p>
          </table:table-cell>
          <table:table-cell office:value-type="float" office:value="14327.7121462837" table:style-name="ce1">
            <text:p>14327.7121462837</text:p>
          </table:table-cell>
          <table:table-cell office:value-type="float" office:value="428386.046433187" table:style-name="ce1">
            <text:p>428386.046433187</text:p>
          </table:table-cell>
          <table:table-cell office:value-type="float" office:value="0.045681547811968" table:style-name="ce1">
            <text:p>0.045681547811968</text:p>
          </table:table-cell>
          <table:table-cell office:value-type="float" office:value="18608.5102502288" table:style-name="ce1">
            <text:p>18608.5102502288</text:p>
          </table:table-cell>
          <table:table-cell office:value-type="float" office:value="579941.242026186" table:style-name="ce1">
            <text:p>579941.242026186</text:p>
          </table:table-cell>
          <table:table-cell office:value-type="float" office:value="0.0409242181598199" table:style-name="ce1">
            <text:p>0.0409242181598199</text:p>
          </table:table-cell>
          <table:table-cell office:value-type="float" office:value="23121.5323431186" table:style-name="ce1">
            <text:p>23121.5323431186</text:p>
          </table:table-cell>
          <table:table-cell office:value-type="float" office:value="427499.699473797" table:style-name="ce1">
            <text:p>427499.699473797</text:p>
          </table:table-cell>
          <table:table-cell office:value-type="float" office:value="0.0282781695438764" table:style-name="ce1">
            <text:p>0.0282781695438764</text:p>
          </table:table-cell>
          <table:table-cell office:value-type="float" office:value="65640.4804412272" table:style-name="ce1">
            <text:p>65640.4804412272</text:p>
          </table:table-cell>
          <table:table-cell office:value-type="float" office:value="103014268.58185" table:style-name="ce1">
            <text:p>103014268.58185</text:p>
          </table:table-cell>
          <table:table-cell office:value-type="float" office:value="0.154624013034289" table:style-name="ce1">
            <text:p>0.154624013034289</text:p>
          </table:table-cell>
          <table:table-cell office:value-type="float" office:value="1020.11900681408" table:style-name="ce1">
            <text:p>1020.11900681408</text:p>
          </table:table-cell>
          <table:table-cell office:value-type="float" office:value="416604.094469733" table:style-name="ce1">
            <text:p>416604.094469733</text:p>
          </table:table-cell>
          <table:table-cell office:value-type="float" office:value="0.632719074952412" table:style-name="ce1">
            <text:p>0.632719074952412</text:p>
          </table:table-cell>
        </table:table-row>
        <table:table-row>
          <table:table-cell office:value-type="string" office:value="Scheibbs" table:style-name="ce1">
            <text:p>Scheibbs</text:p>
          </table:table-cell>
          <table:table-cell office:value-type="float" office:value="15547.7046294544" table:style-name="ce1">
            <text:p>15547.7046294544</text:p>
          </table:table-cell>
          <table:table-cell office:value-type="float" office:value="5586835.76504472" table:style-name="ce1">
            <text:p>5586835.76504472</text:p>
          </table:table-cell>
          <table:table-cell office:value-type="float" office:value="0.152025580670803" table:style-name="ce1">
            <text:p>0.152025580670803</text:p>
          </table:table-cell>
          <table:table-cell office:value-type="float" office:value="0.251764705882353" table:style-name="ce1">
            <text:p>0.251764705882353</text:p>
          </table:table-cell>
          <table:table-cell office:value-type="float" office:value="0.0175141365209185" table:style-name="ce1">
            <text:p>0.0175141365209185</text:p>
          </table:table-cell>
          <table:table-cell office:value-type="float" office:value="0.525653448247058" table:style-name="ce1">
            <text:p>0.525653448247058</text:p>
          </table:table-cell>
          <table:table-cell office:value-type="float" office:value="0.0648500473813795" table:style-name="ce1">
            <text:p>0.0648500473813795</text:p>
          </table:table-cell>
          <table:table-cell office:value-type="float" office:value="0.00267599145438755" table:style-name="ce1">
            <text:p>0.00267599145438755</text:p>
          </table:table-cell>
          <table:table-cell office:value-type="float" office:value="0.797686171655463" table:style-name="ce1">
            <text:p>0.797686171655463</text:p>
          </table:table-cell>
          <table:table-cell office:value-type="float" office:value="0.218508712402482" table:style-name="ce1">
            <text:p>0.218508712402482</text:p>
          </table:table-cell>
          <table:table-cell office:value-type="float" office:value="0.00097809124523946" table:style-name="ce1">
            <text:p>0.00097809124523946</text:p>
          </table:table-cell>
          <table:table-cell office:value-type="float" office:value="0.143126788926863" table:style-name="ce1">
            <text:p>0.143126788926863</text:p>
          </table:table-cell>
          <table:table-cell office:value-type="float" office:value="3.19001101724714" table:style-name="ce1">
            <text:p>3.19001101724714</text:p>
          </table:table-cell>
          <table:table-cell office:value-type="float" office:value="0.429534361545931" table:style-name="ce1">
            <text:p>0.429534361545931</text:p>
          </table:table-cell>
          <table:table-cell office:value-type="float" office:value="0.205450296793316" table:style-name="ce1">
            <text:p>0.205450296793316</text:p>
          </table:table-cell>
          <table:table-cell office:value-type="float" office:value="8150.06655562503" table:style-name="ce1">
            <text:p>8150.06655562503</text:p>
          </table:table-cell>
          <table:table-cell office:value-type="float" office:value="4459923.34376702" table:style-name="ce1">
            <text:p>4459923.34376702</text:p>
          </table:table-cell>
          <table:table-cell office:value-type="float" office:value="0.259120958683408" table:style-name="ce1">
            <text:p>0.259120958683408</text:p>
          </table:table-cell>
          <table:table-cell office:value-type="float" office:value="11148.7310804434" table:style-name="ce1">
            <text:p>11148.7310804434</text:p>
          </table:table-cell>
          <table:table-cell office:value-type="float" office:value="5454689.31961367" table:style-name="ce1">
            <text:p>5454689.31961367</text:p>
          </table:table-cell>
          <table:table-cell office:value-type="float" office:value="0.20948820229859" table:style-name="ce1">
            <text:p>0.20948820229859</text:p>
          </table:table-cell>
          <table:table-cell office:value-type="float" office:value="15076.2611543796" table:style-name="ce1">
            <text:p>15076.2611543796</text:p>
          </table:table-cell>
          <table:table-cell office:value-type="float" office:value="5881307.20290941" table:style-name="ce1">
            <text:p>5881307.20290941</text:p>
          </table:table-cell>
          <table:table-cell office:value-type="float" office:value="0.16085822814299" table:style-name="ce1">
            <text:p>0.16085822814299</text:p>
          </table:table-cell>
          <table:table-cell office:value-type="float" office:value="19240.7789719149" table:style-name="ce1">
            <text:p>19240.7789719149</text:p>
          </table:table-cell>
          <table:table-cell office:value-type="float" office:value="6275784.69603105" table:style-name="ce1">
            <text:p>6275784.69603105</text:p>
          </table:table-cell>
          <table:table-cell office:value-type="float" office:value="0.130200114818729" table:style-name="ce1">
            <text:p>0.130200114818729</text:p>
          </table:table-cell>
          <table:table-cell office:value-type="float" office:value="23497.0709587394" table:style-name="ce1">
            <text:p>23497.0709587394</text:p>
          </table:table-cell>
          <table:table-cell office:value-type="float" office:value="6081091.46044531" table:style-name="ce1">
            <text:p>6081091.46044531</text:p>
          </table:table-cell>
          <table:table-cell office:value-type="float" office:value="0.10494869417625" table:style-name="ce1">
            <text:p>0.10494869417625</text:p>
          </table:table-cell>
          <table:table-cell office:value-type="float" office:value="41001.7703689456" table:style-name="ce1">
            <text:p>41001.7703689456</text:p>
          </table:table-cell>
          <table:table-cell office:value-type="float" office:value="19985861.3255252" table:style-name="ce1">
            <text:p>19985861.3255252</text:p>
          </table:table-cell>
          <table:table-cell office:value-type="float" office:value="0.109033216942583" table:style-name="ce1">
            <text:p>0.109033216942583</text:p>
          </table:table-cell>
          <table:table-cell office:value-type="float" office:value="1538.2851052408" table:style-name="ce1">
            <text:p>1538.2851052408</text:p>
          </table:table-cell>
          <table:table-cell office:value-type="float" office:value="1690443.82766297" table:style-name="ce1">
            <text:p>1690443.82766297</text:p>
          </table:table-cell>
          <table:table-cell office:value-type="float" office:value="0.845207879418257" table:style-name="ce1">
            <text:p>0.845207879418257</text:p>
          </table:table-cell>
        </table:table-row>
        <table:table-row>
          <table:table-cell office:value-type="string" office:value="Tulln" table:style-name="ce1">
            <text:p>Tulln</text:p>
          </table:table-cell>
          <table:table-cell office:value-type="float" office:value="21195.707747322" table:style-name="ce1">
            <text:p>21195.707747322</text:p>
          </table:table-cell>
          <table:table-cell office:value-type="float" office:value="113279.856984151" table:style-name="ce1">
            <text:p>113279.856984151</text:p>
          </table:table-cell>
          <table:table-cell office:value-type="float" office:value="0.0158791928554344" table:style-name="ce1">
            <text:p>0.0158791928554344</text:p>
          </table:table-cell>
          <table:table-cell office:value-type="float" office:value="0.0680272108843537" table:style-name="ce1">
            <text:p>0.0680272108843537</text:p>
          </table:table-cell>
          <table:table-cell office:value-type="float" office:value="5.02375039206915e-05" table:style-name="ce1">
            <text:p>5.02375039206915e-05</text:p>
          </table:table-cell>
          <table:table-cell office:value-type="float" office:value="0.104191277092769" table:style-name="ce1">
            <text:p>0.104191277092769</text:p>
          </table:table-cell>
          <table:table-cell office:value-type="float" office:value="0.0136836298447813" table:style-name="ce1">
            <text:p>0.0136836298447813</text:p>
          </table:table-cell>
          <table:table-cell office:value-type="float" office:value="4.68486829778932e-06" table:style-name="ce1">
            <text:p>4.68486829778932e-06</text:p>
          </table:table-cell>
          <table:table-cell office:value-type="float" office:value="0.15817847187428" table:style-name="ce1">
            <text:p>0.15817847187428</text:p>
          </table:table-cell>
          <table:table-cell office:value-type="float" office:value="0.199990644149633" table:style-name="ce1">
            <text:p>0.199990644149633</text:p>
          </table:table-cell>
          <table:table-cell office:value-type="float" office:value="5.12042868378107e-06" table:style-name="ce1">
            <text:p>5.12042868378107e-06</text:p>
          </table:table-cell>
          <table:table-cell office:value-type="float" office:value="0.0113147114159444" table:style-name="ce1">
            <text:p>0.0113147114159444</text:p>
          </table:table-cell>
          <table:table-cell office:value-type="float" office:value="2.80684859976443" table:style-name="ce1">
            <text:p>2.80684859976443</text:p>
          </table:table-cell>
          <table:table-cell office:value-type="float" office:value="0.00190043592424171" table:style-name="ce1">
            <text:p>0.00190043592424171</text:p>
          </table:table-cell>
          <table:table-cell office:value-type="float" office:value="0.0155312935461766" table:style-name="ce1">
            <text:p>0.0155312935461766</text:p>
          </table:table-cell>
          <table:table-cell office:value-type="float" office:value="12243.0601790886" table:style-name="ce1">
            <text:p>12243.0601790886</text:p>
          </table:table-cell>
          <table:table-cell office:value-type="float" office:value="26824.8956474687" table:style-name="ce1">
            <text:p>26824.8956474687</text:p>
          </table:table-cell>
          <table:table-cell office:value-type="float" office:value="0.0133776255753696" table:style-name="ce1">
            <text:p>0.0133776255753696</text:p>
          </table:table-cell>
          <table:table-cell office:value-type="float" office:value="15813.1975499287" table:style-name="ce1">
            <text:p>15813.1975499287</text:p>
          </table:table-cell>
          <table:table-cell office:value-type="float" office:value="67583.0230605513" table:style-name="ce1">
            <text:p>67583.0230605513</text:p>
          </table:table-cell>
          <table:table-cell office:value-type="float" office:value="0.0164398976973919" table:style-name="ce1">
            <text:p>0.0164398976973919</text:p>
          </table:table-cell>
          <table:table-cell office:value-type="float" office:value="20297.4889258199" table:style-name="ce1">
            <text:p>20297.4889258199</text:p>
          </table:table-cell>
          <table:table-cell office:value-type="float" office:value="188000.714835604" table:style-name="ce1">
            <text:p>188000.714835604</text:p>
          </table:table-cell>
          <table:table-cell office:value-type="float" office:value="0.0213617799561366" table:style-name="ce1">
            <text:p>0.0213617799561366</text:p>
          </table:table-cell>
          <table:table-cell office:value-type="float" office:value="25485.2028840855" table:style-name="ce1">
            <text:p>25485.2028840855</text:p>
          </table:table-cell>
          <table:table-cell office:value-type="float" office:value="172694.96514099" table:style-name="ce1">
            <text:p>172694.96514099</text:p>
          </table:table-cell>
          <table:table-cell office:value-type="float" office:value="0.0163061616265062" table:style-name="ce1">
            <text:p>0.0163061616265062</text:p>
          </table:table-cell>
          <table:table-cell office:value-type="float" office:value="30934.5698081596" table:style-name="ce1">
            <text:p>30934.5698081596</text:p>
          </table:table-cell>
          <table:table-cell office:value-type="float" office:value="270206.647420654" table:style-name="ce1">
            <text:p>270206.647420654</text:p>
          </table:table-cell>
          <table:table-cell office:value-type="float" office:value="0.0168036618590377" table:style-name="ce1">
            <text:p>0.0168036618590377</text:p>
          </table:table-cell>
          <table:table-cell office:value-type="float" office:value="70419.5244937515" table:style-name="ce1">
            <text:p>70419.5244937515</text:p>
          </table:table-cell>
          <table:table-cell office:value-type="float" office:value="21328772.1949549" table:style-name="ce1">
            <text:p>21328772.1949549</text:p>
          </table:table-cell>
          <table:table-cell office:value-type="float" office:value="0.0655827826531117" table:style-name="ce1">
            <text:p>0.0655827826531117</text:p>
          </table:table-cell>
          <table:table-cell office:value-type="float" office:value="1988.96927377175" table:style-name="ce1">
            <text:p>1988.96927377175</text:p>
          </table:table-cell>
          <table:table-cell office:value-type="float" office:value="1532902.17909948" table:style-name="ce1">
            <text:p>1532902.17909948</text:p>
          </table:table-cell>
          <table:table-cell office:value-type="float" office:value="0.622485366965243" table:style-name="ce1">
            <text:p>0.622485366965243</text:p>
          </table:table-cell>
        </table:table-row>
        <table:table-row>
          <table:table-cell office:value-type="string" office:value="Waidhofen an der Thaya" table:style-name="ce1">
            <text:p>Waidhofen an der Thaya</text:p>
          </table:table-cell>
          <table:table-cell office:value-type="float" office:value="14579.2552693238" table:style-name="ce1">
            <text:p>14579.2552693238</text:p>
          </table:table-cell>
          <table:table-cell office:value-type="float" office:value="4402061.34977244" table:style-name="ce1">
            <text:p>4402061.34977244</text:p>
          </table:table-cell>
          <table:table-cell office:value-type="float" office:value="0.143910573964138" table:style-name="ce1">
            <text:p>0.143910573964138</text:p>
          </table:table-cell>
          <table:table-cell office:value-type="float" office:value="0.307717569786535" table:style-name="ce1">
            <text:p>0.307717569786535</text:p>
          </table:table-cell>
          <table:table-cell office:value-type="float" office:value="0.0123703937381532" table:style-name="ce1">
            <text:p>0.0123703937381532</text:p>
          </table:table-cell>
          <table:table-cell office:value-type="float" office:value="0.361442708160225" table:style-name="ce1">
            <text:p>0.361442708160225</text:p>
          </table:table-cell>
          <table:table-cell office:value-type="float" office:value="0.0856015739217026" table:style-name="ce1">
            <text:p>0.0856015739217026</text:p>
          </table:table-cell>
          <table:table-cell office:value-type="float" office:value="0.00194612365711897" table:style-name="ce1">
            <text:p>0.00194612365711897</text:p>
          </table:table-cell>
          <table:table-cell office:value-type="float" office:value="0.515351406946394" table:style-name="ce1">
            <text:p>0.515351406946394</text:p>
          </table:table-cell>
          <table:table-cell office:value-type="float" office:value="0.228955985148586" table:style-name="ce1">
            <text:p>0.228955985148586</text:p>
          </table:table-cell>
          <table:table-cell office:value-type="float" office:value="0.000773223760227672" table:style-name="ce1">
            <text:p>0.000773223760227672</text:p>
          </table:table-cell>
          <table:table-cell office:value-type="float" office:value="0.121450860031911" table:style-name="ce1">
            <text:p>0.121450860031911</text:p>
          </table:table-cell>
          <table:table-cell office:value-type="float" office:value="3.406866002807" table:style-name="ce1">
            <text:p>3.406866002807</text:p>
          </table:table-cell>
          <table:table-cell office:value-type="float" office:value="0.338519504533533" table:style-name="ce1">
            <text:p>0.338519504533533</text:p>
          </table:table-cell>
          <table:table-cell office:value-type="float" office:value="0.170779916088908" table:style-name="ce1">
            <text:p>0.170779916088908</text:p>
          </table:table-cell>
          <table:table-cell office:value-type="float" office:value="7420.64960837282" table:style-name="ce1">
            <text:p>7420.64960837282</text:p>
          </table:table-cell>
          <table:table-cell office:value-type="float" office:value="2924332.17889578" table:style-name="ce1">
            <text:p>2924332.17889578</text:p>
          </table:table-cell>
          <table:table-cell office:value-type="float" office:value="0.230447194985323" table:style-name="ce1">
            <text:p>0.230447194985323</text:p>
          </table:table-cell>
          <table:table-cell office:value-type="float" office:value="10339.3780130912" table:style-name="ce1">
            <text:p>10339.3780130912</text:p>
          </table:table-cell>
          <table:table-cell office:value-type="float" office:value="3630008.80174731" table:style-name="ce1">
            <text:p>3630008.80174731</text:p>
          </table:table-cell>
          <table:table-cell office:value-type="float" office:value="0.184272032202678" table:style-name="ce1">
            <text:p>0.184272032202678</text:p>
          </table:table-cell>
          <table:table-cell office:value-type="float" office:value="14118.5367809557" table:style-name="ce1">
            <text:p>14118.5367809557</text:p>
          </table:table-cell>
          <table:table-cell office:value-type="float" office:value="4886803.51444312" table:style-name="ce1">
            <text:p>4886803.51444312</text:p>
          </table:table-cell>
          <table:table-cell office:value-type="float" office:value="0.156575118550087" table:style-name="ce1">
            <text:p>0.156575118550087</text:p>
          </table:table-cell>
          <table:table-cell office:value-type="float" office:value="18055.8690443074" table:style-name="ce1">
            <text:p>18055.8690443074</text:p>
          </table:table-cell>
          <table:table-cell office:value-type="float" office:value="5925481.71403494" table:style-name="ce1">
            <text:p>5925481.71403494</text:p>
          </table:table-cell>
          <table:table-cell office:value-type="float" office:value="0.134816620058004" table:style-name="ce1">
            <text:p>0.134816620058004</text:p>
          </table:table-cell>
          <table:table-cell office:value-type="float" office:value="22474.1818314798" table:style-name="ce1">
            <text:p>22474.1818314798</text:p>
          </table:table-cell>
          <table:table-cell office:value-type="float" office:value="6824542.12524821" table:style-name="ce1">
            <text:p>6824542.12524821</text:p>
          </table:table-cell>
          <table:table-cell office:value-type="float" office:value="0.116239268735428" table:style-name="ce1">
            <text:p>0.116239268735428</text:p>
          </table:table-cell>
          <table:table-cell office:value-type="float" office:value="37157.7594798586" table:style-name="ce1">
            <text:p>37157.7594798586</text:p>
          </table:table-cell>
          <table:table-cell office:value-type="float" office:value="47367213.8661148" table:style-name="ce1">
            <text:p>47367213.8661148</text:p>
          </table:table-cell>
          <table:table-cell office:value-type="float" office:value="0.185220648710573" table:style-name="ce1">
            <text:p>0.185220648710573</text:p>
          </table:table-cell>
          <table:table-cell office:value-type="float" office:value="1502.6940669551" table:style-name="ce1">
            <text:p>1502.6940669551</text:p>
          </table:table-cell>
          <table:table-cell office:value-type="float" office:value="1368456.46183026" table:style-name="ce1">
            <text:p>1368456.46183026</text:p>
          </table:table-cell>
          <table:table-cell office:value-type="float" office:value="0.77847544895666" table:style-name="ce1">
            <text:p>0.77847544895666</text:p>
          </table:table-cell>
        </table:table-row>
        <table:table-row>
          <table:table-cell office:value-type="string" office:value="Waidhofen an der Ybbs (Stadt)" table:style-name="ce1">
            <text:p>Waidhofen an der Ybbs (Stadt)</text:p>
          </table:table-cell>
          <table:table-cell office:value-type="float" office:value="18727.796122796" table:style-name="ce1">
            <text:p>18727.796122796</text:p>
          </table:table-cell>
          <table:table-cell office:value-type="float" office:value="4228516.3489073" table:style-name="ce1">
            <text:p>4228516.3489073</text:p>
          </table:table-cell>
          <table:table-cell office:value-type="float" office:value="0.109801262630203" table:style-name="ce1">
            <text:p>0.109801262630203</text:p>
          </table:table-cell>
          <table:table-cell office:value-type="float" office:value="0.142528735632184" table:style-name="ce1">
            <text:p>0.142528735632184</text:p>
          </table:table-cell>
          <table:table-cell office:value-type="float" office:value="0.00730030387105298" table:style-name="ce1">
            <text:p>0.00730030387105298</text:p>
          </table:table-cell>
          <table:table-cell office:value-type="float" office:value="0.599470803740216" table:style-name="ce1">
            <text:p>0.599470803740216</text:p>
          </table:table-cell>
          <table:table-cell office:value-type="float" office:value="0.0324296934452045" table:style-name="ce1">
            <text:p>0.0324296934452045</text:p>
          </table:table-cell>
          <table:table-cell office:value-type="float" office:value="0.000798162985926087" table:style-name="ce1">
            <text:p>0.000798162985926087</text:p>
          </table:table-cell>
          <table:table-cell office:value-type="float" office:value="0.871170074540537" table:style-name="ce1">
            <text:p>0.871170074540537</text:p>
          </table:table-cell>
          <table:table-cell office:value-type="float" office:value="0.217450234099138" table:style-name="ce1">
            <text:p>0.217450234099138</text:p>
          </table:table-cell>
          <table:table-cell office:value-type="float" office:value="0.000487373474073244" table:style-name="ce1">
            <text:p>0.000487373474073244</text:p>
          </table:table-cell>
          <table:table-cell office:value-type="float" office:value="0.101524548011279" table:style-name="ce1">
            <text:p>0.101524548011279</text:p>
          </table:table-cell>
          <table:table-cell office:value-type="float" office:value="3.07504868830574" table:style-name="ce1">
            <text:p>3.07504868830574</text:p>
          </table:table-cell>
          <table:table-cell office:value-type="float" office:value="0.269094668964202" table:style-name="ce1">
            <text:p>0.269094668964202</text:p>
          </table:table-cell>
          <table:table-cell office:value-type="float" office:value="0.168694355168537" table:style-name="ce1">
            <text:p>0.168694355168537</text:p>
          </table:table-cell>
          <table:table-cell office:value-type="float" office:value="10112.9635111986" table:style-name="ce1">
            <text:p>10112.9635111986</text:p>
          </table:table-cell>
          <table:table-cell office:value-type="float" office:value="4262927.6208104" table:style-name="ce1">
            <text:p>4262927.6208104</text:p>
          </table:table-cell>
          <table:table-cell office:value-type="float" office:value="0.204162295099683" table:style-name="ce1">
            <text:p>0.204162295099683</text:p>
          </table:table-cell>
          <table:table-cell office:value-type="float" office:value="13403.8679617816" table:style-name="ce1">
            <text:p>13403.8679617816</text:p>
          </table:table-cell>
          <table:table-cell office:value-type="float" office:value="3413178.65249283" table:style-name="ce1">
            <text:p>3413178.65249283</text:p>
          </table:table-cell>
          <table:table-cell office:value-type="float" office:value="0.137831781428303" table:style-name="ce1">
            <text:p>0.137831781428303</text:p>
          </table:table-cell>
          <table:table-cell office:value-type="float" office:value="17933.1016941031" table:style-name="ce1">
            <text:p>17933.1016941031</text:p>
          </table:table-cell>
          <table:table-cell office:value-type="float" office:value="4662844.88829562" table:style-name="ce1">
            <text:p>4662844.88829562</text:p>
          </table:table-cell>
          <table:table-cell office:value-type="float" office:value="0.120412084050791" table:style-name="ce1">
            <text:p>0.120412084050791</text:p>
          </table:table-cell>
          <table:table-cell office:value-type="float" office:value="22887.5647408635" table:style-name="ce1">
            <text:p>22887.5647408635</text:p>
          </table:table-cell>
          <table:table-cell office:value-type="float" office:value="4648297.90739407" table:style-name="ce1">
            <text:p>4648297.90739407</text:p>
          </table:table-cell>
          <table:table-cell office:value-type="float" office:value="0.0941992383331333" table:style-name="ce1">
            <text:p>0.0941992383331333</text:p>
          </table:table-cell>
          <table:table-cell office:value-type="float" office:value="27916.6499571045" table:style-name="ce1">
            <text:p>27916.6499571045</text:p>
          </table:table-cell>
          <table:table-cell office:value-type="float" office:value="6324202.18602012" table:style-name="ce1">
            <text:p>6324202.18602012</text:p>
          </table:table-cell>
          <table:table-cell office:value-type="float" office:value="0.0900823219442014" table:style-name="ce1">
            <text:p>0.0900823219442014</text:p>
          </table:table-cell>
          <table:table-cell office:value-type="float" office:value="62295.3048410388" table:style-name="ce1">
            <text:p>62295.3048410388</text:p>
          </table:table-cell>
          <table:table-cell office:value-type="float" office:value="46275347.8557711" table:style-name="ce1">
            <text:p>46275347.8557711</text:p>
          </table:table-cell>
          <table:table-cell office:value-type="float" office:value="0.109199218590755" table:style-name="ce1">
            <text:p>0.109199218590755</text:p>
          </table:table-cell>
          <table:table-cell office:value-type="float" office:value="4299.03039897372" table:style-name="ce1">
            <text:p>4299.03039897372</text:p>
          </table:table-cell>
          <table:table-cell office:value-type="float" office:value="2627726.82593933" table:style-name="ce1">
            <text:p>2627726.82593933</text:p>
          </table:table-cell>
          <table:table-cell office:value-type="float" office:value="0.377067925203973" table:style-name="ce1">
            <text:p>0.377067925203973</text:p>
          </table:table-cell>
        </table:table-row>
        <table:table-row>
          <table:table-cell office:value-type="string" office:value="Wiener Neustadt (Land)" table:style-name="ce1">
            <text:p>Wiener Neustadt (Land)</text:p>
          </table:table-cell>
          <table:table-cell office:value-type="float" office:value="20000.9424764072" table:style-name="ce1">
            <text:p>20000.9424764072</text:p>
          </table:table-cell>
          <table:table-cell office:value-type="float" office:value="715048.70552482" table:style-name="ce1">
            <text:p>715048.70552482</text:p>
          </table:table-cell>
          <table:table-cell office:value-type="float" office:value="0.0422782839834664" table:style-name="ce1">
            <text:p>0.0422782839834664</text:p>
          </table:table-cell>
          <table:table-cell office:value-type="float" office:value="0.0975438596491228" table:style-name="ce1">
            <text:p>0.0975438596491228</text:p>
          </table:table-cell>
          <table:table-cell office:value-type="float" office:value="0.000476183441058787" table:style-name="ce1">
            <text:p>0.000476183441058787</text:p>
          </table:table-cell>
          <table:table-cell office:value-type="float" office:value="0.2237109327679" table:style-name="ce1">
            <text:p>0.2237109327679</text:p>
          </table:table-cell>
          <table:table-cell office:value-type="float" office:value="0.0198648761265281" table:style-name="ce1">
            <text:p>0.0198648761265281</text:p>
          </table:table-cell>
          <table:table-cell office:value-type="float" office:value="3.84627069788911e-05" table:style-name="ce1">
            <text:p>3.84627069788911e-05</text:p>
          </table:table-cell>
          <table:table-cell office:value-type="float" office:value="0.312200836195681" table:style-name="ce1">
            <text:p>0.312200836195681</text:p>
          </table:table-cell>
          <table:table-cell office:value-type="float" office:value="0.204840117935207" table:style-name="ce1">
            <text:p>0.204840117935207</text:p>
          </table:table-cell>
          <table:table-cell office:value-type="float" office:value="6.14766076324861e-05" table:style-name="ce1">
            <text:p>6.14766076324861e-05</text:p>
          </table:table-cell>
          <table:table-cell office:value-type="float" office:value="0.0382771796120057" table:style-name="ce1">
            <text:p>0.0382771796120057</text:p>
          </table:table-cell>
          <table:table-cell office:value-type="float" office:value="2.89095866512967" table:style-name="ce1">
            <text:p>2.89095866512967</text:p>
          </table:table-cell>
          <table:table-cell office:value-type="float" office:value="0.0180068833016881" table:style-name="ce1">
            <text:p>0.0180068833016881</text:p>
          </table:table-cell>
          <table:table-cell office:value-type="float" office:value="0.0464170347253389" table:style-name="ce1">
            <text:p>0.0464170347253389</text:p>
          </table:table-cell>
          <table:table-cell office:value-type="float" office:value="11342.53600253" table:style-name="ce1">
            <text:p>11342.53600253</text:p>
          </table:table-cell>
          <table:table-cell office:value-type="float" office:value="653618.154534623" table:style-name="ce1">
            <text:p>653618.154534623</text:p>
          </table:table-cell>
          <table:table-cell office:value-type="float" office:value="0.0712774061208775" table:style-name="ce1">
            <text:p>0.0712774061208775</text:p>
          </table:table-cell>
          <table:table-cell office:value-type="float" office:value="14818.7140571712" table:style-name="ce1">
            <text:p>14818.7140571712</text:p>
          </table:table-cell>
          <table:table-cell office:value-type="float" office:value="640330.754784533" table:style-name="ce1">
            <text:p>640330.754784533</text:p>
          </table:table-cell>
          <table:table-cell office:value-type="float" office:value="0.0539997392453441" table:style-name="ce1">
            <text:p>0.0539997392453441</text:p>
          </table:table-cell>
          <table:table-cell office:value-type="float" office:value="19211.4086531702" table:style-name="ce1">
            <text:p>19211.4086531702</text:p>
          </table:table-cell>
          <table:table-cell office:value-type="float" office:value="689410.337555114" table:style-name="ce1">
            <text:p>689410.337555114</text:p>
          </table:table-cell>
          <table:table-cell office:value-type="float" office:value="0.0432194947458827" table:style-name="ce1">
            <text:p>0.0432194947458827</text:p>
          </table:table-cell>
          <table:table-cell office:value-type="float" office:value="24163.7384044989" table:style-name="ce1">
            <text:p>24163.7384044989</text:p>
          </table:table-cell>
          <table:table-cell office:value-type="float" office:value="589702.295595039" table:style-name="ce1">
            <text:p>589702.295595039</text:p>
          </table:table-cell>
          <table:table-cell office:value-type="float" office:value="0.0317798822524347" table:style-name="ce1">
            <text:p>0.0317798822524347</text:p>
          </table:table-cell>
          <table:table-cell office:value-type="float" office:value="29528.9815076541" table:style-name="ce1">
            <text:p>29528.9815076541</text:p>
          </table:table-cell>
          <table:table-cell office:value-type="float" office:value="1338482.32433695" table:style-name="ce1">
            <text:p>1338482.32433695</text:p>
          </table:table-cell>
          <table:table-cell office:value-type="float" office:value="0.0391794064491236" table:style-name="ce1">
            <text:p>0.0391794064491236</text:p>
          </table:table-cell>
          <table:table-cell office:value-type="float" office:value="62587.4827365935" table:style-name="ce1">
            <text:p>62587.4827365935</text:p>
          </table:table-cell>
          <table:table-cell office:value-type="float" office:value="12405075.287149" table:style-name="ce1">
            <text:p>12405075.287149</text:p>
          </table:table-cell>
          <table:table-cell office:value-type="float" office:value="0.0562745741952962" table:style-name="ce1">
            <text:p>0.0562745741952962</text:p>
          </table:table-cell>
          <table:table-cell office:value-type="float" office:value="2065.42904488069" table:style-name="ce1">
            <text:p>2065.42904488069</text:p>
          </table:table-cell>
          <table:table-cell office:value-type="float" office:value="477648.159324715" table:style-name="ce1">
            <text:p>477648.159324715</text:p>
          </table:table-cell>
          <table:table-cell office:value-type="float" office:value="0.334613743220844" table:style-name="ce1">
            <text:p>0.334613743220844</text:p>
          </table:table-cell>
        </table:table-row>
        <table:table-row>
          <table:table-cell office:value-type="string" office:value="Wiener Neustadt (Stadt)" table:style-name="ce1">
            <text:p>Wiener Neustadt (Stadt)</text:p>
          </table:table-cell>
          <table:table-cell office:value-type="float" office:value="17003.7178760968" table:style-name="ce1">
            <text:p>17003.7178760968</text:p>
          </table:table-cell>
          <table:table-cell office:value-type="float" office:value="769790.867879386" table:style-name="ce1">
            <text:p>769790.867879386</text:p>
          </table:table-cell>
          <table:table-cell office:value-type="float" office:value="0.0515991427848343" table:style-name="ce1">
            <text:p>0.0515991427848343</text:p>
          </table:table-cell>
          <table:table-cell office:value-type="float" office:value="0.189160467587673" table:style-name="ce1">
            <text:p>0.189160467587673</text:p>
          </table:table-cell>
          <table:table-cell office:value-type="float" office:value="0.0016911034793519" table:style-name="ce1">
            <text:p>0.0016911034793519</text:p>
          </table:table-cell>
          <table:table-cell office:value-type="float" office:value="0.217397583657521" table:style-name="ce1">
            <text:p>0.217397583657521</text:p>
          </table:table-cell>
          <table:table-cell office:value-type="float" office:value="0.0469422075449103" table:style-name="ce1">
            <text:p>0.0469422075449103</text:p>
          </table:table-cell>
          <table:table-cell office:value-type="float" office:value="9.98595761058877e-05" table:style-name="ce1">
            <text:p>9.98595761058877e-05</text:p>
          </table:table-cell>
          <table:table-cell office:value-type="float" office:value="0.212878278660906" table:style-name="ce1">
            <text:p>0.212878278660906</text:p>
          </table:table-cell>
          <table:table-cell office:value-type="float" office:value="0.210914678152781" table:style-name="ce1">
            <text:p>0.210914678152781</text:p>
          </table:table-cell>
          <table:table-cell office:value-type="float" office:value="6.24795659925491e-05" table:style-name="ce1">
            <text:p>6.24795659925491e-05</text:p>
          </table:table-cell>
          <table:table-cell office:value-type="float" office:value="0.0374767738020593" table:style-name="ce1">
            <text:p>0.0374767738020593</text:p>
          </table:table-cell>
          <table:table-cell office:value-type="float" office:value="3.03039878370678" table:style-name="ce1">
            <text:p>3.03039878370678</text:p>
          </table:table-cell>
          <table:table-cell office:value-type="float" office:value="0.0177600842489059" table:style-name="ce1">
            <text:p>0.0177600842489059</text:p>
          </table:table-cell>
          <table:table-cell office:value-type="float" office:value="0.0439767092038485" table:style-name="ce1">
            <text:p>0.0439767092038485</text:p>
          </table:table-cell>
          <table:table-cell office:value-type="float" office:value="9303.5279552986" table:style-name="ce1">
            <text:p>9303.5279552986</text:p>
          </table:table-cell>
          <table:table-cell office:value-type="float" office:value="476789.755575971" table:style-name="ce1">
            <text:p>476789.755575971</text:p>
          </table:table-cell>
          <table:table-cell office:value-type="float" office:value="0.0742191183063842" table:style-name="ce1">
            <text:p>0.0742191183063842</text:p>
          </table:table-cell>
          <table:table-cell office:value-type="float" office:value="12415.8727979144" table:style-name="ce1">
            <text:p>12415.8727979144</text:p>
          </table:table-cell>
          <table:table-cell office:value-type="float" office:value="646464.686088077" table:style-name="ce1">
            <text:p>646464.686088077</text:p>
          </table:table-cell>
          <table:table-cell office:value-type="float" office:value="0.0647582566231623" table:style-name="ce1">
            <text:p>0.0647582566231623</text:p>
          </table:table-cell>
          <table:table-cell office:value-type="float" office:value="16412.1658521581" table:style-name="ce1">
            <text:p>16412.1658521581</text:p>
          </table:table-cell>
          <table:table-cell office:value-type="float" office:value="800221.768846913" table:style-name="ce1">
            <text:p>800221.768846913</text:p>
          </table:table-cell>
          <table:table-cell office:value-type="float" office:value="0.0545053689453234" table:style-name="ce1">
            <text:p>0.0545053689453234</text:p>
          </table:table-cell>
          <table:table-cell office:value-type="float" office:value="20870.5648616767" table:style-name="ce1">
            <text:p>20870.5648616767</text:p>
          </table:table-cell>
          <table:table-cell office:value-type="float" office:value="1463362.63220748" table:style-name="ce1">
            <text:p>1463362.63220748</text:p>
          </table:table-cell>
          <table:table-cell office:value-type="float" office:value="0.057961788394757" table:style-name="ce1">
            <text:p>0.057961788394757</text:p>
          </table:table-cell>
          <table:table-cell office:value-type="float" office:value="25318.0542316138" table:style-name="ce1">
            <text:p>25318.0542316138</text:p>
          </table:table-cell>
          <table:table-cell office:value-type="float" office:value="1473877.58956715" table:style-name="ce1">
            <text:p>1473877.58956715</text:p>
          </table:table-cell>
          <table:table-cell office:value-type="float" office:value="0.0479512995761683" table:style-name="ce1">
            <text:p>0.0479512995761683</text:p>
          </table:table-cell>
          <table:table-cell office:value-type="float" office:value="45876.8542230959" table:style-name="ce1">
            <text:p>45876.8542230959</text:p>
          </table:table-cell>
          <table:table-cell office:value-type="float" office:value="15355750.1293414" table:style-name="ce1">
            <text:p>15355750.1293414</text:p>
          </table:table-cell>
          <table:table-cell office:value-type="float" office:value="0.0854165227552083" table:style-name="ce1">
            <text:p>0.0854165227552083</text:p>
          </table:table-cell>
          <table:table-cell office:value-type="float" office:value="1339.44408126855" table:style-name="ce1">
            <text:p>1339.44408126855</text:p>
          </table:table-cell>
          <table:table-cell office:value-type="float" office:value="1604816.54294734" table:style-name="ce1">
            <text:p>1604816.54294734</text:p>
          </table:table-cell>
          <table:table-cell office:value-type="float" office:value="0.945775607100982" table:style-name="ce1">
            <text:p>0.945775607100982</text:p>
          </table:table-cell>
        </table:table-row>
        <table:table-row>
          <table:table-cell office:value-type="string" office:value="Zwettl" table:style-name="ce1">
            <text:p>Zwettl</text:p>
          </table:table-cell>
          <table:table-cell office:value-type="float" office:value="14176.7622621381" table:style-name="ce1">
            <text:p>14176.7622621381</text:p>
          </table:table-cell>
          <table:table-cell office:value-type="float" office:value="6061936.32668562" table:style-name="ce1">
            <text:p>6061936.32668562</text:p>
          </table:table-cell>
          <table:table-cell office:value-type="float" office:value="0.173671529334745" table:style-name="ce1">
            <text:p>0.173671529334745</text:p>
          </table:table-cell>
          <table:table-cell office:value-type="float" office:value="0.320201005025126" table:style-name="ce1">
            <text:p>0.320201005025126</text:p>
          </table:table-cell>
          <table:table-cell office:value-type="float" office:value="0.0159792086058433" table:style-name="ce1">
            <text:p>0.0159792086058433</text:p>
          </table:table-cell>
          <table:table-cell office:value-type="float" office:value="0.394779818004423" table:style-name="ce1">
            <text:p>0.394779818004423</text:p>
          </table:table-cell>
          <table:table-cell office:value-type="float" office:value="0.0919426006156592" table:style-name="ce1">
            <text:p>0.0919426006156592</text:p>
          </table:table-cell>
          <table:table-cell office:value-type="float" office:value="0.00218080605287102" table:style-name="ce1">
            <text:p>0.00218080605287102</text:p>
          </table:table-cell>
          <table:table-cell office:value-type="float" office:value="0.507915817989885" table:style-name="ce1">
            <text:p>0.507915817989885</text:p>
          </table:table-cell>
          <table:table-cell office:value-type="float" office:value="0.230572280886706" table:style-name="ce1">
            <text:p>0.230572280886706</text:p>
          </table:table-cell>
          <table:table-cell office:value-type="float" office:value="0.000307955415382461" table:style-name="ce1">
            <text:p>0.000307955415382461</text:p>
          </table:table-cell>
          <table:table-cell office:value-type="float" office:value="0.0761091421707225" table:style-name="ce1">
            <text:p>0.0761091421707225</text:p>
          </table:table-cell>
          <table:table-cell office:value-type="float" office:value="3.46259414787464" table:style-name="ce1">
            <text:p>3.46259414787464</text:p>
          </table:table-cell>
          <table:table-cell office:value-type="float" office:value="0.159443489989788" table:style-name="ce1">
            <text:p>0.159443489989788</text:p>
          </table:table-cell>
          <table:table-cell office:value-type="float" office:value="0.115319248947683" table:style-name="ce1">
            <text:p>0.115319248947683</text:p>
          </table:table-cell>
          <table:table-cell office:value-type="float" office:value="7060.14405201491" table:style-name="ce1">
            <text:p>7060.14405201491</text:p>
          </table:table-cell>
          <table:table-cell office:value-type="float" office:value="2872790.62556056" table:style-name="ce1">
            <text:p>2872790.62556056</text:p>
          </table:table-cell>
          <table:table-cell office:value-type="float" office:value="0.240070294472735" table:style-name="ce1">
            <text:p>0.240070294472735</text:p>
          </table:table-cell>
          <table:table-cell office:value-type="float" office:value="10059.1022557553" table:style-name="ce1">
            <text:p>10059.1022557553</text:p>
          </table:table-cell>
          <table:table-cell office:value-type="float" office:value="4584640.28033678" table:style-name="ce1">
            <text:p>4584640.28033678</text:p>
          </table:table-cell>
          <table:table-cell office:value-type="float" office:value="0.212859682435492" table:style-name="ce1">
            <text:p>0.212859682435492</text:p>
          </table:table-cell>
          <table:table-cell office:value-type="float" office:value="13666.2963346726" table:style-name="ce1">
            <text:p>13666.2963346726</text:p>
          </table:table-cell>
          <table:table-cell office:value-type="float" office:value="5772466.65653204" table:style-name="ce1">
            <text:p>5772466.65653204</text:p>
          </table:table-cell>
          <table:table-cell office:value-type="float" office:value="0.175804457730848" table:style-name="ce1">
            <text:p>0.175804457730848</text:p>
          </table:table-cell>
          <table:table-cell office:value-type="float" office:value="17722.8212823556" table:style-name="ce1">
            <text:p>17722.8212823556</text:p>
          </table:table-cell>
          <table:table-cell office:value-type="float" office:value="7344976.08478428" table:style-name="ce1">
            <text:p>7344976.08478428</text:p>
          </table:table-cell>
          <table:table-cell office:value-type="float" office:value="0.152919311844386" table:style-name="ce1">
            <text:p>0.152919311844386</text:p>
          </table:table-cell>
          <table:table-cell office:value-type="float" office:value="21825.0996726664" table:style-name="ce1">
            <text:p>21825.0996726664</text:p>
          </table:table-cell>
          <table:table-cell office:value-type="float" office:value="10171389.408376" table:style-name="ce1">
            <text:p>10171389.408376</text:p>
          </table:table-cell>
          <table:table-cell office:value-type="float" office:value="0.14612815634853" table:style-name="ce1">
            <text:p>0.14612815634853</text:p>
          </table:table-cell>
          <table:table-cell office:value-type="float" office:value="38698.5794600273" table:style-name="ce1">
            <text:p>38698.5794600273</text:p>
          </table:table-cell>
          <table:table-cell office:value-type="float" office:value="56495910.9047892" table:style-name="ce1">
            <text:p>56495910.9047892</text:p>
          </table:table-cell>
          <table:table-cell office:value-type="float" office:value="0.194228736211398" table:style-name="ce1">
            <text:p>0.194228736211398</text:p>
          </table:table-cell>
          <table:table-cell office:value-type="float" office:value="629.721831775748" table:style-name="ce1">
            <text:p>629.721831775748</text:p>
          </table:table-cell>
          <table:table-cell office:value-type="float" office:value="1015555.49166212" table:style-name="ce1">
            <text:p>1015555.49166212</text:p>
          </table:table-cell>
          <table:table-cell office:value-type="float" office:value="1.60030616901522" table:style-name="ce1">
            <text:p>1.60030616901522</text:p>
          </table:table-cell>
        </table:table-row>
        <table:table-row>
          <table:table-cell office:value-type="string" office:value="Wien" table:style-name="ce1">
            <text:p>Wien</text:p>
          </table:table-cell>
          <table:table-cell office:value-type="float" office:value="20569.7066542688" table:style-name="ce1">
            <text:p>20569.7066542688</text:p>
          </table:table-cell>
          <table:table-cell office:value-type="float" office:value="133613.900204991" table:style-name="ce1">
            <text:p>133613.900204991</text:p>
          </table:table-cell>
          <table:table-cell office:value-type="float" office:value="0.0177704212283432" table:style-name="ce1">
            <text:p>0.0177704212283432</text:p>
          </table:table-cell>
          <table:table-cell office:value-type="float" office:value="0.135895629150385" table:style-name="ce1">
            <text:p>0.135895629150385</text:p>
          </table:table-cell>
          <table:table-cell office:value-type="float" office:value="0.000113069017681179" table:style-name="ce1">
            <text:p>0.000113069017681179</text:p>
          </table:table-cell>
          <table:table-cell office:value-type="float" office:value="0.0782467523225056" table:style-name="ce1">
            <text:p>0.0782467523225056</text:p>
          </table:table-cell>
          <table:table-cell office:value-type="float" office:value="0.0337520576066268" table:style-name="ce1">
            <text:p>0.0337520576066268</text:p>
          </table:table-cell>
          <table:table-cell office:value-type="float" office:value="1.29759878566473e-05" table:style-name="ce1">
            <text:p>1.29759878566473e-05</text:p>
          </table:table-cell>
          <table:table-cell office:value-type="float" office:value="0.106725933370354" table:style-name="ce1">
            <text:p>0.106725933370354</text:p>
          </table:table-cell>
          <table:table-cell office:value-type="float" office:value="0.26005324448715" table:style-name="ce1">
            <text:p>0.26005324448715</text:p>
          </table:table-cell>
          <table:table-cell office:value-type="float" office:value="8.85911424534913e-06" table:style-name="ce1">
            <text:p>8.85911424534913e-06</text:p>
          </table:table-cell>
          <table:table-cell office:value-type="float" office:value="0.0114454500570876" table:style-name="ce1">
            <text:p>0.0114454500570876</text:p>
          </table:table-cell>
          <table:table-cell office:value-type="float" office:value="3.81988146368829" table:style-name="ce1">
            <text:p>3.81988146368829</text:p>
          </table:table-cell>
          <table:table-cell office:value-type="float" office:value="0.00627578943784834" table:style-name="ce1">
            <text:p>0.00627578943784834</text:p>
          </table:table-cell>
          <table:table-cell office:value-type="float" office:value="0.0207388321005876" table:style-name="ce1">
            <text:p>0.0207388321005876</text:p>
          </table:table-cell>
          <table:table-cell office:value-type="float" office:value="10043.0245512052" table:style-name="ce1">
            <text:p>10043.0245512052</text:p>
          </table:table-cell>
          <table:table-cell office:value-type="float" office:value="69294.4337709108" table:style-name="ce1">
            <text:p>69294.4337709108</text:p>
          </table:table-cell>
          <table:table-cell office:value-type="float" office:value="0.0262110639966468" table:style-name="ce1">
            <text:p>0.0262110639966468</text:p>
          </table:table-cell>
          <table:table-cell office:value-type="float" office:value="13859.4821856106" table:style-name="ce1">
            <text:p>13859.4821856106</text:p>
          </table:table-cell>
          <table:table-cell office:value-type="float" office:value="91270.9283860255" table:style-name="ce1">
            <text:p>91270.9283860255</text:p>
          </table:table-cell>
          <table:table-cell office:value-type="float" office:value="0.0217981295562788" table:style-name="ce1">
            <text:p>0.0217981295562788</text:p>
          </table:table-cell>
          <table:table-cell office:value-type="float" office:value="18725.9968401103" table:style-name="ce1">
            <text:p>18725.9968401103</text:p>
          </table:table-cell>
          <table:table-cell office:value-type="float" office:value="136176.486149568" table:style-name="ce1">
            <text:p>136176.486149568</text:p>
          </table:table-cell>
          <table:table-cell office:value-type="float" office:value="0.0197063465564335" table:style-name="ce1">
            <text:p>0.0197063465564335</text:p>
          </table:table-cell>
          <table:table-cell office:value-type="float" office:value="24678.7479760533" table:style-name="ce1">
            <text:p>24678.7479760533</text:p>
          </table:table-cell>
          <table:table-cell office:value-type="float" office:value="188378.091155601" table:style-name="ce1">
            <text:p>188378.091155601</text:p>
          </table:table-cell>
          <table:table-cell office:value-type="float" office:value="0.0175870125305809" table:style-name="ce1">
            <text:p>0.0175870125305809</text:p>
          </table:table-cell>
          <table:table-cell office:value-type="float" office:value="31954.4573690145" table:style-name="ce1">
            <text:p>31954.4573690145</text:p>
          </table:table-cell>
          <table:table-cell office:value-type="float" office:value="270819.477331904" table:style-name="ce1">
            <text:p>270819.477331904</text:p>
          </table:table-cell>
          <table:table-cell office:value-type="float" office:value="0.0162857776388128" table:style-name="ce1">
            <text:p>0.0162857776388128</text:p>
          </table:table-cell>
          <table:table-cell office:value-type="float" office:value="279895.952073236" table:style-name="ce1">
            <text:p>279895.952073236</text:p>
          </table:table-cell>
          <table:table-cell office:value-type="float" office:value="48631394.7809711" table:style-name="ce1">
            <text:p>48631394.7809711</text:p>
          </table:table-cell>
          <table:table-cell office:value-type="float" office:value="0.024915048973635" table:style-name="ce1">
            <text:p>0.024915048973635</text:p>
          </table:table-cell>
          <table:table-cell office:value-type="float" office:value="66.4924413868743" table:style-name="ce1">
            <text:p>66.4924413868743</text:p>
          </table:table-cell>
          <table:table-cell office:value-type="float" office:value="10141.5295172491" table:style-name="ce1">
            <text:p>10141.5295172491</text:p>
          </table:table-cell>
          <table:table-cell office:value-type="float" office:value="1.514535475361" table:style-name="ce1">
            <text:p>1.514535475361</text:p>
          </table:table-cell>
        </table:table-row>
        <table:table-row>
          <table:table-cell office:value-type="string" office:value="Feldkirchen" table:style-name="ce1">
            <text:p>Feldkirchen</text:p>
          </table:table-cell>
          <table:table-cell office:value-type="float" office:value="15687.3353442664" table:style-name="ce1">
            <text:p>15687.3353442664</text:p>
          </table:table-cell>
          <table:table-cell office:value-type="float" office:value="1668288.06370554" table:style-name="ce1">
            <text:p>1668288.06370554</text:p>
          </table:table-cell>
          <table:table-cell office:value-type="float" office:value="0.0823353509127419" table:style-name="ce1">
            <text:p>0.0823353509127419</text:p>
          </table:table-cell>
          <table:table-cell office:value-type="float" office:value="0.23871829105474" table:style-name="ce1">
            <text:p>0.23871829105474</text:p>
          </table:table-cell>
          <table:table-cell office:value-type="float" office:value="0.00442153935554482" table:style-name="ce1">
            <text:p>0.00442153935554482</text:p>
          </table:table-cell>
          <table:table-cell office:value-type="float" office:value="0.278548645351535" table:style-name="ce1">
            <text:p>0.278548645351535</text:p>
          </table:table-cell>
          <table:table-cell office:value-type="float" office:value="0.0596317127470449" table:style-name="ce1">
            <text:p>0.0596317127470449</text:p>
          </table:table-cell>
          <table:table-cell office:value-type="float" office:value="0.000612388135685845" table:style-name="ce1">
            <text:p>0.000612388135685845</text:p>
          </table:table-cell>
          <table:table-cell office:value-type="float" office:value="0.414988537103945" table:style-name="ce1">
            <text:p>0.414988537103945</text:p>
          </table:table-cell>
          <table:table-cell office:value-type="float" office:value="0.215425477874504" table:style-name="ce1">
            <text:p>0.215425477874504</text:p>
          </table:table-cell>
          <table:table-cell office:value-type="float" office:value="8.01972433681846e-05" table:style-name="ce1">
            <text:p>8.01972433681846e-05</text:p>
          </table:table-cell>
          <table:table-cell office:value-type="float" office:value="0.0415702518095444" table:style-name="ce1">
            <text:p>0.0415702518095444</text:p>
          </table:table-cell>
          <table:table-cell office:value-type="float" office:value="3.10238366121644" table:style-name="ce1">
            <text:p>3.10238366121644</text:p>
          </table:table-cell>
          <table:table-cell office:value-type="float" office:value="0.0611306633366555" table:style-name="ce1">
            <text:p>0.0611306633366555</text:p>
          </table:table-cell>
          <table:table-cell office:value-type="float" office:value="0.07969554587592" table:style-name="ce1">
            <text:p>0.07969554587592</text:p>
          </table:table-cell>
          <table:table-cell office:value-type="float" office:value="8494.11366384529" table:style-name="ce1">
            <text:p>8494.11366384529</text:p>
          </table:table-cell>
          <table:table-cell office:value-type="float" office:value="762538.001196853" table:style-name="ce1">
            <text:p>762538.001196853</text:p>
          </table:table-cell>
          <table:table-cell office:value-type="float" office:value="0.102804630775832" table:style-name="ce1">
            <text:p>0.102804630775832</text:p>
          </table:table-cell>
          <table:table-cell office:value-type="float" office:value="11448.6410341216" table:style-name="ce1">
            <text:p>11448.6410341216</text:p>
          </table:table-cell>
          <table:table-cell office:value-type="float" office:value="903386.088321709" table:style-name="ce1">
            <text:p>903386.088321709</text:p>
          </table:table-cell>
          <table:table-cell office:value-type="float" office:value="0.0830200060450458" table:style-name="ce1">
            <text:p>0.0830200060450458</text:p>
          </table:table-cell>
          <table:table-cell office:value-type="float" office:value="15013.4661554279" table:style-name="ce1">
            <text:p>15013.4661554279</text:p>
          </table:table-cell>
          <table:table-cell office:value-type="float" office:value="1798059.41780951" table:style-name="ce1">
            <text:p>1798059.41780951</text:p>
          </table:table-cell>
          <table:table-cell office:value-type="float" office:value="0.0893143105866739" table:style-name="ce1">
            <text:p>0.0893143105866739</text:p>
          </table:table-cell>
          <table:table-cell office:value-type="float" office:value="19259.522234995" table:style-name="ce1">
            <text:p>19259.522234995</text:p>
          </table:table-cell>
          <table:table-cell office:value-type="float" office:value="2777502.81301907" table:style-name="ce1">
            <text:p>2777502.81301907</text:p>
          </table:table-cell>
          <table:table-cell office:value-type="float" office:value="0.0865329967619541" table:style-name="ce1">
            <text:p>0.0865329967619541</text:p>
          </table:table-cell>
          <table:table-cell office:value-type="float" office:value="23429.8789497094" table:style-name="ce1">
            <text:p>23429.8789497094</text:p>
          </table:table-cell>
          <table:table-cell office:value-type="float" office:value="2768042.54311401" table:style-name="ce1">
            <text:p>2768042.54311401</text:p>
          </table:table-cell>
          <table:table-cell office:value-type="float" office:value="0.071009480519522" table:style-name="ce1">
            <text:p>0.071009480519522</text:p>
          </table:table-cell>
          <table:table-cell office:value-type="float" office:value="46203.4758472625" table:style-name="ce1">
            <text:p>46203.4758472625</text:p>
          </table:table-cell>
          <table:table-cell office:value-type="float" office:value="40836400.282301" table:style-name="ce1">
            <text:p>40836400.282301</text:p>
          </table:table-cell>
          <table:table-cell office:value-type="float" office:value="0.13830856573603" table:style-name="ce1">
            <text:p>0.13830856573603</text:p>
          </table:table-cell>
          <table:table-cell office:value-type="float" office:value="1436.87275160945" table:style-name="ce1">
            <text:p>1436.87275160945</text:p>
          </table:table-cell>
          <table:table-cell office:value-type="float" office:value="1611342.67682773" table:style-name="ce1">
            <text:p>1611342.67682773</text:p>
          </table:table-cell>
          <table:table-cell office:value-type="float" office:value="0.883437124929353" table:style-name="ce1">
            <text:p>0.883437124929353</text:p>
          </table:table-cell>
        </table:table-row>
        <table:table-row>
          <table:table-cell office:value-type="string" office:value="Hermagor" table:style-name="ce1">
            <text:p>Hermagor</text:p>
          </table:table-cell>
          <table:table-cell office:value-type="float" office:value="14181.3701273903" table:style-name="ce1">
            <text:p>14181.3701273903</text:p>
          </table:table-cell>
          <table:table-cell office:value-type="float" office:value="3497150.56000038" table:style-name="ce1">
            <text:p>3497150.56000038</text:p>
          </table:table-cell>
          <table:table-cell office:value-type="float" office:value="0.13186786443438" table:style-name="ce1">
            <text:p>0.13186786443438</text:p>
          </table:table-cell>
          <table:table-cell office:value-type="float" office:value="0.316450216450216" table:style-name="ce1">
            <text:p>0.316450216450216</text:p>
          </table:table-cell>
          <table:table-cell office:value-type="float" office:value="0.0183124004422706" table:style-name="ce1">
            <text:p>0.0183124004422706</text:p>
          </table:table-cell>
          <table:table-cell office:value-type="float" office:value="0.427629090270149" table:style-name="ce1">
            <text:p>0.427629090270149</text:p>
          </table:table-cell>
          <table:table-cell office:value-type="float" office:value="0.0904855164445826" table:style-name="ce1">
            <text:p>0.0904855164445826</text:p>
          </table:table-cell>
          <table:table-cell office:value-type="float" office:value="0.0035387291863333" table:style-name="ce1">
            <text:p>0.0035387291863333</text:p>
          </table:table-cell>
          <table:table-cell office:value-type="float" office:value="0.657422546920673" table:style-name="ce1">
            <text:p>0.657422546920673</text:p>
          </table:table-cell>
          <table:table-cell office:value-type="float" office:value="0.223998100597646" table:style-name="ce1">
            <text:p>0.223998100597646</text:p>
          </table:table-cell>
          <table:table-cell office:value-type="float" office:value="0.00100344682742754" table:style-name="ce1">
            <text:p>0.00100344682742754</text:p>
          </table:table-cell>
          <table:table-cell office:value-type="float" office:value="0.141417399355259" table:style-name="ce1">
            <text:p>0.141417399355259</text:p>
          </table:table-cell>
          <table:table-cell office:value-type="float" office:value="3.30166252577227" table:style-name="ce1">
            <text:p>3.30166252577227</text:p>
          </table:table-cell>
          <table:table-cell office:value-type="float" office:value="0.452233564532113" table:style-name="ce1">
            <text:p>0.452233564532113</text:p>
          </table:table-cell>
          <table:table-cell office:value-type="float" office:value="0.203680154473787" table:style-name="ce1">
            <text:p>0.203680154473787</text:p>
          </table:table-cell>
          <table:table-cell office:value-type="float" office:value="7362.98586278604" table:style-name="ce1">
            <text:p>7362.98586278604</text:p>
          </table:table-cell>
          <table:table-cell office:value-type="float" office:value="3257680.56905021" table:style-name="ce1">
            <text:p>3257680.56905021</text:p>
          </table:table-cell>
          <table:table-cell office:value-type="float" office:value="0.245132154383885" table:style-name="ce1">
            <text:p>0.245132154383885</text:p>
          </table:table-cell>
          <table:table-cell office:value-type="float" office:value="10116.7145290856" table:style-name="ce1">
            <text:p>10116.7145290856</text:p>
          </table:table-cell>
          <table:table-cell office:value-type="float" office:value="3660777.5612015" table:style-name="ce1">
            <text:p>3660777.5612015</text:p>
          </table:table-cell>
          <table:table-cell office:value-type="float" office:value="0.189124230950011" table:style-name="ce1">
            <text:p>0.189124230950011</text:p>
          </table:table-cell>
          <table:table-cell office:value-type="float" office:value="13689.174281497" table:style-name="ce1">
            <text:p>13689.174281497</text:p>
          </table:table-cell>
          <table:table-cell office:value-type="float" office:value="3884462.12623527" table:style-name="ce1">
            <text:p>3884462.12623527</text:p>
          </table:table-cell>
          <table:table-cell office:value-type="float" office:value="0.143975366597119" table:style-name="ce1">
            <text:p>0.143975366597119</text:p>
          </table:table-cell>
          <table:table-cell office:value-type="float" office:value="17630.0838665496" table:style-name="ce1">
            <text:p>17630.0838665496</text:p>
          </table:table-cell>
          <table:table-cell office:value-type="float" office:value="3497214.85192169" table:style-name="ce1">
            <text:p>3497214.85192169</text:p>
          </table:table-cell>
          <table:table-cell office:value-type="float" office:value="0.10607347062365" table:style-name="ce1">
            <text:p>0.10607347062365</text:p>
          </table:table-cell>
          <table:table-cell office:value-type="float" office:value="21550.7745385731" table:style-name="ce1">
            <text:p>21550.7745385731</text:p>
          </table:table-cell>
          <table:table-cell office:value-type="float" office:value="3722217.70393203" table:style-name="ce1">
            <text:p>3722217.70393203</text:p>
          </table:table-cell>
          <table:table-cell office:value-type="float" office:value="0.0895236955891773" table:style-name="ce1">
            <text:p>0.0895236955891773</text:p>
          </table:table-cell>
          <table:table-cell office:value-type="float" office:value="35889.3331003035" table:style-name="ce1">
            <text:p>35889.3331003035</text:p>
          </table:table-cell>
          <table:table-cell office:value-type="float" office:value="16231942.2405007" table:style-name="ce1">
            <text:p>16231942.2405007</text:p>
          </table:table-cell>
          <table:table-cell office:value-type="float" office:value="0.112258660557914" table:style-name="ce1">
            <text:p>0.112258660557914</text:p>
          </table:table-cell>
          <table:table-cell office:value-type="float" office:value="1847.47514908878" table:style-name="ce1">
            <text:p>1847.47514908878</text:p>
          </table:table-cell>
          <table:table-cell office:value-type="float" office:value="907052.209233064" table:style-name="ce1">
            <text:p>907052.209233064</text:p>
          </table:table-cell>
          <table:table-cell office:value-type="float" office:value="0.515510526045676" table:style-name="ce1">
            <text:p>0.515510526045676</text:p>
          </table:table-cell>
        </table:table-row>
        <table:table-row>
          <table:table-cell office:value-type="string" office:value="Klagenfurt (Land)" table:style-name="ce1">
            <text:p>Klagenfurt (Land)</text:p>
          </table:table-cell>
          <table:table-cell office:value-type="float" office:value="24123.1437147034" table:style-name="ce1">
            <text:p>24123.1437147034</text:p>
          </table:table-cell>
          <table:table-cell office:value-type="float" office:value="832805.639269257" table:style-name="ce1">
            <text:p>832805.639269257</text:p>
          </table:table-cell>
          <table:table-cell office:value-type="float" office:value="0.0378301379063783" table:style-name="ce1">
            <text:p>0.0378301379063783</text:p>
          </table:table-cell>
          <table:table-cell office:value-type="float" office:value="0.0378976486860304" table:style-name="ce1">
            <text:p>0.0378976486860304</text:p>
          </table:table-cell>
          <table:table-cell office:value-type="float" office:value="0.000226350556406857" table:style-name="ce1">
            <text:p>0.000226350556406857</text:p>
          </table:table-cell>
          <table:table-cell office:value-type="float" office:value="0.396989040609844" table:style-name="ce1">
            <text:p>0.396989040609844</text:p>
          </table:table-cell>
          <table:table-cell office:value-type="float" office:value="0.0071902415128533" table:style-name="ce1">
            <text:p>0.0071902415128533</text:p>
          </table:table-cell>
          <table:table-cell office:value-type="float" office:value="1.31425298132396e-05" table:style-name="ce1">
            <text:p>1.31425298132396e-05</text:p>
          </table:table-cell>
          <table:table-cell office:value-type="float" office:value="0.504192065991054" table:style-name="ce1">
            <text:p>0.504192065991054</text:p>
          </table:table-cell>
          <table:table-cell office:value-type="float" office:value="0.198376339100491" table:style-name="ce1">
            <text:p>0.198376339100491</text:p>
          </table:table-cell>
          <table:table-cell office:value-type="float" office:value="4.37878118019795e-05" table:style-name="ce1">
            <text:p>4.37878118019795e-05</text:p>
          </table:table-cell>
          <table:table-cell office:value-type="float" office:value="0.0333569819561574" table:style-name="ce1">
            <text:p>0.0333569819561574</text:p>
          </table:table-cell>
          <table:table-cell office:value-type="float" office:value="2.74999403196572" table:style-name="ce1">
            <text:p>2.74999403196572</text:p>
          </table:table-cell>
          <table:table-cell office:value-type="float" office:value="0.00958407699119704" table:style-name="ce1">
            <text:p>0.00958407699119704</text:p>
          </table:table-cell>
          <table:table-cell office:value-type="float" office:value="0.0355994587941973" table:style-name="ce1">
            <text:p>0.0355994587941973</text:p>
          </table:table-cell>
          <table:table-cell office:value-type="float" office:value="14164.886940549" table:style-name="ce1">
            <text:p>14164.886940549</text:p>
          </table:table-cell>
          <table:table-cell office:value-type="float" office:value="622250.044648872" table:style-name="ce1">
            <text:p>622250.044648872</text:p>
          </table:table-cell>
          <table:table-cell office:value-type="float" office:value="0.0556889918388998" table:style-name="ce1">
            <text:p>0.0556889918388998</text:p>
          </table:table-cell>
          <table:table-cell office:value-type="float" office:value="17940.5528511646" table:style-name="ce1">
            <text:p>17940.5528511646</text:p>
          </table:table-cell>
          <table:table-cell office:value-type="float" office:value="752116.954479336" table:style-name="ce1">
            <text:p>752116.954479336</text:p>
          </table:table-cell>
          <table:table-cell office:value-type="float" office:value="0.0483400246340428" table:style-name="ce1">
            <text:p>0.0483400246340428</text:p>
          </table:table-cell>
          <table:table-cell office:value-type="float" office:value="23083.8001731546" table:style-name="ce1">
            <text:p>23083.8001731546</text:p>
          </table:table-cell>
          <table:table-cell office:value-type="float" office:value="679533.646320643" table:style-name="ce1">
            <text:p>679533.646320643</text:p>
          </table:table-cell>
          <table:table-cell office:value-type="float" office:value="0.0357106846355018" table:style-name="ce1">
            <text:p>0.0357106846355018</text:p>
          </table:table-cell>
          <table:table-cell office:value-type="float" office:value="29080.7926173157" table:style-name="ce1">
            <text:p>29080.7926173157</text:p>
          </table:table-cell>
          <table:table-cell office:value-type="float" office:value="1100357.51151701" table:style-name="ce1">
            <text:p>1100357.51151701</text:p>
          </table:table-cell>
          <table:table-cell office:value-type="float" office:value="0.0360712063476463" table:style-name="ce1">
            <text:p>0.0360712063476463</text:p>
          </table:table-cell>
          <table:table-cell office:value-type="float" office:value="34739.6720475429" table:style-name="ce1">
            <text:p>34739.6720475429</text:p>
          </table:table-cell>
          <table:table-cell office:value-type="float" office:value="1840985.50593464" table:style-name="ce1">
            <text:p>1840985.50593464</text:p>
          </table:table-cell>
          <table:table-cell office:value-type="float" office:value="0.039057052940721" table:style-name="ce1">
            <text:p>0.039057052940721</text:p>
          </table:table-cell>
          <table:table-cell office:value-type="float" office:value="111841.127176504" table:style-name="ce1">
            <text:p>111841.127176504</text:p>
          </table:table-cell>
          <table:table-cell office:value-type="float" office:value="65505451.5855063" table:style-name="ce1">
            <text:p>65505451.5855063</text:p>
          </table:table-cell>
          <table:table-cell office:value-type="float" office:value="0.0723664364399336" table:style-name="ce1">
            <text:p>0.0723664364399336</text:p>
          </table:table-cell>
          <table:table-cell office:value-type="float" office:value="4202.36166934419" table:style-name="ce1">
            <text:p>4202.36166934419</text:p>
          </table:table-cell>
          <table:table-cell office:value-type="float" office:value="1544059.88349405" table:style-name="ce1">
            <text:p>1544059.88349405</text:p>
          </table:table-cell>
          <table:table-cell office:value-type="float" office:value="0.295691365801581" table:style-name="ce1">
            <text:p>0.295691365801581</text:p>
          </table:table-cell>
        </table:table-row>
        <table:table-row>
          <table:table-cell office:value-type="string" office:value="Klagenfurt (Stadt)" table:style-name="ce1">
            <text:p>Klagenfurt (Stadt)</text:p>
          </table:table-cell>
          <table:table-cell office:value-type="float" office:value="29374.0468529856" table:style-name="ce1">
            <text:p>29374.0468529856</text:p>
          </table:table-cell>
          <table:table-cell office:value-type="float" office:value="694411.466941686" table:style-name="ce1">
            <text:p>694411.466941686</text:p>
          </table:table-cell>
          <table:table-cell office:value-type="float" office:value="0.0283690412413184" table:style-name="ce1">
            <text:p>0.0283690412413184</text:p>
          </table:table-cell>
          <table:table-cell office:value-type="float" office:value="0.0203679931536157" table:style-name="ce1">
            <text:p>0.0203679931536157</text:p>
          </table:table-cell>
          <table:table-cell office:value-type="float" office:value="0.000103968658090743" table:style-name="ce1">
            <text:p>0.000103968658090743</text:p>
          </table:table-cell>
          <table:table-cell office:value-type="float" office:value="0.5006139864131" table:style-name="ce1">
            <text:p>0.5006139864131</text:p>
          </table:table-cell>
          <table:table-cell office:value-type="float" office:value="0.00422941465234025" table:style-name="ce1">
            <text:p>0.00422941465234025</text:p>
          </table:table-cell>
          <table:table-cell office:value-type="float" office:value="6.49143796876878e-06" table:style-name="ce1">
            <text:p>6.49143796876878e-06</text:p>
          </table:table-cell>
          <table:table-cell office:value-type="float" office:value="0.602407250277122" table:style-name="ce1">
            <text:p>0.602407250277122</text:p>
          </table:table-cell>
          <table:table-cell office:value-type="float" office:value="0.230261610118929" table:style-name="ce1">
            <text:p>0.230261610118929</text:p>
          </table:table-cell>
          <table:table-cell office:value-type="float" office:value="7.48535511910275e-05" table:style-name="ce1">
            <text:p>7.48535511910275e-05</text:p>
          </table:table-cell>
          <table:table-cell office:value-type="float" office:value="0.0375737608882647" table:style-name="ce1">
            <text:p>0.0375737608882647</text:p>
          </table:table-cell>
          <table:table-cell office:value-type="float" office:value="3.19074611504894" table:style-name="ce1">
            <text:p>3.19074611504894</text:p>
          </table:table-cell>
          <table:table-cell office:value-type="float" office:value="0.02339504689659" table:style-name="ce1">
            <text:p>0.02339504689659</text:p>
          </table:table-cell>
          <table:table-cell office:value-type="float" office:value="0.0479368741074722" table:style-name="ce1">
            <text:p>0.0479368741074722</text:p>
          </table:table-cell>
          <table:table-cell office:value-type="float" office:value="16269.148121814" table:style-name="ce1">
            <text:p>16269.148121814</text:p>
          </table:table-cell>
          <table:table-cell office:value-type="float" office:value="761028.343175304" table:style-name="ce1">
            <text:p>761028.343175304</text:p>
          </table:table-cell>
          <table:table-cell office:value-type="float" office:value="0.0536210856316064" table:style-name="ce1">
            <text:p>0.0536210856316064</text:p>
          </table:table-cell>
          <table:table-cell office:value-type="float" office:value="20856.0734256707" table:style-name="ce1">
            <text:p>20856.0734256707</text:p>
          </table:table-cell>
          <table:table-cell office:value-type="float" office:value="910213.350110649" table:style-name="ce1">
            <text:p>910213.350110649</text:p>
          </table:table-cell>
          <table:table-cell office:value-type="float" office:value="0.0457445177351534" table:style-name="ce1">
            <text:p>0.0457445177351534</text:p>
          </table:table-cell>
          <table:table-cell office:value-type="float" office:value="26918.8838362124" table:style-name="ce1">
            <text:p>26918.8838362124</text:p>
          </table:table-cell>
          <table:table-cell office:value-type="float" office:value="716728.518981873" table:style-name="ce1">
            <text:p>716728.518981873</text:p>
          </table:table-cell>
          <table:table-cell office:value-type="float" office:value="0.0314499742682849" table:style-name="ce1">
            <text:p>0.0314499742682849</text:p>
          </table:table-cell>
          <table:table-cell office:value-type="float" office:value="34655.5682130813" table:style-name="ce1">
            <text:p>34655.5682130813</text:p>
          </table:table-cell>
          <table:table-cell office:value-type="float" office:value="754538.900825449" table:style-name="ce1">
            <text:p>754538.900825449</text:p>
          </table:table-cell>
          <table:table-cell office:value-type="float" office:value="0.0250650048853675" table:style-name="ce1">
            <text:p>0.0250650048853675</text:p>
          </table:table-cell>
          <table:table-cell office:value-type="float" office:value="44615.2377876496" table:style-name="ce1">
            <text:p>44615.2377876496</text:p>
          </table:table-cell>
          <table:table-cell office:value-type="float" office:value="731578.941596036" table:style-name="ce1">
            <text:p>731578.941596036</text:p>
          </table:table-cell>
          <table:table-cell office:value-type="float" office:value="0.0191711155991231" table:style-name="ce1">
            <text:p>0.0191711155991231</text:p>
          </table:table-cell>
          <table:table-cell office:value-type="float" office:value="120062.46391571" table:style-name="ce1">
            <text:p>120062.46391571</text:p>
          </table:table-cell>
          <table:table-cell office:value-type="float" office:value="8767360.109762" table:style-name="ce1">
            <text:p>8767360.109762</text:p>
          </table:table-cell>
          <table:table-cell office:value-type="float" office:value="0.0246619362545109" table:style-name="ce1">
            <text:p>0.0246619362545109</text:p>
          </table:table-cell>
          <table:table-cell office:value-type="float" office:value="2924.4192335763" table:style-name="ce1">
            <text:p>2924.4192335763</text:p>
          </table:table-cell>
          <table:table-cell office:value-type="float" office:value="408826.324247555" table:style-name="ce1">
            <text:p>408826.324247555</text:p>
          </table:table-cell>
          <table:table-cell office:value-type="float" office:value="0.218640088529371" table:style-name="ce1">
            <text:p>0.218640088529371</text:p>
          </table:table-cell>
        </table:table-row>
        <table:table-row>
          <table:table-cell office:value-type="string" office:value="Sankt Veit an der Glan" table:style-name="ce1">
            <text:p>Sankt Veit an der Glan</text:p>
          </table:table-cell>
          <table:table-cell office:value-type="float" office:value="15954.7788271168" table:style-name="ce1">
            <text:p>15954.7788271168</text:p>
          </table:table-cell>
          <table:table-cell office:value-type="float" office:value="735015.012313552" table:style-name="ce1">
            <text:p>735015.012313552</text:p>
          </table:table-cell>
          <table:table-cell office:value-type="float" office:value="0.0537350078354798" table:style-name="ce1">
            <text:p>0.0537350078354798</text:p>
          </table:table-cell>
          <table:table-cell office:value-type="float" office:value="0.228427128427128" table:style-name="ce1">
            <text:p>0.228427128427128</text:p>
          </table:table-cell>
          <table:table-cell office:value-type="float" office:value="0.0022303596675891" table:style-name="ce1">
            <text:p>0.0022303596675891</text:p>
          </table:table-cell>
          <table:table-cell office:value-type="float" office:value="0.206747264112063" table:style-name="ce1">
            <text:p>0.206747264112063</text:p>
          </table:table-cell>
          <table:table-cell office:value-type="float" office:value="0.0550956862410548" table:style-name="ce1">
            <text:p>0.0550956862410548</text:p>
          </table:table-cell>
          <table:table-cell office:value-type="float" office:value="0.000266800214239535" table:style-name="ce1">
            <text:p>0.000266800214239535</text:p>
          </table:table-cell>
          <table:table-cell office:value-type="float" office:value="0.296466407150105" table:style-name="ce1">
            <text:p>0.296466407150105</text:p>
          </table:table-cell>
          <table:table-cell office:value-type="float" office:value="0.218003122886476" table:style-name="ce1">
            <text:p>0.218003122886476</text:p>
          </table:table-cell>
          <table:table-cell office:value-type="float" office:value="7.45816728264181e-05" table:style-name="ce1">
            <text:p>7.45816728264181e-05</text:p>
          </table:table-cell>
          <table:table-cell office:value-type="float" office:value="0.0396144239601239" table:style-name="ce1">
            <text:p>0.0396144239601239</text:p>
          </table:table-cell>
          <table:table-cell office:value-type="float" office:value="3.14247992910023" table:style-name="ce1">
            <text:p>3.14247992910023</text:p>
          </table:table-cell>
          <table:table-cell office:value-type="float" office:value="0.0345610999924555" table:style-name="ce1">
            <text:p>0.0345610999924555</text:p>
          </table:table-cell>
          <table:table-cell office:value-type="float" office:value="0.0591590601363994" table:style-name="ce1">
            <text:p>0.0591590601363994</text:p>
          </table:table-cell>
          <table:table-cell office:value-type="float" office:value="8600.20569474298" table:style-name="ce1">
            <text:p>8600.20569474298</text:p>
          </table:table-cell>
          <table:table-cell office:value-type="float" office:value="458665.192050887" table:style-name="ce1">
            <text:p>458665.192050887</text:p>
          </table:table-cell>
          <table:table-cell office:value-type="float" office:value="0.0787479130129413" table:style-name="ce1">
            <text:p>0.0787479130129413</text:p>
          </table:table-cell>
          <table:table-cell office:value-type="float" office:value="11548.2759404983" table:style-name="ce1">
            <text:p>11548.2759404983</text:p>
          </table:table-cell>
          <table:table-cell office:value-type="float" office:value="605566.293315987" table:style-name="ce1">
            <text:p>605566.293315987</text:p>
          </table:table-cell>
          <table:table-cell office:value-type="float" office:value="0.0673850716159724" table:style-name="ce1">
            <text:p>0.0673850716159724</text:p>
          </table:table-cell>
          <table:table-cell office:value-type="float" office:value="15277.7686723653" table:style-name="ce1">
            <text:p>15277.7686723653</text:p>
          </table:table-cell>
          <table:table-cell office:value-type="float" office:value="811882.867377753" table:style-name="ce1">
            <text:p>811882.867377753</text:p>
          </table:table-cell>
          <table:table-cell office:value-type="float" office:value="0.0589775542211007" table:style-name="ce1">
            <text:p>0.0589775542211007</text:p>
          </table:table-cell>
          <table:table-cell office:value-type="float" office:value="19445.6585130962" table:style-name="ce1">
            <text:p>19445.6585130962</text:p>
          </table:table-cell>
          <table:table-cell office:value-type="float" office:value="912825.256452792" table:style-name="ce1">
            <text:p>912825.256452792</text:p>
          </table:table-cell>
          <table:table-cell office:value-type="float" office:value="0.0491327609154413" table:style-name="ce1">
            <text:p>0.0491327609154413</text:p>
          </table:table-cell>
          <table:table-cell office:value-type="float" office:value="24191.1106195483" table:style-name="ce1">
            <text:p>24191.1106195483</text:p>
          </table:table-cell>
          <table:table-cell office:value-type="float" office:value="886244.672349499" table:style-name="ce1">
            <text:p>886244.672349499</text:p>
          </table:table-cell>
          <table:table-cell office:value-type="float" office:value="0.0389153563212792" table:style-name="ce1">
            <text:p>0.0389153563212792</text:p>
          </table:table-cell>
          <table:table-cell office:value-type="float" office:value="49326.9067701543" table:style-name="ce1">
            <text:p>49326.9067701543</text:p>
          </table:table-cell>
          <table:table-cell office:value-type="float" office:value="20041768.2129894" table:style-name="ce1">
            <text:p>20041768.2129894</text:p>
          </table:table-cell>
          <table:table-cell office:value-type="float" office:value="0.090757836660018" table:style-name="ce1">
            <text:p>0.090757836660018</text:p>
          </table:table-cell>
          <table:table-cell office:value-type="float" office:value="1314.37714237043" table:style-name="ce1">
            <text:p>1314.37714237043</text:p>
          </table:table-cell>
          <table:table-cell office:value-type="float" office:value="823141.589413132" table:style-name="ce1">
            <text:p>823141.589413132</text:p>
          </table:table-cell>
          <table:table-cell office:value-type="float" office:value="0.690267259567121" table:style-name="ce1">
            <text:p>0.690267259567121</text:p>
          </table:table-cell>
        </table:table-row>
        <table:table-row>
          <table:table-cell office:value-type="string" office:value="Spittal an der Drau" table:style-name="ce1">
            <text:p>Spittal an der Drau</text:p>
          </table:table-cell>
          <table:table-cell office:value-type="float" office:value="14203.1254675315" table:style-name="ce1">
            <text:p>14203.1254675315</text:p>
          </table:table-cell>
          <table:table-cell office:value-type="float" office:value="200881.579985505" table:style-name="ce1">
            <text:p>200881.579985505</text:p>
          </table:table-cell>
          <table:table-cell office:value-type="float" office:value="0.0315563042199928" table:style-name="ce1">
            <text:p>0.0315563042199928</text:p>
          </table:table-cell>
          <table:table-cell office:value-type="float" office:value="0.320621761658031" table:style-name="ce1">
            <text:p>0.320621761658031</text:p>
          </table:table-cell>
          <table:table-cell office:value-type="float" office:value="0.000377167709200247" table:style-name="ce1">
            <text:p>0.000377167709200247</text:p>
          </table:table-cell>
          <table:table-cell office:value-type="float" office:value="0.0605723266878453" table:style-name="ce1">
            <text:p>0.0605723266878453</text:p>
          </table:table-cell>
          <table:table-cell office:value-type="float" office:value="0.0884165681187337" table:style-name="ce1">
            <text:p>0.0884165681187337</text:p>
          </table:table-cell>
          <table:table-cell office:value-type="float" office:value="8.6613754274274e-05" table:style-name="ce1">
            <text:p>8.6613754274274e-05</text:p>
          </table:table-cell>
          <table:table-cell office:value-type="float" office:value="0.105259130446956" table:style-name="ce1">
            <text:p>0.105259130446956</text:p>
          </table:table-cell>
          <table:table-cell office:value-type="float" office:value="0.226647568646868" table:style-name="ce1">
            <text:p>0.226647568646868</text:p>
          </table:table-cell>
          <table:table-cell office:value-type="float" office:value="2.68506633336495e-05" table:style-name="ce1">
            <text:p>2.68506633336495e-05</text:p>
          </table:table-cell>
          <table:table-cell office:value-type="float" office:value="0.0228626435355539" table:style-name="ce1">
            <text:p>0.0228626435355539</text:p>
          </table:table-cell>
          <table:table-cell office:value-type="float" office:value="3.34093697012641" table:style-name="ce1">
            <text:p>3.34093697012641</text:p>
          </table:table-cell>
          <table:table-cell office:value-type="float" office:value="0.0121261603413391" table:style-name="ce1">
            <text:p>0.0121261603413391</text:p>
          </table:table-cell>
          <table:table-cell office:value-type="float" office:value="0.0329604681036885" table:style-name="ce1">
            <text:p>0.0329604681036885</text:p>
          </table:table-cell>
          <table:table-cell office:value-type="float" office:value="7295.84789558973" table:style-name="ce1">
            <text:p>7295.84789558973</text:p>
          </table:table-cell>
          <table:table-cell office:value-type="float" office:value="147219.466356081" table:style-name="ce1">
            <text:p>147219.466356081</text:p>
          </table:table-cell>
          <table:table-cell office:value-type="float" office:value="0.0525904453281214" table:style-name="ce1">
            <text:p>0.0525904453281214</text:p>
          </table:table-cell>
          <table:table-cell office:value-type="float" office:value="10054.3296572045" table:style-name="ce1">
            <text:p>10054.3296572045</text:p>
          </table:table-cell>
          <table:table-cell office:value-type="float" office:value="163943.75519464" table:style-name="ce1">
            <text:p>163943.75519464</text:p>
          </table:table-cell>
          <table:table-cell office:value-type="float" office:value="0.0402711766127079" table:style-name="ce1">
            <text:p>0.0402711766127079</text:p>
          </table:table-cell>
          <table:table-cell office:value-type="float" office:value="13674.0759063777" table:style-name="ce1">
            <text:p>13674.0759063777</text:p>
          </table:table-cell>
          <table:table-cell office:value-type="float" office:value="229265.996303241" table:style-name="ce1">
            <text:p>229265.996303241</text:p>
          </table:table-cell>
          <table:table-cell office:value-type="float" office:value="0.0350164276064294" table:style-name="ce1">
            <text:p>0.0350164276064294</text:p>
          </table:table-cell>
          <table:table-cell office:value-type="float" office:value="17734.827202412" table:style-name="ce1">
            <text:p>17734.827202412</text:p>
          </table:table-cell>
          <table:table-cell office:value-type="float" office:value="289809.806961965" table:style-name="ce1">
            <text:p>289809.806961965</text:p>
          </table:table-cell>
          <table:table-cell office:value-type="float" office:value="0.0303549538883905" table:style-name="ce1">
            <text:p>0.0303549538883905</text:p>
          </table:table-cell>
          <table:table-cell office:value-type="float" office:value="21896.6207245951" table:style-name="ce1">
            <text:p>21896.6207245951</text:p>
          </table:table-cell>
          <table:table-cell office:value-type="float" office:value="280029.971666432" table:style-name="ce1">
            <text:p>280029.971666432</text:p>
          </table:table-cell>
          <table:table-cell office:value-type="float" office:value="0.024167134676789" table:style-name="ce1">
            <text:p>0.024167134676789</text:p>
          </table:table-cell>
          <table:table-cell office:value-type="float" office:value="38741.3755981632" table:style-name="ce1">
            <text:p>38741.3755981632</text:p>
          </table:table-cell>
          <table:table-cell office:value-type="float" office:value="13911962.4109542" table:style-name="ce1">
            <text:p>13911962.4109542</text:p>
          </table:table-cell>
          <table:table-cell office:value-type="float" office:value="0.0962762487938508" table:style-name="ce1">
            <text:p>0.0962762487938508</text:p>
          </table:table-cell>
          <table:table-cell office:value-type="float" office:value="515.129457887471" table:style-name="ce1">
            <text:p>515.129457887471</text:p>
          </table:table-cell>
          <table:table-cell office:value-type="float" office:value="148459.078316746" table:style-name="ce1">
            <text:p>148459.078316746</text:p>
          </table:table-cell>
          <table:table-cell office:value-type="float" office:value="0.747974847856102" table:style-name="ce1">
            <text:p>0.747974847856102</text:p>
          </table:table-cell>
        </table:table-row>
        <table:table-row>
          <table:table-cell office:value-type="string" office:value="Villach (Stadt)" table:style-name="ce1">
            <text:p>Villach (Stadt)</text:p>
          </table:table-cell>
          <table:table-cell office:value-type="float" office:value="20719.2156366141" table:style-name="ce1">
            <text:p>20719.2156366141</text:p>
          </table:table-cell>
          <table:table-cell office:value-type="float" office:value="745293.219832767" table:style-name="ce1">
            <text:p>745293.219832767</text:p>
          </table:table-cell>
          <table:table-cell office:value-type="float" office:value="0.0416668121612906" table:style-name="ce1">
            <text:p>0.0416668121612906</text:p>
          </table:table-cell>
          <table:table-cell office:value-type="float" office:value="0.0789366053169734" table:style-name="ce1">
            <text:p>0.0789366053169734</text:p>
          </table:table-cell>
          <table:table-cell office:value-type="float" office:value="0.000397496571935454" table:style-name="ce1">
            <text:p>0.000397496571935454</text:p>
          </table:table-cell>
          <table:table-cell office:value-type="float" office:value="0.252573770894241" table:style-name="ce1">
            <text:p>0.252573770894241</text:p>
          </table:table-cell>
          <table:table-cell office:value-type="float" office:value="0.0152941424594923" table:style-name="ce1">
            <text:p>0.0152941424594923</text:p>
          </table:table-cell>
          <table:table-cell office:value-type="float" office:value="3.56249958238031e-05" table:style-name="ce1">
            <text:p>3.56249958238031e-05</text:p>
          </table:table-cell>
          <table:table-cell office:value-type="float" office:value="0.390258418157267" table:style-name="ce1">
            <text:p>0.390258418157267</text:p>
          </table:table-cell>
          <table:table-cell office:value-type="float" office:value="0.201557411062948" table:style-name="ce1">
            <text:p>0.201557411062948</text:p>
          </table:table-cell>
          <table:table-cell office:value-type="float" office:value="2.24829470147103e-05" table:style-name="ce1">
            <text:p>2.24829470147103e-05</text:p>
          </table:table-cell>
          <table:table-cell office:value-type="float" office:value="0.0235249033118799" table:style-name="ce1">
            <text:p>0.0235249033118799</text:p>
          </table:table-cell>
          <table:table-cell office:value-type="float" office:value="2.83093093066634" table:style-name="ce1">
            <text:p>2.83093093066634</text:p>
          </table:table-cell>
          <table:table-cell office:value-type="float" office:value="0.00917269004547706" table:style-name="ce1">
            <text:p>0.00917269004547706</text:p>
          </table:table-cell>
          <table:table-cell office:value-type="float" office:value="0.0338313311152744" table:style-name="ce1">
            <text:p>0.0338313311152744</text:p>
          </table:table-cell>
          <table:table-cell office:value-type="float" office:value="11898.4621972475" table:style-name="ce1">
            <text:p>11898.4621972475</text:p>
          </table:table-cell>
          <table:table-cell office:value-type="float" office:value="499208.806876367" table:style-name="ce1">
            <text:p>499208.806876367</text:p>
          </table:table-cell>
          <table:table-cell office:value-type="float" office:value="0.0593813797073791" table:style-name="ce1">
            <text:p>0.0593813797073791</text:p>
          </table:table-cell>
          <table:table-cell office:value-type="float" office:value="15362.8179082958" table:style-name="ce1">
            <text:p>15362.8179082958</text:p>
          </table:table-cell>
          <table:table-cell office:value-type="float" office:value="552385.414089202" table:style-name="ce1">
            <text:p>552385.414089202</text:p>
          </table:table-cell>
          <table:table-cell office:value-type="float" office:value="0.0483782570997575" table:style-name="ce1">
            <text:p>0.0483782570997575</text:p>
          </table:table-cell>
          <table:table-cell office:value-type="float" office:value="19803.1027035304" table:style-name="ce1">
            <text:p>19803.1027035304</text:p>
          </table:table-cell>
          <table:table-cell office:value-type="float" office:value="639088.731399996" table:style-name="ce1">
            <text:p>639088.731399996</text:p>
          </table:table-cell>
          <table:table-cell office:value-type="float" office:value="0.0403689394642732" table:style-name="ce1">
            <text:p>0.0403689394642732</text:p>
          </table:table-cell>
          <table:table-cell office:value-type="float" office:value="25072.8321361486" table:style-name="ce1">
            <text:p>25072.8321361486</text:p>
          </table:table-cell>
          <table:table-cell office:value-type="float" office:value="1333842.85552519" table:style-name="ce1">
            <text:p>1333842.85552519</text:p>
          </table:table-cell>
          <table:table-cell office:value-type="float" office:value="0.046062652221135" table:style-name="ce1">
            <text:p>0.046062652221135</text:p>
          </table:table-cell>
          <table:table-cell office:value-type="float" office:value="30634.5274137467" table:style-name="ce1">
            <text:p>30634.5274137467</text:p>
          </table:table-cell>
          <table:table-cell office:value-type="float" office:value="1895104.87431858" table:style-name="ce1">
            <text:p>1895104.87431858</text:p>
          </table:table-cell>
          <table:table-cell office:value-type="float" office:value="0.0449371411134196" table:style-name="ce1">
            <text:p>0.0449371411134196</text:p>
          </table:table-cell>
          <table:table-cell office:value-type="float" office:value="55590.5063206162" table:style-name="ce1">
            <text:p>55590.5063206162</text:p>
          </table:table-cell>
          <table:table-cell office:value-type="float" office:value="7516446.84893147" table:style-name="ce1">
            <text:p>7516446.84893147</text:p>
          </table:table-cell>
          <table:table-cell office:value-type="float" office:value="0.0493180237892761" table:style-name="ce1">
            <text:p>0.0493180237892761</text:p>
          </table:table-cell>
          <table:table-cell office:value-type="float" office:value="3113.44815213672" table:style-name="ce1">
            <text:p>3113.44815213672</text:p>
          </table:table-cell>
          <table:table-cell office:value-type="float" office:value="1116903.86775238" table:style-name="ce1">
            <text:p>1116903.86775238</text:p>
          </table:table-cell>
          <table:table-cell office:value-type="float" office:value="0.339442532992574" table:style-name="ce1">
            <text:p>0.339442532992574</text:p>
          </table:table-cell>
        </table:table-row>
        <table:table-row>
          <table:table-cell office:value-type="string" office:value="Villach Land" table:style-name="ce1">
            <text:p>Villach Land</text:p>
          </table:table-cell>
          <table:table-cell office:value-type="float" office:value="18394.4242731833" table:style-name="ce1">
            <text:p>18394.4242731833</text:p>
          </table:table-cell>
          <table:table-cell office:value-type="float" office:value="255002.855026081" table:style-name="ce1">
            <text:p>255002.855026081</text:p>
          </table:table-cell>
          <table:table-cell office:value-type="float" office:value="0.0274527795112046" table:style-name="ce1">
            <text:p>0.0274527795112046</text:p>
          </table:table-cell>
          <table:table-cell office:value-type="float" office:value="0.149467084639498" table:style-name="ce1">
            <text:p>0.149467084639498</text:p>
          </table:table-cell>
          <table:table-cell office:value-type="float" office:value="0.00113367124929983" table:style-name="ce1">
            <text:p>0.00113367124929983</text:p>
          </table:table-cell>
          <table:table-cell office:value-type="float" office:value="0.225267221665081" table:style-name="ce1">
            <text:p>0.225267221665081</text:p>
          </table:table-cell>
          <table:table-cell office:value-type="float" office:value="0.0337133820158741" table:style-name="ce1">
            <text:p>0.0337133820158741</text:p>
          </table:table-cell>
          <table:table-cell office:value-type="float" office:value="0.00019715468556104" table:style-name="ce1">
            <text:p>0.00019715468556104</text:p>
          </table:table-cell>
          <table:table-cell office:value-type="float" office:value="0.416486788678536" table:style-name="ce1">
            <text:p>0.416486788678536</text:p>
          </table:table-cell>
          <table:table-cell office:value-type="float" office:value="0.215830625710524" table:style-name="ce1">
            <text:p>0.215830625710524</text:p>
          </table:table-cell>
          <table:table-cell office:value-type="float" office:value="6.56997474416991e-05" table:style-name="ce1">
            <text:p>6.56997474416991e-05</text:p>
          </table:table-cell>
          <table:table-cell office:value-type="float" office:value="0.0375550876787212" table:style-name="ce1">
            <text:p>0.0375550876787212</text:p>
          </table:table-cell>
          <table:table-cell office:value-type="float" office:value="3.09039769130637" table:style-name="ce1">
            <text:p>3.09039769130637</text:p>
          </table:table-cell>
          <table:table-cell office:value-type="float" office:value="0.0330508267858687" table:style-name="ce1">
            <text:p>0.0330508267858687</text:p>
          </table:table-cell>
          <table:table-cell office:value-type="float" office:value="0.0588270124765371" table:style-name="ce1">
            <text:p>0.0588270124765371</text:p>
          </table:table-cell>
          <table:table-cell office:value-type="float" office:value="9911.02123518346" table:style-name="ce1">
            <text:p>9911.02123518346</text:p>
          </table:table-cell>
          <table:table-cell office:value-type="float" office:value="190740.880973802" table:style-name="ce1">
            <text:p>190740.880973802</text:p>
          </table:table-cell>
          <table:table-cell office:value-type="float" office:value="0.0440659853201743" table:style-name="ce1">
            <text:p>0.0440659853201743</text:p>
          </table:table-cell>
          <table:table-cell office:value-type="float" office:value="13305.2622009974" table:style-name="ce1">
            <text:p>13305.2622009974</text:p>
          </table:table-cell>
          <table:table-cell office:value-type="float" office:value="274638.750295877" table:style-name="ce1">
            <text:p>274638.750295877</text:p>
          </table:table-cell>
          <table:table-cell office:value-type="float" office:value="0.0393874141598405" table:style-name="ce1">
            <text:p>0.0393874141598405</text:p>
          </table:table-cell>
          <table:table-cell office:value-type="float" office:value="17594.5620322629" table:style-name="ce1">
            <text:p>17594.5620322629</text:p>
          </table:table-cell>
          <table:table-cell office:value-type="float" office:value="245705.972273688" table:style-name="ce1">
            <text:p>245705.972273688</text:p>
          </table:table-cell>
          <table:table-cell office:value-type="float" office:value="0.0281727600049182" table:style-name="ce1">
            <text:p>0.0281727600049182</text:p>
          </table:table-cell>
          <table:table-cell office:value-type="float" office:value="22567.4878573679" table:style-name="ce1">
            <text:p>22567.4878573679</text:p>
          </table:table-cell>
          <table:table-cell office:value-type="float" office:value="232864.833176651" table:style-name="ce1">
            <text:p>232864.833176651</text:p>
          </table:table-cell>
          <table:table-cell office:value-type="float" office:value="0.021383004931091" table:style-name="ce1">
            <text:p>0.021383004931091</text:p>
          </table:table-cell>
          <table:table-cell office:value-type="float" office:value="27854.0571722522" table:style-name="ce1">
            <text:p>27854.0571722522</text:p>
          </table:table-cell>
          <table:table-cell office:value-type="float" office:value="326788.293427073" table:style-name="ce1">
            <text:p>326788.293427073</text:p>
          </table:table-cell>
          <table:table-cell office:value-type="float" office:value="0.0205231860645225" table:style-name="ce1">
            <text:p>0.0205231860645225</text:p>
          </table:table-cell>
          <table:table-cell office:value-type="float" office:value="58123.5136461797" table:style-name="ce1">
            <text:p>58123.5136461797</text:p>
          </table:table-cell>
          <table:table-cell office:value-type="float" office:value="41394375.075245" table:style-name="ce1">
            <text:p>41394375.075245</text:p>
          </table:table-cell>
          <table:table-cell office:value-type="float" office:value="0.110692655220289" table:style-name="ce1">
            <text:p>0.110692655220289</text:p>
          </table:table-cell>
          <table:table-cell office:value-type="float" office:value="1298.95286601959" table:style-name="ce1">
            <text:p>1298.95286601959</text:p>
          </table:table-cell>
          <table:table-cell office:value-type="float" office:value="373784.35351717" table:style-name="ce1">
            <text:p>373784.35351717</text:p>
          </table:table-cell>
          <table:table-cell office:value-type="float" office:value="0.470670703129873" table:style-name="ce1">
            <text:p>0.470670703129873</text:p>
          </table:table-cell>
        </table:table-row>
        <table:table-row>
          <table:table-cell office:value-type="string" office:value="Völkermarkt" table:style-name="ce1">
            <text:p>Völkermarkt</text:p>
          </table:table-cell>
          <table:table-cell office:value-type="float" office:value="15720.4946228758" table:style-name="ce1">
            <text:p>15720.4946228758</text:p>
          </table:table-cell>
          <table:table-cell office:value-type="float" office:value="824063.774459983" table:style-name="ce1">
            <text:p>824063.774459983</text:p>
          </table:table-cell>
          <table:table-cell office:value-type="float" office:value="0.0577449760017804" table:style-name="ce1">
            <text:p>0.0577449760017804</text:p>
          </table:table-cell>
          <table:table-cell office:value-type="float" office:value="0.244444444444444" table:style-name="ce1">
            <text:p>0.244444444444444</text:p>
          </table:table-cell>
          <table:table-cell office:value-type="float" office:value="0.00148049059761307" table:style-name="ce1">
            <text:p>0.00148049059761307</text:p>
          </table:table-cell>
          <table:table-cell office:value-type="float" office:value="0.157406497502235" table:style-name="ce1">
            <text:p>0.157406497502235</text:p>
          </table:table-cell>
          <table:table-cell office:value-type="float" office:value="0.0630922189849518" table:style-name="ce1">
            <text:p>0.0630922189849518</text:p>
          </table:table-cell>
          <table:table-cell office:value-type="float" office:value="9.0686210145974e-05" table:style-name="ce1">
            <text:p>9.0686210145974e-05</text:p>
          </table:table-cell>
          <table:table-cell office:value-type="float" office:value="0.150936690882553" table:style-name="ce1">
            <text:p>0.150936690882553</text:p>
          </table:table-cell>
          <table:table-cell office:value-type="float" office:value="0.223924879229575" table:style-name="ce1">
            <text:p>0.223924879229575</text:p>
          </table:table-cell>
          <table:table-cell office:value-type="float" office:value="0.000114253631839773" table:style-name="ce1">
            <text:p>0.000114253631839773</text:p>
          </table:table-cell>
          <table:table-cell office:value-type="float" office:value="0.047734530834361" table:style-name="ce1">
            <text:p>0.047734530834361</text:p>
          </table:table-cell>
          <table:table-cell office:value-type="float" office:value="3.26930585714181" table:style-name="ce1">
            <text:p>3.26930585714181</text:p>
          </table:table-cell>
          <table:table-cell office:value-type="float" office:value="0.0320196554110072" table:style-name="ce1">
            <text:p>0.0320196554110072</text:p>
          </table:table-cell>
          <table:table-cell office:value-type="float" office:value="0.0547334437735008" table:style-name="ce1">
            <text:p>0.0547334437735008</text:p>
          </table:table-cell>
          <table:table-cell office:value-type="float" office:value="8285.46488765089" table:style-name="ce1">
            <text:p>8285.46488765089</text:p>
          </table:table-cell>
          <table:table-cell office:value-type="float" office:value="766147.040102695" table:style-name="ce1">
            <text:p>766147.040102695</text:p>
          </table:table-cell>
          <table:table-cell office:value-type="float" office:value="0.105642624724863" table:style-name="ce1">
            <text:p>0.105642624724863</text:p>
          </table:table-cell>
          <table:table-cell office:value-type="float" office:value="11257.0682029273" table:style-name="ce1">
            <text:p>11257.0682029273</text:p>
          </table:table-cell>
          <table:table-cell office:value-type="float" office:value="965469.149226535" table:style-name="ce1">
            <text:p>965469.149226535</text:p>
          </table:table-cell>
          <table:table-cell office:value-type="float" office:value="0.087285861572472" table:style-name="ce1">
            <text:p>0.087285861572472</text:p>
          </table:table-cell>
          <table:table-cell office:value-type="float" office:value="15023.3401204496" table:style-name="ce1">
            <text:p>15023.3401204496</text:p>
          </table:table-cell>
          <table:table-cell office:value-type="float" office:value="863534.492959894" table:style-name="ce1">
            <text:p>863534.492959894</text:p>
          </table:table-cell>
          <table:table-cell office:value-type="float" office:value="0.0618547912104505" table:style-name="ce1">
            <text:p>0.0618547912104505</text:p>
          </table:table-cell>
          <table:table-cell office:value-type="float" office:value="19357.184163597" table:style-name="ce1">
            <text:p>19357.184163597</text:p>
          </table:table-cell>
          <table:table-cell office:value-type="float" office:value="976359.757937347" table:style-name="ce1">
            <text:p>976359.757937347</text:p>
          </table:table-cell>
          <table:table-cell office:value-type="float" office:value="0.051046121938794" table:style-name="ce1">
            <text:p>0.051046121938794</text:p>
          </table:table-cell>
          <table:table-cell office:value-type="float" office:value="24054.6265558134" table:style-name="ce1">
            <text:p>24054.6265558134</text:p>
          </table:table-cell>
          <table:table-cell office:value-type="float" office:value="807463.894158378" table:style-name="ce1">
            <text:p>807463.894158378</text:p>
          </table:table-cell>
          <table:table-cell office:value-type="float" office:value="0.0373562210846774" table:style-name="ce1">
            <text:p>0.0373562210846774</text:p>
          </table:table-cell>
          <table:table-cell office:value-type="float" office:value="47161.8164338649" table:style-name="ce1">
            <text:p>47161.8164338649</text:p>
          </table:table-cell>
          <table:table-cell office:value-type="float" office:value="8074352.08932939" table:style-name="ce1">
            <text:p>8074352.08932939</text:p>
          </table:table-cell>
          <table:table-cell office:value-type="float" office:value="0.0602508694084471" table:style-name="ce1">
            <text:p>0.0602508694084471</text:p>
          </table:table-cell>
          <table:table-cell office:value-type="float" office:value="1799.51399220223" table:style-name="ce1">
            <text:p>1799.51399220223</text:p>
          </table:table-cell>
          <table:table-cell office:value-type="float" office:value="1416238.84010629" table:style-name="ce1">
            <text:p>1416238.84010629</text:p>
          </table:table-cell>
          <table:table-cell office:value-type="float" office:value="0.661322079131442" table:style-name="ce1">
            <text:p>0.661322079131442</text:p>
          </table:table-cell>
        </table:table-row>
        <table:table-row>
          <table:table-cell office:value-type="string" office:value="Wolfsberg" table:style-name="ce1">
            <text:p>Wolfsberg</text:p>
          </table:table-cell>
          <table:table-cell office:value-type="float" office:value="18669.6131323105" table:style-name="ce1">
            <text:p>18669.6131323105</text:p>
          </table:table-cell>
          <table:table-cell office:value-type="float" office:value="1109359.56633485" table:style-name="ce1">
            <text:p>1109359.56633485</text:p>
          </table:table-cell>
          <table:table-cell office:value-type="float" office:value="0.056415812561346" table:style-name="ce1">
            <text:p>0.056415812561346</text:p>
          </table:table-cell>
          <table:table-cell office:value-type="float" office:value="0.133483146067416" table:style-name="ce1">
            <text:p>0.133483146067416</text:p>
          </table:table-cell>
          <table:table-cell office:value-type="float" office:value="0.0015277262971847" table:style-name="ce1">
            <text:p>0.0015277262971847</text:p>
          </table:table-cell>
          <table:table-cell office:value-type="float" office:value="0.292817037974824" table:style-name="ce1">
            <text:p>0.292817037974824</text:p>
          </table:table-cell>
          <table:table-cell office:value-type="float" office:value="0.0298056207511866" table:style-name="ce1">
            <text:p>0.0298056207511866</text:p>
          </table:table-cell>
          <table:table-cell office:value-type="float" office:value="0.000166870160750025" table:style-name="ce1">
            <text:p>0.000166870160750025</text:p>
          </table:table-cell>
          <table:table-cell office:value-type="float" office:value="0.433402259356597" table:style-name="ce1">
            <text:p>0.433402259356597</text:p>
          </table:table-cell>
          <table:table-cell office:value-type="float" office:value="0.212888490137706" table:style-name="ce1">
            <text:p>0.212888490137706</text:p>
          </table:table-cell>
          <table:table-cell office:value-type="float" office:value="0.000133262331674973" table:style-name="ce1">
            <text:p>0.000133262331674973</text:p>
          </table:table-cell>
          <table:table-cell office:value-type="float" office:value="0.0542252448919455" table:style-name="ce1">
            <text:p>0.0542252448919455</text:p>
          </table:table-cell>
          <table:table-cell office:value-type="float" office:value="3.03394607906566" table:style-name="ce1">
            <text:p>3.03394607906566</text:p>
          </table:table-cell>
          <table:table-cell office:value-type="float" office:value="0.0478093763642542" table:style-name="ce1">
            <text:p>0.0478093763642542</text:p>
          </table:table-cell>
          <table:table-cell office:value-type="float" office:value="0.072069030756328" table:style-name="ce1">
            <text:p>0.072069030756328</text:p>
          </table:table-cell>
          <table:table-cell office:value-type="float" office:value="10277.6330723724" table:style-name="ce1">
            <text:p>10277.6330723724</text:p>
          </table:table-cell>
          <table:table-cell office:value-type="float" office:value="770351.734044392" table:style-name="ce1">
            <text:p>770351.734044392</text:p>
          </table:table-cell>
          <table:table-cell office:value-type="float" office:value="0.0853987322517252" table:style-name="ce1">
            <text:p>0.0853987322517252</text:p>
          </table:table-cell>
          <table:table-cell office:value-type="float" office:value="13650.7702454621" table:style-name="ce1">
            <text:p>13650.7702454621</text:p>
          </table:table-cell>
          <table:table-cell office:value-type="float" office:value="840322.490208069" table:style-name="ce1">
            <text:p>840322.490208069</text:p>
          </table:table-cell>
          <table:table-cell office:value-type="float" office:value="0.0671530645126279" table:style-name="ce1">
            <text:p>0.0671530645126279</text:p>
          </table:table-cell>
          <table:table-cell office:value-type="float" office:value="17844.3408313251" table:style-name="ce1">
            <text:p>17844.3408313251</text:p>
          </table:table-cell>
          <table:table-cell office:value-type="float" office:value="1263321.53879084" table:style-name="ce1">
            <text:p>1263321.53879084</text:p>
          </table:table-cell>
          <table:table-cell office:value-type="float" office:value="0.0629878001012667" table:style-name="ce1">
            <text:p>0.0629878001012667</text:p>
          </table:table-cell>
          <table:table-cell office:value-type="float" office:value="22732.0932719226" table:style-name="ce1">
            <text:p>22732.0932719226</text:p>
          </table:table-cell>
          <table:table-cell office:value-type="float" office:value="1484735.59652985" table:style-name="ce1">
            <text:p>1484735.59652985</text:p>
          </table:table-cell>
          <table:table-cell office:value-type="float" office:value="0.0536025105665541" table:style-name="ce1">
            <text:p>0.0536025105665541</text:p>
          </table:table-cell>
          <table:table-cell office:value-type="float" office:value="28027.9775179252" table:style-name="ce1">
            <text:p>28027.9775179252</text:p>
          </table:table-cell>
          <table:table-cell office:value-type="float" office:value="1365963.11742087" table:style-name="ce1">
            <text:p>1365963.11742087</text:p>
          </table:table-cell>
          <table:table-cell office:value-type="float" office:value="0.0416992002841756" table:style-name="ce1">
            <text:p>0.0416992002841756</text:p>
          </table:table-cell>
          <table:table-cell office:value-type="float" office:value="102702.153320443" table:style-name="ce1">
            <text:p>102702.153320443</text:p>
          </table:table-cell>
          <table:table-cell office:value-type="float" office:value="99443563.9556624" table:style-name="ce1">
            <text:p>99443563.9556624</text:p>
          </table:table-cell>
          <table:table-cell office:value-type="float" office:value="0.0970976660633519" table:style-name="ce1">
            <text:p>0.0970976660633519</text:p>
          </table:table-cell>
          <table:table-cell office:value-type="float" office:value="2279.59997835792" table:style-name="ce1">
            <text:p>2279.59997835792</text:p>
          </table:table-cell>
          <table:table-cell office:value-type="float" office:value="1504342.88177475" table:style-name="ce1">
            <text:p>1504342.88177475</text:p>
          </table:table-cell>
          <table:table-cell office:value-type="float" office:value="0.538040259540152" table:style-name="ce1">
            <text:p>0.538040259540152</text:p>
          </table:table-cell>
        </table:table-row>
        <table:table-row>
          <table:table-cell office:value-type="string" office:value="Bruck-Mürzzuschlag" table:style-name="ce1">
            <text:p>Bruck-Mürzzuschlag</text:p>
          </table:table-cell>
          <table:table-cell office:value-type="float" office:value="22867.639323726" table:style-name="ce1">
            <text:p>22867.639323726</text:p>
          </table:table-cell>
          <table:table-cell office:value-type="float" office:value="277029.655619661" table:style-name="ce1">
            <text:p>277029.655619661</text:p>
          </table:table-cell>
          <table:table-cell office:value-type="float" office:value="0.0230166332315204" table:style-name="ce1">
            <text:p>0.0230166332315204</text:p>
          </table:table-cell>
          <table:table-cell office:value-type="float" office:value="0.0501310043668122" table:style-name="ce1">
            <text:p>0.0501310043668122</text:p>
          </table:table-cell>
          <table:table-cell office:value-type="float" office:value="0.00057388226769131" table:style-name="ce1">
            <text:p>0.00057388226769131</text:p>
          </table:table-cell>
          <table:table-cell office:value-type="float" office:value="0.477864751608065" table:style-name="ce1">
            <text:p>0.477864751608065</text:p>
          </table:table-cell>
          <table:table-cell office:value-type="float" office:value="0.00993211982171995" table:style-name="ce1">
            <text:p>0.00993211982171995</text:p>
          </table:table-cell>
          <table:table-cell office:value-type="float" office:value="7.5074062394105e-05" table:style-name="ce1">
            <text:p>7.5074062394105e-05</text:p>
          </table:table-cell>
          <table:table-cell office:value-type="float" office:value="0.872374591987916" table:style-name="ce1">
            <text:p>0.872374591987916</text:p>
          </table:table-cell>
          <table:table-cell office:value-type="float" office:value="0.205647044688156" table:style-name="ce1">
            <text:p>0.205647044688156</text:p>
          </table:table-cell>
          <table:table-cell office:value-type="float" office:value="3.00238029395097e-05" table:style-name="ce1">
            <text:p>3.00238029395097e-05</text:p>
          </table:table-cell>
          <table:table-cell office:value-type="float" office:value="0.0266446719604959" table:style-name="ce1">
            <text:p>0.0266446719604959</text:p>
          </table:table-cell>
          <table:table-cell office:value-type="float" office:value="2.87567231918468" table:style-name="ce1">
            <text:p>2.87567231918468</text:p>
          </table:table-cell>
          <table:table-cell office:value-type="float" office:value="0.0184072956433493" table:style-name="ce1">
            <text:p>0.0184072956433493</text:p>
          </table:table-cell>
          <table:table-cell office:value-type="float" office:value="0.0471797458251348" table:style-name="ce1">
            <text:p>0.0471797458251348</text:p>
          </table:table-cell>
          <table:table-cell office:value-type="float" office:value="13136.2762760694" table:style-name="ce1">
            <text:p>13136.2762760694</text:p>
          </table:table-cell>
          <table:table-cell office:value-type="float" office:value="309797.46208401" table:style-name="ce1">
            <text:p>309797.46208401</text:p>
          </table:table-cell>
          <table:table-cell office:value-type="float" office:value="0.0423707990338879" table:style-name="ce1">
            <text:p>0.0423707990338879</text:p>
          </table:table-cell>
          <table:table-cell office:value-type="float" office:value="16910.4694853664" table:style-name="ce1">
            <text:p>16910.4694853664</text:p>
          </table:table-cell>
          <table:table-cell office:value-type="float" office:value="202687.046743108" table:style-name="ce1">
            <text:p>202687.046743108</text:p>
          </table:table-cell>
          <table:table-cell office:value-type="float" office:value="0.0266230208530801" table:style-name="ce1">
            <text:p>0.0266230208530801</text:p>
          </table:table-cell>
          <table:table-cell office:value-type="float" office:value="21707.856980953" table:style-name="ce1">
            <text:p>21707.856980953</text:p>
          </table:table-cell>
          <table:table-cell office:value-type="float" office:value="278945.144419516" table:style-name="ce1">
            <text:p>278945.144419516</text:p>
          </table:table-cell>
          <table:table-cell office:value-type="float" office:value="0.0243300191861577" table:style-name="ce1">
            <text:p>0.0243300191861577</text:p>
          </table:table-cell>
          <table:table-cell office:value-type="float" office:value="27326.1715540242" table:style-name="ce1">
            <text:p>27326.1715540242</text:p>
          </table:table-cell>
          <table:table-cell office:value-type="float" office:value="347527.966427518" table:style-name="ce1">
            <text:p>347527.966427518</text:p>
          </table:table-cell>
          <table:table-cell office:value-type="float" office:value="0.021573275469602" table:style-name="ce1">
            <text:p>0.021573275469602</text:p>
          </table:table-cell>
          <table:table-cell office:value-type="float" office:value="33918.9869908322" table:style-name="ce1">
            <text:p>33918.9869908322</text:p>
          </table:table-cell>
          <table:table-cell office:value-type="float" office:value="782032.967749764" table:style-name="ce1">
            <text:p>782032.967749764</text:p>
          </table:table-cell>
          <table:table-cell office:value-type="float" office:value="0.0260717184522699" table:style-name="ce1">
            <text:p>0.0260717184522699</text:p>
          </table:table-cell>
          <table:table-cell office:value-type="float" office:value="81089.5577930557" table:style-name="ce1">
            <text:p>81089.5577930557</text:p>
          </table:table-cell>
          <table:table-cell office:value-type="float" office:value="142763027.438065" table:style-name="ce1">
            <text:p>142763027.438065</text:p>
          </table:table-cell>
          <table:table-cell office:value-type="float" office:value="0.147347557927479" table:style-name="ce1">
            <text:p>0.147347557927479</text:p>
          </table:table-cell>
          <table:table-cell office:value-type="float" office:value="3057.84644124782" table:style-name="ce1">
            <text:p>3057.84644124782</text:p>
          </table:table-cell>
          <table:table-cell office:value-type="float" office:value="712199.200118467" table:style-name="ce1">
            <text:p>712199.200118467</text:p>
          </table:table-cell>
          <table:table-cell office:value-type="float" office:value="0.275984739501983" table:style-name="ce1">
            <text:p>0.275984739501983</text:p>
          </table:table-cell>
        </table:table-row>
        <table:table-row>
          <table:table-cell office:value-type="string" office:value="Deutschlandsberg" table:style-name="ce1">
            <text:p>Deutschlandsberg</text:p>
          </table:table-cell>
          <table:table-cell office:value-type="float" office:value="19811.1959848578" table:style-name="ce1">
            <text:p>19811.1959848578</text:p>
          </table:table-cell>
          <table:table-cell office:value-type="float" office:value="1755837.56956316" table:style-name="ce1">
            <text:p>1755837.56956316</text:p>
          </table:table-cell>
          <table:table-cell office:value-type="float" office:value="0.0668854224406416" table:style-name="ce1">
            <text:p>0.0668854224406416</text:p>
          </table:table-cell>
          <table:table-cell office:value-type="float" office:value="0.0981658107116654" table:style-name="ce1">
            <text:p>0.0981658107116654</text:p>
          </table:table-cell>
          <table:table-cell office:value-type="float" office:value="0.000586992247152364" table:style-name="ce1">
            <text:p>0.000586992247152364</text:p>
          </table:table-cell>
          <table:table-cell office:value-type="float" office:value="0.246806120235405" table:style-name="ce1">
            <text:p>0.246806120235405</text:p>
          </table:table-cell>
          <table:table-cell office:value-type="float" office:value="0.0208017118659052" table:style-name="ce1">
            <text:p>0.0208017118659052</text:p>
          </table:table-cell>
          <table:table-cell office:value-type="float" office:value="3.18583889891769e-05" table:style-name="ce1">
            <text:p>3.18583889891769e-05</text:p>
          </table:table-cell>
          <table:table-cell office:value-type="float" office:value="0.271339380342855" table:style-name="ce1">
            <text:p>0.271339380342855</text:p>
          </table:table-cell>
          <table:table-cell office:value-type="float" office:value="0.203416809029573" table:style-name="ce1">
            <text:p>0.203416809029573</text:p>
          </table:table-cell>
          <table:table-cell office:value-type="float" office:value="8.28269697970084e-05" table:style-name="ce1">
            <text:p>8.28269697970084e-05</text:p>
          </table:table-cell>
          <table:table-cell office:value-type="float" office:value="0.0447403162112458" table:style-name="ce1">
            <text:p>0.0447403162112458</text:p>
          </table:table-cell>
          <table:table-cell office:value-type="float" office:value="2.86578974595034" table:style-name="ce1">
            <text:p>2.86578974595034</text:p>
          </table:table-cell>
          <table:table-cell office:value-type="float" office:value="0.0172530575311091" table:style-name="ce1">
            <text:p>0.0172530575311091</text:p>
          </table:table-cell>
          <table:table-cell office:value-type="float" office:value="0.0458341003060376" table:style-name="ce1">
            <text:p>0.0458341003060376</text:p>
          </table:table-cell>
          <table:table-cell office:value-type="float" office:value="11311.0790948132" table:style-name="ce1">
            <text:p>11311.0790948132</text:p>
          </table:table-cell>
          <table:table-cell office:value-type="float" office:value="1154560.85665137" table:style-name="ce1">
            <text:p>1154560.85665137</text:p>
          </table:table-cell>
          <table:table-cell office:value-type="float" office:value="0.0949957936465358" table:style-name="ce1">
            <text:p>0.0949957936465358</text:p>
          </table:table-cell>
          <table:table-cell office:value-type="float" office:value="14780.7880231813" table:style-name="ce1">
            <text:p>14780.7880231813</text:p>
          </table:table-cell>
          <table:table-cell office:value-type="float" office:value="1672923.16633168" table:style-name="ce1">
            <text:p>1672923.16633168</text:p>
          </table:table-cell>
          <table:table-cell office:value-type="float" office:value="0.0875065191935505" table:style-name="ce1">
            <text:p>0.0875065191935505</text:p>
          </table:table-cell>
          <table:table-cell office:value-type="float" office:value="19023.6221756165" table:style-name="ce1">
            <text:p>19023.6221756165</text:p>
          </table:table-cell>
          <table:table-cell office:value-type="float" office:value="2199440.77431182" table:style-name="ce1">
            <text:p>2199440.77431182</text:p>
          </table:table-cell>
          <table:table-cell office:value-type="float" office:value="0.0779584012343173" table:style-name="ce1">
            <text:p>0.0779584012343173</text:p>
          </table:table-cell>
          <table:table-cell office:value-type="float" office:value="24011.5952270175" table:style-name="ce1">
            <text:p>24011.5952270175</text:p>
          </table:table-cell>
          <table:table-cell office:value-type="float" office:value="2023156.3005868" table:style-name="ce1">
            <text:p>2023156.3005868</text:p>
          </table:table-cell>
          <table:table-cell office:value-type="float" office:value="0.0592370884219621" table:style-name="ce1">
            <text:p>0.0592370884219621</text:p>
          </table:table-cell>
          <table:table-cell office:value-type="float" office:value="29056.3529427617" table:style-name="ce1">
            <text:p>29056.3529427617</text:p>
          </table:table-cell>
          <table:table-cell office:value-type="float" office:value="3091055.68601116" table:style-name="ce1">
            <text:p>3091055.68601116</text:p>
          </table:table-cell>
          <table:table-cell office:value-type="float" office:value="0.060507932304498" table:style-name="ce1">
            <text:p>0.060507932304498</text:p>
          </table:table-cell>
          <table:table-cell office:value-type="float" office:value="55806.6974759915" table:style-name="ce1">
            <text:p>55806.6974759915</text:p>
          </table:table-cell>
          <table:table-cell office:value-type="float" office:value="14036104.9027881" table:style-name="ce1">
            <text:p>14036104.9027881</text:p>
          </table:table-cell>
          <table:table-cell office:value-type="float" office:value="0.0671331429767079" table:style-name="ce1">
            <text:p>0.0671331429767079</text:p>
          </table:table-cell>
          <table:table-cell office:value-type="float" office:value="2510.88169427791" table:style-name="ce1">
            <text:p>2510.88169427791</text:p>
          </table:table-cell>
          <table:table-cell office:value-type="float" office:value="993990.938173501" table:style-name="ce1">
            <text:p>993990.938173501</text:p>
          </table:table-cell>
          <table:table-cell office:value-type="float" office:value="0.397068067421655" table:style-name="ce1">
            <text:p>0.397068067421655</text:p>
          </table:table-cell>
        </table:table-row>
        <table:table-row>
          <table:table-cell office:value-type="string" office:value="Graz-Umgebung" table:style-name="ce1">
            <text:p>Graz-Umgebung</text:p>
          </table:table-cell>
          <table:table-cell office:value-type="float" office:value="35603.0759586962" table:style-name="ce1">
            <text:p>35603.0759586962</text:p>
          </table:table-cell>
          <table:table-cell office:value-type="float" office:value="339121.52768134" table:style-name="ce1">
            <text:p>339121.52768134</text:p>
          </table:table-cell>
          <table:table-cell office:value-type="float" office:value="0.0163564917581575" table:style-name="ce1">
            <text:p>0.0163564917581575</text:p>
          </table:table-cell>
          <table:table-cell office:value-type="float" office:value="0.0126786824114357" table:style-name="ce1">
            <text:p>0.0126786824114357</text:p>
          </table:table-cell>
          <table:table-cell office:value-type="float" office:value="0.000186560911837972" table:style-name="ce1">
            <text:p>0.000186560911837972</text:p>
          </table:table-cell>
          <table:table-cell office:value-type="float" office:value="1.07729887059888" table:style-name="ce1">
            <text:p>1.07729887059888</text:p>
          </table:table-cell>
          <table:table-cell office:value-type="float" office:value="0.00230735112997605" table:style-name="ce1">
            <text:p>0.00230735112997605</text:p>
          </table:table-cell>
          <table:table-cell office:value-type="float" office:value="1.6772434423388e-05" table:style-name="ce1">
            <text:p>1.6772434423388e-05</text:p>
          </table:table-cell>
          <table:table-cell office:value-type="float" office:value="1.77494279767332" table:style-name="ce1">
            <text:p>1.77494279767332</text:p>
          </table:table-cell>
          <table:table-cell office:value-type="float" office:value="0.289848219826978" table:style-name="ce1">
            <text:p>0.289848219826978</text:p>
          </table:table-cell>
          <table:table-cell office:value-type="float" office:value="5.31445624342608e-05" table:style-name="ce1">
            <text:p>5.31445624342608e-05</text:p>
          </table:table-cell>
          <table:table-cell office:value-type="float" office:value="0.0251512040381349" table:style-name="ce1">
            <text:p>0.0251512040381349</text:p>
          </table:table-cell>
          <table:table-cell office:value-type="float" office:value="4.16877990437997" table:style-name="ce1">
            <text:p>4.16877990437997</text:p>
          </table:table-cell>
          <table:table-cell office:value-type="float" office:value="0.0541577415510304" table:style-name="ce1">
            <text:p>0.0541577415510304</text:p>
          </table:table-cell>
          <table:table-cell office:value-type="float" office:value="0.0558240454969147" table:style-name="ce1">
            <text:p>0.0558240454969147</text:p>
          </table:table-cell>
          <table:table-cell office:value-type="float" office:value="17243.5839456642" table:style-name="ce1">
            <text:p>17243.5839456642</text:p>
          </table:table-cell>
          <table:table-cell office:value-type="float" office:value="297769.855530799" table:style-name="ce1">
            <text:p>297769.855530799</text:p>
          </table:table-cell>
          <table:table-cell office:value-type="float" office:value="0.0316455632157947" table:style-name="ce1">
            <text:p>0.0316455632157947</text:p>
          </table:table-cell>
          <table:table-cell office:value-type="float" office:value="22281.4158605385" table:style-name="ce1">
            <text:p>22281.4158605385</text:p>
          </table:table-cell>
          <table:table-cell office:value-type="float" office:value="378337.489977298" table:style-name="ce1">
            <text:p>378337.489977298</text:p>
          </table:table-cell>
          <table:table-cell office:value-type="float" office:value="0.0276055818138744" table:style-name="ce1">
            <text:p>0.0276055818138744</text:p>
          </table:table-cell>
          <table:table-cell office:value-type="float" office:value="29646.6616433413" table:style-name="ce1">
            <text:p>29646.6616433413</text:p>
          </table:table-cell>
          <table:table-cell office:value-type="float" office:value="341665.797928956" table:style-name="ce1">
            <text:p>341665.797928956</text:p>
          </table:table-cell>
          <table:table-cell office:value-type="float" office:value="0.0197162790583039" table:style-name="ce1">
            <text:p>0.0197162790583039</text:p>
          </table:table-cell>
          <table:table-cell office:value-type="float" office:value="41851.7916740469" table:style-name="ce1">
            <text:p>41851.7916740469</text:p>
          </table:table-cell>
          <table:table-cell office:value-type="float" office:value="451610.024195782" table:style-name="ce1">
            <text:p>451610.024195782</text:p>
          </table:table-cell>
          <table:table-cell office:value-type="float" office:value="0.0160571229111484" table:style-name="ce1">
            <text:p>0.0160571229111484</text:p>
          </table:table-cell>
          <table:table-cell office:value-type="float" office:value="61592.6865901577" table:style-name="ce1">
            <text:p>61592.6865901577</text:p>
          </table:table-cell>
          <table:table-cell office:value-type="float" office:value="427317.628669769" table:style-name="ce1">
            <text:p>427317.628669769</text:p>
          </table:table-cell>
          <table:table-cell office:value-type="float" office:value="0.0106131977674897" table:style-name="ce1">
            <text:p>0.0106131977674897</text:p>
          </table:table-cell>
          <table:table-cell office:value-type="float" office:value="153593.60946641" table:style-name="ce1">
            <text:p>153593.60946641</text:p>
          </table:table-cell>
          <table:table-cell office:value-type="float" office:value="49460118.3290123" table:style-name="ce1">
            <text:p>49460118.3290123</text:p>
          </table:table-cell>
          <table:table-cell office:value-type="float" office:value="0.045788290451084" table:style-name="ce1">
            <text:p>0.045788290451084</text:p>
          </table:table-cell>
          <table:table-cell office:value-type="float" office:value="4173.80788322114" table:style-name="ce1">
            <text:p>4173.80788322114</text:p>
          </table:table-cell>
          <table:table-cell office:value-type="float" office:value="2455415.95357652" table:style-name="ce1">
            <text:p>2455415.95357652</text:p>
          </table:table-cell>
          <table:table-cell office:value-type="float" office:value="0.375430957998021" table:style-name="ce1">
            <text:p>0.375430957998021</text:p>
          </table:table-cell>
        </table:table-row>
        <table:table-row>
          <table:table-cell office:value-type="string" office:value="Graz (Stadt)" table:style-name="ce1">
            <text:p>Graz (Stadt)</text:p>
          </table:table-cell>
          <table:table-cell office:value-type="float" office:value="17716.8593021469" table:style-name="ce1">
            <text:p>17716.8593021469</text:p>
          </table:table-cell>
          <table:table-cell office:value-type="float" office:value="191024.101452121" table:style-name="ce1">
            <text:p>191024.101452121</text:p>
          </table:table-cell>
          <table:table-cell office:value-type="float" office:value="0.0246693295430595" table:style-name="ce1">
            <text:p>0.0246693295430595</text:p>
          </table:table-cell>
          <table:table-cell office:value-type="float" office:value="0.158080979925145" table:style-name="ce1">
            <text:p>0.158080979925145</text:p>
          </table:table-cell>
          <table:table-cell office:value-type="float" office:value="0.000264876348749861" table:style-name="ce1">
            <text:p>0.000264876348749861</text:p>
          </table:table-cell>
          <table:table-cell office:value-type="float" office:value="0.102953702859827" table:style-name="ce1">
            <text:p>0.102953702859827</text:p>
          </table:table-cell>
          <table:table-cell office:value-type="float" office:value="0.0361266166759335" table:style-name="ce1">
            <text:p>0.0361266166759335</text:p>
          </table:table-cell>
          <table:table-cell office:value-type="float" office:value="1.68510160754269e-05" table:style-name="ce1">
            <text:p>1.68510160754269e-05</text:p>
          </table:table-cell>
          <table:table-cell office:value-type="float" office:value="0.113628102785987" table:style-name="ce1">
            <text:p>0.113628102785987</text:p>
          </table:table-cell>
          <table:table-cell office:value-type="float" office:value="0.211836037579636" table:style-name="ce1">
            <text:p>0.211836037579636</text:p>
          </table:table-cell>
          <table:table-cell office:value-type="float" office:value="1.70168730340345e-05" table:style-name="ce1">
            <text:p>1.70168730340345e-05</text:p>
          </table:table-cell>
          <table:table-cell office:value-type="float" office:value="0.0194733215425071" table:style-name="ce1">
            <text:p>0.0194733215425071</text:p>
          </table:table-cell>
          <table:table-cell office:value-type="float" office:value="3.02366464525593" table:style-name="ce1">
            <text:p>3.02366464525593</text:p>
          </table:table-cell>
          <table:table-cell office:value-type="float" office:value="0.00471864088506802" table:style-name="ce1">
            <text:p>0.00471864088506802</text:p>
          </table:table-cell>
          <table:table-cell office:value-type="float" office:value="0.022718248269881" table:style-name="ce1">
            <text:p>0.022718248269881</text:p>
          </table:table-cell>
          <table:table-cell office:value-type="float" office:value="9703.13715229037" table:style-name="ce1">
            <text:p>9703.13715229037</text:p>
          </table:table-cell>
          <table:table-cell office:value-type="float" office:value="198730.354431088" table:style-name="ce1">
            <text:p>198730.354431088</text:p>
          </table:table-cell>
          <table:table-cell office:value-type="float" office:value="0.0459430616702612" table:style-name="ce1">
            <text:p>0.0459430616702612</text:p>
          </table:table-cell>
          <table:table-cell office:value-type="float" office:value="12949.1010617704" table:style-name="ce1">
            <text:p>12949.1010617704</text:p>
          </table:table-cell>
          <table:table-cell office:value-type="float" office:value="161640.839204749" table:style-name="ce1">
            <text:p>161640.839204749</text:p>
          </table:table-cell>
          <table:table-cell office:value-type="float" office:value="0.0310481642994035" table:style-name="ce1">
            <text:p>0.0310481642994035</text:p>
          </table:table-cell>
          <table:table-cell office:value-type="float" office:value="17016.5270532567" table:style-name="ce1">
            <text:p>17016.5270532567</text:p>
          </table:table-cell>
          <table:table-cell office:value-type="float" office:value="188004.258044948" table:style-name="ce1">
            <text:p>188004.258044948</text:p>
          </table:table-cell>
          <table:table-cell office:value-type="float" office:value="0.0254807915042204" table:style-name="ce1">
            <text:p>0.0254807915042204</text:p>
          </table:table-cell>
          <table:table-cell office:value-type="float" office:value="21682.6689486868" table:style-name="ce1">
            <text:p>21682.6689486868</text:p>
          </table:table-cell>
          <table:table-cell office:value-type="float" office:value="225589.585943229" table:style-name="ce1">
            <text:p>225589.585943229</text:p>
          </table:table-cell>
          <table:table-cell office:value-type="float" office:value="0.0219051778960712" table:style-name="ce1">
            <text:p>0.0219051778960712</text:p>
          </table:table-cell>
          <table:table-cell office:value-type="float" office:value="26585.4636599385" table:style-name="ce1">
            <text:p>26585.4636599385</text:p>
          </table:table-cell>
          <table:table-cell office:value-type="float" office:value="279489.970891992" table:style-name="ce1">
            <text:p>279489.970891992</text:p>
          </table:table-cell>
          <table:table-cell office:value-type="float" office:value="0.0198856080564843" table:style-name="ce1">
            <text:p>0.0198856080564843</text:p>
          </table:table-cell>
          <table:table-cell office:value-type="float" office:value="55214.946769734" table:style-name="ce1">
            <text:p>55214.946769734</text:p>
          </table:table-cell>
          <table:table-cell office:value-type="float" office:value="6340567.93862462" table:style-name="ce1">
            <text:p>6340567.93862462</text:p>
          </table:table-cell>
          <table:table-cell office:value-type="float" office:value="0.0456044709958634" table:style-name="ce1">
            <text:p>0.0456044709958634</text:p>
          </table:table-cell>
          <table:table-cell office:value-type="float" office:value="560.715493677168" table:style-name="ce1">
            <text:p>560.715493677168</text:p>
          </table:table-cell>
          <table:table-cell office:value-type="float" office:value="339010.505147159" table:style-name="ce1">
            <text:p>339010.505147159</text:p>
          </table:table-cell>
          <table:table-cell office:value-type="float" office:value="1.03839842662094" table:style-name="ce1">
            <text:p>1.03839842662094</text:p>
          </table:table-cell>
        </table:table-row>
        <table:table-row>
          <table:table-cell office:value-type="string" office:value="Hartberg-Fürstenfeld" table:style-name="ce1">
            <text:p>Hartberg-Fürstenfeld</text:p>
          </table:table-cell>
          <table:table-cell office:value-type="float" office:value="15507.3879211445" table:style-name="ce1">
            <text:p>15507.3879211445</text:p>
          </table:table-cell>
          <table:table-cell office:value-type="float" office:value="388461.055547679" table:style-name="ce1">
            <text:p>388461.055547679</text:p>
          </table:table-cell>
          <table:table-cell office:value-type="float" office:value="0.0401915811627307" table:style-name="ce1">
            <text:p>0.0401915811627307</text:p>
          </table:table-cell>
          <table:table-cell office:value-type="float" office:value="0.24330202669303" table:style-name="ce1">
            <text:p>0.24330202669303</text:p>
          </table:table-cell>
          <table:table-cell office:value-type="float" office:value="0.00110366181888998" table:style-name="ce1">
            <text:p>0.00110366181888998</text:p>
          </table:table-cell>
          <table:table-cell office:value-type="float" office:value="0.136543893553862" table:style-name="ce1">
            <text:p>0.136543893553862</text:p>
          </table:table-cell>
          <table:table-cell office:value-type="float" office:value="0.060466571240155" table:style-name="ce1">
            <text:p>0.060466571240155</text:p>
          </table:table-cell>
          <table:table-cell office:value-type="float" office:value="9.91770381365195e-05" table:style-name="ce1">
            <text:p>9.91770381365195e-05</text:p>
          </table:table-cell>
          <table:table-cell office:value-type="float" office:value="0.164698720204249" table:style-name="ce1">
            <text:p>0.164698720204249</text:p>
          </table:table-cell>
          <table:table-cell office:value-type="float" office:value="0.214860444951803" table:style-name="ce1">
            <text:p>0.214860444951803</text:p>
          </table:table-cell>
          <table:table-cell office:value-type="float" office:value="3.55626484014987e-05" table:style-name="ce1">
            <text:p>3.55626484014987e-05</text:p>
          </table:table-cell>
          <table:table-cell office:value-type="float" office:value="0.0277549581771178" table:style-name="ce1">
            <text:p>0.0277549581771178</text:p>
          </table:table-cell>
          <table:table-cell office:value-type="float" office:value="3.1073946524606" table:style-name="ce1">
            <text:p>3.1073946524606</text:p>
          </table:table-cell>
          <table:table-cell office:value-type="float" office:value="0.0154648608219434" table:style-name="ce1">
            <text:p>0.0154648608219434</text:p>
          </table:table-cell>
          <table:table-cell office:value-type="float" office:value="0.0400199548109903" table:style-name="ce1">
            <text:p>0.0400199548109903</text:p>
          </table:table-cell>
          <table:table-cell office:value-type="float" office:value="8252.87078468337" table:style-name="ce1">
            <text:p>8252.87078468337</text:p>
          </table:table-cell>
          <table:table-cell office:value-type="float" office:value="217855.328802165" table:style-name="ce1">
            <text:p>217855.328802165</text:p>
          </table:table-cell>
          <table:table-cell office:value-type="float" office:value="0.056556047202429" table:style-name="ce1">
            <text:p>0.056556047202429</text:p>
          </table:table-cell>
          <table:table-cell office:value-type="float" office:value="11260.4346860814" table:style-name="ce1">
            <text:p>11260.4346860814</text:p>
          </table:table-cell>
          <table:table-cell office:value-type="float" office:value="347325.512179676" table:style-name="ce1">
            <text:p>347325.512179676</text:p>
          </table:table-cell>
          <table:table-cell office:value-type="float" office:value="0.0523375256228279" table:style-name="ce1">
            <text:p>0.0523375256228279</text:p>
          </table:table-cell>
          <table:table-cell office:value-type="float" office:value="14991.7259237208" table:style-name="ce1">
            <text:p>14991.7259237208</text:p>
          </table:table-cell>
          <table:table-cell office:value-type="float" office:value="474973.888583269" table:style-name="ce1">
            <text:p>474973.888583269</text:p>
          </table:table-cell>
          <table:table-cell office:value-type="float" office:value="0.0459709240709243" table:style-name="ce1">
            <text:p>0.0459709240709243</text:p>
          </table:table-cell>
          <table:table-cell office:value-type="float" office:value="19185.388853049" table:style-name="ce1">
            <text:p>19185.388853049</text:p>
          </table:table-cell>
          <table:table-cell office:value-type="float" office:value="553357.517486422" table:style-name="ce1">
            <text:p>553357.517486422</text:p>
          </table:table-cell>
          <table:table-cell office:value-type="float" office:value="0.0387732585511504" table:style-name="ce1">
            <text:p>0.0387732585511504</text:p>
          </table:table-cell>
          <table:table-cell office:value-type="float" office:value="23421.4715091801" table:style-name="ce1">
            <text:p>23421.4715091801</text:p>
          </table:table-cell>
          <table:table-cell office:value-type="float" office:value="473756.812415845" table:style-name="ce1">
            <text:p>473756.812415845</text:p>
          </table:table-cell>
          <table:table-cell office:value-type="float" office:value="0.0293875618946896" table:style-name="ce1">
            <text:p>0.0293875618946896</text:p>
          </table:table-cell>
          <table:table-cell office:value-type="float" office:value="46159.6508202941" table:style-name="ce1">
            <text:p>46159.6508202941</text:p>
          </table:table-cell>
          <table:table-cell office:value-type="float" office:value="29486441.8992174" table:style-name="ce1">
            <text:p>29486441.8992174</text:p>
          </table:table-cell>
          <table:table-cell office:value-type="float" office:value="0.117638281081334" table:style-name="ce1">
            <text:p>0.117638281081334</text:p>
          </table:table-cell>
          <table:table-cell office:value-type="float" office:value="345.488773067096" table:style-name="ce1">
            <text:p>345.488773067096</text:p>
          </table:table-cell>
          <table:table-cell office:value-type="float" office:value="515386.557785726" table:style-name="ce1">
            <text:p>515386.557785726</text:p>
          </table:table-cell>
          <table:table-cell office:value-type="float" office:value="2.07793809158594" table:style-name="ce1">
            <text:p>2.07793809158594</text:p>
          </table:table-cell>
        </table:table-row>
        <table:table-row>
          <table:table-cell office:value-type="string" office:value="Leibnitz" table:style-name="ce1">
            <text:p>Leibnitz</text:p>
          </table:table-cell>
          <table:table-cell office:value-type="float" office:value="16483.699621428" table:style-name="ce1">
            <text:p>16483.699621428</text:p>
          </table:table-cell>
          <table:table-cell office:value-type="float" office:value="214899.807926495" table:style-name="ce1">
            <text:p>214899.807926495</text:p>
          </table:table-cell>
          <table:table-cell office:value-type="float" office:value="0.0281231084610964" table:style-name="ce1">
            <text:p>0.0281231084610964</text:p>
          </table:table-cell>
          <table:table-cell office:value-type="float" office:value="0.203587443946188" table:style-name="ce1">
            <text:p>0.203587443946188</text:p>
          </table:table-cell>
          <table:table-cell office:value-type="float" office:value="0.000710239498079592" table:style-name="ce1">
            <text:p>0.000710239498079592</text:p>
          </table:table-cell>
          <table:table-cell office:value-type="float" office:value="0.130903548837959" table:style-name="ce1">
            <text:p>0.130903548837959</text:p>
          </table:table-cell>
          <table:table-cell office:value-type="float" office:value="0.0499847628286312" table:style-name="ce1">
            <text:p>0.0499847628286312</text:p>
          </table:table-cell>
          <table:table-cell office:value-type="float" office:value="0.000108258065563783" table:style-name="ce1">
            <text:p>0.000108258065563783</text:p>
          </table:table-cell>
          <table:table-cell office:value-type="float" office:value="0.20815770714075" table:style-name="ce1">
            <text:p>0.20815770714075</text:p>
          </table:table-cell>
          <table:table-cell office:value-type="float" office:value="0.213091674530015" table:style-name="ce1">
            <text:p>0.213091674530015</text:p>
          </table:table-cell>
          <table:table-cell office:value-type="float" office:value="3.49391134040089e-05" table:style-name="ce1">
            <text:p>3.49391134040089e-05</text:p>
          </table:table-cell>
          <table:table-cell office:value-type="float" office:value="0.0277389142474339" table:style-name="ce1">
            <text:p>0.0277389142474339</text:p>
          </table:table-cell>
          <table:table-cell office:value-type="float" office:value="3.08379774115998" table:style-name="ce1">
            <text:p>3.08379774115998</text:p>
          </table:table-cell>
          <table:table-cell office:value-type="float" office:value="0.0161831220133655" table:style-name="ce1">
            <text:p>0.0161831220133655</text:p>
          </table:table-cell>
          <table:table-cell office:value-type="float" office:value="0.0412520246201101" table:style-name="ce1">
            <text:p>0.0412520246201101</text:p>
          </table:table-cell>
          <table:table-cell office:value-type="float" office:value="8822.03525294861" table:style-name="ce1">
            <text:p>8822.03525294861</text:p>
          </table:table-cell>
          <table:table-cell office:value-type="float" office:value="220305.627228896" table:style-name="ce1">
            <text:p>220305.627228896</text:p>
          </table:table-cell>
          <table:table-cell office:value-type="float" office:value="0.0532039658845442" table:style-name="ce1">
            <text:p>0.0532039658845442</text:p>
          </table:table-cell>
          <table:table-cell office:value-type="float" office:value="11986.46995963" table:style-name="ce1">
            <text:p>11986.46995963</text:p>
          </table:table-cell>
          <table:table-cell office:value-type="float" office:value="210336.778023867" table:style-name="ce1">
            <text:p>210336.778023867</text:p>
          </table:table-cell>
          <table:table-cell office:value-type="float" office:value="0.0382618801686515" table:style-name="ce1">
            <text:p>0.0382618801686515</text:p>
          </table:table-cell>
          <table:table-cell office:value-type="float" office:value="15919.3273368401" table:style-name="ce1">
            <text:p>15919.3273368401</text:p>
          </table:table-cell>
          <table:table-cell office:value-type="float" office:value="199809.133426026" table:style-name="ce1">
            <text:p>199809.133426026</text:p>
          </table:table-cell>
          <table:table-cell office:value-type="float" office:value="0.0280790852394656" table:style-name="ce1">
            <text:p>0.0280790852394656</text:p>
          </table:table-cell>
          <table:table-cell office:value-type="float" office:value="20321.4465613855" table:style-name="ce1">
            <text:p>20321.4465613855</text:p>
          </table:table-cell>
          <table:table-cell office:value-type="float" office:value="164560.791482858" table:style-name="ce1">
            <text:p>164560.791482858</text:p>
          </table:table-cell>
          <table:table-cell office:value-type="float" office:value="0.019962207436561" table:style-name="ce1">
            <text:p>0.019962207436561</text:p>
          </table:table-cell>
          <table:table-cell office:value-type="float" office:value="24720.665329656" table:style-name="ce1">
            <text:p>24720.665329656</text:p>
          </table:table-cell>
          <table:table-cell office:value-type="float" office:value="309041.547162242" table:style-name="ce1">
            <text:p>309041.547162242</text:p>
          </table:table-cell>
          <table:table-cell office:value-type="float" office:value="0.0224878678019129" table:style-name="ce1">
            <text:p>0.0224878678019129</text:p>
          </table:table-cell>
          <table:table-cell office:value-type="float" office:value="45196.709841424" table:style-name="ce1">
            <text:p>45196.709841424</text:p>
          </table:table-cell>
          <table:table-cell office:value-type="float" office:value="9675263.3981325" table:style-name="ce1">
            <text:p>9675263.3981325</text:p>
          </table:table-cell>
          <table:table-cell office:value-type="float" office:value="0.068821570292263" table:style-name="ce1">
            <text:p>0.068821570292263</text:p>
          </table:table-cell>
          <table:table-cell office:value-type="float" office:value="1427.36909186942" table:style-name="ce1">
            <text:p>1427.36909186942</text:p>
          </table:table-cell>
          <table:table-cell office:value-type="float" office:value="303930.457496777" table:style-name="ce1">
            <text:p>303930.457496777</text:p>
          </table:table-cell>
          <table:table-cell office:value-type="float" office:value="0.386234286088867" table:style-name="ce1">
            <text:p>0.386234286088867</text:p>
          </table:table-cell>
        </table:table-row>
        <table:table-row>
          <table:table-cell office:value-type="string" office:value="Leoben" table:style-name="ce1">
            <text:p>Leoben</text:p>
          </table:table-cell>
          <table:table-cell office:value-type="float" office:value="20549.3850661461" table:style-name="ce1">
            <text:p>20549.3850661461</text:p>
          </table:table-cell>
          <table:table-cell office:value-type="float" office:value="170700.383983204" table:style-name="ce1">
            <text:p>170700.383983204</text:p>
          </table:table-cell>
          <table:table-cell office:value-type="float" office:value="0.0201056639195964" table:style-name="ce1">
            <text:p>0.0201056639195964</text:p>
          </table:table-cell>
          <table:table-cell office:value-type="float" office:value="0.0788489208633094" table:style-name="ce1">
            <text:p>0.0788489208633094</text:p>
          </table:table-cell>
          <table:table-cell office:value-type="float" office:value="0.000454477511515967" table:style-name="ce1">
            <text:p>0.000454477511515967</text:p>
          </table:table-cell>
          <table:table-cell office:value-type="float" office:value="0.270371210376981" table:style-name="ce1">
            <text:p>0.270371210376981</text:p>
          </table:table-cell>
          <table:table-cell office:value-type="float" office:value="0.0159239671029386" table:style-name="ce1">
            <text:p>0.0159239671029386</text:p>
          </table:table-cell>
          <table:table-cell office:value-type="float" office:value="2.09928971575939e-05" table:style-name="ce1">
            <text:p>2.09928971575939e-05</text:p>
          </table:table-cell>
          <table:table-cell office:value-type="float" office:value="0.287729848733873" table:style-name="ce1">
            <text:p>0.287729848733873</text:p>
          </table:table-cell>
          <table:table-cell office:value-type="float" office:value="0.202649274569508" table:style-name="ce1">
            <text:p>0.202649274569508</text:p>
          </table:table-cell>
          <table:table-cell office:value-type="float" office:value="3.09094886886276e-05" table:style-name="ce1">
            <text:p>3.09094886886276e-05</text:p>
          </table:table-cell>
          <table:table-cell office:value-type="float" office:value="0.0274347405253299" table:style-name="ce1">
            <text:p>0.0274347405253299</text:p>
          </table:table-cell>
          <table:table-cell office:value-type="float" office:value="2.8450326322346" table:style-name="ce1">
            <text:p>2.8450326322346</text:p>
          </table:table-cell>
          <table:table-cell office:value-type="float" office:value="0.0113816883617615" table:style-name="ce1">
            <text:p>0.0113816883617615</text:p>
          </table:table-cell>
          <table:table-cell office:value-type="float" office:value="0.0374986897322405" table:style-name="ce1">
            <text:p>0.0374986897322405</text:p>
          </table:table-cell>
          <table:table-cell office:value-type="float" office:value="11734.1680768016" table:style-name="ce1">
            <text:p>11734.1680768016</text:p>
          </table:table-cell>
          <table:table-cell office:value-type="float" office:value="198311.054395317" table:style-name="ce1">
            <text:p>198311.054395317</text:p>
          </table:table-cell>
          <table:table-cell office:value-type="float" office:value="0.0379508193959794" table:style-name="ce1">
            <text:p>0.0379508193959794</text:p>
          </table:table-cell>
          <table:table-cell office:value-type="float" office:value="15334.3571074045" table:style-name="ce1">
            <text:p>15334.3571074045</text:p>
          </table:table-cell>
          <table:table-cell office:value-type="float" office:value="177982.720567001" table:style-name="ce1">
            <text:p>177982.720567001</text:p>
          </table:table-cell>
          <table:table-cell office:value-type="float" office:value="0.0275120750515074" table:style-name="ce1">
            <text:p>0.0275120750515074</text:p>
          </table:table-cell>
          <table:table-cell office:value-type="float" office:value="19635.374169296" table:style-name="ce1">
            <text:p>19635.374169296</text:p>
          </table:table-cell>
          <table:table-cell office:value-type="float" office:value="188586.601173088" table:style-name="ce1">
            <text:p>188586.601173088</text:p>
          </table:table-cell>
          <table:table-cell office:value-type="float" office:value="0.0221164916209912" table:style-name="ce1">
            <text:p>0.0221164916209912</text:p>
          </table:table-cell>
          <table:table-cell office:value-type="float" office:value="24716.6971798241" table:style-name="ce1">
            <text:p>24716.6971798241</text:p>
          </table:table-cell>
          <table:table-cell office:value-type="float" office:value="234395.485742225" table:style-name="ce1">
            <text:p>234395.485742225</text:p>
          </table:table-cell>
          <table:table-cell office:value-type="float" office:value="0.0195877334206455" table:style-name="ce1">
            <text:p>0.0195877334206455</text:p>
          </table:table-cell>
          <table:table-cell office:value-type="float" office:value="30062.9345592446" table:style-name="ce1">
            <text:p>30062.9345592446</text:p>
          </table:table-cell>
          <table:table-cell office:value-type="float" office:value="175626.015715073" table:style-name="ce1">
            <text:p>175626.015715073</text:p>
          </table:table-cell>
          <table:table-cell office:value-type="float" office:value="0.013940008962798" table:style-name="ce1">
            <text:p>0.013940008962798</text:p>
          </table:table-cell>
          <table:table-cell office:value-type="float" office:value="73728.9584408843" table:style-name="ce1">
            <text:p>73728.9584408843</text:p>
          </table:table-cell>
          <table:table-cell office:value-type="float" office:value="98117411.2814703" table:style-name="ce1">
            <text:p>98117411.2814703</text:p>
          </table:table-cell>
          <table:table-cell office:value-type="float" office:value="0.134349155829445" table:style-name="ce1">
            <text:p>0.134349155829445</text:p>
          </table:table-cell>
          <table:table-cell office:value-type="float" office:value="3340.62577515015" table:style-name="ce1">
            <text:p>3340.62577515015</text:p>
          </table:table-cell>
          <table:table-cell office:value-type="float" office:value="770833.146929146" table:style-name="ce1">
            <text:p>770833.146929146</text:p>
          </table:table-cell>
          <table:table-cell office:value-type="float" office:value="0.262816340113815" table:style-name="ce1">
            <text:p>0.262816340113815</text:p>
          </table:table-cell>
        </table:table-row>
        <table:table-row>
          <table:table-cell office:value-type="string" office:value="Liezen" table:style-name="ce1">
            <text:p>Liezen</text:p>
          </table:table-cell>
          <table:table-cell office:value-type="float" office:value="12925.397527702" table:style-name="ce1">
            <text:p>12925.397527702</text:p>
          </table:table-cell>
          <table:table-cell office:value-type="float" office:value="259754.152579361" table:style-name="ce1">
            <text:p>259754.152579361</text:p>
          </table:table-cell>
          <table:table-cell office:value-type="float" office:value="0.0394309590882938" table:style-name="ce1">
            <text:p>0.0394309590882938</text:p>
          </table:table-cell>
          <table:table-cell office:value-type="float" office:value="0.406444444444444" table:style-name="ce1">
            <text:p>0.406444444444444</text:p>
          </table:table-cell>
          <table:table-cell office:value-type="float" office:value="0.000982474074074074" table:style-name="ce1">
            <text:p>0.000982474074074074</text:p>
          </table:table-cell>
          <table:table-cell office:value-type="float" office:value="0.077118639222468" table:style-name="ce1">
            <text:p>0.077118639222468</text:p>
          </table:table-cell>
          <table:table-cell office:value-type="float" office:value="0.120388752434983" table:style-name="ce1">
            <text:p>0.120388752434983</text:p>
          </table:table-cell>
          <table:table-cell office:value-type="float" office:value="0.000194015160621323" table:style-name="ce1">
            <text:p>0.000194015160621323</text:p>
          </table:table-cell>
          <table:table-cell office:value-type="float" office:value="0.115699616612132" table:style-name="ce1">
            <text:p>0.115699616612132</text:p>
          </table:table-cell>
          <table:table-cell office:value-type="float" office:value="0.23955706652476" table:style-name="ce1">
            <text:p>0.23955706652476</text:p>
          </table:table-cell>
          <table:table-cell office:value-type="float" office:value="6.87004974617322e-05" table:style-name="ce1">
            <text:p>6.87004974617322e-05</text:p>
          </table:table-cell>
          <table:table-cell office:value-type="float" office:value="0.0345995901653576" table:style-name="ce1">
            <text:p>0.0345995901653576</text:p>
          </table:table-cell>
          <table:table-cell office:value-type="float" office:value="3.59546043841291" table:style-name="ce1">
            <text:p>3.59546043841291</text:p>
          </table:table-cell>
          <table:table-cell office:value-type="float" office:value="0.0436258553754269" table:style-name="ce1">
            <text:p>0.0436258553754269</text:p>
          </table:table-cell>
          <table:table-cell office:value-type="float" office:value="0.0580921517495289" table:style-name="ce1">
            <text:p>0.0580921517495289</text:p>
          </table:table-cell>
          <table:table-cell office:value-type="float" office:value="6359.4350245628" table:style-name="ce1">
            <text:p>6359.4350245628</text:p>
          </table:table-cell>
          <table:table-cell office:value-type="float" office:value="302284.235085995" table:style-name="ce1">
            <text:p>302284.235085995</text:p>
          </table:table-cell>
          <table:table-cell office:value-type="float" office:value="0.0864548207450885" table:style-name="ce1">
            <text:p>0.0864548207450885</text:p>
          </table:table-cell>
          <table:table-cell office:value-type="float" office:value="8915.89029073645" table:style-name="ce1">
            <text:p>8915.89029073645</text:p>
          </table:table-cell>
          <table:table-cell office:value-type="float" office:value="234098.289097622" table:style-name="ce1">
            <text:p>234098.289097622</text:p>
          </table:table-cell>
          <table:table-cell office:value-type="float" office:value="0.0542668238735118" table:style-name="ce1">
            <text:p>0.0542668238735118</text:p>
          </table:table-cell>
          <table:table-cell office:value-type="float" office:value="12317.83433683" table:style-name="ce1">
            <text:p>12317.83433683</text:p>
          </table:table-cell>
          <table:table-cell office:value-type="float" office:value="338333.563745225" table:style-name="ce1">
            <text:p>338333.563745225</text:p>
          </table:table-cell>
          <table:table-cell office:value-type="float" office:value="0.0472213264965407" table:style-name="ce1">
            <text:p>0.0472213264965407</text:p>
          </table:table-cell>
          <table:table-cell office:value-type="float" office:value="16219.3315087805" table:style-name="ce1">
            <text:p>16219.3315087805</text:p>
          </table:table-cell>
          <table:table-cell office:value-type="float" office:value="212161.554769157" table:style-name="ce1">
            <text:p>212161.554769157</text:p>
          </table:table-cell>
          <table:table-cell office:value-type="float" office:value="0.028398826482936" table:style-name="ce1">
            <text:p>0.028398826482936</text:p>
          </table:table-cell>
          <table:table-cell office:value-type="float" office:value="20293.5381584202" table:style-name="ce1">
            <text:p>20293.5381584202</text:p>
          </table:table-cell>
          <table:table-cell office:value-type="float" office:value="409280.160672865" table:style-name="ce1">
            <text:p>409280.160672865</text:p>
          </table:table-cell>
          <table:table-cell office:value-type="float" office:value="0.0315248170000397" table:style-name="ce1">
            <text:p>0.0315248170000397</text:p>
          </table:table-cell>
          <table:table-cell office:value-type="float" office:value="39463.4886885201" table:style-name="ce1">
            <text:p>39463.4886885201</text:p>
          </table:table-cell>
          <table:table-cell office:value-type="float" office:value="5669158.21042076" table:style-name="ce1">
            <text:p>5669158.21042076</text:p>
          </table:table-cell>
          <table:table-cell office:value-type="float" office:value="0.060334235348347" table:style-name="ce1">
            <text:p>0.060334235348347</text:p>
          </table:table-cell>
          <table:table-cell office:value-type="float" office:value="378.119476881986" table:style-name="ce1">
            <text:p>378.119476881986</text:p>
          </table:table-cell>
          <table:table-cell office:value-type="float" office:value="522192.410738202" table:style-name="ce1">
            <text:p>522192.410738202</text:p>
          </table:table-cell>
          <table:table-cell office:value-type="float" office:value="1.91111239610166" table:style-name="ce1">
            <text:p>1.91111239610166</text:p>
          </table:table-cell>
        </table:table-row>
        <table:table-row>
          <table:table-cell office:value-type="string" office:value="Murau" table:style-name="ce1">
            <text:p>Murau</text:p>
          </table:table-cell>
          <table:table-cell office:value-type="float" office:value="14374.437791369" table:style-name="ce1">
            <text:p>14374.437791369</text:p>
          </table:table-cell>
          <table:table-cell office:value-type="float" office:value="1478476.47500939" table:style-name="ce1">
            <text:p>1478476.47500939</text:p>
          </table:table-cell>
          <table:table-cell office:value-type="float" office:value="0.0845894773462272" table:style-name="ce1">
            <text:p>0.0845894773462272</text:p>
          </table:table-cell>
          <table:table-cell office:value-type="float" office:value="0.312671755725191" table:style-name="ce1">
            <text:p>0.312671755725191</text:p>
          </table:table-cell>
          <table:table-cell office:value-type="float" office:value="0.00673191538954607" table:style-name="ce1">
            <text:p>0.00673191538954607</text:p>
          </table:table-cell>
          <table:table-cell office:value-type="float" office:value="0.262410175758862" table:style-name="ce1">
            <text:p>0.262410175758862</text:p>
          </table:table-cell>
          <table:table-cell office:value-type="float" office:value="0.0854437829568292" table:style-name="ce1">
            <text:p>0.0854437829568292</text:p>
          </table:table-cell>
          <table:table-cell office:value-type="float" office:value="0.00108914924583842" table:style-name="ce1">
            <text:p>0.00108914924583842</text:p>
          </table:table-cell>
          <table:table-cell office:value-type="float" office:value="0.386245319215149" table:style-name="ce1">
            <text:p>0.386245319215149</text:p>
          </table:table-cell>
          <table:table-cell office:value-type="float" office:value="0.226518394489856" table:style-name="ce1">
            <text:p>0.226518394489856</text:p>
          </table:table-cell>
          <table:table-cell office:value-type="float" office:value="0.000432636953932402" table:style-name="ce1">
            <text:p>0.000432636953932402</text:p>
          </table:table-cell>
          <table:table-cell office:value-type="float" office:value="0.0918244490648807" table:style-name="ce1">
            <text:p>0.0918244490648807</text:p>
          </table:table-cell>
          <table:table-cell office:value-type="float" office:value="3.33519352574459" table:style-name="ce1">
            <text:p>3.33519352574459</text:p>
          </table:table-cell>
          <table:table-cell office:value-type="float" office:value="0.231220808238508" table:style-name="ce1">
            <text:p>0.231220808238508</text:p>
          </table:table-cell>
          <table:table-cell office:value-type="float" office:value="0.144175816102962" table:style-name="ce1">
            <text:p>0.144175816102962</text:p>
          </table:table-cell>
          <table:table-cell office:value-type="float" office:value="7496.4494263424" table:style-name="ce1">
            <text:p>7496.4494263424</text:p>
          </table:table-cell>
          <table:table-cell office:value-type="float" office:value="1657036.05898718" table:style-name="ce1">
            <text:p>1657036.05898718</text:p>
          </table:table-cell>
          <table:table-cell office:value-type="float" office:value="0.171715842178003" table:style-name="ce1">
            <text:p>0.171715842178003</text:p>
          </table:table-cell>
          <table:table-cell office:value-type="float" office:value="10190.6373083358" table:style-name="ce1">
            <text:p>10190.6373083358</text:p>
          </table:table-cell>
          <table:table-cell office:value-type="float" office:value="1491394.86627984" table:style-name="ce1">
            <text:p>1491394.86627984</text:p>
          </table:table-cell>
          <table:table-cell office:value-type="float" office:value="0.119838117132068" table:style-name="ce1">
            <text:p>0.119838117132068</text:p>
          </table:table-cell>
          <table:table-cell office:value-type="float" office:value="13782.4537891612" table:style-name="ce1">
            <text:p>13782.4537891612</text:p>
          </table:table-cell>
          <table:table-cell office:value-type="float" office:value="1616187.62807539" table:style-name="ce1">
            <text:p>1616187.62807539</text:p>
          </table:table-cell>
          <table:table-cell office:value-type="float" office:value="0.0922400105457318" table:style-name="ce1">
            <text:p>0.0922400105457318</text:p>
          </table:table-cell>
          <table:table-cell office:value-type="float" office:value="18001.0685296465" table:style-name="ce1">
            <text:p>18001.0685296465</text:p>
          </table:table-cell>
          <table:table-cell office:value-type="float" office:value="1171553.38760412" table:style-name="ce1">
            <text:p>1171553.38760412</text:p>
          </table:table-cell>
          <table:table-cell office:value-type="float" office:value="0.0601288304831464" table:style-name="ce1">
            <text:p>0.0601288304831464</text:p>
          </table:table-cell>
          <table:table-cell office:value-type="float" office:value="21981.5447050236" table:style-name="ce1">
            <text:p>21981.5447050236</text:p>
          </table:table-cell>
          <table:table-cell office:value-type="float" office:value="1994202.586079" table:style-name="ce1">
            <text:p>1994202.586079</text:p>
          </table:table-cell>
          <table:table-cell office:value-type="float" office:value="0.0642430911226473" table:style-name="ce1">
            <text:p>0.0642430911226473</text:p>
          </table:table-cell>
          <table:table-cell office:value-type="float" office:value="42635.5440044236" table:style-name="ce1">
            <text:p>42635.5440044236</text:p>
          </table:table-cell>
          <table:table-cell office:value-type="float" office:value="27269815.8320471" table:style-name="ce1">
            <text:p>27269815.8320471</text:p>
          </table:table-cell>
          <table:table-cell office:value-type="float" office:value="0.122481160823618" table:style-name="ce1">
            <text:p>0.122481160823618</text:p>
          </table:table-cell>
          <table:table-cell office:value-type="float" office:value="1232.12518056782" table:style-name="ce1">
            <text:p>1232.12518056782</text:p>
          </table:table-cell>
          <table:table-cell office:value-type="float" office:value="651899.788677815" table:style-name="ce1">
            <text:p>651899.788677815</text:p>
          </table:table-cell>
          <table:table-cell office:value-type="float" office:value="0.655293087785081" table:style-name="ce1">
            <text:p>0.655293087785081</text:p>
          </table:table-cell>
        </table:table-row>
        <table:table-row>
          <table:table-cell office:value-type="string" office:value="Murtal" table:style-name="ce1">
            <text:p>Murtal</text:p>
          </table:table-cell>
          <table:table-cell office:value-type="float" office:value="19450.0177992438" table:style-name="ce1">
            <text:p>19450.0177992438</text:p>
          </table:table-cell>
          <table:table-cell office:value-type="float" office:value="278080.364733748" table:style-name="ce1">
            <text:p>278080.364733748</text:p>
          </table:table-cell>
          <table:table-cell office:value-type="float" office:value="0.0271122249448424" table:style-name="ce1">
            <text:p>0.0271122249448424</text:p>
          </table:table-cell>
          <table:table-cell office:value-type="float" office:value="0.10677146311971" table:style-name="ce1">
            <text:p>0.10677146311971</text:p>
          </table:table-cell>
          <table:table-cell office:value-type="float" office:value="0.000231129254644853" table:style-name="ce1">
            <text:p>0.000231129254644853</text:p>
          </table:table-cell>
          <table:table-cell office:value-type="float" office:value="0.142387631304692" table:style-name="ce1">
            <text:p>0.142387631304692</text:p>
          </table:table-cell>
          <table:table-cell office:value-type="float" office:value="0.0232099878233204" table:style-name="ce1">
            <text:p>0.0232099878233204</text:p>
          </table:table-cell>
          <table:table-cell office:value-type="float" office:value="9.10539806674119e-06" table:style-name="ce1">
            <text:p>9.10539806674119e-06</text:p>
          </table:table-cell>
          <table:table-cell office:value-type="float" office:value="0.130009340675801" table:style-name="ce1">
            <text:p>0.130009340675801</text:p>
          </table:table-cell>
          <table:table-cell office:value-type="float" office:value="0.208230487728119" table:style-name="ce1">
            <text:p>0.208230487728119</text:p>
          </table:table-cell>
          <table:table-cell office:value-type="float" office:value="7.83620828451664e-06" table:style-name="ce1">
            <text:p>7.83620828451664e-06</text:p>
          </table:table-cell>
          <table:table-cell office:value-type="float" office:value="0.0134433860123205" table:style-name="ce1">
            <text:p>0.0134433860123205</text:p>
          </table:table-cell>
          <table:table-cell office:value-type="float" office:value="2.94502411896145" table:style-name="ce1">
            <text:p>2.94502411896145</text:p>
          </table:table-cell>
          <table:table-cell office:value-type="float" office:value="0.00268255388130585" table:style-name="ce1">
            <text:p>0.00268255388130585</text:p>
          </table:table-cell>
          <table:table-cell office:value-type="float" office:value="0.017586741132539" table:style-name="ce1">
            <text:p>0.017586741132539</text:p>
          </table:table-cell>
          <table:table-cell office:value-type="float" office:value="10917.4485885582" table:style-name="ce1">
            <text:p>10917.4485885582</text:p>
          </table:table-cell>
          <table:table-cell office:value-type="float" office:value="69804.5280371094" table:style-name="ce1">
            <text:p>69804.5280371094</text:p>
          </table:table-cell>
          <table:table-cell office:value-type="float" office:value="0.0242002939997343" table:style-name="ce1">
            <text:p>0.0242002939997343</text:p>
          </table:table-cell>
          <table:table-cell office:value-type="float" office:value="14319.4122515844" table:style-name="ce1">
            <text:p>14319.4122515844</text:p>
          </table:table-cell>
          <table:table-cell office:value-type="float" office:value="142288.601315373" table:style-name="ce1">
            <text:p>142288.601315373</text:p>
          </table:table-cell>
          <table:table-cell office:value-type="float" office:value="0.0263426743231078" table:style-name="ce1">
            <text:p>0.0263426743231078</text:p>
          </table:table-cell>
          <table:table-cell office:value-type="float" office:value="18644.8339464811" table:style-name="ce1">
            <text:p>18644.8339464811</text:p>
          </table:table-cell>
          <table:table-cell office:value-type="float" office:value="296043.250480199" table:style-name="ce1">
            <text:p>296043.250480199</text:p>
          </table:table-cell>
          <table:table-cell office:value-type="float" office:value="0.0291822693857819" table:style-name="ce1">
            <text:p>0.0291822693857819</text:p>
          </table:table-cell>
          <table:table-cell office:value-type="float" office:value="23570.1527571336" table:style-name="ce1">
            <text:p>23570.1527571336</text:p>
          </table:table-cell>
          <table:table-cell office:value-type="float" office:value="660279.432083092" table:style-name="ce1">
            <text:p>660279.432083092</text:p>
          </table:table-cell>
          <table:table-cell office:value-type="float" office:value="0.034474778725269" table:style-name="ce1">
            <text:p>0.034474778725269</text:p>
          </table:table-cell>
          <table:table-cell office:value-type="float" office:value="28770.9111568677" table:style-name="ce1">
            <text:p>28770.9111568677</text:p>
          </table:table-cell>
          <table:table-cell office:value-type="float" office:value="610236.495612236" table:style-name="ce1">
            <text:p>610236.495612236</text:p>
          </table:table-cell>
          <table:table-cell office:value-type="float" office:value="0.0271516028623982" table:style-name="ce1">
            <text:p>0.0271516028623982</text:p>
          </table:table-cell>
          <table:table-cell office:value-type="float" office:value="62290.5651910518" table:style-name="ce1">
            <text:p>62290.5651910518</text:p>
          </table:table-cell>
          <table:table-cell office:value-type="float" office:value="6861155.21349513" table:style-name="ce1">
            <text:p>6861155.21349513</text:p>
          </table:table-cell>
          <table:table-cell office:value-type="float" office:value="0.0420510021815555" table:style-name="ce1">
            <text:p>0.0420510021815555</text:p>
          </table:table-cell>
          <table:table-cell office:value-type="float" office:value="2187.62448368277" table:style-name="ce1">
            <text:p>2187.62448368277</text:p>
          </table:table-cell>
          <table:table-cell office:value-type="float" office:value="1098344.99639702" table:style-name="ce1">
            <text:p>1098344.99639702</text:p>
          </table:table-cell>
          <table:table-cell office:value-type="float" office:value="0.479067393414297" table:style-name="ce1">
            <text:p>0.479067393414297</text:p>
          </table:table-cell>
        </table:table-row>
        <table:table-row>
          <table:table-cell office:value-type="string" office:value="Südoststeiermark" table:style-name="ce1">
            <text:p>Südoststeiermark</text:p>
          </table:table-cell>
          <table:table-cell office:value-type="float" office:value="14988.7731209935" table:style-name="ce1">
            <text:p>14988.7731209935</text:p>
          </table:table-cell>
          <table:table-cell office:value-type="float" office:value="677301.298411199" table:style-name="ce1">
            <text:p>677301.298411199</text:p>
          </table:table-cell>
          <table:table-cell office:value-type="float" office:value="0.054906640026088" table:style-name="ce1">
            <text:p>0.054906640026088</text:p>
          </table:table-cell>
          <table:table-cell office:value-type="float" office:value="0.273727506426735" table:style-name="ce1">
            <text:p>0.273727506426735</text:p>
          </table:table-cell>
          <table:table-cell office:value-type="float" office:value="0.00186143311239022" table:style-name="ce1">
            <text:p>0.00186143311239022</text:p>
          </table:table-cell>
          <table:table-cell office:value-type="float" office:value="0.157617805454391" table:style-name="ce1">
            <text:p>0.157617805454391</text:p>
          </table:table-cell>
          <table:table-cell office:value-type="float" office:value="0.0730471536382221" table:style-name="ce1">
            <text:p>0.0730471536382221</text:p>
          </table:table-cell>
          <table:table-cell office:value-type="float" office:value="0.000157148625358723" table:style-name="ce1">
            <text:p>0.000157148625358723</text:p>
          </table:table-cell>
          <table:table-cell office:value-type="float" office:value="0.171613716021801" table:style-name="ce1">
            <text:p>0.171613716021801</text:p>
          </table:table-cell>
          <table:table-cell office:value-type="float" office:value="0.223002989372893" table:style-name="ce1">
            <text:p>0.223002989372893</text:p>
          </table:table-cell>
          <table:table-cell office:value-type="float" office:value="4.09297264298143e-05" table:style-name="ce1">
            <text:p>4.09297264298143e-05</text:p>
          </table:table-cell>
          <table:table-cell office:value-type="float" office:value="0.0286885591002274" table:style-name="ce1">
            <text:p>0.0286885591002274</text:p>
          </table:table-cell>
          <table:table-cell office:value-type="float" office:value="3.26902667950207" table:style-name="ce1">
            <text:p>3.26902667950207</text:p>
          </table:table-cell>
          <table:table-cell office:value-type="float" office:value="0.0155990766123662" table:style-name="ce1">
            <text:p>0.0155990766123662</text:p>
          </table:table-cell>
          <table:table-cell office:value-type="float" office:value="0.0382059480234537" table:style-name="ce1">
            <text:p>0.0382059480234537</text:p>
          </table:table-cell>
          <table:table-cell office:value-type="float" office:value="7818.94044710867" table:style-name="ce1">
            <text:p>7818.94044710867</text:p>
          </table:table-cell>
          <table:table-cell office:value-type="float" office:value="311341.2647728" table:style-name="ce1">
            <text:p>311341.2647728</text:p>
          </table:table-cell>
          <table:table-cell office:value-type="float" office:value="0.0713625626560505" table:style-name="ce1">
            <text:p>0.0713625626560505</text:p>
          </table:table-cell>
          <table:table-cell office:value-type="float" office:value="10754.1041397886" table:style-name="ce1">
            <text:p>10754.1041397886</text:p>
          </table:table-cell>
          <table:table-cell office:value-type="float" office:value="511996.46570878" table:style-name="ce1">
            <text:p>511996.46570878</text:p>
          </table:table-cell>
          <table:table-cell office:value-type="float" office:value="0.0665363914867825" table:style-name="ce1">
            <text:p>0.0665363914867825</text:p>
          </table:table-cell>
          <table:table-cell office:value-type="float" office:value="14451.0117401355" table:style-name="ce1">
            <text:p>14451.0117401355</text:p>
          </table:table-cell>
          <table:table-cell office:value-type="float" office:value="680821.118089589" table:style-name="ce1">
            <text:p>680821.118089589</text:p>
          </table:table-cell>
          <table:table-cell office:value-type="float" office:value="0.0570976527958706" table:style-name="ce1">
            <text:p>0.0570976527958706</text:p>
          </table:table-cell>
          <table:table-cell office:value-type="float" office:value="18609.2042614023" table:style-name="ce1">
            <text:p>18609.2042614023</text:p>
          </table:table-cell>
          <table:table-cell office:value-type="float" office:value="1055633.48107908" table:style-name="ce1">
            <text:p>1055633.48107908</text:p>
          </table:table-cell>
          <table:table-cell office:value-type="float" office:value="0.0552114019634255" table:style-name="ce1">
            <text:p>0.0552114019634255</text:p>
          </table:table-cell>
          <table:table-cell office:value-type="float" office:value="22888.8651477083" table:style-name="ce1">
            <text:p>22888.8651477083</text:p>
          </table:table-cell>
          <table:table-cell office:value-type="float" office:value="1089333.40035313" table:style-name="ce1">
            <text:p>1089333.40035313</text:p>
          </table:table-cell>
          <table:table-cell office:value-type="float" office:value="0.0455990872417639" table:style-name="ce1">
            <text:p>0.0455990872417639</text:p>
          </table:table-cell>
          <table:table-cell office:value-type="float" office:value="43631.6829435001" table:style-name="ce1">
            <text:p>43631.6829435001</text:p>
          </table:table-cell>
          <table:table-cell office:value-type="float" office:value="29300819.2775902" table:style-name="ce1">
            <text:p>29300819.2775902</text:p>
          </table:table-cell>
          <table:table-cell office:value-type="float" office:value="0.124061754050517" table:style-name="ce1">
            <text:p>0.124061754050517</text:p>
          </table:table-cell>
          <table:table-cell office:value-type="float" office:value="499.343344451231" table:style-name="ce1">
            <text:p>499.343344451231</text:p>
          </table:table-cell>
          <table:table-cell office:value-type="float" office:value="313191.475783235" table:style-name="ce1">
            <text:p>313191.475783235</text:p>
          </table:table-cell>
          <table:table-cell office:value-type="float" office:value="1.12074213782136" table:style-name="ce1">
            <text:p>1.12074213782136</text:p>
          </table:table-cell>
        </table:table-row>
        <table:table-row>
          <table:table-cell office:value-type="string" office:value="Voitsberg" table:style-name="ce1">
            <text:p>Voitsberg</text:p>
          </table:table-cell>
          <table:table-cell office:value-type="float" office:value="17102.0095158113" table:style-name="ce1">
            <text:p>17102.0095158113</text:p>
          </table:table-cell>
          <table:table-cell office:value-type="float" office:value="252031.36252464" table:style-name="ce1">
            <text:p>252031.36252464</text:p>
          </table:table-cell>
          <table:table-cell office:value-type="float" office:value="0.0293548692220469" table:style-name="ce1">
            <text:p>0.0293548692220469</text:p>
          </table:table-cell>
          <table:table-cell office:value-type="float" office:value="0.17519247219846" table:style-name="ce1">
            <text:p>0.17519247219846</text:p>
          </table:table-cell>
          <table:table-cell office:value-type="float" office:value="0.000512989906780597" table:style-name="ce1">
            <text:p>0.000512989906780597</text:p>
          </table:table-cell>
          <table:table-cell office:value-type="float" office:value="0.129282269992728" table:style-name="ce1">
            <text:p>0.129282269992728</text:p>
          </table:table-cell>
          <table:table-cell office:value-type="float" office:value="0.0408403231912422" table:style-name="ce1">
            <text:p>0.0408403231912422</text:p>
          </table:table-cell>
          <table:table-cell office:value-type="float" office:value="5.25868121931461e-05" table:style-name="ce1">
            <text:p>5.25868121931461e-05</text:p>
          </table:table-cell>
          <table:table-cell office:value-type="float" office:value="0.177561682731503" table:style-name="ce1">
            <text:p>0.177561682731503</text:p>
          </table:table-cell>
          <table:table-cell office:value-type="float" office:value="0.20758374676058" table:style-name="ce1">
            <text:p>0.20758374676058</text:p>
          </table:table-cell>
          <table:table-cell office:value-type="float" office:value="4.98905803857339e-05" table:style-name="ce1">
            <text:p>4.98905803857339e-05</text:p>
          </table:table-cell>
          <table:table-cell office:value-type="float" office:value="0.0340263944039804" table:style-name="ce1">
            <text:p>0.0340263944039804</text:p>
          </table:table-cell>
          <table:table-cell office:value-type="float" office:value="2.97952526582512" table:style-name="ce1">
            <text:p>2.97952526582512</text:p>
          </table:table-cell>
          <table:table-cell office:value-type="float" office:value="0.0153782449879918" table:style-name="ce1">
            <text:p>0.0153782449879918</text:p>
          </table:table-cell>
          <table:table-cell office:value-type="float" office:value="0.0416204062650201" table:style-name="ce1">
            <text:p>0.0416204062650201</text:p>
          </table:table-cell>
          <table:table-cell office:value-type="float" office:value="9362.61933148397" table:style-name="ce1">
            <text:p>9362.61933148397</text:p>
          </table:table-cell>
          <table:table-cell office:value-type="float" office:value="256320.241463373" table:style-name="ce1">
            <text:p>256320.241463373</text:p>
          </table:table-cell>
          <table:table-cell office:value-type="float" office:value="0.0540746958918756" table:style-name="ce1">
            <text:p>0.0540746958918756</text:p>
          </table:table-cell>
          <table:table-cell office:value-type="float" office:value="12632.6441070947" table:style-name="ce1">
            <text:p>12632.6441070947</text:p>
          </table:table-cell>
          <table:table-cell office:value-type="float" office:value="258682.89687722" table:style-name="ce1">
            <text:p>258682.89687722</text:p>
          </table:table-cell>
          <table:table-cell office:value-type="float" office:value="0.0402614671461048" table:style-name="ce1">
            <text:p>0.0402614671461048</text:p>
          </table:table-cell>
          <table:table-cell office:value-type="float" office:value="16601.3623508378" table:style-name="ce1">
            <text:p>16601.3623508378</text:p>
          </table:table-cell>
          <table:table-cell office:value-type="float" office:value="305865.279503416" table:style-name="ce1">
            <text:p>305865.279503416</text:p>
          </table:table-cell>
          <table:table-cell office:value-type="float" office:value="0.0333135842467821" table:style-name="ce1">
            <text:p>0.0333135842467821</text:p>
          </table:table-cell>
          <table:table-cell office:value-type="float" office:value="20971.0105588559" table:style-name="ce1">
            <text:p>20971.0105588559</text:p>
          </table:table-cell>
          <table:table-cell office:value-type="float" office:value="415441.150115049" table:style-name="ce1">
            <text:p>415441.150115049</text:p>
          </table:table-cell>
          <table:table-cell office:value-type="float" office:value="0.0307351542490426" table:style-name="ce1">
            <text:p>0.0307351542490426</text:p>
          </table:table-cell>
          <table:table-cell office:value-type="float" office:value="25246.6606176843" table:style-name="ce1">
            <text:p>25246.6606176843</text:p>
          </table:table-cell>
          <table:table-cell office:value-type="float" office:value="247327.240440337" table:style-name="ce1">
            <text:p>247327.240440337</text:p>
          </table:table-cell>
          <table:table-cell office:value-type="float" office:value="0.0196984490695278" table:style-name="ce1">
            <text:p>0.0196984490695278</text:p>
          </table:table-cell>
          <table:table-cell office:value-type="float" office:value="44320.5858489384" table:style-name="ce1">
            <text:p>44320.5858489384</text:p>
          </table:table-cell>
          <table:table-cell office:value-type="float" office:value="30807309.4494204" table:style-name="ce1">
            <text:p>30807309.4494204</text:p>
          </table:table-cell>
          <table:table-cell office:value-type="float" office:value="0.125233752228318" table:style-name="ce1">
            <text:p>0.125233752228318</text:p>
          </table:table-cell>
          <table:table-cell office:value-type="float" office:value="2910.51758377724" table:style-name="ce1">
            <text:p>2910.51758377724</text:p>
          </table:table-cell>
          <table:table-cell office:value-type="float" office:value="1240313.64824475" table:style-name="ce1">
            <text:p>1240313.64824475</text:p>
          </table:table-cell>
          <table:table-cell office:value-type="float" office:value="0.382644551638651" table:style-name="ce1">
            <text:p>0.382644551638651</text:p>
          </table:table-cell>
        </table:table-row>
        <table:table-row>
          <table:table-cell office:value-type="string" office:value="Weiz" table:style-name="ce1">
            <text:p>Weiz</text:p>
          </table:table-cell>
          <table:table-cell office:value-type="float" office:value="15355.4409994312" table:style-name="ce1">
            <text:p>15355.4409994312</text:p>
          </table:table-cell>
          <table:table-cell office:value-type="float" office:value="514476.943540333" table:style-name="ce1">
            <text:p>514476.943540333</text:p>
          </table:table-cell>
          <table:table-cell office:value-type="float" office:value="0.0467111613051814" table:style-name="ce1">
            <text:p>0.0467111613051814</text:p>
          </table:table-cell>
          <table:table-cell office:value-type="float" office:value="0.269913749365804" table:style-name="ce1">
            <text:p>0.269913749365804</text:p>
          </table:table-cell>
          <table:table-cell office:value-type="float" office:value="0.0012590456083016" table:style-name="ce1">
            <text:p>0.0012590456083016</text:p>
          </table:table-cell>
          <table:table-cell office:value-type="float" office:value="0.131460634240482" table:style-name="ce1">
            <text:p>0.131460634240482</text:p>
          </table:table-cell>
          <table:table-cell office:value-type="float" office:value="0.0703243210790001" table:style-name="ce1">
            <text:p>0.0703243210790001</text:p>
          </table:table-cell>
          <table:table-cell office:value-type="float" office:value="8.83979672274018e-05" table:style-name="ce1">
            <text:p>8.83979672274018e-05</text:p>
          </table:table-cell>
          <table:table-cell office:value-type="float" office:value="0.133695130962087" table:style-name="ce1">
            <text:p>0.133695130962087</text:p>
          </table:table-cell>
          <table:table-cell office:value-type="float" office:value="0.226386948115063" table:style-name="ce1">
            <text:p>0.226386948115063</text:p>
          </table:table-cell>
          <table:table-cell office:value-type="float" office:value="3.19068882044554e-05" table:style-name="ce1">
            <text:p>3.19068882044554e-05</text:p>
          </table:table-cell>
          <table:table-cell office:value-type="float" office:value="0.024951165706536" table:style-name="ce1">
            <text:p>0.024951165706536</text:p>
          </table:table-cell>
          <table:table-cell office:value-type="float" office:value="3.31275310637721" table:style-name="ce1">
            <text:p>3.31275310637721</text:p>
          </table:table-cell>
          <table:table-cell office:value-type="float" office:value="0.00999239536740791" table:style-name="ce1">
            <text:p>0.00999239536740791</text:p>
          </table:table-cell>
          <table:table-cell office:value-type="float" office:value="0.0301748927238354" table:style-name="ce1">
            <text:p>0.0301748927238354</text:p>
          </table:table-cell>
          <table:table-cell office:value-type="float" office:value="7918.55434435491" table:style-name="ce1">
            <text:p>7918.55434435491</text:p>
          </table:table-cell>
          <table:table-cell office:value-type="float" office:value="256973.0090874" table:style-name="ce1">
            <text:p>256973.0090874</text:p>
          </table:table-cell>
          <table:table-cell office:value-type="float" office:value="0.0640173737133524" table:style-name="ce1">
            <text:p>0.0640173737133524</text:p>
          </table:table-cell>
          <table:table-cell office:value-type="float" office:value="10870.6917693014" table:style-name="ce1">
            <text:p>10870.6917693014</text:p>
          </table:table-cell>
          <table:table-cell office:value-type="float" office:value="395785.046373636" table:style-name="ce1">
            <text:p>395785.046373636</text:p>
          </table:table-cell>
          <table:table-cell office:value-type="float" office:value="0.0578725353641057" table:style-name="ce1">
            <text:p>0.0578725353641057</text:p>
          </table:table-cell>
          <table:table-cell office:value-type="float" office:value="14808.7318853302" table:style-name="ce1">
            <text:p>14808.7318853302</text:p>
          </table:table-cell>
          <table:table-cell office:value-type="float" office:value="569974.713545165" table:style-name="ce1">
            <text:p>569974.713545165</text:p>
          </table:table-cell>
          <table:table-cell office:value-type="float" office:value="0.0509811848052578" table:style-name="ce1">
            <text:p>0.0509811848052578</text:p>
          </table:table-cell>
          <table:table-cell office:value-type="float" office:value="19082.7321964403" table:style-name="ce1">
            <text:p>19082.7321964403</text:p>
          </table:table-cell>
          <table:table-cell office:value-type="float" office:value="590869.273614904" table:style-name="ce1">
            <text:p>590869.273614904</text:p>
          </table:table-cell>
          <table:table-cell office:value-type="float" office:value="0.0402814548530584" table:style-name="ce1">
            <text:p>0.0402814548530584</text:p>
          </table:table-cell>
          <table:table-cell office:value-type="float" office:value="23485.0952846719" table:style-name="ce1">
            <text:p>23485.0952846719</text:p>
          </table:table-cell>
          <table:table-cell office:value-type="float" office:value="646325.496882286" table:style-name="ce1">
            <text:p>646325.496882286</text:p>
          </table:table-cell>
          <table:table-cell office:value-type="float" office:value="0.0342320823165303" table:style-name="ce1">
            <text:p>0.0342320823165303</text:p>
          </table:table-cell>
          <table:table-cell office:value-type="float" office:value="46916.7525985902" table:style-name="ce1">
            <text:p>46916.7525985902</text:p>
          </table:table-cell>
          <table:table-cell office:value-type="float" office:value="66772632.5840837" table:style-name="ce1">
            <text:p>66772632.5840837</text:p>
          </table:table-cell>
          <table:table-cell office:value-type="float" office:value="0.174169179255871" table:style-name="ce1">
            <text:p>0.174169179255871</text:p>
          </table:table-cell>
          <table:table-cell office:value-type="float" office:value="346.214710163655" table:style-name="ce1">
            <text:p>346.214710163655</text:p>
          </table:table-cell>
          <table:table-cell office:value-type="float" office:value="608700.876671862" table:style-name="ce1">
            <text:p>608700.876671862</text:p>
          </table:table-cell>
          <table:table-cell office:value-type="float" office:value="2.25349421303683" table:style-name="ce1">
            <text:p>2.25349421303683</text:p>
          </table:table-cell>
        </table:table-row>
        <table:table-row>
          <table:table-cell office:value-type="string" office:value="Braunau am Inn" table:style-name="ce1">
            <text:p>Braunau am Inn</text:p>
          </table:table-cell>
          <table:table-cell office:value-type="float" office:value="13287.6879624041" table:style-name="ce1">
            <text:p>13287.6879624041</text:p>
          </table:table-cell>
          <table:table-cell office:value-type="float" office:value="515652.414361207" table:style-name="ce1">
            <text:p>515652.414361207</text:p>
          </table:table-cell>
          <table:table-cell office:value-type="float" office:value="0.0540417130132974" table:style-name="ce1">
            <text:p>0.0540417130132974</text:p>
          </table:table-cell>
          <table:table-cell office:value-type="float" office:value="0.383651710350955" table:style-name="ce1">
            <text:p>0.383651710350955</text:p>
          </table:table-cell>
          <table:table-cell office:value-type="float" office:value="0.00238809346988485" table:style-name="ce1">
            <text:p>0.00238809346988485</text:p>
          </table:table-cell>
          <table:table-cell office:value-type="float" office:value="0.127376268450235" table:style-name="ce1">
            <text:p>0.127376268450235</text:p>
          </table:table-cell>
          <table:table-cell office:value-type="float" office:value="0.11798113909535" table:style-name="ce1">
            <text:p>0.11798113909535</text:p>
          </table:table-cell>
          <table:table-cell office:value-type="float" office:value="0.000492861629129261" table:style-name="ce1">
            <text:p>0.000492861629129261</text:p>
          </table:table-cell>
          <table:table-cell office:value-type="float" office:value="0.188169798218885" table:style-name="ce1">
            <text:p>0.188169798218885</text:p>
          </table:table-cell>
          <table:table-cell office:value-type="float" office:value="0.243709459383986" table:style-name="ce1">
            <text:p>0.243709459383986</text:p>
          </table:table-cell>
          <table:table-cell office:value-type="float" office:value="0.000168232792758107" table:style-name="ce1">
            <text:p>0.000168232792758107</text:p>
          </table:table-cell>
          <table:table-cell office:value-type="float" office:value="0.0532209890271275" table:style-name="ce1">
            <text:p>0.0532209890271275</text:p>
          </table:table-cell>
          <table:table-cell office:value-type="float" office:value="3.7438858352792" table:style-name="ce1">
            <text:p>3.7438858352792</text:p>
          </table:table-cell>
          <table:table-cell office:value-type="float" office:value="0.101180279934803" table:style-name="ce1">
            <text:p>0.101180279934803</text:p>
          </table:table-cell>
          <table:table-cell office:value-type="float" office:value="0.0849621201472948" table:style-name="ce1">
            <text:p>0.0849621201472948</text:p>
          </table:table-cell>
          <table:table-cell office:value-type="float" office:value="6279.98030916807" table:style-name="ce1">
            <text:p>6279.98030916807</text:p>
          </table:table-cell>
          <table:table-cell office:value-type="float" office:value="501637.173930441" table:style-name="ce1">
            <text:p>501637.173930441</text:p>
          </table:table-cell>
          <table:table-cell office:value-type="float" office:value="0.112781164432361" table:style-name="ce1">
            <text:p>0.112781164432361</text:p>
          </table:table-cell>
          <table:table-cell office:value-type="float" office:value="9134.51492329856" table:style-name="ce1">
            <text:p>9134.51492329856</text:p>
          </table:table-cell>
          <table:table-cell office:value-type="float" office:value="588326.612973212" table:style-name="ce1">
            <text:p>588326.612973212</text:p>
          </table:table-cell>
          <table:table-cell office:value-type="float" office:value="0.0839699234812092" table:style-name="ce1">
            <text:p>0.0839699234812092</text:p>
          </table:table-cell>
          <table:table-cell office:value-type="float" office:value="12822.1087529924" table:style-name="ce1">
            <text:p>12822.1087529924</text:p>
          </table:table-cell>
          <table:table-cell office:value-type="float" office:value="507414.739776465" table:style-name="ce1">
            <text:p>507414.739776465</text:p>
          </table:table-cell>
          <table:table-cell office:value-type="float" office:value="0.0555548632991677" table:style-name="ce1">
            <text:p>0.0555548632991677</text:p>
          </table:table-cell>
          <table:table-cell office:value-type="float" office:value="16846.8027203453" table:style-name="ce1">
            <text:p>16846.8027203453</text:p>
          </table:table-cell>
          <table:table-cell office:value-type="float" office:value="642791.834087116" table:style-name="ce1">
            <text:p>642791.834087116</text:p>
          </table:table-cell>
          <table:table-cell office:value-type="float" office:value="0.0475902170185068" table:style-name="ce1">
            <text:p>0.0475902170185068</text:p>
          </table:table-cell>
          <table:table-cell office:value-type="float" office:value="20871.5283062827" table:style-name="ce1">
            <text:p>20871.5283062827</text:p>
          </table:table-cell>
          <table:table-cell office:value-type="float" office:value="773866.279374911" table:style-name="ce1">
            <text:p>773866.279374911</text:p>
          </table:table-cell>
          <table:table-cell office:value-type="float" office:value="0.042148168762111" table:style-name="ce1">
            <text:p>0.042148168762111</text:p>
          </table:table-cell>
          <table:table-cell office:value-type="float" office:value="41474.5796561317" table:style-name="ce1">
            <text:p>41474.5796561317</text:p>
          </table:table-cell>
          <table:table-cell office:value-type="float" office:value="93658824.8746053" table:style-name="ce1">
            <text:p>93658824.8746053</text:p>
          </table:table-cell>
          <table:table-cell office:value-type="float" office:value="0.233341700801628" table:style-name="ce1">
            <text:p>0.233341700801628</text:p>
          </table:table-cell>
          <table:table-cell office:value-type="float" office:value="94.7234814078654" table:style-name="ce1">
            <text:p>94.7234814078654</text:p>
          </table:table-cell>
          <table:table-cell office:value-type="float" office:value="495763.941262985" table:style-name="ce1">
            <text:p>495763.941262985</text:p>
          </table:table-cell>
          <table:table-cell office:value-type="float" office:value="7.43326843159559" table:style-name="ce1">
            <text:p>7.43326843159559</text:p>
          </table:table-cell>
        </table:table-row>
        <table:table-row>
          <table:table-cell office:value-type="string" office:value="Eferding" table:style-name="ce1">
            <text:p>Eferding</text:p>
          </table:table-cell>
          <table:table-cell office:value-type="float" office:value="16377.9039254676" table:style-name="ce1">
            <text:p>16377.9039254676</text:p>
          </table:table-cell>
          <table:table-cell office:value-type="float" office:value="2873287.19858569" table:style-name="ce1">
            <text:p>2873287.19858569</text:p>
          </table:table-cell>
          <table:table-cell office:value-type="float" office:value="0.103497819419683" table:style-name="ce1">
            <text:p>0.103497819419683</text:p>
          </table:table-cell>
          <table:table-cell office:value-type="float" office:value="0.226812585499316" table:style-name="ce1">
            <text:p>0.226812585499316</text:p>
          </table:table-cell>
          <table:table-cell office:value-type="float" office:value="0.00719311476698337" table:style-name="ce1">
            <text:p>0.00719311476698337</text:p>
          </table:table-cell>
          <table:table-cell office:value-type="float" office:value="0.373930892004599" table:style-name="ce1">
            <text:p>0.373930892004599</text:p>
          </table:table-cell>
          <table:table-cell office:value-type="float" office:value="0.0634292166384329" table:style-name="ce1">
            <text:p>0.0634292166384329</text:p>
          </table:table-cell>
          <table:table-cell office:value-type="float" office:value="0.00104633977389711" table:style-name="ce1">
            <text:p>0.00104633977389711</text:p>
          </table:table-cell>
          <table:table-cell office:value-type="float" office:value="0.509972807255228" table:style-name="ce1">
            <text:p>0.509972807255228</text:p>
          </table:table-cell>
          <table:table-cell office:value-type="float" office:value="0.221383748372667" table:style-name="ce1">
            <text:p>0.221383748372667</text:p>
          </table:table-cell>
          <table:table-cell office:value-type="float" office:value="0.000360357244690711" table:style-name="ce1">
            <text:p>0.000360357244690711</text:p>
          </table:table-cell>
          <table:table-cell office:value-type="float" office:value="0.0857473865645992" table:style-name="ce1">
            <text:p>0.0857473865645992</text:p>
          </table:table-cell>
          <table:table-cell office:value-type="float" office:value="3.231276714479" table:style-name="ce1">
            <text:p>3.231276714479</text:p>
          </table:table-cell>
          <table:table-cell office:value-type="float" office:value="0.192990339875883" table:style-name="ce1">
            <text:p>0.192990339875883</text:p>
          </table:table-cell>
          <table:table-cell office:value-type="float" office:value="0.135954514870189" table:style-name="ce1">
            <text:p>0.135954514870189</text:p>
          </table:table-cell>
          <table:table-cell office:value-type="float" office:value="8857.46840312557" table:style-name="ce1">
            <text:p>8857.46840312557</text:p>
          </table:table-cell>
          <table:table-cell office:value-type="float" office:value="2144250.79199799" table:style-name="ce1">
            <text:p>2144250.79199799</text:p>
          </table:table-cell>
          <table:table-cell office:value-type="float" office:value="0.165321058705452" table:style-name="ce1">
            <text:p>0.165321058705452</text:p>
          </table:table-cell>
          <table:table-cell office:value-type="float" office:value="11847.1281199589" table:style-name="ce1">
            <text:p>11847.1281199589</text:p>
          </table:table-cell>
          <table:table-cell office:value-type="float" office:value="2467407.66716458" table:style-name="ce1">
            <text:p>2467407.66716458</text:p>
          </table:table-cell>
          <table:table-cell office:value-type="float" office:value="0.132588961746256" table:style-name="ce1">
            <text:p>0.132588961746256</text:p>
          </table:table-cell>
          <table:table-cell office:value-type="float" office:value="15851.1416599884" table:style-name="ce1">
            <text:p>15851.1416599884</text:p>
          </table:table-cell>
          <table:table-cell office:value-type="float" office:value="2871477.50537172" table:style-name="ce1">
            <text:p>2871477.50537172</text:p>
          </table:table-cell>
          <table:table-cell office:value-type="float" office:value="0.10690355854307" table:style-name="ce1">
            <text:p>0.10690355854307</text:p>
          </table:table-cell>
          <table:table-cell office:value-type="float" office:value="20100.9085592291" table:style-name="ce1">
            <text:p>20100.9085592291</text:p>
          </table:table-cell>
          <table:table-cell office:value-type="float" office:value="3460228.08777612" table:style-name="ce1">
            <text:p>3460228.08777612</text:p>
          </table:table-cell>
          <table:table-cell office:value-type="float" office:value="0.0925415300336474" table:style-name="ce1">
            <text:p>0.0925415300336474</text:p>
          </table:table-cell>
          <table:table-cell office:value-type="float" office:value="24944.8584766292" table:style-name="ce1">
            <text:p>24944.8584766292</text:p>
          </table:table-cell>
          <table:table-cell office:value-type="float" office:value="3445867.60736395" table:style-name="ce1">
            <text:p>3445867.60736395</text:p>
          </table:table-cell>
          <table:table-cell office:value-type="float" office:value="0.0744163302361037" table:style-name="ce1">
            <text:p>0.0744163302361037</text:p>
          </table:table-cell>
          <table:table-cell office:value-type="float" office:value="45793.7975203486" table:style-name="ce1">
            <text:p>45793.7975203486</text:p>
          </table:table-cell>
          <table:table-cell office:value-type="float" office:value="54200734.9547843" table:style-name="ce1">
            <text:p>54200734.9547843</text:p>
          </table:table-cell>
          <table:table-cell office:value-type="float" office:value="0.160766637430999" table:style-name="ce1">
            <text:p>0.160766637430999</text:p>
          </table:table-cell>
          <table:table-cell office:value-type="float" office:value="2012.3098399332" table:style-name="ce1">
            <text:p>2012.3098399332</text:p>
          </table:table-cell>
          <table:table-cell office:value-type="float" office:value="1148997.9718056" table:style-name="ce1">
            <text:p>1148997.9718056</text:p>
          </table:table-cell>
          <table:table-cell office:value-type="float" office:value="0.532678024196393" table:style-name="ce1">
            <text:p>0.532678024196393</text:p>
          </table:table-cell>
        </table:table-row>
        <table:table-row>
          <table:table-cell office:value-type="string" office:value="Freistadt" table:style-name="ce1">
            <text:p>Freistadt</text:p>
          </table:table-cell>
          <table:table-cell office:value-type="float" office:value="17881.8746116869" table:style-name="ce1">
            <text:p>17881.8746116869</text:p>
          </table:table-cell>
          <table:table-cell office:value-type="float" office:value="400723.90504838" table:style-name="ce1">
            <text:p>400723.90504838</text:p>
          </table:table-cell>
          <table:table-cell office:value-type="float" office:value="0.0354005150060788" table:style-name="ce1">
            <text:p>0.0354005150060788</text:p>
          </table:table-cell>
          <table:table-cell office:value-type="float" office:value="0.156208277703605" table:style-name="ce1">
            <text:p>0.156208277703605</text:p>
          </table:table-cell>
          <table:table-cell office:value-type="float" office:value="0.000383068835884428" table:style-name="ce1">
            <text:p>0.000383068835884428</text:p>
          </table:table-cell>
          <table:table-cell office:value-type="float" office:value="0.125295180730413" table:style-name="ce1">
            <text:p>0.125295180730413</text:p>
          </table:table-cell>
          <table:table-cell office:value-type="float" office:value="0.036107243525019" table:style-name="ce1">
            <text:p>0.036107243525019</text:p>
          </table:table-cell>
          <table:table-cell office:value-type="float" office:value="2.64851485272725e-05" table:style-name="ce1">
            <text:p>2.64851485272725e-05</text:p>
          </table:table-cell>
          <table:table-cell office:value-type="float" office:value="0.1425301923758" table:style-name="ce1">
            <text:p>0.1425301923758</text:p>
          </table:table-cell>
          <table:table-cell office:value-type="float" office:value="0.212804068948167" table:style-name="ce1">
            <text:p>0.212804068948167</text:p>
          </table:table-cell>
          <table:table-cell office:value-type="float" office:value="1.8838520597707e-05" table:style-name="ce1">
            <text:p>1.8838520597707e-05</text:p>
          </table:table-cell>
          <table:table-cell office:value-type="float" office:value="0.0203959279669845" table:style-name="ce1">
            <text:p>0.0203959279669845</text:p>
          </table:table-cell>
          <table:table-cell office:value-type="float" office:value="3.04880658188273" table:style-name="ce1">
            <text:p>3.04880658188273</text:p>
          </table:table-cell>
          <table:table-cell office:value-type="float" office:value="0.00636112628051697" table:style-name="ce1">
            <text:p>0.00636112628051697</text:p>
          </table:table-cell>
          <table:table-cell office:value-type="float" office:value="0.0261599635953994" table:style-name="ce1">
            <text:p>0.0261599635953994</text:p>
          </table:table-cell>
          <table:table-cell office:value-type="float" office:value="9713.50269639913" table:style-name="ce1">
            <text:p>9713.50269639913</text:p>
          </table:table-cell>
          <table:table-cell office:value-type="float" office:value="287814.591281781" table:style-name="ce1">
            <text:p>287814.591281781</text:p>
          </table:table-cell>
          <table:table-cell office:value-type="float" office:value="0.0552306988717405" table:style-name="ce1">
            <text:p>0.0552306988717405</text:p>
          </table:table-cell>
          <table:table-cell office:value-type="float" office:value="13089.5072680152" table:style-name="ce1">
            <text:p>13089.5072680152</text:p>
          </table:table-cell>
          <table:table-cell office:value-type="float" office:value="301601.265967296" table:style-name="ce1">
            <text:p>301601.265967296</text:p>
          </table:table-cell>
          <table:table-cell office:value-type="float" office:value="0.0419559231725876" table:style-name="ce1">
            <text:p>0.0419559231725876</text:p>
          </table:table-cell>
          <table:table-cell office:value-type="float" office:value="17139.6367453371" table:style-name="ce1">
            <text:p>17139.6367453371</text:p>
          </table:table-cell>
          <table:table-cell office:value-type="float" office:value="409446.512313544" table:style-name="ce1">
            <text:p>409446.512313544</text:p>
          </table:table-cell>
          <table:table-cell office:value-type="float" office:value="0.0373333511098699" table:style-name="ce1">
            <text:p>0.0373333511098699</text:p>
          </table:table-cell>
          <table:table-cell office:value-type="float" office:value="21830.3329747308" table:style-name="ce1">
            <text:p>21830.3329747308</text:p>
          </table:table-cell>
          <table:table-cell office:value-type="float" office:value="503199.933607378" table:style-name="ce1">
            <text:p>503199.933607378</text:p>
          </table:table-cell>
          <table:table-cell office:value-type="float" office:value="0.0324945051485323" table:style-name="ce1">
            <text:p>0.0324945051485323</text:p>
          </table:table-cell>
          <table:table-cell office:value-type="float" office:value="26767.1324750251" table:style-name="ce1">
            <text:p>26767.1324750251</text:p>
          </table:table-cell>
          <table:table-cell office:value-type="float" office:value="1075605.25835371" table:style-name="ce1">
            <text:p>1075605.25835371</text:p>
          </table:table-cell>
          <table:table-cell office:value-type="float" office:value="0.0387457980064795" table:style-name="ce1">
            <text:p>0.0387457980064795</text:p>
          </table:table-cell>
          <table:table-cell office:value-type="float" office:value="50307.1370026163" table:style-name="ce1">
            <text:p>50307.1370026163</text:p>
          </table:table-cell>
          <table:table-cell office:value-type="float" office:value="12907660.1395468" table:style-name="ce1">
            <text:p>12907660.1395468</text:p>
          </table:table-cell>
          <table:table-cell office:value-type="float" office:value="0.0714157758644179" table:style-name="ce1">
            <text:p>0.0714157758644179</text:p>
          </table:table-cell>
          <table:table-cell office:value-type="float" office:value="2152.48762361187" table:style-name="ce1">
            <text:p>2152.48762361187</text:p>
          </table:table-cell>
          <table:table-cell office:value-type="float" office:value="3433562.76932316" table:style-name="ce1">
            <text:p>3433562.76932316</text:p>
          </table:table-cell>
          <table:table-cell office:value-type="float" office:value="0.860858620083574" table:style-name="ce1">
            <text:p>0.860858620083574</text:p>
          </table:table-cell>
        </table:table-row>
        <table:table-row>
          <table:table-cell office:value-type="string" office:value="Gmunden" table:style-name="ce1">
            <text:p>Gmunden</text:p>
          </table:table-cell>
          <table:table-cell office:value-type="float" office:value="20260.6649353217" table:style-name="ce1">
            <text:p>20260.6649353217</text:p>
          </table:table-cell>
          <table:table-cell office:value-type="float" office:value="2518231.38428198" table:style-name="ce1">
            <text:p>2518231.38428198</text:p>
          </table:table-cell>
          <table:table-cell office:value-type="float" office:value="0.0783238670764057" table:style-name="ce1">
            <text:p>0.0783238670764057</text:p>
          </table:table-cell>
          <table:table-cell office:value-type="float" office:value="0.0822912111937035" table:style-name="ce1">
            <text:p>0.0822912111937035</text:p>
          </table:table-cell>
          <table:table-cell office:value-type="float" office:value="0.00370114460375549" table:style-name="ce1">
            <text:p>0.00370114460375549</text:p>
          </table:table-cell>
          <table:table-cell office:value-type="float" office:value="0.739289558117733" table:style-name="ce1">
            <text:p>0.739289558117733</text:p>
          </table:table-cell>
          <table:table-cell office:value-type="float" office:value="0.0168986177326096" table:style-name="ce1">
            <text:p>0.0168986177326096</text:p>
          </table:table-cell>
          <table:table-cell office:value-type="float" office:value="0.000323859804629423" table:style-name="ce1">
            <text:p>0.000323859804629423</text:p>
          </table:table-cell>
          <table:table-cell office:value-type="float" office:value="1.06494540249069" table:style-name="ce1">
            <text:p>1.06494540249069</text:p>
          </table:table-cell>
          <table:table-cell office:value-type="float" office:value="0.202403034732513" table:style-name="ce1">
            <text:p>0.202403034732513</text:p>
          </table:table-cell>
          <table:table-cell office:value-type="float" office:value="0.000122967345174652" table:style-name="ce1">
            <text:p>0.000122967345174652</text:p>
          </table:table-cell>
          <table:table-cell office:value-type="float" office:value="0.0547870452146005" table:style-name="ce1">
            <text:p>0.0547870452146005</text:p>
          </table:table-cell>
          <table:table-cell office:value-type="float" office:value="2.83755505893352" table:style-name="ce1">
            <text:p>2.83755505893352</text:p>
          </table:table-cell>
          <table:table-cell office:value-type="float" office:value="0.0441447861165331" table:style-name="ce1">
            <text:p>0.0441447861165331</text:p>
          </table:table-cell>
          <table:table-cell office:value-type="float" office:value="0.0740449443931988" table:style-name="ce1">
            <text:p>0.0740449443931988</text:p>
          </table:table-cell>
          <table:table-cell office:value-type="float" office:value="11689.430110921" table:style-name="ce1">
            <text:p>11689.430110921</text:p>
          </table:table-cell>
          <table:table-cell office:value-type="float" office:value="1613805.15697344" table:style-name="ce1">
            <text:p>1613805.15697344</text:p>
          </table:table-cell>
          <table:table-cell office:value-type="float" office:value="0.108675641068509" table:style-name="ce1">
            <text:p>0.108675641068509</text:p>
          </table:table-cell>
          <table:table-cell office:value-type="float" office:value="14992.5239103992" table:style-name="ce1">
            <text:p>14992.5239103992</text:p>
          </table:table-cell>
          <table:table-cell office:value-type="float" office:value="2172481.90292359" table:style-name="ce1">
            <text:p>2172481.90292359</text:p>
          </table:table-cell>
          <table:table-cell office:value-type="float" office:value="0.0983112761454745" table:style-name="ce1">
            <text:p>0.0983112761454745</text:p>
          </table:table-cell>
          <table:table-cell office:value-type="float" office:value="19367.5642246285" table:style-name="ce1">
            <text:p>19367.5642246285</text:p>
          </table:table-cell>
          <table:table-cell office:value-type="float" office:value="2412165.97524849" table:style-name="ce1">
            <text:p>2412165.97524849</text:p>
          </table:table-cell>
          <table:table-cell office:value-type="float" office:value="0.0801915464739593" table:style-name="ce1">
            <text:p>0.0801915464739593</text:p>
          </table:table-cell>
          <table:table-cell office:value-type="float" office:value="24457.6781359819" table:style-name="ce1">
            <text:p>24457.6781359819</text:p>
          </table:table-cell>
          <table:table-cell office:value-type="float" office:value="3195393.94355249" table:style-name="ce1">
            <text:p>3195393.94355249</text:p>
          </table:table-cell>
          <table:table-cell office:value-type="float" office:value="0.0730881515625415" table:style-name="ce1">
            <text:p>0.0730881515625415</text:p>
          </table:table-cell>
          <table:table-cell office:value-type="float" office:value="29826.3967955691" table:style-name="ce1">
            <text:p>29826.3967955691</text:p>
          </table:table-cell>
          <table:table-cell office:value-type="float" office:value="3663706.76996207" table:style-name="ce1">
            <text:p>3663706.76996207</text:p>
          </table:table-cell>
          <table:table-cell office:value-type="float" office:value="0.064174066843313" table:style-name="ce1">
            <text:p>0.064174066843313</text:p>
          </table:table-cell>
          <table:table-cell office:value-type="float" office:value="63330.6800626581" table:style-name="ce1">
            <text:p>63330.6800626581</text:p>
          </table:table-cell>
          <table:table-cell office:value-type="float" office:value="50871673.2590718" table:style-name="ce1">
            <text:p>50871673.2590718</text:p>
          </table:table-cell>
          <table:table-cell office:value-type="float" office:value="0.112622161858297" table:style-name="ce1">
            <text:p>0.112622161858297</text:p>
          </table:table-cell>
          <table:table-cell office:value-type="float" office:value="2107.55242171318" table:style-name="ce1">
            <text:p>2107.55242171318</text:p>
          </table:table-cell>
          <table:table-cell office:value-type="float" office:value="1042514.4190286" table:style-name="ce1">
            <text:p>1042514.4190286</text:p>
          </table:table-cell>
          <table:table-cell office:value-type="float" office:value="0.484465270385729" table:style-name="ce1">
            <text:p>0.484465270385729</text:p>
          </table:table-cell>
        </table:table-row>
        <table:table-row>
          <table:table-cell office:value-type="string" office:value="Grieskirchen" table:style-name="ce1">
            <text:p>Grieskirchen</text:p>
          </table:table-cell>
          <table:table-cell office:value-type="float" office:value="16562.6490627236" table:style-name="ce1">
            <text:p>16562.6490627236</text:p>
          </table:table-cell>
          <table:table-cell office:value-type="float" office:value="448762.339816151" table:style-name="ce1">
            <text:p>448762.339816151</text:p>
          </table:table-cell>
          <table:table-cell office:value-type="float" office:value="0.0404462630407392" table:style-name="ce1">
            <text:p>0.0404462630407392</text:p>
          </table:table-cell>
          <table:table-cell office:value-type="float" office:value="0.20180681028492" table:style-name="ce1">
            <text:p>0.20180681028492</text:p>
          </table:table-cell>
          <table:table-cell office:value-type="float" office:value="0.000810415309450187" table:style-name="ce1">
            <text:p>0.000810415309450187</text:p>
          </table:table-cell>
          <table:table-cell office:value-type="float" office:value="0.141064586520295" table:style-name="ce1">
            <text:p>0.141064586520295</text:p>
          </table:table-cell>
          <table:table-cell office:value-type="float" office:value="0.0493856629313447" table:style-name="ce1">
            <text:p>0.0493856629313447</text:p>
          </table:table-cell>
          <table:table-cell office:value-type="float" office:value="0.000105179894276587" table:style-name="ce1">
            <text:p>0.000105179894276587</text:p>
          </table:table-cell>
          <table:table-cell office:value-type="float" office:value="0.207666037925845" table:style-name="ce1">
            <text:p>0.207666037925845</text:p>
          </table:table-cell>
          <table:table-cell office:value-type="float" office:value="0.21676863003533" table:style-name="ce1">
            <text:p>0.21676863003533</text:p>
          </table:table-cell>
          <table:table-cell office:value-type="float" office:value="4.19619502580913e-05" table:style-name="ce1">
            <text:p>4.19619502580913e-05</text:p>
          </table:table-cell>
          <table:table-cell office:value-type="float" office:value="0.0298834957385469" table:style-name="ce1">
            <text:p>0.0298834957385469</text:p>
          </table:table-cell>
          <table:table-cell office:value-type="float" office:value="3.12294918926656" table:style-name="ce1">
            <text:p>3.12294918926656</text:p>
          </table:table-cell>
          <table:table-cell office:value-type="float" office:value="0.0149979333514076" table:style-name="ce1">
            <text:p>0.0149979333514076</text:p>
          </table:table-cell>
          <table:table-cell office:value-type="float" office:value="0.0392148710622298" table:style-name="ce1">
            <text:p>0.0392148710622298</text:p>
          </table:table-cell>
          <table:table-cell office:value-type="float" office:value="8842.02564724362" table:style-name="ce1">
            <text:p>8842.02564724362</text:p>
          </table:table-cell>
          <table:table-cell office:value-type="float" office:value="322906.202568608" table:style-name="ce1">
            <text:p>322906.202568608</text:p>
          </table:table-cell>
          <table:table-cell office:value-type="float" office:value="0.0642667626316541" table:style-name="ce1">
            <text:p>0.0642667626316541</text:p>
          </table:table-cell>
          <table:table-cell office:value-type="float" office:value="11987.8775073865" table:style-name="ce1">
            <text:p>11987.8775073865</text:p>
          </table:table-cell>
          <table:table-cell office:value-type="float" office:value="306621.587432851" table:style-name="ce1">
            <text:p>306621.587432851</text:p>
          </table:table-cell>
          <table:table-cell office:value-type="float" office:value="0.0461911810987665" table:style-name="ce1">
            <text:p>0.0461911810987665</text:p>
          </table:table-cell>
          <table:table-cell office:value-type="float" office:value="15927.0980163433" table:style-name="ce1">
            <text:p>15927.0980163433</text:p>
          </table:table-cell>
          <table:table-cell office:value-type="float" office:value="514108.138032965" table:style-name="ce1">
            <text:p>514108.138032965</text:p>
          </table:table-cell>
          <table:table-cell office:value-type="float" office:value="0.0450184550285726" table:style-name="ce1">
            <text:p>0.0450184550285726</text:p>
          </table:table-cell>
          <table:table-cell office:value-type="float" office:value="20402.2867628374" table:style-name="ce1">
            <text:p>20402.2867628374</text:p>
          </table:table-cell>
          <table:table-cell office:value-type="float" office:value="450147.291184794" table:style-name="ce1">
            <text:p>450147.291184794</text:p>
          </table:table-cell>
          <table:table-cell office:value-type="float" office:value="0.0328850474671911" table:style-name="ce1">
            <text:p>0.0328850474671911</text:p>
          </table:table-cell>
          <table:table-cell office:value-type="float" office:value="24936.6676972355" table:style-name="ce1">
            <text:p>24936.6676972355</text:p>
          </table:table-cell>
          <table:table-cell office:value-type="float" office:value="1154233.62126797" table:style-name="ce1">
            <text:p>1154233.62126797</text:p>
          </table:table-cell>
          <table:table-cell office:value-type="float" office:value="0.0430832485412328" table:style-name="ce1">
            <text:p>0.0430832485412328</text:p>
          </table:table-cell>
          <table:table-cell office:value-type="float" office:value="47219.209784692" table:style-name="ce1">
            <text:p>47219.209784692</text:p>
          </table:table-cell>
          <table:table-cell office:value-type="float" office:value="21018536.0180566" table:style-name="ce1">
            <text:p>21018536.0180566</text:p>
          </table:table-cell>
          <table:table-cell office:value-type="float" office:value="0.0970917919877835" table:style-name="ce1">
            <text:p>0.0970917919877835</text:p>
          </table:table-cell>
          <table:table-cell office:value-type="float" office:value="1019.14434750894" table:style-name="ce1">
            <text:p>1019.14434750894</text:p>
          </table:table-cell>
          <table:table-cell office:value-type="float" office:value="771285.56720274" table:style-name="ce1">
            <text:p>771285.56720274</text:p>
          </table:table-cell>
          <table:table-cell office:value-type="float" office:value="0.861731368368378" table:style-name="ce1">
            <text:p>0.861731368368378</text:p>
          </table:table-cell>
        </table:table-row>
        <table:table-row>
          <table:table-cell office:value-type="string" office:value="Kirchdorf an der Krems" table:style-name="ce1">
            <text:p>Kirchdorf an der Krems</text:p>
          </table:table-cell>
          <table:table-cell office:value-type="float" office:value="15997.0020191294" table:style-name="ce1">
            <text:p>15997.0020191294</text:p>
          </table:table-cell>
          <table:table-cell office:value-type="float" office:value="1403333.44758832" table:style-name="ce1">
            <text:p>1403333.44758832</text:p>
          </table:table-cell>
          <table:table-cell office:value-type="float" office:value="0.0740528604298504" table:style-name="ce1">
            <text:p>0.0740528604298504</text:p>
          </table:table-cell>
          <table:table-cell office:value-type="float" office:value="0.237842064112588" table:style-name="ce1">
            <text:p>0.237842064112588</text:p>
          </table:table-cell>
          <table:table-cell office:value-type="float" office:value="0.0031382218687513" table:style-name="ce1">
            <text:p>0.0031382218687513</text:p>
          </table:table-cell>
          <table:table-cell office:value-type="float" office:value="0.235533755604857" table:style-name="ce1">
            <text:p>0.235533755604857</text:p>
          </table:table-cell>
          <table:table-cell office:value-type="float" office:value="0.0600834522902323" table:style-name="ce1">
            <text:p>0.0600834522902323</text:p>
          </table:table-cell>
          <table:table-cell office:value-type="float" office:value="0.000243575872220841" table:style-name="ce1">
            <text:p>0.000243575872220841</text:p>
          </table:table-cell>
          <table:table-cell office:value-type="float" office:value="0.259754006350361" table:style-name="ce1">
            <text:p>0.259754006350361</text:p>
          </table:table-cell>
          <table:table-cell office:value-type="float" office:value="0.223946703585443" table:style-name="ce1">
            <text:p>0.223946703585443</text:p>
          </table:table-cell>
          <table:table-cell office:value-type="float" office:value="6.85396347863426e-05" table:style-name="ce1">
            <text:p>6.85396347863426e-05</text:p>
          </table:table-cell>
          <table:table-cell office:value-type="float" office:value="0.036968022412595" table:style-name="ce1">
            <text:p>0.036968022412595</text:p>
          </table:table-cell>
          <table:table-cell office:value-type="float" office:value="3.25113347266275" table:style-name="ce1">
            <text:p>3.25113347266275</text:p>
          </table:table-cell>
          <table:table-cell office:value-type="float" office:value="0.0235772674350736" table:style-name="ce1">
            <text:p>0.0235772674350736</text:p>
          </table:table-cell>
          <table:table-cell office:value-type="float" office:value="0.047229346388249" table:style-name="ce1">
            <text:p>0.047229346388249</text:p>
          </table:table-cell>
          <table:table-cell office:value-type="float" office:value="8359.36211296603" table:style-name="ce1">
            <text:p>8359.36211296603</text:p>
          </table:table-cell>
          <table:table-cell office:value-type="float" office:value="680980.420416578" table:style-name="ce1">
            <text:p>680980.420416578</text:p>
          </table:table-cell>
          <table:table-cell office:value-type="float" office:value="0.0987175058392678" table:style-name="ce1">
            <text:p>0.0987175058392678</text:p>
          </table:table-cell>
          <table:table-cell office:value-type="float" office:value="11340.1557144468" table:style-name="ce1">
            <text:p>11340.1557144468</text:p>
          </table:table-cell>
          <table:table-cell office:value-type="float" office:value="1102871.79306887" table:style-name="ce1">
            <text:p>1102871.79306887</text:p>
          </table:table-cell>
          <table:table-cell office:value-type="float" office:value="0.0926069320244971" table:style-name="ce1">
            <text:p>0.0926069320244971</text:p>
          </table:table-cell>
          <table:table-cell office:value-type="float" office:value="15348.5481425844" table:style-name="ce1">
            <text:p>15348.5481425844</text:p>
          </table:table-cell>
          <table:table-cell office:value-type="float" office:value="1190657.5546118" table:style-name="ce1">
            <text:p>1190657.5546118</text:p>
          </table:table-cell>
          <table:table-cell office:value-type="float" office:value="0.0710928844452271" table:style-name="ce1">
            <text:p>0.0710928844452271</text:p>
          </table:table-cell>
          <table:table-cell office:value-type="float" office:value="19912.4900718964" table:style-name="ce1">
            <text:p>19912.4900718964</text:p>
          </table:table-cell>
          <table:table-cell office:value-type="float" office:value="2315799.01592072" table:style-name="ce1">
            <text:p>2315799.01592072</text:p>
          </table:table-cell>
          <table:table-cell office:value-type="float" office:value="0.0764231369480418" table:style-name="ce1">
            <text:p>0.0764231369480418</text:p>
          </table:table-cell>
          <table:table-cell office:value-type="float" office:value="24580.3012756866" table:style-name="ce1">
            <text:p>24580.3012756866</text:p>
          </table:table-cell>
          <table:table-cell office:value-type="float" office:value="2265780.14148074" table:style-name="ce1">
            <text:p>2265780.14148074</text:p>
          </table:table-cell>
          <table:table-cell office:value-type="float" office:value="0.0612380963023667" table:style-name="ce1">
            <text:p>0.0612380963023667</text:p>
          </table:table-cell>
          <table:table-cell office:value-type="float" office:value="58088.5412537346" table:style-name="ce1">
            <text:p>58088.5412537346</text:p>
          </table:table-cell>
          <table:table-cell office:value-type="float" office:value="36979418.3403481" table:style-name="ce1">
            <text:p>36979418.3403481</text:p>
          </table:table-cell>
          <table:table-cell office:value-type="float" office:value="0.104686231771554" table:style-name="ce1">
            <text:p>0.104686231771554</text:p>
          </table:table-cell>
          <table:table-cell office:value-type="float" office:value="1019.82673426882" table:style-name="ce1">
            <text:p>1019.82673426882</text:p>
          </table:table-cell>
          <table:table-cell office:value-type="float" office:value="880176.018099794" table:style-name="ce1">
            <text:p>880176.018099794</text:p>
          </table:table-cell>
          <table:table-cell office:value-type="float" office:value="0.919937606763006" table:style-name="ce1">
            <text:p>0.919937606763006</text:p>
          </table:table-cell>
        </table:table-row>
        <table:table-row>
          <table:table-cell office:value-type="string" office:value="Linz-Land" table:style-name="ce1">
            <text:p>Linz-Land</text:p>
          </table:table-cell>
          <table:table-cell office:value-type="float" office:value="27963.0388255909" table:style-name="ce1">
            <text:p>27963.0388255909</text:p>
          </table:table-cell>
          <table:table-cell office:value-type="float" office:value="806704.5148432" table:style-name="ce1">
            <text:p>806704.5148432</text:p>
          </table:table-cell>
          <table:table-cell office:value-type="float" office:value="0.0321198033782746" table:style-name="ce1">
            <text:p>0.0321198033782746</text:p>
          </table:table-cell>
          <table:table-cell office:value-type="float" office:value="0.0191190253045923" table:style-name="ce1">
            <text:p>0.0191190253045923</text:p>
          </table:table-cell>
          <table:table-cell office:value-type="float" office:value="0.000185335709582321" table:style-name="ce1">
            <text:p>0.000185335709582321</text:p>
          </table:table-cell>
          <table:table-cell office:value-type="float" office:value="0.712055433161571" table:style-name="ce1">
            <text:p>0.712055433161571</text:p>
          </table:table-cell>
          <table:table-cell office:value-type="float" office:value="0.0031297305275908" table:style-name="ce1">
            <text:p>0.0031297305275908</text:p>
          </table:table-cell>
          <table:table-cell office:value-type="float" office:value="1.07348492553676e-05" table:style-name="ce1">
            <text:p>1.07348492553676e-05</text:p>
          </table:table-cell>
          <table:table-cell office:value-type="float" office:value="1.0468658409152" table:style-name="ce1">
            <text:p>1.0468658409152</text:p>
          </table:table-cell>
          <table:table-cell office:value-type="float" office:value="0.215646477316116" table:style-name="ce1">
            <text:p>0.215646477316116</text:p>
          </table:table-cell>
          <table:table-cell office:value-type="float" office:value="3.9418988089546e-05" table:style-name="ce1">
            <text:p>3.9418988089546e-05</text:p>
          </table:table-cell>
          <table:table-cell office:value-type="float" office:value="0.0291145691487302" table:style-name="ce1">
            <text:p>0.0291145691487302</text:p>
          </table:table-cell>
          <table:table-cell office:value-type="float" office:value="2.96992630443819" table:style-name="ce1">
            <text:p>2.96992630443819</text:p>
          </table:table-cell>
          <table:table-cell office:value-type="float" office:value="0.0148873184188319" table:style-name="ce1">
            <text:p>0.0148873184188319</text:p>
          </table:table-cell>
          <table:table-cell office:value-type="float" office:value="0.0410830393794245" table:style-name="ce1">
            <text:p>0.0410830393794245</text:p>
          </table:table-cell>
          <table:table-cell office:value-type="float" office:value="15949.6218065621" table:style-name="ce1">
            <text:p>15949.6218065621</text:p>
          </table:table-cell>
          <table:table-cell office:value-type="float" office:value="636633.000760985" table:style-name="ce1">
            <text:p>636633.000760985</text:p>
          </table:table-cell>
          <table:table-cell office:value-type="float" office:value="0.050025816292256" table:style-name="ce1">
            <text:p>0.050025816292256</text:p>
          </table:table-cell>
          <table:table-cell office:value-type="float" office:value="20314.68768761" table:style-name="ce1">
            <text:p>20314.68768761</text:p>
          </table:table-cell>
          <table:table-cell office:value-type="float" office:value="692893.591398539" table:style-name="ce1">
            <text:p>692893.591398539</text:p>
          </table:table-cell>
          <table:table-cell office:value-type="float" office:value="0.040975392495018" table:style-name="ce1">
            <text:p>0.040975392495018</text:p>
          </table:table-cell>
          <table:table-cell office:value-type="float" office:value="25994.4488781078" table:style-name="ce1">
            <text:p>25994.4488781078</text:p>
          </table:table-cell>
          <table:table-cell office:value-type="float" office:value="755441.295493644" table:style-name="ce1">
            <text:p>755441.295493644</text:p>
          </table:table-cell>
          <table:table-cell office:value-type="float" office:value="0.0334364180541248" table:style-name="ce1">
            <text:p>0.0334364180541248</text:p>
          </table:table-cell>
          <table:table-cell office:value-type="float" office:value="32980.9158945685" table:style-name="ce1">
            <text:p>32980.9158945685</text:p>
          </table:table-cell>
          <table:table-cell office:value-type="float" office:value="940378.936023137" table:style-name="ce1">
            <text:p>940378.936023137</text:p>
          </table:table-cell>
          <table:table-cell office:value-type="float" office:value="0.0294028030096285" table:style-name="ce1">
            <text:p>0.0294028030096285</text:p>
          </table:table-cell>
          <table:table-cell office:value-type="float" office:value="41844.6514109473" table:style-name="ce1">
            <text:p>41844.6514109473</text:p>
          </table:table-cell>
          <table:table-cell office:value-type="float" office:value="1023644.35921776" table:style-name="ce1">
            <text:p>1023644.35921776</text:p>
          </table:table-cell>
          <table:table-cell office:value-type="float" office:value="0.0241787917374263" table:style-name="ce1">
            <text:p>0.0241787917374263</text:p>
          </table:table-cell>
          <table:table-cell office:value-type="float" office:value="135459.480782878" table:style-name="ce1">
            <text:p>135459.480782878</text:p>
          </table:table-cell>
          <table:table-cell office:value-type="float" office:value="227703968.663289" table:style-name="ce1">
            <text:p>227703968.663289</text:p>
          </table:table-cell>
          <table:table-cell office:value-type="float" office:value="0.111397615156089" table:style-name="ce1">
            <text:p>0.111397615156089</text:p>
          </table:table-cell>
          <table:table-cell office:value-type="float" office:value="3275.75107573026" table:style-name="ce1">
            <text:p>3275.75107573026</text:p>
          </table:table-cell>
          <table:table-cell office:value-type="float" office:value="2499888.62716972" table:style-name="ce1">
            <text:p>2499888.62716972</text:p>
          </table:table-cell>
          <table:table-cell office:value-type="float" office:value="0.482669034965713" table:style-name="ce1">
            <text:p>0.482669034965713</text:p>
          </table:table-cell>
        </table:table-row>
        <table:table-row>
          <table:table-cell office:value-type="string" office:value="Linz (Stadt)" table:style-name="ce1">
            <text:p>Linz (Stadt)</text:p>
          </table:table-cell>
          <table:table-cell office:value-type="float" office:value="23044.8944459307" table:style-name="ce1">
            <text:p>23044.8944459307</text:p>
          </table:table-cell>
          <table:table-cell office:value-type="float" office:value="167252.036870665" table:style-name="ce1">
            <text:p>167252.036870665</text:p>
          </table:table-cell>
          <table:table-cell office:value-type="float" office:value="0.01774642935242" table:style-name="ce1">
            <text:p>0.01774642935242</text:p>
          </table:table-cell>
          <table:table-cell office:value-type="float" office:value="0.0461890592813001" table:style-name="ce1">
            <text:p>0.0461890592813001</text:p>
          </table:table-cell>
          <table:table-cell office:value-type="float" office:value="0.000106987362480859" table:style-name="ce1">
            <text:p>0.000106987362480859</text:p>
          </table:table-cell>
          <table:table-cell office:value-type="float" office:value="0.223937653594824" table:style-name="ce1">
            <text:p>0.223937653594824</text:p>
          </table:table-cell>
          <table:table-cell office:value-type="float" office:value="0.00790620265053725" table:style-name="ce1">
            <text:p>0.00790620265053725</text:p>
          </table:table-cell>
          <table:table-cell office:value-type="float" office:value="1.32723473642121e-05" table:style-name="ce1">
            <text:p>1.32723473642121e-05</text:p>
          </table:table-cell>
          <table:table-cell office:value-type="float" office:value="0.460793058184826" table:style-name="ce1">
            <text:p>0.460793058184826</text:p>
          </table:table-cell>
          <table:table-cell office:value-type="float" office:value="0.199214367684293" table:style-name="ce1">
            <text:p>0.199214367684293</text:p>
          </table:table-cell>
          <table:table-cell office:value-type="float" office:value="2.54806388407063e-05" table:style-name="ce1">
            <text:p>2.54806388407063e-05</text:p>
          </table:table-cell>
          <table:table-cell office:value-type="float" office:value="0.0253387098702061" table:style-name="ce1">
            <text:p>0.0253387098702061</text:p>
          </table:table-cell>
          <table:table-cell office:value-type="float" office:value="2.7742256896982" table:style-name="ce1">
            <text:p>2.7742256896982</text:p>
          </table:table-cell>
          <table:table-cell office:value-type="float" office:value="0.00666687952429289" table:style-name="ce1">
            <text:p>0.00666687952429289</text:p>
          </table:table-cell>
          <table:table-cell office:value-type="float" office:value="0.0294319823607001" table:style-name="ce1">
            <text:p>0.0294319823607001</text:p>
          </table:table-cell>
          <table:table-cell office:value-type="float" office:value="13470.6001205434" table:style-name="ce1">
            <text:p>13470.6001205434</text:p>
          </table:table-cell>
          <table:table-cell office:value-type="float" office:value="109550.204268673" table:style-name="ce1">
            <text:p>109550.204268673</text:p>
          </table:table-cell>
          <table:table-cell office:value-type="float" office:value="0.0245708200737275" table:style-name="ce1">
            <text:p>0.0245708200737275</text:p>
          </table:table-cell>
          <table:table-cell office:value-type="float" office:value="17225.1890248057" table:style-name="ce1">
            <text:p>17225.1890248057</text:p>
          </table:table-cell>
          <table:table-cell office:value-type="float" office:value="142571.494236802" table:style-name="ce1">
            <text:p>142571.494236802</text:p>
          </table:table-cell>
          <table:table-cell office:value-type="float" office:value="0.0219205958074027" table:style-name="ce1">
            <text:p>0.0219205958074027</text:p>
          </table:table-cell>
          <table:table-cell office:value-type="float" office:value="21923.5034425596" table:style-name="ce1">
            <text:p>21923.5034425596</text:p>
          </table:table-cell>
          <table:table-cell office:value-type="float" office:value="274272.932781218" table:style-name="ce1">
            <text:p>274272.932781218</text:p>
          </table:table-cell>
          <table:table-cell office:value-type="float" office:value="0.0238880950415716" table:style-name="ce1">
            <text:p>0.0238880950415716</text:p>
          </table:table-cell>
          <table:table-cell office:value-type="float" office:value="27605.6967738529" table:style-name="ce1">
            <text:p>27605.6967738529</text:p>
          </table:table-cell>
          <table:table-cell office:value-type="float" office:value="201137.581613145" table:style-name="ce1">
            <text:p>201137.581613145</text:p>
          </table:table-cell>
          <table:table-cell office:value-type="float" office:value="0.0162460542350804" table:style-name="ce1">
            <text:p>0.0162460542350804</text:p>
          </table:table-cell>
          <table:table-cell office:value-type="float" office:value="33812.8772190578" table:style-name="ce1">
            <text:p>33812.8772190578</text:p>
          </table:table-cell>
          <table:table-cell office:value-type="float" office:value="246482.084564668" table:style-name="ce1">
            <text:p>246482.084564668</text:p>
          </table:table-cell>
          <table:table-cell office:value-type="float" office:value="0.0146828564091813" table:style-name="ce1">
            <text:p>0.0146828564091813</text:p>
          </table:table-cell>
          <table:table-cell office:value-type="float" office:value="85958.6773523509" table:style-name="ce1">
            <text:p>85958.6773523509</text:p>
          </table:table-cell>
          <table:table-cell office:value-type="float" office:value="39884996.1280384" table:style-name="ce1">
            <text:p>39884996.1280384</text:p>
          </table:table-cell>
          <table:table-cell office:value-type="float" office:value="0.0734708480409625" table:style-name="ce1">
            <text:p>0.0734708480409625</text:p>
          </table:table-cell>
          <table:table-cell office:value-type="float" office:value="2733.01632276506" table:style-name="ce1">
            <text:p>2733.01632276506</text:p>
          </table:table-cell>
          <table:table-cell office:value-type="float" office:value="332002.113831194" table:style-name="ce1">
            <text:p>332002.113831194</text:p>
          </table:table-cell>
          <table:table-cell office:value-type="float" office:value="0.210827956326819" table:style-name="ce1">
            <text:p>0.210827956326819</text:p>
          </table:table-cell>
        </table:table-row>
        <table:table-row>
          <table:table-cell office:value-type="string" office:value="Perg" table:style-name="ce1">
            <text:p>Perg</text:p>
          </table:table-cell>
          <table:table-cell office:value-type="float" office:value="18268.3097566769" table:style-name="ce1">
            <text:p>18268.3097566769</text:p>
          </table:table-cell>
          <table:table-cell office:value-type="float" office:value="658252.978822352" table:style-name="ce1">
            <text:p>658252.978822352</text:p>
          </table:table-cell>
          <table:table-cell office:value-type="float" office:value="0.0444117666929031" table:style-name="ce1">
            <text:p>0.0444117666929031</text:p>
          </table:table-cell>
          <table:table-cell office:value-type="float" office:value="0.146067415730337" table:style-name="ce1">
            <text:p>0.146067415730337</text:p>
          </table:table-cell>
          <table:table-cell office:value-type="float" office:value="0.000196773589018548" table:style-name="ce1">
            <text:p>0.000196773589018548</text:p>
          </table:table-cell>
          <table:table-cell office:value-type="float" office:value="0.0960351143440587" table:style-name="ce1">
            <text:p>0.0960351143440587</text:p>
          </table:table-cell>
          <table:table-cell office:value-type="float" office:value="0.0316419381330537" table:style-name="ce1">
            <text:p>0.0316419381330537</text:p>
          </table:table-cell>
          <table:table-cell office:value-type="float" office:value="1.08470472558838e-05" table:style-name="ce1">
            <text:p>1.08470472558838e-05</text:p>
          </table:table-cell>
          <table:table-cell office:value-type="float" office:value="0.1040860886797" table:style-name="ce1">
            <text:p>0.1040860886797</text:p>
          </table:table-cell>
          <table:table-cell office:value-type="float" office:value="0.209627351672197" table:style-name="ce1">
            <text:p>0.209627351672197</text:p>
          </table:table-cell>
          <table:table-cell office:value-type="float" office:value="2.4880016488872e-05" table:style-name="ce1">
            <text:p>2.4880016488872e-05</text:p>
          </table:table-cell>
          <table:table-cell office:value-type="float" office:value="0.0237945438818234" table:style-name="ce1">
            <text:p>0.0237945438818234</text:p>
          </table:table-cell>
          <table:table-cell office:value-type="float" office:value="2.9925833368078" table:style-name="ce1">
            <text:p>2.9925833368078</text:p>
          </table:table-cell>
          <table:table-cell office:value-type="float" office:value="0.00414589404785577" table:style-name="ce1">
            <text:p>0.00414589404785577</text:p>
          </table:table-cell>
          <table:table-cell office:value-type="float" office:value="0.0215160649282785" table:style-name="ce1">
            <text:p>0.0215160649282785</text:p>
          </table:table-cell>
          <table:table-cell office:value-type="float" office:value="10081.2856380703" table:style-name="ce1">
            <text:p>10081.2856380703</text:p>
          </table:table-cell>
          <table:table-cell office:value-type="float" office:value="346927.608103319" table:style-name="ce1">
            <text:p>346927.608103319</text:p>
          </table:table-cell>
          <table:table-cell office:value-type="float" office:value="0.0584256443785656" table:style-name="ce1">
            <text:p>0.0584256443785656</text:p>
          </table:table-cell>
          <table:table-cell office:value-type="float" office:value="13365.8219476701" table:style-name="ce1">
            <text:p>13365.8219476701</text:p>
          </table:table-cell>
          <table:table-cell office:value-type="float" office:value="676655.033606715" table:style-name="ce1">
            <text:p>676655.033606715</text:p>
          </table:table-cell>
          <table:table-cell office:value-type="float" office:value="0.0615443213451259" table:style-name="ce1">
            <text:p>0.0615443213451259</text:p>
          </table:table-cell>
          <table:table-cell office:value-type="float" office:value="17568.6287980457" table:style-name="ce1">
            <text:p>17568.6287980457</text:p>
          </table:table-cell>
          <table:table-cell office:value-type="float" office:value="945484.48345356" table:style-name="ce1">
            <text:p>945484.48345356</text:p>
          </table:table-cell>
          <table:table-cell office:value-type="float" office:value="0.0553463947247965" table:style-name="ce1">
            <text:p>0.0553463947247965</text:p>
          </table:table-cell>
          <table:table-cell office:value-type="float" office:value="22235.5550024934" table:style-name="ce1">
            <text:p>22235.5550024934</text:p>
          </table:table-cell>
          <table:table-cell office:value-type="float" office:value="704097.867744287" table:style-name="ce1">
            <text:p>704097.867744287</text:p>
          </table:table-cell>
          <table:table-cell office:value-type="float" office:value="0.0377371015558561" table:style-name="ce1">
            <text:p>0.0377371015558561</text:p>
          </table:table-cell>
          <table:table-cell office:value-type="float" office:value="27058.596636582" table:style-name="ce1">
            <text:p>27058.596636582</text:p>
          </table:table-cell>
          <table:table-cell office:value-type="float" office:value="1084845.09742531" table:style-name="ce1">
            <text:p>1084845.09742531</text:p>
          </table:table-cell>
          <table:table-cell office:value-type="float" office:value="0.038492719652818" table:style-name="ce1">
            <text:p>0.038492719652818</text:p>
          </table:table-cell>
          <table:table-cell office:value-type="float" office:value="55867.8025640672" table:style-name="ce1">
            <text:p>55867.8025640672</text:p>
          </table:table-cell>
          <table:table-cell office:value-type="float" office:value="27961394.9715267" table:style-name="ce1">
            <text:p>27961394.9715267</text:p>
          </table:table-cell>
          <table:table-cell office:value-type="float" office:value="0.094649391758768" table:style-name="ce1">
            <text:p>0.094649391758768</text:p>
          </table:table-cell>
          <table:table-cell office:value-type="float" office:value="2532.60904143419" table:style-name="ce1">
            <text:p>2532.60904143419</text:p>
          </table:table-cell>
          <table:table-cell office:value-type="float" office:value="793063.191871476" table:style-name="ce1">
            <text:p>793063.191871476</text:p>
          </table:table-cell>
          <table:table-cell office:value-type="float" office:value="0.351629856823328" table:style-name="ce1">
            <text:p>0.351629856823328</text:p>
          </table:table-cell>
        </table:table-row>
        <table:table-row>
          <table:table-cell office:value-type="string" office:value="Ried im Innkreis" table:style-name="ce1">
            <text:p>Ried im Innkreis</text:p>
          </table:table-cell>
          <table:table-cell office:value-type="float" office:value="14293.6656842658" table:style-name="ce1">
            <text:p>14293.6656842658</text:p>
          </table:table-cell>
          <table:table-cell office:value-type="float" office:value="25776.7674296711" table:style-name="ce1">
            <text:p>25776.7674296711</text:p>
          </table:table-cell>
          <table:table-cell office:value-type="float" office:value="0.0112323494523993" table:style-name="ce1">
            <text:p>0.0112323494523993</text:p>
          </table:table-cell>
          <table:table-cell office:value-type="float" office:value="0.325612472160356" table:style-name="ce1">
            <text:p>0.325612472160356</text:p>
          </table:table-cell>
          <table:table-cell office:value-type="float" office:value="8.56697690542763e-05" table:style-name="ce1">
            <text:p>8.56697690542763e-05</text:p>
          </table:table-cell>
          <table:table-cell office:value-type="float" office:value="0.028425804606491" table:style-name="ce1">
            <text:p>0.028425804606491</text:p>
          </table:table-cell>
          <table:table-cell office:value-type="float" office:value="0.0961180580611516" table:style-name="ce1">
            <text:p>0.0961180580611516</text:p>
          </table:table-cell>
          <table:table-cell office:value-type="float" office:value="3.22742738287572e-05" table:style-name="ce1">
            <text:p>3.22742738287572e-05</text:p>
          </table:table-cell>
          <table:table-cell office:value-type="float" office:value="0.0591048680117578" table:style-name="ce1">
            <text:p>0.0591048680117578</text:p>
          </table:table-cell>
          <table:table-cell office:value-type="float" office:value="0.238764729089897" table:style-name="ce1">
            <text:p>0.238764729089897</text:p>
          </table:table-cell>
          <table:table-cell office:value-type="float" office:value="2.67163337637265e-05" table:style-name="ce1">
            <text:p>2.67163337637265e-05</text:p>
          </table:table-cell>
          <table:table-cell office:value-type="float" office:value="0.0216480238664816" table:style-name="ce1">
            <text:p>0.0216480238664816</text:p>
          </table:table-cell>
          <table:table-cell office:value-type="float" office:value="3.63608171852071" table:style-name="ce1">
            <text:p>3.63608171852071</text:p>
          </table:table-cell>
          <table:table-cell office:value-type="float" office:value="0.0172762868146189" table:style-name="ce1">
            <text:p>0.0172762868146189</text:p>
          </table:table-cell>
          <table:table-cell office:value-type="float" office:value="0.0361486071101782" table:style-name="ce1">
            <text:p>0.0361486071101782</text:p>
          </table:table-cell>
          <table:table-cell office:value-type="float" office:value="6740.96209703337" table:style-name="ce1">
            <text:p>6740.96209703337</text:p>
          </table:table-cell>
          <table:table-cell office:value-type="float" office:value="62070.9281812662" table:style-name="ce1">
            <text:p>62070.9281812662</text:p>
          </table:table-cell>
          <table:table-cell office:value-type="float" office:value="0.0369591721297182" table:style-name="ce1">
            <text:p>0.0369591721297182</text:p>
          </table:table-cell>
          <table:table-cell office:value-type="float" office:value="9924.968380489" table:style-name="ce1">
            <text:p>9924.968380489</text:p>
          </table:table-cell>
          <table:table-cell office:value-type="float" office:value="18315.9322051724" table:style-name="ce1">
            <text:p>18315.9322051724</text:p>
          </table:table-cell>
          <table:table-cell office:value-type="float" office:value="0.0136359494267139" table:style-name="ce1">
            <text:p>0.0136359494267139</text:p>
          </table:table-cell>
          <table:table-cell office:value-type="float" office:value="13787.1944023152" table:style-name="ce1">
            <text:p>13787.1944023152</text:p>
          </table:table-cell>
          <table:table-cell office:value-type="float" office:value="53883.4938193543" table:style-name="ce1">
            <text:p>53883.4938193543</text:p>
          </table:table-cell>
          <table:table-cell office:value-type="float" office:value="0.0168365061993565" table:style-name="ce1">
            <text:p>0.0168365061993565</text:p>
          </table:table-cell>
          <table:table-cell office:value-type="float" office:value="18148.3898621925" table:style-name="ce1">
            <text:p>18148.3898621925</text:p>
          </table:table-cell>
          <table:table-cell office:value-type="float" office:value="69874.6296055504" table:style-name="ce1">
            <text:p>69874.6296055504</text:p>
          </table:table-cell>
          <table:table-cell office:value-type="float" office:value="0.01456537462323" table:style-name="ce1">
            <text:p>0.01456537462323</text:p>
          </table:table-cell>
          <table:table-cell office:value-type="float" office:value="22277.9618016076" table:style-name="ce1">
            <text:p>22277.9618016076</text:p>
          </table:table-cell>
          <table:table-cell office:value-type="float" office:value="79886.7285847294" table:style-name="ce1">
            <text:p>79886.7285847294</text:p>
          </table:table-cell>
          <table:table-cell office:value-type="float" office:value="0.0126870854074577" table:style-name="ce1">
            <text:p>0.0126870854074577</text:p>
          </table:table-cell>
          <table:table-cell office:value-type="float" office:value="40926.9115256427" table:style-name="ce1">
            <text:p>40926.9115256427</text:p>
          </table:table-cell>
          <table:table-cell office:value-type="float" office:value="7293353.18453091" table:style-name="ce1">
            <text:p>7293353.18453091</text:p>
          </table:table-cell>
          <table:table-cell office:value-type="float" office:value="0.0659864325950137" table:style-name="ce1">
            <text:p>0.0659864325950137</text:p>
          </table:table-cell>
          <table:table-cell office:value-type="float" office:value="719.656857124501" table:style-name="ce1">
            <text:p>719.656857124501</text:p>
          </table:table-cell>
          <table:table-cell office:value-type="float" office:value="636109.25955707" table:style-name="ce1">
            <text:p>636109.25955707</text:p>
          </table:table-cell>
          <table:table-cell office:value-type="float" office:value="1.108256764712" table:style-name="ce1">
            <text:p>1.108256764712</text:p>
          </table:table-cell>
        </table:table-row>
        <table:table-row>
          <table:table-cell office:value-type="string" office:value="Rohrbach" table:style-name="ce1">
            <text:p>Rohrbach</text:p>
          </table:table-cell>
          <table:table-cell office:value-type="float" office:value="15801.0364186117" table:style-name="ce1">
            <text:p>15801.0364186117</text:p>
          </table:table-cell>
          <table:table-cell office:value-type="float" office:value="285265.545289243" table:style-name="ce1">
            <text:p>285265.545289243</text:p>
          </table:table-cell>
          <table:table-cell office:value-type="float" office:value="0.0338017422716323" table:style-name="ce1">
            <text:p>0.0338017422716323</text:p>
          </table:table-cell>
          <table:table-cell office:value-type="float" office:value="0.234509202453988" table:style-name="ce1">
            <text:p>0.234509202453988</text:p>
          </table:table-cell>
          <table:table-cell office:value-type="float" office:value="0.000803939741804359" table:style-name="ce1">
            <text:p>0.000803939741804359</text:p>
          </table:table-cell>
          <table:table-cell office:value-type="float" office:value="0.120907115241313" table:style-name="ce1">
            <text:p>0.120907115241313</text:p>
          </table:table-cell>
          <table:table-cell office:value-type="float" office:value="0.0633776080360408" table:style-name="ce1">
            <text:p>0.0633776080360408</text:p>
          </table:table-cell>
          <table:table-cell office:value-type="float" office:value="8.74046747779547e-05" table:style-name="ce1">
            <text:p>8.74046747779547e-05</text:p>
          </table:table-cell>
          <table:table-cell office:value-type="float" office:value="0.14751340450808" table:style-name="ce1">
            <text:p>0.14751340450808</text:p>
          </table:table-cell>
          <table:table-cell office:value-type="float" office:value="0.221203192719842" table:style-name="ce1">
            <text:p>0.221203192719842</text:p>
          </table:table-cell>
          <table:table-cell office:value-type="float" office:value="6.27276256817745e-05" table:style-name="ce1">
            <text:p>6.27276256817745e-05</text:p>
          </table:table-cell>
          <table:table-cell office:value-type="float" office:value="0.0358045346504236" table:style-name="ce1">
            <text:p>0.0358045346504236</text:p>
          </table:table-cell>
          <table:table-cell office:value-type="float" office:value="3.2651733777651" table:style-name="ce1">
            <text:p>3.2651733777651</text:p>
          </table:table-cell>
          <table:table-cell office:value-type="float" office:value="0.027664199310817" table:style-name="ce1">
            <text:p>0.027664199310817</text:p>
          </table:table-cell>
          <table:table-cell office:value-type="float" office:value="0.0509392804016706" table:style-name="ce1">
            <text:p>0.0509392804016706</text:p>
          </table:table-cell>
          <table:table-cell office:value-type="float" office:value="8143.04742070139" table:style-name="ce1">
            <text:p>8143.04742070139</text:p>
          </table:table-cell>
          <table:table-cell office:value-type="float" office:value="360875.194114431" table:style-name="ce1">
            <text:p>360875.194114431</text:p>
          </table:table-cell>
          <table:table-cell office:value-type="float" office:value="0.0737719989414372" table:style-name="ce1">
            <text:p>0.0737719989414372</text:p>
          </table:table-cell>
          <table:table-cell office:value-type="float" office:value="11409.0976389309" table:style-name="ce1">
            <text:p>11409.0976389309</text:p>
          </table:table-cell>
          <table:table-cell office:value-type="float" office:value="248352.836173608" table:style-name="ce1">
            <text:p>248352.836173608</text:p>
          </table:table-cell>
          <table:table-cell office:value-type="float" office:value="0.0436800639122815" table:style-name="ce1">
            <text:p>0.0436800639122815</text:p>
          </table:table-cell>
          <table:table-cell office:value-type="float" office:value="15294.7707744752" table:style-name="ce1">
            <text:p>15294.7707744752</text:p>
          </table:table-cell>
          <table:table-cell office:value-type="float" office:value="265356.866059153" table:style-name="ce1">
            <text:p>265356.866059153</text:p>
          </table:table-cell>
          <table:table-cell office:value-type="float" office:value="0.0336800084804602" table:style-name="ce1">
            <text:p>0.0336800084804602</text:p>
          </table:table-cell>
          <table:table-cell office:value-type="float" office:value="19517.2151596011" table:style-name="ce1">
            <text:p>19517.2151596011</text:p>
          </table:table-cell>
          <table:table-cell office:value-type="float" office:value="255836.267942587" table:style-name="ce1">
            <text:p>255836.267942587</text:p>
          </table:table-cell>
          <table:table-cell office:value-type="float" office:value="0.0259157156215764" table:style-name="ce1">
            <text:p>0.0259157156215764</text:p>
          </table:table-cell>
          <table:table-cell office:value-type="float" office:value="24022.7216367745" table:style-name="ce1">
            <text:p>24022.7216367745</text:p>
          </table:table-cell>
          <table:table-cell office:value-type="float" office:value="551852.587275955" table:style-name="ce1">
            <text:p>551852.587275955</text:p>
          </table:table-cell>
          <table:table-cell office:value-type="float" office:value="0.0309235491306898" table:style-name="ce1">
            <text:p>0.0309235491306898</text:p>
          </table:table-cell>
          <table:table-cell office:value-type="float" office:value="42622.8388014399" table:style-name="ce1">
            <text:p>42622.8388014399</text:p>
          </table:table-cell>
          <table:table-cell office:value-type="float" office:value="16643924.4514801" table:style-name="ce1">
            <text:p>16643924.4514801</text:p>
          </table:table-cell>
          <table:table-cell office:value-type="float" office:value="0.0957162105433996" table:style-name="ce1">
            <text:p>0.0957162105433996</text:p>
          </table:table-cell>
          <table:table-cell office:value-type="float" office:value="705.150215378746" table:style-name="ce1">
            <text:p>705.150215378746</text:p>
          </table:table-cell>
          <table:table-cell office:value-type="float" office:value="505270.927975703" table:style-name="ce1">
            <text:p>505270.927975703</text:p>
          </table:table-cell>
          <table:table-cell office:value-type="float" office:value="1.0080463756139" table:style-name="ce1">
            <text:p>1.0080463756139</text:p>
          </table:table-cell>
        </table:table-row>
        <table:table-row>
          <table:table-cell office:value-type="string" office:value="Schärding" table:style-name="ce1">
            <text:p>Schärding</text:p>
          </table:table-cell>
          <table:table-cell office:value-type="float" office:value="12258.638329948" table:style-name="ce1">
            <text:p>12258.638329948</text:p>
          </table:table-cell>
          <table:table-cell office:value-type="float" office:value="998169.731935069" table:style-name="ce1">
            <text:p>998169.731935069</text:p>
          </table:table-cell>
          <table:table-cell office:value-type="float" office:value="0.0815004423784956" table:style-name="ce1">
            <text:p>0.0815004423784956</text:p>
          </table:table-cell>
          <table:table-cell office:value-type="float" office:value="0.452696456086287" table:style-name="ce1">
            <text:p>0.452696456086287</text:p>
          </table:table-cell>
          <table:table-cell office:value-type="float" office:value="0.00163962098855416" table:style-name="ce1">
            <text:p>0.00163962098855416</text:p>
          </table:table-cell>
          <table:table-cell office:value-type="float" office:value="0.0894467653491819" table:style-name="ce1">
            <text:p>0.0894467653491819</text:p>
          </table:table-cell>
          <table:table-cell office:value-type="float" office:value="0.150921578206282" table:style-name="ce1">
            <text:p>0.150921578206282</text:p>
          </table:table-cell>
          <table:table-cell office:value-type="float" office:value="0.000159694764866433" table:style-name="ce1">
            <text:p>0.000159694764866433</text:p>
          </table:table-cell>
          <table:table-cell office:value-type="float" office:value="0.0837324891041667" table:style-name="ce1">
            <text:p>0.0837324891041667</text:p>
          </table:table-cell>
          <table:table-cell office:value-type="float" office:value="0.25495966751529" table:style-name="ce1">
            <text:p>0.25495966751529</text:p>
          </table:table-cell>
          <table:table-cell office:value-type="float" office:value="4.51059175609636e-05" table:style-name="ce1">
            <text:p>4.51059175609636e-05</text:p>
          </table:table-cell>
          <table:table-cell office:value-type="float" office:value="0.0263417896126242" table:style-name="ce1">
            <text:p>0.0263417896126242</text:p>
          </table:table-cell>
          <table:table-cell office:value-type="float" office:value="4.06941511760687" table:style-name="ce1">
            <text:p>4.06941511760687</text:p>
          </table:table-cell>
          <table:table-cell office:value-type="float" office:value="0.014618557096877" table:style-name="ce1">
            <text:p>0.014618557096877</text:p>
          </table:table-cell>
          <table:table-cell office:value-type="float" office:value="0.029711204600621" table:style-name="ce1">
            <text:p>0.029711204600621</text:p>
          </table:table-cell>
          <table:table-cell office:value-type="float" office:value="5454.7727017078" table:style-name="ce1">
            <text:p>5454.7727017078</text:p>
          </table:table-cell>
          <table:table-cell office:value-type="float" office:value="595290.630385276" table:style-name="ce1">
            <text:p>595290.630385276</text:p>
          </table:table-cell>
          <table:table-cell office:value-type="float" office:value="0.141445086334091" table:style-name="ce1">
            <text:p>0.141445086334091</text:p>
          </table:table-cell>
          <table:table-cell office:value-type="float" office:value="8203.35263790384" table:style-name="ce1">
            <text:p>8203.35263790384</text:p>
          </table:table-cell>
          <table:table-cell office:value-type="float" office:value="803287.672122384" table:style-name="ce1">
            <text:p>803287.672122384</text:p>
          </table:table-cell>
          <table:table-cell office:value-type="float" office:value="0.10925571663218" table:style-name="ce1">
            <text:p>0.10925571663218</text:p>
          </table:table-cell>
          <table:table-cell office:value-type="float" office:value="11803.7160663941" table:style-name="ce1">
            <text:p>11803.7160663941</text:p>
          </table:table-cell>
          <table:table-cell office:value-type="float" office:value="928138.864628551" table:style-name="ce1">
            <text:p>928138.864628551</text:p>
          </table:table-cell>
          <table:table-cell office:value-type="float" office:value="0.081618333894724" table:style-name="ce1">
            <text:p>0.081618333894724</text:p>
          </table:table-cell>
          <table:table-cell office:value-type="float" office:value="15792.1485420321" table:style-name="ce1">
            <text:p>15792.1485420321</text:p>
          </table:table-cell>
          <table:table-cell office:value-type="float" office:value="1391237.17344597" table:style-name="ce1">
            <text:p>1391237.17344597</text:p>
          </table:table-cell>
          <table:table-cell office:value-type="float" office:value="0.07468946804992" table:style-name="ce1">
            <text:p>0.07468946804992</text:p>
          </table:table-cell>
          <table:table-cell office:value-type="float" office:value="19527.9763556952" table:style-name="ce1">
            <text:p>19527.9763556952</text:p>
          </table:table-cell>
          <table:table-cell office:value-type="float" office:value="1758391.99660019" table:style-name="ce1">
            <text:p>1758391.99660019</text:p>
          </table:table-cell>
          <table:table-cell office:value-type="float" office:value="0.0679048209817744" table:style-name="ce1">
            <text:p>0.0679048209817744</text:p>
          </table:table-cell>
          <table:table-cell office:value-type="float" office:value="38505.4406685838" table:style-name="ce1">
            <text:p>38505.4406685838</text:p>
          </table:table-cell>
          <table:table-cell office:value-type="float" office:value="16429278.9033366" table:style-name="ce1">
            <text:p>16429278.9033366</text:p>
          </table:table-cell>
          <table:table-cell office:value-type="float" office:value="0.105265765533442" table:style-name="ce1">
            <text:p>0.105265765533442</text:p>
          </table:table-cell>
          <table:table-cell office:value-type="float" office:value="506.512822951822" table:style-name="ce1">
            <text:p>506.512822951822</text:p>
          </table:table-cell>
          <table:table-cell office:value-type="float" office:value="602839.117288034" table:style-name="ce1">
            <text:p>602839.117288034</text:p>
          </table:table-cell>
          <table:table-cell office:value-type="float" office:value="1.53288744835154" table:style-name="ce1">
            <text:p>1.53288744835154</text:p>
          </table:table-cell>
        </table:table-row>
        <table:table-row>
          <table:table-cell office:value-type="string" office:value="Steyr-Land" table:style-name="ce1">
            <text:p>Steyr-Land</text:p>
          </table:table-cell>
          <table:table-cell office:value-type="float" office:value="23317.8287609843" table:style-name="ce1">
            <text:p>23317.8287609843</text:p>
          </table:table-cell>
          <table:table-cell office:value-type="float" office:value="671941.8472945" table:style-name="ce1">
            <text:p>671941.8472945</text:p>
          </table:table-cell>
          <table:table-cell office:value-type="float" office:value="0.0351542418204256" table:style-name="ce1">
            <text:p>0.0351542418204256</text:p>
          </table:table-cell>
          <table:table-cell office:value-type="float" office:value="0.0472242783123612" table:style-name="ce1">
            <text:p>0.0472242783123612</text:p>
          </table:table-cell>
          <table:table-cell office:value-type="float" office:value="0.000372088334380706" table:style-name="ce1">
            <text:p>0.000372088334380706</text:p>
          </table:table-cell>
          <table:table-cell office:value-type="float" office:value="0.408467678862439" table:style-name="ce1">
            <text:p>0.408467678862439</text:p>
          </table:table-cell>
          <table:table-cell office:value-type="float" office:value="0.00861404161235783" table:style-name="ce1">
            <text:p>0.00861404161235783</text:p>
          </table:table-cell>
          <table:table-cell office:value-type="float" office:value="2.03336324284161e-05" table:style-name="ce1">
            <text:p>2.03336324284161e-05</text:p>
          </table:table-cell>
          <table:table-cell office:value-type="float" office:value="0.52348051242856" table:style-name="ce1">
            <text:p>0.52348051242856</text:p>
          </table:table-cell>
          <table:table-cell office:value-type="float" office:value="0.208375935222719" table:style-name="ce1">
            <text:p>0.208375935222719</text:p>
          </table:table-cell>
          <table:table-cell office:value-type="float" office:value="5.54648518059311e-05" table:style-name="ce1">
            <text:p>5.54648518059311e-05</text:p>
          </table:table-cell>
          <table:table-cell office:value-type="float" office:value="0.0357405611112503" table:style-name="ce1">
            <text:p>0.0357405611112503</text:p>
          </table:table-cell>
          <table:table-cell office:value-type="float" office:value="2.90988867468268" table:style-name="ce1">
            <text:p>2.90988867468268</text:p>
          </table:table-cell>
          <table:table-cell office:value-type="float" office:value="0.0167542202567695" table:style-name="ce1">
            <text:p>0.0167542202567695</text:p>
          </table:table-cell>
          <table:table-cell office:value-type="float" office:value="0.0444821464920912" table:style-name="ce1">
            <text:p>0.0444821464920912</text:p>
          </table:table-cell>
          <table:table-cell office:value-type="float" office:value="13278.3401430138" table:style-name="ce1">
            <text:p>13278.3401430138</text:p>
          </table:table-cell>
          <table:table-cell office:value-type="float" office:value="594888.703150698" table:style-name="ce1">
            <text:p>594888.703150698</text:p>
          </table:table-cell>
          <table:table-cell office:value-type="float" office:value="0.0580863478653071" table:style-name="ce1">
            <text:p>0.0580863478653071</text:p>
          </table:table-cell>
          <table:table-cell office:value-type="float" office:value="17064.458759853" table:style-name="ce1">
            <text:p>17064.458759853</text:p>
          </table:table-cell>
          <table:table-cell office:value-type="float" office:value="540694.16096625" table:style-name="ce1">
            <text:p>540694.16096625</text:p>
          </table:table-cell>
          <table:table-cell office:value-type="float" office:value="0.0430906774252081" table:style-name="ce1">
            <text:p>0.0430906774252081</text:p>
          </table:table-cell>
          <table:table-cell office:value-type="float" office:value="22155.5480953416" table:style-name="ce1">
            <text:p>22155.5480953416</text:p>
          </table:table-cell>
          <table:table-cell office:value-type="float" office:value="625958.978302593" table:style-name="ce1">
            <text:p>625958.978302593</text:p>
          </table:table-cell>
          <table:table-cell office:value-type="float" office:value="0.0357100483497825" table:style-name="ce1">
            <text:p>0.0357100483497825</text:p>
          </table:table-cell>
          <table:table-cell office:value-type="float" office:value="27848.4073384702" table:style-name="ce1">
            <text:p>27848.4073384702</text:p>
          </table:table-cell>
          <table:table-cell office:value-type="float" office:value="869923.609622453" table:style-name="ce1">
            <text:p>869923.609622453</text:p>
          </table:table-cell>
          <table:table-cell office:value-type="float" office:value="0.033491931640229" table:style-name="ce1">
            <text:p>0.033491931640229</text:p>
          </table:table-cell>
          <table:table-cell office:value-type="float" office:value="34477.6013215387" table:style-name="ce1">
            <text:p>34477.6013215387</text:p>
          </table:table-cell>
          <table:table-cell office:value-type="float" office:value="912554.4013423" table:style-name="ce1">
            <text:p>912554.4013423</text:p>
          </table:table-cell>
          <table:table-cell office:value-type="float" office:value="0.0277071807971151" table:style-name="ce1">
            <text:p>0.0277071807971151</text:p>
          </table:table-cell>
          <table:table-cell office:value-type="float" office:value="76675.2271883126" table:style-name="ce1">
            <text:p>76675.2271883126</text:p>
          </table:table-cell>
          <table:table-cell office:value-type="float" office:value="57418308.0559326" table:style-name="ce1">
            <text:p>57418308.0559326</text:p>
          </table:table-cell>
          <table:table-cell office:value-type="float" office:value="0.0988257511592112" table:style-name="ce1">
            <text:p>0.0988257511592112</text:p>
          </table:table-cell>
          <table:table-cell office:value-type="float" office:value="3592.75024339548" table:style-name="ce1">
            <text:p>3592.75024339548</text:p>
          </table:table-cell>
          <table:table-cell office:value-type="float" office:value="1285790.46837463" table:style-name="ce1">
            <text:p>1285790.46837463</text:p>
          </table:table-cell>
          <table:table-cell office:value-type="float" office:value="0.315615318379043" table:style-name="ce1">
            <text:p>0.315615318379043</text:p>
          </table:table-cell>
        </table:table-row>
        <table:table-row>
          <table:table-cell office:value-type="string" office:value="Steyr (Stadt)" table:style-name="ce1">
            <text:p>Steyr (Stadt)</text:p>
          </table:table-cell>
          <table:table-cell office:value-type="float" office:value="20194.8406440088" table:style-name="ce1">
            <text:p>20194.8406440088</text:p>
          </table:table-cell>
          <table:table-cell office:value-type="float" office:value="2242215.2854932" table:style-name="ce1">
            <text:p>2242215.2854932</text:p>
          </table:table-cell>
          <table:table-cell office:value-type="float" office:value="0.0741477921593298" table:style-name="ce1">
            <text:p>0.0741477921593298</text:p>
          </table:table-cell>
          <table:table-cell office:value-type="float" office:value="0.093287827076223" table:style-name="ce1">
            <text:p>0.093287827076223</text:p>
          </table:table-cell>
          <table:table-cell office:value-type="float" office:value="0.00230771082559688" table:style-name="ce1">
            <text:p>0.00230771082559688</text:p>
          </table:table-cell>
          <table:table-cell office:value-type="float" office:value="0.514950775328383" table:style-name="ce1">
            <text:p>0.514950775328383</text:p>
          </table:table-cell>
          <table:table-cell office:value-type="float" office:value="0.0191604862131728" table:style-name="ce1">
            <text:p>0.0191604862131728</text:p>
          </table:table-cell>
          <table:table-cell office:value-type="float" office:value="0.000198632054291762" table:style-name="ce1">
            <text:p>0.000198632054291762</text:p>
          </table:table-cell>
          <table:table-cell office:value-type="float" office:value="0.735560063512546" table:style-name="ce1">
            <text:p>0.735560063512546</text:p>
          </table:table-cell>
          <table:table-cell office:value-type="float" office:value="0.20178707672426" table:style-name="ce1">
            <text:p>0.20178707672426</text:p>
          </table:table-cell>
          <table:table-cell office:value-type="float" office:value="0.000196058533401938" table:style-name="ce1">
            <text:p>0.000196058533401938</text:p>
          </table:table-cell>
          <table:table-cell office:value-type="float" office:value="0.0693904215765146" table:style-name="ce1">
            <text:p>0.0693904215765146</text:p>
          </table:table-cell>
          <table:table-cell office:value-type="float" office:value="2.85706078502565" table:style-name="ce1">
            <text:p>2.85706078502565</text:p>
          </table:table-cell>
          <table:table-cell office:value-type="float" office:value="0.0550769401674874" table:style-name="ce1">
            <text:p>0.0550769401674874</text:p>
          </table:table-cell>
          <table:table-cell office:value-type="float" office:value="0.0821420282274714" table:style-name="ce1">
            <text:p>0.0821420282274714</text:p>
          </table:table-cell>
          <table:table-cell office:value-type="float" office:value="11488.4340631393" table:style-name="ce1">
            <text:p>11488.4340631393</text:p>
          </table:table-cell>
          <table:table-cell office:value-type="float" office:value="1250426.15007943" table:style-name="ce1">
            <text:p>1250426.15007943</text:p>
          </table:table-cell>
          <table:table-cell office:value-type="float" office:value="0.0973348105123036" table:style-name="ce1">
            <text:p>0.0973348105123036</text:p>
          </table:table-cell>
          <table:table-cell office:value-type="float" office:value="15163.4467325408" table:style-name="ce1">
            <text:p>15163.4467325408</text:p>
          </table:table-cell>
          <table:table-cell office:value-type="float" office:value="2042598.21162607" table:style-name="ce1">
            <text:p>2042598.21162607</text:p>
          </table:table-cell>
          <table:table-cell office:value-type="float" office:value="0.0942526443683906" table:style-name="ce1">
            <text:p>0.0942526443683906</text:p>
          </table:table-cell>
          <table:table-cell office:value-type="float" office:value="19478.6124350351" table:style-name="ce1">
            <text:p>19478.6124350351</text:p>
          </table:table-cell>
          <table:table-cell office:value-type="float" office:value="2403722.07186979" table:style-name="ce1">
            <text:p>2403722.07186979</text:p>
          </table:table-cell>
          <table:table-cell office:value-type="float" office:value="0.0795946924753783" table:style-name="ce1">
            <text:p>0.0795946924753783</text:p>
          </table:table-cell>
          <table:table-cell office:value-type="float" office:value="24426.6890031158" table:style-name="ce1">
            <text:p>24426.6890031158</text:p>
          </table:table-cell>
          <table:table-cell office:value-type="float" office:value="2622390.62234619" table:style-name="ce1">
            <text:p>2622390.62234619</text:p>
          </table:table-cell>
          <table:table-cell office:value-type="float" office:value="0.066295505819456" table:style-name="ce1">
            <text:p>0.066295505819456</text:p>
          </table:table-cell>
          <table:table-cell office:value-type="float" office:value="29444.0728299847" table:style-name="ce1">
            <text:p>29444.0728299847</text:p>
          </table:table-cell>
          <table:table-cell office:value-type="float" office:value="2177798.88548725" table:style-name="ce1">
            <text:p>2177798.88548725</text:p>
          </table:table-cell>
          <table:table-cell office:value-type="float" office:value="0.0501199930752599" table:style-name="ce1">
            <text:p>0.0501199930752599</text:p>
          </table:table-cell>
          <table:table-cell office:value-type="float" office:value="75030.4394026346" table:style-name="ce1">
            <text:p>75030.4394026346</text:p>
          </table:table-cell>
          <table:table-cell office:value-type="float" office:value="201517952.400082" table:style-name="ce1">
            <text:p>201517952.400082</text:p>
          </table:table-cell>
          <table:table-cell office:value-type="float" office:value="0.189199237160788" table:style-name="ce1">
            <text:p>0.189199237160788</text:p>
          </table:table-cell>
          <table:table-cell office:value-type="float" office:value="3509.96307269979" table:style-name="ce1">
            <text:p>3509.96307269979</text:p>
          </table:table-cell>
          <table:table-cell office:value-type="float" office:value="1981880.78735145" table:style-name="ce1">
            <text:p>1981880.78735145</text:p>
          </table:table-cell>
          <table:table-cell office:value-type="float" office:value="0.401084811675398" table:style-name="ce1">
            <text:p>0.401084811675398</text:p>
          </table:table-cell>
        </table:table-row>
        <table:table-row>
          <table:table-cell office:value-type="string" office:value="Urfahr-Umgebung" table:style-name="ce1">
            <text:p>Urfahr-Umgebung</text:p>
          </table:table-cell>
          <table:table-cell office:value-type="float" office:value="42754.7171619359" table:style-name="ce1">
            <text:p>42754.7171619359</text:p>
          </table:table-cell>
          <table:table-cell office:value-type="float" office:value="543514.439304448" table:style-name="ce1">
            <text:p>543514.439304448</text:p>
          </table:table-cell>
          <table:table-cell office:value-type="float" office:value="0.0172433445175697" table:style-name="ce1">
            <text:p>0.0172433445175697</text:p>
          </table:table-cell>
          <table:table-cell office:value-type="float" office:value="0.00736392742796158" table:style-name="ce1">
            <text:p>0.00736392742796158</text:p>
          </table:table-cell>
          <table:table-cell office:value-type="float" office:value="9.01854165693777e-06" table:style-name="ce1">
            <text:p>9.01854165693777e-06</text:p>
          </table:table-cell>
          <table:table-cell office:value-type="float" office:value="0.407810738975541" table:style-name="ce1">
            <text:p>0.407810738975541</text:p>
          </table:table-cell>
          <table:table-cell office:value-type="float" office:value="0.00125411014452216" table:style-name="ce1">
            <text:p>0.00125411014452216</text:p>
          </table:table-cell>
          <table:table-cell office:value-type="float" office:value="9.19639597409495e-07" table:style-name="ce1">
            <text:p>9.19639597409495e-07</text:p>
          </table:table-cell>
          <table:table-cell office:value-type="float" office:value="0.764668412587834" table:style-name="ce1">
            <text:p>0.764668412587834</text:p>
          </table:table-cell>
          <table:table-cell office:value-type="float" office:value="0.288227512413442" table:style-name="ce1">
            <text:p>0.288227512413442</text:p>
          </table:table-cell>
          <table:table-cell office:value-type="float" office:value="2.24898492769192e-05" table:style-name="ce1">
            <text:p>2.24898492769192e-05</text:p>
          </table:table-cell>
          <table:table-cell office:value-type="float" office:value="0.0164534827007877" table:style-name="ce1">
            <text:p>0.0164534827007877</text:p>
          </table:table-cell>
          <table:table-cell office:value-type="float" office:value="4.20098943686014" table:style-name="ce1">
            <text:p>4.20098943686014</text:p>
          </table:table-cell>
          <table:table-cell office:value-type="float" office:value="0.0125932074601131" table:style-name="ce1">
            <text:p>0.0125932074601131</text:p>
          </table:table-cell>
          <table:table-cell office:value-type="float" office:value="0.0267126263547165" table:style-name="ce1">
            <text:p>0.0267126263547165</text:p>
          </table:table-cell>
          <table:table-cell office:value-type="float" office:value="20261.8284021074" table:style-name="ce1">
            <text:p>20261.8284021074</text:p>
          </table:table-cell>
          <table:table-cell office:value-type="float" office:value="397675.883377505" table:style-name="ce1">
            <text:p>397675.883377505</text:p>
          </table:table-cell>
          <table:table-cell office:value-type="float" office:value="0.0311233254618624" table:style-name="ce1">
            <text:p>0.0311233254618624</text:p>
          </table:table-cell>
          <table:table-cell office:value-type="float" office:value="26277.1304399523" table:style-name="ce1">
            <text:p>26277.1304399523</text:p>
          </table:table-cell>
          <table:table-cell office:value-type="float" office:value="418264.368921129" table:style-name="ce1">
            <text:p>418264.368921129</text:p>
          </table:table-cell>
          <table:table-cell office:value-type="float" office:value="0.0246120335169012" table:style-name="ce1">
            <text:p>0.0246120335169012</text:p>
          </table:table-cell>
          <table:table-cell office:value-type="float" office:value="36155.2924293095" table:style-name="ce1">
            <text:p>36155.2924293095</text:p>
          </table:table-cell>
          <table:table-cell office:value-type="float" office:value="152406.601935073" table:style-name="ce1">
            <text:p>152406.601935073</text:p>
          </table:table-cell>
          <table:table-cell office:value-type="float" office:value="0.010797669034902" table:style-name="ce1">
            <text:p>0.010797669034902</text:p>
          </table:table-cell>
          <table:table-cell office:value-type="float" office:value="51740.3764001591" table:style-name="ce1">
            <text:p>51740.3764001591</text:p>
          </table:table-cell>
          <table:table-cell office:value-type="float" office:value="485005.804798381" table:style-name="ce1">
            <text:p>485005.804798381</text:p>
          </table:table-cell>
          <table:table-cell office:value-type="float" office:value="0.013459963570094" table:style-name="ce1">
            <text:p>0.013459963570094</text:p>
          </table:table-cell>
          <table:table-cell office:value-type="float" office:value="76112.2150256452" table:style-name="ce1">
            <text:p>76112.2150256452</text:p>
          </table:table-cell>
          <table:table-cell office:value-type="float" office:value="3877122.754658" table:style-name="ce1">
            <text:p>3877122.754658</text:p>
          </table:table-cell>
          <table:table-cell office:value-type="float" office:value="0.0258702374413919" table:style-name="ce1">
            <text:p>0.0258702374413919</text:p>
          </table:table-cell>
          <table:table-cell office:value-type="float" office:value="155015.416633186" table:style-name="ce1">
            <text:p>155015.416633186</text:p>
          </table:table-cell>
          <table:table-cell office:value-type="float" office:value="101629571.055907" table:style-name="ce1">
            <text:p>101629571.055907</text:p>
          </table:table-cell>
          <table:table-cell office:value-type="float" office:value="0.065033204511958" table:style-name="ce1">
            <text:p>0.065033204511958</text:p>
          </table:table-cell>
          <table:table-cell office:value-type="float" office:value="5462.49123467039" table:style-name="ce1">
            <text:p>5462.49123467039</text:p>
          </table:table-cell>
          <table:table-cell office:value-type="float" office:value="1667257.16051634" table:style-name="ce1">
            <text:p>1667257.16051634</text:p>
          </table:table-cell>
          <table:table-cell office:value-type="float" office:value="0.236379898895204" table:style-name="ce1">
            <text:p>0.236379898895204</text:p>
          </table:table-cell>
        </table:table-row>
        <table:table-row>
          <table:table-cell office:value-type="string" office:value="Vöcklabruck" table:style-name="ce1">
            <text:p>Vöcklabruck</text:p>
          </table:table-cell>
          <table:table-cell office:value-type="float" office:value="18758.7213956903" table:style-name="ce1">
            <text:p>18758.7213956903</text:p>
          </table:table-cell>
          <table:table-cell office:value-type="float" office:value="105834.871794887" table:style-name="ce1">
            <text:p>105834.871794887</text:p>
          </table:table-cell>
          <table:table-cell office:value-type="float" office:value="0.0173424783381944" table:style-name="ce1">
            <text:p>0.0173424783381944</text:p>
          </table:table-cell>
          <table:table-cell office:value-type="float" office:value="0.123641213737913" table:style-name="ce1">
            <text:p>0.123641213737913</text:p>
          </table:table-cell>
          <table:table-cell office:value-type="float" office:value="6.50228969287417e-05" table:style-name="ce1">
            <text:p>6.50228969287417e-05</text:p>
          </table:table-cell>
          <table:table-cell office:value-type="float" office:value="0.0652183635757578" table:style-name="ce1">
            <text:p>0.0652183635757578</text:p>
          </table:table-cell>
          <table:table-cell office:value-type="float" office:value="0.0273667121572833" table:style-name="ce1">
            <text:p>0.0273667121572833</text:p>
          </table:table-cell>
          <table:table-cell office:value-type="float" office:value="3.9911833860488e-06" table:style-name="ce1">
            <text:p>3.9911833860488e-06</text:p>
          </table:table-cell>
          <table:table-cell office:value-type="float" office:value="0.0730009004778078" table:style-name="ce1">
            <text:p>0.0730009004778078</text:p>
          </table:table-cell>
          <table:table-cell office:value-type="float" office:value="0.205904195955984" table:style-name="ce1">
            <text:p>0.205904195955984</text:p>
          </table:table-cell>
          <table:table-cell office:value-type="float" office:value="1.27879635882167e-05" table:style-name="ce1">
            <text:p>1.27879635882167e-05</text:p>
          </table:table-cell>
          <table:table-cell office:value-type="float" office:value="0.0173674276625511" table:style-name="ce1">
            <text:p>0.0173674276625511</text:p>
          </table:table-cell>
          <table:table-cell office:value-type="float" office:value="2.92582228461602" table:style-name="ce1">
            <text:p>2.92582228461602</text:p>
          </table:table-cell>
          <table:table-cell office:value-type="float" office:value="0.00284527444800833" table:style-name="ce1">
            <text:p>0.00284527444800833</text:p>
          </table:table-cell>
          <table:table-cell office:value-type="float" office:value="0.0182311531119488" table:style-name="ce1">
            <text:p>0.0182311531119488</text:p>
          </table:table-cell>
          <table:table-cell office:value-type="float" office:value="10517.1274878349" table:style-name="ce1">
            <text:p>10517.1274878349</text:p>
          </table:table-cell>
          <table:table-cell office:value-type="float" office:value="62356.0250366914" table:style-name="ce1">
            <text:p>62356.0250366914</text:p>
          </table:table-cell>
          <table:table-cell office:value-type="float" office:value="0.0237433542895266" table:style-name="ce1">
            <text:p>0.0237433542895266</text:p>
          </table:table-cell>
          <table:table-cell office:value-type="float" office:value="13911.9784135938" table:style-name="ce1">
            <text:p>13911.9784135938</text:p>
          </table:table-cell>
          <table:table-cell office:value-type="float" office:value="137372.145650181" table:style-name="ce1">
            <text:p>137372.145650181</text:p>
          </table:table-cell>
          <table:table-cell office:value-type="float" office:value="0.026641608725299" table:style-name="ce1">
            <text:p>0.026641608725299</text:p>
          </table:table-cell>
          <table:table-cell office:value-type="float" office:value="18050.111645431" table:style-name="ce1">
            <text:p>18050.111645431</text:p>
          </table:table-cell>
          <table:table-cell office:value-type="float" office:value="147950.601887779" table:style-name="ce1">
            <text:p>147950.601887779</text:p>
          </table:table-cell>
          <table:table-cell office:value-type="float" office:value="0.0213097559334749" table:style-name="ce1">
            <text:p>0.0213097559334749</text:p>
          </table:table-cell>
          <table:table-cell office:value-type="float" office:value="22852.778541681" table:style-name="ce1">
            <text:p>22852.778541681</text:p>
          </table:table-cell>
          <table:table-cell office:value-type="float" office:value="127545.769670313" table:style-name="ce1">
            <text:p>127545.769670313</text:p>
          </table:table-cell>
          <table:table-cell office:value-type="float" office:value="0.015627662316109" table:style-name="ce1">
            <text:p>0.015627662316109</text:p>
          </table:table-cell>
          <table:table-cell office:value-type="float" office:value="27736.9679692827" table:style-name="ce1">
            <text:p>27736.9679692827</text:p>
          </table:table-cell>
          <table:table-cell office:value-type="float" office:value="77629.9913094232" table:style-name="ce1">
            <text:p>77629.9913094232</text:p>
          </table:table-cell>
          <table:table-cell office:value-type="float" office:value="0.0100451351393278" table:style-name="ce1">
            <text:p>0.0100451351393278</text:p>
          </table:table-cell>
          <table:table-cell office:value-type="float" office:value="91851.108019805" table:style-name="ce1">
            <text:p>91851.108019805</text:p>
          </table:table-cell>
          <table:table-cell office:value-type="float" office:value="30501174.6247388" table:style-name="ce1">
            <text:p>30501174.6247388</text:p>
          </table:table-cell>
          <table:table-cell office:value-type="float" office:value="0.060127601856539" table:style-name="ce1">
            <text:p>0.060127601856539</text:p>
          </table:table-cell>
          <table:table-cell office:value-type="float" office:value="1344.66515091015" table:style-name="ce1">
            <text:p>1344.66515091015</text:p>
          </table:table-cell>
          <table:table-cell office:value-type="float" office:value="358164.184986652" table:style-name="ce1">
            <text:p>358164.184986652</text:p>
          </table:table-cell>
          <table:table-cell office:value-type="float" office:value="0.4450685722053" table:style-name="ce1">
            <text:p>0.4450685722053</text:p>
          </table:table-cell>
        </table:table-row>
        <table:table-row>
          <table:table-cell office:value-type="string" office:value="Wels-Land" table:style-name="ce1">
            <text:p>Wels-Land</text:p>
          </table:table-cell>
          <table:table-cell office:value-type="float" office:value="20486.2000337408" table:style-name="ce1">
            <text:p>20486.2000337408</text:p>
          </table:table-cell>
          <table:table-cell office:value-type="float" office:value="631755.739547396" table:style-name="ce1">
            <text:p>631755.739547396</text:p>
          </table:table-cell>
          <table:table-cell office:value-type="float" office:value="0.0387983439805285" table:style-name="ce1">
            <text:p>0.0387983439805285</text:p>
          </table:table-cell>
          <table:table-cell office:value-type="float" office:value="0.0815856777493606" table:style-name="ce1">
            <text:p>0.0815856777493606</text:p>
          </table:table-cell>
          <table:table-cell office:value-type="float" office:value="0.000145322178687999" table:style-name="ce1">
            <text:p>0.000145322178687999</text:p>
          </table:table-cell>
          <table:table-cell office:value-type="float" office:value="0.147758347180342" table:style-name="ce1">
            <text:p>0.147758347180342</text:p>
          </table:table-cell>
          <table:table-cell office:value-type="float" office:value="0.0173395685071205" table:style-name="ce1">
            <text:p>0.0173395685071205</text:p>
          </table:table-cell>
          <table:table-cell office:value-type="float" office:value="9.45830077653631e-06" table:style-name="ce1">
            <text:p>9.45830077653631e-06</text:p>
          </table:table-cell>
          <table:table-cell office:value-type="float" office:value="0.177365143404617" table:style-name="ce1">
            <text:p>0.177365143404617</text:p>
          </table:table-cell>
          <table:table-cell office:value-type="float" office:value="0.200409883064066" table:style-name="ce1">
            <text:p>0.200409883064066</text:p>
          </table:table-cell>
          <table:table-cell office:value-type="float" office:value="3.71737007137493e-05" table:style-name="ce1">
            <text:p>3.71737007137493e-05</text:p>
          </table:table-cell>
          <table:table-cell office:value-type="float" office:value="0.0304227707210045" table:style-name="ce1">
            <text:p>0.0304227707210045</text:p>
          </table:table-cell>
          <table:table-cell office:value-type="float" office:value="2.82559617408805" table:style-name="ce1">
            <text:p>2.82559617408805</text:p>
          </table:table-cell>
          <table:table-cell office:value-type="float" office:value="0.00854921113439233" table:style-name="ce1">
            <text:p>0.00854921113439233</text:p>
          </table:table-cell>
          <table:table-cell office:value-type="float" office:value="0.0327229860718908" table:style-name="ce1">
            <text:p>0.0327229860718908</text:p>
          </table:table-cell>
          <table:table-cell office:value-type="float" office:value="11798.2587422915" table:style-name="ce1">
            <text:p>11798.2587422915</text:p>
          </table:table-cell>
          <table:table-cell office:value-type="float" office:value="527762.360399963" table:style-name="ce1">
            <text:p>527762.360399963</text:p>
          </table:table-cell>
          <table:table-cell office:value-type="float" office:value="0.0615745562188822" table:style-name="ce1">
            <text:p>0.0615745562188822</text:p>
          </table:table-cell>
          <table:table-cell office:value-type="float" office:value="15292.7531354775" table:style-name="ce1">
            <text:p>15292.7531354775</text:p>
          </table:table-cell>
          <table:table-cell office:value-type="float" office:value="516615.746828781" table:style-name="ce1">
            <text:p>516615.746828781</text:p>
          </table:table-cell>
          <table:table-cell office:value-type="float" office:value="0.0470000307285402" table:style-name="ce1">
            <text:p>0.0470000307285402</text:p>
          </table:table-cell>
          <table:table-cell office:value-type="float" office:value="19720.8493450246" table:style-name="ce1">
            <text:p>19720.8493450246</text:p>
          </table:table-cell>
          <table:table-cell office:value-type="float" office:value="536985.289079529" table:style-name="ce1">
            <text:p>536985.289079529</text:p>
          </table:table-cell>
          <table:table-cell office:value-type="float" office:value="0.0371582779270323" table:style-name="ce1">
            <text:p>0.0371582779270323</text:p>
          </table:table-cell>
          <table:table-cell office:value-type="float" office:value="24668.4946088753" table:style-name="ce1">
            <text:p>24668.4946088753</text:p>
          </table:table-cell>
          <table:table-cell office:value-type="float" office:value="927858.806480719" table:style-name="ce1">
            <text:p>927858.806480719</text:p>
          </table:table-cell>
          <table:table-cell office:value-type="float" office:value="0.0390479554798952" table:style-name="ce1">
            <text:p>0.0390479554798952</text:p>
          </table:table-cell>
          <table:table-cell office:value-type="float" office:value="30068.0858106972" table:style-name="ce1">
            <text:p>30068.0858106972</text:p>
          </table:table-cell>
          <table:table-cell office:value-type="float" office:value="960874.619081271" table:style-name="ce1">
            <text:p>960874.619081271</text:p>
          </table:table-cell>
          <table:table-cell office:value-type="float" office:value="0.0326007491415982" table:style-name="ce1">
            <text:p>0.0326007491415982</text:p>
          </table:table-cell>
          <table:table-cell office:value-type="float" office:value="60878.4053082639" table:style-name="ce1">
            <text:p>60878.4053082639</text:p>
          </table:table-cell>
          <table:table-cell office:value-type="float" office:value="24479557.6510169" table:style-name="ce1">
            <text:p>24479557.6510169</text:p>
          </table:table-cell>
          <table:table-cell office:value-type="float" office:value="0.0812715448645795" table:style-name="ce1">
            <text:p>0.0812715448645795</text:p>
          </table:table-cell>
          <table:table-cell office:value-type="float" office:value="2206.96516341222" table:style-name="ce1">
            <text:p>2206.96516341222</text:p>
          </table:table-cell>
          <table:table-cell office:value-type="float" office:value="1234362.20553795" table:style-name="ce1">
            <text:p>1234362.20553795</text:p>
          </table:table-cell>
          <table:table-cell office:value-type="float" office:value="0.50341462684168" table:style-name="ce1">
            <text:p>0.50341462684168</text:p>
          </table:table-cell>
        </table:table-row>
        <table:table-row>
          <table:table-cell office:value-type="string" office:value="Wels (Stadt)" table:style-name="ce1">
            <text:p>Wels (Stadt)</text:p>
          </table:table-cell>
          <table:table-cell office:value-type="float" office:value="16616.566963128" table:style-name="ce1">
            <text:p>16616.566963128</text:p>
          </table:table-cell>
          <table:table-cell office:value-type="float" office:value="752926.601991898" table:style-name="ce1">
            <text:p>752926.601991898</text:p>
          </table:table-cell>
          <table:table-cell office:value-type="float" office:value="0.0522197777092609" table:style-name="ce1">
            <text:p>0.0522197777092609</text:p>
          </table:table-cell>
          <table:table-cell office:value-type="float" office:value="0.20355819125278" table:style-name="ce1">
            <text:p>0.20355819125278</text:p>
          </table:table-cell>
          <table:table-cell office:value-type="float" office:value="0.000370211907785521" table:style-name="ce1">
            <text:p>0.000370211907785521</text:p>
          </table:table-cell>
          <table:table-cell office:value-type="float" office:value="0.0945228066500046" table:style-name="ce1">
            <text:p>0.0945228066500046</text:p>
          </table:table-cell>
          <table:table-cell office:value-type="float" office:value="0.051311003305428" table:style-name="ce1">
            <text:p>0.051311003305428</text:p>
          </table:table-cell>
          <table:table-cell office:value-type="float" office:value="3.80821422494041e-05" table:style-name="ce1">
            <text:p>3.80821422494041e-05</text:p>
          </table:table-cell>
          <table:table-cell office:value-type="float" office:value="0.120268024887319" table:style-name="ce1">
            <text:p>0.120268024887319</text:p>
          </table:table-cell>
          <table:table-cell office:value-type="float" office:value="0.217550899872859" table:style-name="ce1">
            <text:p>0.217550899872859</text:p>
          </table:table-cell>
          <table:table-cell office:value-type="float" office:value="3.18368839544669e-05" table:style-name="ce1">
            <text:p>3.18368839544669e-05</text:p>
          </table:table-cell>
          <table:table-cell office:value-type="float" office:value="0.0259360833494324" table:style-name="ce1">
            <text:p>0.0259360833494324</text:p>
          </table:table-cell>
          <table:table-cell office:value-type="float" office:value="3.15493950757705" table:style-name="ce1">
            <text:p>3.15493950757705</text:p>
          </table:table-cell>
          <table:table-cell office:value-type="float" office:value="0.00904135361792862" table:style-name="ce1">
            <text:p>0.00904135361792862</text:p>
          </table:table-cell>
          <table:table-cell office:value-type="float" office:value="0.0301387815801242" table:style-name="ce1">
            <text:p>0.0301387815801242</text:p>
          </table:table-cell>
          <table:table-cell office:value-type="float" office:value="8772.11629862418" table:style-name="ce1">
            <text:p>8772.11629862418</text:p>
          </table:table-cell>
          <table:table-cell office:value-type="float" office:value="352637.03956115" table:style-name="ce1">
            <text:p>352637.03956115</text:p>
          </table:table-cell>
          <table:table-cell office:value-type="float" office:value="0.0676954660713111" table:style-name="ce1">
            <text:p>0.0676954660713111</text:p>
          </table:table-cell>
          <table:table-cell office:value-type="float" office:value="12053.5669811329" table:style-name="ce1">
            <text:p>12053.5669811329</text:p>
          </table:table-cell>
          <table:table-cell office:value-type="float" office:value="531755.037694092" table:style-name="ce1">
            <text:p>531755.037694092</text:p>
          </table:table-cell>
          <table:table-cell office:value-type="float" office:value="0.0604978890229289" table:style-name="ce1">
            <text:p>0.0604978890229289</text:p>
          </table:table-cell>
          <table:table-cell office:value-type="float" office:value="15994.1785193067" table:style-name="ce1">
            <text:p>15994.1785193067</text:p>
          </table:table-cell>
          <table:table-cell office:value-type="float" office:value="959674.692721618" table:style-name="ce1">
            <text:p>959674.692721618</text:p>
          </table:table-cell>
          <table:table-cell office:value-type="float" office:value="0.0612491522580927" table:style-name="ce1">
            <text:p>0.0612491522580927</text:p>
          </table:table-cell>
          <table:table-cell office:value-type="float" office:value="20617.9850861933" table:style-name="ce1">
            <text:p>20617.9850861933</text:p>
          </table:table-cell>
          <table:table-cell office:value-type="float" office:value="1227886.54088218" table:style-name="ce1">
            <text:p>1227886.54088218</text:p>
          </table:table-cell>
          <table:table-cell office:value-type="float" office:value="0.0537443603437871" table:style-name="ce1">
            <text:p>0.0537443603437871</text:p>
          </table:table-cell>
          <table:table-cell office:value-type="float" office:value="25017.5840020969" table:style-name="ce1">
            <text:p>25017.5840020969</text:p>
          </table:table-cell>
          <table:table-cell office:value-type="float" office:value="1554883.55729582" table:style-name="ce1">
            <text:p>1554883.55729582</text:p>
          </table:table-cell>
          <table:table-cell office:value-type="float" office:value="0.0498429305197766" table:style-name="ce1">
            <text:p>0.0498429305197766</text:p>
          </table:table-cell>
          <table:table-cell office:value-type="float" office:value="47535.3145765831" table:style-name="ce1">
            <text:p>47535.3145765831</text:p>
          </table:table-cell>
          <table:table-cell office:value-type="float" office:value="14611645.6843656" table:style-name="ce1">
            <text:p>14611645.6843656</text:p>
          </table:table-cell>
          <table:table-cell office:value-type="float" office:value="0.0804142829944513" table:style-name="ce1">
            <text:p>0.0804142829944513</text:p>
          </table:table-cell>
          <table:table-cell office:value-type="float" office:value="1258.99068734205" table:style-name="ce1">
            <text:p>1258.99068734205</text:p>
          </table:table-cell>
          <table:table-cell office:value-type="float" office:value="894434.613555341" table:style-name="ce1">
            <text:p>894434.613555341</text:p>
          </table:table-cell>
          <table:table-cell office:value-type="float" office:value="0.751193430342264" table:style-name="ce1">
            <text:p>0.751193430342264</text:p>
          </table:table-cell>
        </table:table-row>
        <table:table-row>
          <table:table-cell office:value-type="string" office:value="Hallein" table:style-name="ce1">
            <text:p>Hallein</text:p>
          </table:table-cell>
          <table:table-cell office:value-type="float" office:value="17256.906658349" table:style-name="ce1">
            <text:p>17256.906658349</text:p>
          </table:table-cell>
          <table:table-cell office:value-type="float" office:value="358523.110377463" table:style-name="ce1">
            <text:p>358523.110377463</text:p>
          </table:table-cell>
          <table:table-cell office:value-type="float" office:value="0.0346972957341748" table:style-name="ce1">
            <text:p>0.0346972957341748</text:p>
          </table:table-cell>
          <table:table-cell office:value-type="float" office:value="0.175765827093261" table:style-name="ce1">
            <text:p>0.175765827093261</text:p>
          </table:table-cell>
          <table:table-cell office:value-type="float" office:value="0.000375057751275393" table:style-name="ce1">
            <text:p>0.000375057751275393</text:p>
          </table:table-cell>
          <table:table-cell office:value-type="float" office:value="0.11018300954983" table:style-name="ce1">
            <text:p>0.11018300954983</text:p>
          </table:table-cell>
          <table:table-cell office:value-type="float" office:value="0.0423914150998373" table:style-name="ce1">
            <text:p>0.0423914150998373</text:p>
          </table:table-cell>
          <table:table-cell office:value-type="float" office:value="5.40328539463942e-05" table:style-name="ce1">
            <text:p>5.40328539463942e-05</text:p>
          </table:table-cell>
          <table:table-cell office:value-type="float" office:value="0.173400776997826" table:style-name="ce1">
            <text:p>0.173400776997826</text:p>
          </table:table-cell>
          <table:table-cell office:value-type="float" office:value="0.211086931005873" table:style-name="ce1">
            <text:p>0.211086931005873</text:p>
          </table:table-cell>
          <table:table-cell office:value-type="float" office:value="4.26332585268485e-05" table:style-name="ce1">
            <text:p>4.26332585268485e-05</text:p>
          </table:table-cell>
          <table:table-cell office:value-type="float" office:value="0.0309323501816451" table:style-name="ce1">
            <text:p>0.0309323501816451</text:p>
          </table:table-cell>
          <table:table-cell office:value-type="float" office:value="3.04570270403732" table:style-name="ce1">
            <text:p>3.04570270403732</text:p>
          </table:table-cell>
          <table:table-cell office:value-type="float" office:value="0.0116182695587385" table:style-name="ce1">
            <text:p>0.0116182695587385</text:p>
          </table:table-cell>
          <table:table-cell office:value-type="float" office:value="0.0353902161653745" table:style-name="ce1">
            <text:p>0.0353902161653745</text:p>
          </table:table-cell>
          <table:table-cell office:value-type="float" office:value="9460.02856278252" table:style-name="ce1">
            <text:p>9460.02856278252</text:p>
          </table:table-cell>
          <table:table-cell office:value-type="float" office:value="211053.885297956" table:style-name="ce1">
            <text:p>211053.885297956</text:p>
          </table:table-cell>
          <table:table-cell office:value-type="float" office:value="0.0485628569210146" table:style-name="ce1">
            <text:p>0.0485628569210146</text:p>
          </table:table-cell>
          <table:table-cell office:value-type="float" office:value="12602.5139767568" table:style-name="ce1">
            <text:p>12602.5139767568</text:p>
          </table:table-cell>
          <table:table-cell office:value-type="float" office:value="239323.504249632" table:style-name="ce1">
            <text:p>239323.504249632</text:p>
          </table:table-cell>
          <table:table-cell office:value-type="float" office:value="0.0388182085449508" table:style-name="ce1">
            <text:p>0.0388182085449508</text:p>
          </table:table-cell>
          <table:table-cell office:value-type="float" office:value="16751.7756586079" table:style-name="ce1">
            <text:p>16751.7756586079</text:p>
          </table:table-cell>
          <table:table-cell office:value-type="float" office:value="545133.16724939" table:style-name="ce1">
            <text:p>545133.16724939</text:p>
          </table:table-cell>
          <table:table-cell office:value-type="float" office:value="0.0440748106225643" table:style-name="ce1">
            <text:p>0.0440748106225643</text:p>
          </table:table-cell>
          <table:table-cell office:value-type="float" office:value="21168.5527620992" table:style-name="ce1">
            <text:p>21168.5527620992</text:p>
          </table:table-cell>
          <table:table-cell office:value-type="float" office:value="394970.332851798" table:style-name="ce1">
            <text:p>394970.332851798</text:p>
          </table:table-cell>
          <table:table-cell office:value-type="float" office:value="0.0296886924298867" table:style-name="ce1">
            <text:p>0.0296886924298867</text:p>
          </table:table-cell>
          <table:table-cell office:value-type="float" office:value="25713.2740392297" table:style-name="ce1">
            <text:p>25713.2740392297</text:p>
          </table:table-cell>
          <table:table-cell office:value-type="float" office:value="561852.684889224" table:style-name="ce1">
            <text:p>561852.684889224</text:p>
          </table:table-cell>
          <table:table-cell office:value-type="float" office:value="0.0291510264785652" table:style-name="ce1">
            <text:p>0.0291510264785652</text:p>
          </table:table-cell>
          <table:table-cell office:value-type="float" office:value="54196.3471900307" table:style-name="ce1">
            <text:p>54196.3471900307</text:p>
          </table:table-cell>
          <table:table-cell office:value-type="float" office:value="36392375.27742" table:style-name="ce1">
            <text:p>36392375.27742</text:p>
          </table:table-cell>
          <table:table-cell office:value-type="float" office:value="0.111310256844839" table:style-name="ce1">
            <text:p>0.111310256844839</text:p>
          </table:table-cell>
          <table:table-cell office:value-type="float" office:value="1018.18409296429" table:style-name="ce1">
            <text:p>1018.18409296429</text:p>
          </table:table-cell>
          <table:table-cell office:value-type="float" office:value="1256425.68592559" table:style-name="ce1">
            <text:p>1256425.68592559</text:p>
          </table:table-cell>
          <table:table-cell office:value-type="float" office:value="1.10088535759273" table:style-name="ce1">
            <text:p>1.10088535759273</text:p>
          </table:table-cell>
        </table:table-row>
        <table:table-row>
          <table:table-cell office:value-type="string" office:value="Salzburg-Umgebung" table:style-name="ce1">
            <text:p>Salzburg-Umgebung</text:p>
          </table:table-cell>
          <table:table-cell office:value-type="float" office:value="27666.5450608544" table:style-name="ce1">
            <text:p>27666.5450608544</text:p>
          </table:table-cell>
          <table:table-cell office:value-type="float" office:value="130817.80612667" table:style-name="ce1">
            <text:p>130817.80612667</text:p>
          </table:table-cell>
          <table:table-cell office:value-type="float" office:value="0.013073097554956" table:style-name="ce1">
            <text:p>0.013073097554956</text:p>
          </table:table-cell>
          <table:table-cell office:value-type="float" office:value="0.0245200219418541" table:style-name="ce1">
            <text:p>0.0245200219418541</text:p>
          </table:table-cell>
          <table:table-cell office:value-type="float" office:value="8.37816538777834e-05" table:style-name="ce1">
            <text:p>8.37816538777834e-05</text:p>
          </table:table-cell>
          <table:table-cell office:value-type="float" office:value="0.373296235349027" table:style-name="ce1">
            <text:p>0.373296235349027</text:p>
          </table:table-cell>
          <table:table-cell office:value-type="float" office:value="0.00425899891852675" table:style-name="ce1">
            <text:p>0.00425899891852675</text:p>
          </table:table-cell>
          <table:table-cell office:value-type="float" office:value="7.28847430717364e-06" table:style-name="ce1">
            <text:p>7.28847430717364e-06</text:p>
          </table:table-cell>
          <table:table-cell office:value-type="float" office:value="0.633885450818821" table:style-name="ce1">
            <text:p>0.633885450818821</text:p>
          </table:table-cell>
          <table:table-cell office:value-type="float" office:value="0.238154642840517" table:style-name="ce1">
            <text:p>0.238154642840517</text:p>
          </table:table-cell>
          <table:table-cell office:value-type="float" office:value="1.26200194040438e-05" table:style-name="ce1">
            <text:p>1.26200194040438e-05</text:p>
          </table:table-cell>
          <table:table-cell office:value-type="float" office:value="0.0149166382916692" table:style-name="ce1">
            <text:p>0.0149166382916692</text:p>
          </table:table-cell>
          <table:table-cell office:value-type="float" office:value="3.26264113113914" table:style-name="ce1">
            <text:p>3.26264113113914</text:p>
          </table:table-cell>
          <table:table-cell office:value-type="float" office:value="0.00835105332142985" table:style-name="ce1">
            <text:p>0.00835105332142985</text:p>
          </table:table-cell>
          <table:table-cell office:value-type="float" office:value="0.0280092397772425" table:style-name="ce1">
            <text:p>0.0280092397772425</text:p>
          </table:table-cell>
          <table:table-cell office:value-type="float" office:value="15419.9523571715" table:style-name="ce1">
            <text:p>15419.9523571715</text:p>
          </table:table-cell>
          <table:table-cell office:value-type="float" office:value="154939.747481422" table:style-name="ce1">
            <text:p>154939.747481422</text:p>
          </table:table-cell>
          <table:table-cell office:value-type="float" office:value="0.0255269183957343" table:style-name="ce1">
            <text:p>0.0255269183957343</text:p>
          </table:table-cell>
          <table:table-cell office:value-type="float" office:value="19494.0733650435" table:style-name="ce1">
            <text:p>19494.0733650435</text:p>
          </table:table-cell>
          <table:table-cell office:value-type="float" office:value="119854.337505995" table:style-name="ce1">
            <text:p>119854.337505995</text:p>
          </table:table-cell>
          <table:table-cell office:value-type="float" office:value="0.0177592361273047" table:style-name="ce1">
            <text:p>0.0177592361273047</text:p>
          </table:table-cell>
          <table:table-cell office:value-type="float" office:value="24871.8119686936" table:style-name="ce1">
            <text:p>24871.8119686936</text:p>
          </table:table-cell>
          <table:table-cell office:value-type="float" office:value="88515.8877980447" table:style-name="ce1">
            <text:p>88515.8877980447</text:p>
          </table:table-cell>
          <table:table-cell office:value-type="float" office:value="0.0119619832247627" table:style-name="ce1">
            <text:p>0.0119619832247627</text:p>
          </table:table-cell>
          <table:table-cell office:value-type="float" office:value="31584.7331571724" table:style-name="ce1">
            <text:p>31584.7331571724</text:p>
          </table:table-cell>
          <table:table-cell office:value-type="float" office:value="90980.5573737681" table:style-name="ce1">
            <text:p>90980.5573737681</text:p>
          </table:table-cell>
          <table:table-cell office:value-type="float" office:value="0.00954986174865946" table:style-name="ce1">
            <text:p>0.00954986174865946</text:p>
          </table:table-cell>
          <table:table-cell office:value-type="float" office:value="41520.787112668" table:style-name="ce1">
            <text:p>41520.787112668</text:p>
          </table:table-cell>
          <table:table-cell office:value-type="float" office:value="342506.804713982" table:style-name="ce1">
            <text:p>342506.804713982</text:p>
          </table:table-cell>
          <table:table-cell office:value-type="float" office:value="0.01409512800368" table:style-name="ce1">
            <text:p>0.01409512800368</text:p>
          </table:table-cell>
          <table:table-cell office:value-type="float" office:value="172893.434802668" table:style-name="ce1">
            <text:p>172893.434802668</text:p>
          </table:table-cell>
          <table:table-cell office:value-type="float" office:value="23397642.135556" table:style-name="ce1">
            <text:p>23397642.135556</text:p>
          </table:table-cell>
          <table:table-cell office:value-type="float" office:value="0.0279774124108193" table:style-name="ce1">
            <text:p>0.0279774124108193</text:p>
          </table:table-cell>
          <table:table-cell office:value-type="float" office:value="4812.80798640736" table:style-name="ce1">
            <text:p>4812.80798640736</text:p>
          </table:table-cell>
          <table:table-cell office:value-type="float" office:value="387663.155672067" table:style-name="ce1">
            <text:p>387663.155672067</text:p>
          </table:table-cell>
          <table:table-cell office:value-type="float" office:value="0.129368555250012" table:style-name="ce1">
            <text:p>0.129368555250012</text:p>
          </table:table-cell>
        </table:table-row>
        <table:table-row>
          <table:table-cell office:value-type="string" office:value="Salzburg (Stadt)" table:style-name="ce1">
            <text:p>Salzburg (Stadt)</text:p>
          </table:table-cell>
          <table:table-cell office:value-type="float" office:value="19850.3588181488" table:style-name="ce1">
            <text:p>19850.3588181488</text:p>
          </table:table-cell>
          <table:table-cell office:value-type="float" office:value="316070.9090807" table:style-name="ce1">
            <text:p>316070.9090807</text:p>
          </table:table-cell>
          <table:table-cell office:value-type="float" office:value="0.0283219988772819" table:style-name="ce1">
            <text:p>0.0283219988772819</text:p>
          </table:table-cell>
          <table:table-cell office:value-type="float" office:value="0.0935963253174818" table:style-name="ce1">
            <text:p>0.0935963253174818</text:p>
          </table:table-cell>
          <table:table-cell office:value-type="float" office:value="0.000173693681012916" table:style-name="ce1">
            <text:p>0.000173693681012916</text:p>
          </table:table-cell>
          <table:table-cell office:value-type="float" office:value="0.140809906881178" table:style-name="ce1">
            <text:p>0.140809906881178</text:p>
          </table:table-cell>
          <table:table-cell office:value-type="float" office:value="0.0199398128562381" table:style-name="ce1">
            <text:p>0.0199398128562381</text:p>
          </table:table-cell>
          <table:table-cell office:value-type="float" office:value="1.04021920938982e-05" table:style-name="ce1">
            <text:p>1.04021920938982e-05</text:p>
          </table:table-cell>
          <table:table-cell office:value-type="float" office:value="0.161748907795495" table:style-name="ce1">
            <text:p>0.161748907795495</text:p>
          </table:table-cell>
          <table:table-cell office:value-type="float" office:value="0.196712819025842" table:style-name="ce1">
            <text:p>0.196712819025842</text:p>
          </table:table-cell>
          <table:table-cell office:value-type="float" office:value="2.15516078950594e-05" table:style-name="ce1">
            <text:p>2.15516078950594e-05</text:p>
          </table:table-cell>
          <table:table-cell office:value-type="float" office:value="0.0235997377174444" table:style-name="ce1">
            <text:p>0.0235997377174444</text:p>
          </table:table-cell>
          <table:table-cell office:value-type="float" office:value="2.79279260089748" table:style-name="ce1">
            <text:p>2.79279260089748</text:p>
          </table:table-cell>
          <table:table-cell office:value-type="float" office:value="0.00544978251979244" table:style-name="ce1">
            <text:p>0.00544978251979244</text:p>
          </table:table-cell>
          <table:table-cell office:value-type="float" office:value="0.0264332705195944" table:style-name="ce1">
            <text:p>0.0264332705195944</text:p>
          </table:table-cell>
          <table:table-cell office:value-type="float" office:value="11394.7337238285" table:style-name="ce1">
            <text:p>11394.7337238285</text:p>
          </table:table-cell>
          <table:table-cell office:value-type="float" office:value="302382.622892058" table:style-name="ce1">
            <text:p>302382.622892058</text:p>
          </table:table-cell>
          <table:table-cell office:value-type="float" office:value="0.048258546141815" table:style-name="ce1">
            <text:p>0.048258546141815</text:p>
          </table:table-cell>
          <table:table-cell office:value-type="float" office:value="14987.7563271691" table:style-name="ce1">
            <text:p>14987.7563271691</text:p>
          </table:table-cell>
          <table:table-cell office:value-type="float" office:value="295271.091008013" table:style-name="ce1">
            <text:p>295271.091008013</text:p>
          </table:table-cell>
          <table:table-cell office:value-type="float" office:value="0.0362554951449998" table:style-name="ce1">
            <text:p>0.0362554951449998</text:p>
          </table:table-cell>
          <table:table-cell office:value-type="float" office:value="19262.5064407983" table:style-name="ce1">
            <text:p>19262.5064407983</text:p>
          </table:table-cell>
          <table:table-cell office:value-type="float" office:value="389568.35073682" table:style-name="ce1">
            <text:p>389568.35073682</text:p>
          </table:table-cell>
          <table:table-cell office:value-type="float" office:value="0.0324025385835089" table:style-name="ce1">
            <text:p>0.0324025385835089</text:p>
          </table:table-cell>
          <table:table-cell office:value-type="float" office:value="24014.1251412862" table:style-name="ce1">
            <text:p>24014.1251412862</text:p>
          </table:table-cell>
          <table:table-cell office:value-type="float" office:value="299224.787685211" table:style-name="ce1">
            <text:p>299224.787685211</text:p>
          </table:table-cell>
          <table:table-cell office:value-type="float" office:value="0.0227788615137051" table:style-name="ce1">
            <text:p>0.0227788615137051</text:p>
          </table:table-cell>
          <table:table-cell office:value-type="float" office:value="28875.6197558917" table:style-name="ce1">
            <text:p>28875.6197558917</text:p>
          </table:table-cell>
          <table:table-cell office:value-type="float" office:value="411495.013865044" table:style-name="ce1">
            <text:p>411495.013865044</text:p>
          </table:table-cell>
          <table:table-cell office:value-type="float" office:value="0.0222152382042524" table:style-name="ce1">
            <text:p>0.0222152382042524</text:p>
          </table:table-cell>
          <table:table-cell office:value-type="float" office:value="58286.8653952446" table:style-name="ce1">
            <text:p>58286.8653952446</text:p>
          </table:table-cell>
          <table:table-cell office:value-type="float" office:value="39757385.8931452" table:style-name="ce1">
            <text:p>39757385.8931452</text:p>
          </table:table-cell>
          <table:table-cell office:value-type="float" office:value="0.108177816321452" table:style-name="ce1">
            <text:p>0.108177816321452</text:p>
          </table:table-cell>
          <table:table-cell office:value-type="float" office:value="1877.0112872557" table:style-name="ce1">
            <text:p>1877.0112872557</text:p>
          </table:table-cell>
          <table:table-cell office:value-type="float" office:value="1347261.43233912" table:style-name="ce1">
            <text:p>1347261.43233912</text:p>
          </table:table-cell>
          <table:table-cell office:value-type="float" office:value="0.618385153883018" table:style-name="ce1">
            <text:p>0.618385153883018</text:p>
          </table:table-cell>
        </table:table-row>
        <table:table-row>
          <table:table-cell office:value-type="string" office:value="Sankt Johann im Pongau" table:style-name="ce1">
            <text:p>Sankt Johann im Pongau</text:p>
          </table:table-cell>
          <table:table-cell office:value-type="float" office:value="15122.8449799457" table:style-name="ce1">
            <text:p>15122.8449799457</text:p>
          </table:table-cell>
          <table:table-cell office:value-type="float" office:value="218746.937549007" table:style-name="ce1">
            <text:p>218746.937549007</text:p>
          </table:table-cell>
          <table:table-cell office:value-type="float" office:value="0.030926978360069" table:style-name="ce1">
            <text:p>0.030926978360069</text:p>
          </table:table-cell>
          <table:table-cell office:value-type="float" office:value="0.277085427135678" table:style-name="ce1">
            <text:p>0.277085427135678</text:p>
          </table:table-cell>
          <table:table-cell office:value-type="float" office:value="0.000261215625868033" table:style-name="ce1">
            <text:p>0.000261215625868033</text:p>
          </table:table-cell>
          <table:table-cell office:value-type="float" office:value="0.0583291826777175" table:style-name="ce1">
            <text:p>0.0583291826777175</text:p>
          </table:table-cell>
          <table:table-cell office:value-type="float" office:value="0.0778731415286072" table:style-name="ce1">
            <text:p>0.0778731415286072</text:p>
          </table:table-cell>
          <table:table-cell office:value-type="float" office:value="2.6378807371027e-05" table:style-name="ce1">
            <text:p>2.6378807371027e-05</text:p>
          </table:table-cell>
          <table:table-cell office:value-type="float" office:value="0.0659538091271659" table:style-name="ce1">
            <text:p>0.0659538091271659</text:p>
          </table:table-cell>
          <table:table-cell office:value-type="float" office:value="0.228869239349027" table:style-name="ce1">
            <text:p>0.228869239349027</text:p>
          </table:table-cell>
          <table:table-cell office:value-type="float" office:value="1.15339992309728e-05" table:style-name="ce1">
            <text:p>1.15339992309728e-05</text:p>
          </table:table-cell>
          <table:table-cell office:value-type="float" office:value="0.0148389281788099" table:style-name="ce1">
            <text:p>0.0148389281788099</text:p>
          </table:table-cell>
          <table:table-cell office:value-type="float" office:value="3.42027222777194" table:style-name="ce1">
            <text:p>3.42027222777194</text:p>
          </table:table-cell>
          <table:table-cell office:value-type="float" office:value="0.00481432960048149" table:style-name="ce1">
            <text:p>0.00481432960048149</text:p>
          </table:table-cell>
          <table:table-cell office:value-type="float" office:value="0.0202865051664578" table:style-name="ce1">
            <text:p>0.0202865051664578</text:p>
          </table:table-cell>
          <table:table-cell office:value-type="float" office:value="7505.91421498584" table:style-name="ce1">
            <text:p>7505.91421498584</text:p>
          </table:table-cell>
          <table:table-cell office:value-type="float" office:value="109557.728176694" table:style-name="ce1">
            <text:p>109557.728176694</text:p>
          </table:table-cell>
          <table:table-cell office:value-type="float" office:value="0.0440979004224402" table:style-name="ce1">
            <text:p>0.0440979004224402</text:p>
          </table:table-cell>
          <table:table-cell office:value-type="float" office:value="10670.1295003129" table:style-name="ce1">
            <text:p>10670.1295003129</text:p>
          </table:table-cell>
          <table:table-cell office:value-type="float" office:value="166926.741997498" table:style-name="ce1">
            <text:p>166926.741997498</text:p>
          </table:table-cell>
          <table:table-cell office:value-type="float" office:value="0.0382906966794775" table:style-name="ce1">
            <text:p>0.0382906966794775</text:p>
          </table:table-cell>
          <table:table-cell office:value-type="float" office:value="14680.7397237891" table:style-name="ce1">
            <text:p>14680.7397237891</text:p>
          </table:table-cell>
          <table:table-cell office:value-type="float" office:value="247764.808917841" table:style-name="ce1">
            <text:p>247764.808917841</text:p>
          </table:table-cell>
          <table:table-cell office:value-type="float" office:value="0.0339056341672013" table:style-name="ce1">
            <text:p>0.0339056341672013</text:p>
          </table:table-cell>
          <table:table-cell office:value-type="float" office:value="18929.0639240078" table:style-name="ce1">
            <text:p>18929.0639240078</text:p>
          </table:table-cell>
          <table:table-cell office:value-type="float" office:value="348863.623394502" table:style-name="ce1">
            <text:p>348863.623394502</text:p>
          </table:table-cell>
          <table:table-cell office:value-type="float" office:value="0.0312031691754333" table:style-name="ce1">
            <text:p>0.0312031691754333</text:p>
          </table:table-cell>
          <table:table-cell office:value-type="float" office:value="23307.9810159655" table:style-name="ce1">
            <text:p>23307.9810159655</text:p>
          </table:table-cell>
          <table:table-cell office:value-type="float" office:value="607205.795824165" table:style-name="ce1">
            <text:p>607205.795824165</text:p>
          </table:table-cell>
          <table:table-cell office:value-type="float" office:value="0.0334320723854116" table:style-name="ce1">
            <text:p>0.0334320723854116</text:p>
          </table:table-cell>
          <table:table-cell office:value-type="float" office:value="40617.3230524281" table:style-name="ce1">
            <text:p>40617.3230524281</text:p>
          </table:table-cell>
          <table:table-cell office:value-type="float" office:value="8023221.46845479" table:style-name="ce1">
            <text:p>8023221.46845479</text:p>
          </table:table-cell>
          <table:table-cell office:value-type="float" office:value="0.0697369730882918" table:style-name="ce1">
            <text:p>0.0697369730882918</text:p>
          </table:table-cell>
          <table:table-cell office:value-type="float" office:value="863.2567366337" table:style-name="ce1">
            <text:p>863.2567366337</text:p>
          </table:table-cell>
          <table:table-cell office:value-type="float" office:value="782481.058248854" table:style-name="ce1">
            <text:p>782481.058248854</text:p>
          </table:table-cell>
          <table:table-cell office:value-type="float" office:value="1.02470048194654" table:style-name="ce1">
            <text:p>1.02470048194654</text:p>
          </table:table-cell>
        </table:table-row>
        <table:table-row>
          <table:table-cell office:value-type="string" office:value="Tamsweg" table:style-name="ce1">
            <text:p>Tamsweg</text:p>
          </table:table-cell>
          <table:table-cell office:value-type="float" office:value="16709.8381224704" table:style-name="ce1">
            <text:p>16709.8381224704</text:p>
          </table:table-cell>
          <table:table-cell office:value-type="float" office:value="2051032.02413763" table:style-name="ce1">
            <text:p>2051032.02413763</text:p>
          </table:table-cell>
          <table:table-cell office:value-type="float" office:value="0.0857065429925685" table:style-name="ce1">
            <text:p>0.0857065429925685</text:p>
          </table:table-cell>
          <table:table-cell office:value-type="float" office:value="0.209177820267686" table:style-name="ce1">
            <text:p>0.209177820267686</text:p>
          </table:table-cell>
          <table:table-cell office:value-type="float" office:value="0.0042217680757799" table:style-name="ce1">
            <text:p>0.0042217680757799</text:p>
          </table:table-cell>
          <table:table-cell office:value-type="float" office:value="0.310621528635923" table:style-name="ce1">
            <text:p>0.310621528635923</text:p>
          </table:table-cell>
          <table:table-cell office:value-type="float" office:value="0.0529203340914924" table:style-name="ce1">
            <text:p>0.0529203340914924</text:p>
          </table:table-cell>
          <table:table-cell office:value-type="float" office:value="0.000430949183808983" table:style-name="ce1">
            <text:p>0.000430949183808983</text:p>
          </table:table-cell>
          <table:table-cell office:value-type="float" office:value="0.392274840048515" table:style-name="ce1">
            <text:p>0.392274840048515</text:p>
          </table:table-cell>
          <table:table-cell office:value-type="float" office:value="0.216677381058529" table:style-name="ce1">
            <text:p>0.216677381058529</text:p>
          </table:table-cell>
          <table:table-cell office:value-type="float" office:value="0.000260343804245842" table:style-name="ce1">
            <text:p>0.000260343804245842</text:p>
          </table:table-cell>
          <table:table-cell office:value-type="float" office:value="0.0744663462928144" table:style-name="ce1">
            <text:p>0.0744663462928144</text:p>
          </table:table-cell>
          <table:table-cell office:value-type="float" office:value="3.18585418299905" table:style-name="ce1">
            <text:p>3.18585418299905</text:p>
          </table:table-cell>
          <table:table-cell office:value-type="float" office:value="0.0982971669008723" table:style-name="ce1">
            <text:p>0.0982971669008723</text:p>
          </table:table-cell>
          <table:table-cell office:value-type="float" office:value="0.0984112178394452" table:style-name="ce1">
            <text:p>0.0984112178394452</text:p>
          </table:table-cell>
          <table:table-cell office:value-type="float" office:value="8664.96096203331" table:style-name="ce1">
            <text:p>8664.96096203331</text:p>
          </table:table-cell>
          <table:table-cell office:value-type="float" office:value="1649354.32164054" table:style-name="ce1">
            <text:p>1649354.32164054</text:p>
          </table:table-cell>
          <table:table-cell office:value-type="float" office:value="0.148214389994454" table:style-name="ce1">
            <text:p>0.148214389994454</text:p>
          </table:table-cell>
          <table:table-cell office:value-type="float" office:value="11935.8837485421" table:style-name="ce1">
            <text:p>11935.8837485421</text:p>
          </table:table-cell>
          <table:table-cell office:value-type="float" office:value="2160733.82619003" table:style-name="ce1">
            <text:p>2160733.82619003</text:p>
          </table:table-cell>
          <table:table-cell office:value-type="float" office:value="0.123153300432303" table:style-name="ce1">
            <text:p>0.123153300432303</text:p>
          </table:table-cell>
          <table:table-cell office:value-type="float" office:value="16436.2707796404" table:style-name="ce1">
            <text:p>16436.2707796404</text:p>
          </table:table-cell>
          <table:table-cell office:value-type="float" office:value="2313970.64814471" table:style-name="ce1">
            <text:p>2313970.64814471</text:p>
          </table:table-cell>
          <table:table-cell office:value-type="float" office:value="0.0925498321514697" table:style-name="ce1">
            <text:p>0.0925498321514697</text:p>
          </table:table-cell>
          <table:table-cell office:value-type="float" office:value="20853.7935436585" table:style-name="ce1">
            <text:p>20853.7935436585</text:p>
          </table:table-cell>
          <table:table-cell office:value-type="float" office:value="2431921.09070997" table:style-name="ce1">
            <text:p>2431921.09070997</text:p>
          </table:table-cell>
          <table:table-cell office:value-type="float" office:value="0.0747807247608019" table:style-name="ce1">
            <text:p>0.0747807247608019</text:p>
          </table:table-cell>
          <table:table-cell office:value-type="float" office:value="25289.661546274" table:style-name="ce1">
            <text:p>25289.661546274</text:p>
          </table:table-cell>
          <table:table-cell office:value-type="float" office:value="2211427.26148049" table:style-name="ce1">
            <text:p>2211427.26148049</text:p>
          </table:table-cell>
          <table:table-cell office:value-type="float" office:value="0.058802164454236" table:style-name="ce1">
            <text:p>0.058802164454236</text:p>
          </table:table-cell>
          <table:table-cell office:value-type="float" office:value="38788.3713843386" table:style-name="ce1">
            <text:p>38788.3713843386</text:p>
          </table:table-cell>
          <table:table-cell office:value-type="float" office:value="16728588.3329444" table:style-name="ce1">
            <text:p>16728588.3329444</text:p>
          </table:table-cell>
          <table:table-cell office:value-type="float" office:value="0.105445512456337" table:style-name="ce1">
            <text:p>0.105445512456337</text:p>
          </table:table-cell>
          <table:table-cell office:value-type="float" office:value="2529.64865193239" table:style-name="ce1">
            <text:p>2529.64865193239</text:p>
          </table:table-cell>
          <table:table-cell office:value-type="float" office:value="1551794.74901615" table:style-name="ce1">
            <text:p>1551794.74901615</text:p>
          </table:table-cell>
          <table:table-cell office:value-type="float" office:value="0.492444094505934" table:style-name="ce1">
            <text:p>0.492444094505934</text:p>
          </table:table-cell>
        </table:table-row>
        <table:table-row>
          <table:table-cell office:value-type="string" office:value="Zell am See" table:style-name="ce1">
            <text:p>Zell am See</text:p>
          </table:table-cell>
          <table:table-cell office:value-type="float" office:value="11377.5585543235" table:style-name="ce1">
            <text:p>11377.5585543235</text:p>
          </table:table-cell>
          <table:table-cell office:value-type="float" office:value="78713.9670459639" table:style-name="ce1">
            <text:p>78713.9670459639</text:p>
          </table:table-cell>
          <table:table-cell office:value-type="float" office:value="0.024659077244836" table:style-name="ce1">
            <text:p>0.024659077244836</text:p>
          </table:table-cell>
          <table:table-cell office:value-type="float" office:value="0.521896792189679" table:style-name="ce1">
            <text:p>0.521896792189679</text:p>
          </table:table-cell>
          <table:table-cell office:value-type="float" office:value="0.000305010740682385" table:style-name="ce1">
            <text:p>0.000305010740682385</text:p>
          </table:table-cell>
          <table:table-cell office:value-type="float" office:value="0.0334636214670594" table:style-name="ce1">
            <text:p>0.0334636214670594</text:p>
          </table:table-cell>
          <table:table-cell office:value-type="float" office:value="0.186622079930375" table:style-name="ce1">
            <text:p>0.186622079930375</text:p>
          </table:table-cell>
          <table:table-cell office:value-type="float" office:value="5.27554737315279e-05" table:style-name="ce1">
            <text:p>5.27554737315279e-05</text:p>
          </table:table-cell>
          <table:table-cell office:value-type="float" office:value="0.0389198124001214" table:style-name="ce1">
            <text:p>0.0389198124001214</text:p>
          </table:table-cell>
          <table:table-cell office:value-type="float" office:value="0.271602441148116" table:style-name="ce1">
            <text:p>0.271602441148116</text:p>
          </table:table-cell>
          <table:table-cell office:value-type="float" office:value="1.07072897760945e-05" table:style-name="ce1">
            <text:p>1.07072897760945e-05</text:p>
          </table:table-cell>
          <table:table-cell office:value-type="float" office:value="0.0120477544973294" table:style-name="ce1">
            <text:p>0.0120477544973294</text:p>
          </table:table-cell>
          <table:table-cell office:value-type="float" office:value="4.49689294407512" table:style-name="ce1">
            <text:p>4.49689294407512</text:p>
          </table:table-cell>
          <table:table-cell office:value-type="float" office:value="0.0053362481706258" table:style-name="ce1">
            <text:p>0.0053362481706258</text:p>
          </table:table-cell>
          <table:table-cell office:value-type="float" office:value="0.0162444668003494" table:style-name="ce1">
            <text:p>0.0162444668003494</text:p>
          </table:table-cell>
          <table:table-cell office:value-type="float" office:value="4737.95739108167" table:style-name="ce1">
            <text:p>4737.95739108167</text:p>
          </table:table-cell>
          <table:table-cell office:value-type="float" office:value="39530.1462804681" table:style-name="ce1">
            <text:p>39530.1462804681</text:p>
          </table:table-cell>
          <table:table-cell office:value-type="float" office:value="0.0419636310474444" table:style-name="ce1">
            <text:p>0.0419636310474444</text:p>
          </table:table-cell>
          <table:table-cell office:value-type="float" office:value="7344.90171769717" table:style-name="ce1">
            <text:p>7344.90171769717</text:p>
          </table:table-cell>
          <table:table-cell office:value-type="float" office:value="72402.4786466069" table:style-name="ce1">
            <text:p>72402.4786466069</text:p>
          </table:table-cell>
          <table:table-cell office:value-type="float" office:value="0.0366345387798056" table:style-name="ce1">
            <text:p>0.0366345387798056</text:p>
          </table:table-cell>
          <table:table-cell office:value-type="float" office:value="10791.2431799249" table:style-name="ce1">
            <text:p>10791.2431799249</text:p>
          </table:table-cell>
          <table:table-cell office:value-type="float" office:value="84190.8587361779" table:style-name="ce1">
            <text:p>84190.8587361779</text:p>
          </table:table-cell>
          <table:table-cell office:value-type="float" office:value="0.0268881542068676" table:style-name="ce1">
            <text:p>0.0268881542068676</text:p>
          </table:table-cell>
          <table:table-cell office:value-type="float" office:value="14754.8386362714" table:style-name="ce1">
            <text:p>14754.8386362714</text:p>
          </table:table-cell>
          <table:table-cell office:value-type="float" office:value="118226.75964075" table:style-name="ce1">
            <text:p>118226.75964075</text:p>
          </table:table-cell>
          <table:table-cell office:value-type="float" office:value="0.0233036221014341" table:style-name="ce1">
            <text:p>0.0233036221014341</text:p>
          </table:table-cell>
          <table:table-cell office:value-type="float" office:value="18766.4972153033" table:style-name="ce1">
            <text:p>18766.4972153033</text:p>
          </table:table-cell>
          <table:table-cell office:value-type="float" office:value="199992.107319645" table:style-name="ce1">
            <text:p>199992.107319645</text:p>
          </table:table-cell>
          <table:table-cell office:value-type="float" office:value="0.0238299543061942" table:style-name="ce1">
            <text:p>0.0238299543061942</text:p>
          </table:table-cell>
          <table:table-cell office:value-type="float" office:value="36004.2431496223" table:style-name="ce1">
            <text:p>36004.2431496223</text:p>
          </table:table-cell>
          <table:table-cell office:value-type="float" office:value="11200538.6146197" table:style-name="ce1">
            <text:p>11200538.6146197</text:p>
          </table:table-cell>
          <table:table-cell office:value-type="float" office:value="0.0929535044581078" table:style-name="ce1">
            <text:p>0.0929535044581078</text:p>
          </table:table-cell>
          <table:table-cell office:value-type="float" office:value="0" table:style-name="ce1">
            <text:p>0</text:p>
          </table:table-cell>
          <table:table-cell office:value-type="float" office:value="233879.537567926" table:style-name="ce1">
            <text:p>233879.537567926</text:p>
          </table:table-cell>
          <table:table-cell office:value-type="float" office:value="Inf" table:style-name="ce1">
            <text:p>Inf</text:p>
          </table:table-cell>
        </table:table-row>
        <table:table-row>
          <table:table-cell office:value-type="string" office:value="Imst" table:style-name="ce1">
            <text:p>Imst</text:p>
          </table:table-cell>
          <table:table-cell office:value-type="float" office:value="14548.8443842043" table:style-name="ce1">
            <text:p>14548.8443842043</text:p>
          </table:table-cell>
          <table:table-cell office:value-type="float" office:value="904805.846970297" table:style-name="ce1">
            <text:p>904805.846970297</text:p>
          </table:table-cell>
          <table:table-cell office:value-type="float" office:value="0.065380644975094" table:style-name="ce1">
            <text:p>0.065380644975094</text:p>
          </table:table-cell>
          <table:table-cell office:value-type="float" office:value="0.301757322175732" table:style-name="ce1">
            <text:p>0.301757322175732</text:p>
          </table:table-cell>
          <table:table-cell office:value-type="float" office:value="0.00195630748761401" table:style-name="ce1">
            <text:p>0.00195630748761401</text:p>
          </table:table-cell>
          <table:table-cell office:value-type="float" office:value="0.146575283035768" table:style-name="ce1">
            <text:p>0.146575283035768</text:p>
          </table:table-cell>
          <table:table-cell office:value-type="float" office:value="0.081594864361409" table:style-name="ce1">
            <text:p>0.081594864361409</text:p>
          </table:table-cell>
          <table:table-cell office:value-type="float" office:value="0.000162938712930498" table:style-name="ce1">
            <text:p>0.000162938712930498</text:p>
          </table:table-cell>
          <table:table-cell office:value-type="float" office:value="0.156440543435752" table:style-name="ce1">
            <text:p>0.156440543435752</text:p>
          </table:table-cell>
          <table:table-cell office:value-type="float" office:value="0.224906473482337" table:style-name="ce1">
            <text:p>0.224906473482337</text:p>
          </table:table-cell>
          <table:table-cell office:value-type="float" office:value="6.71887152910198e-05" table:style-name="ce1">
            <text:p>6.71887152910198e-05</text:p>
          </table:table-cell>
          <table:table-cell office:value-type="float" office:value="0.0364456930037776" table:style-name="ce1">
            <text:p>0.0364456930037776</text:p>
          </table:table-cell>
          <table:table-cell office:value-type="float" office:value="3.3019847234123" table:style-name="ce1">
            <text:p>3.3019847234123</text:p>
          </table:table-cell>
          <table:table-cell office:value-type="float" office:value="0.0231902899221617" table:style-name="ce1">
            <text:p>0.0231902899221617</text:p>
          </table:table-cell>
          <table:table-cell office:value-type="float" office:value="0.0461188032789876" table:style-name="ce1">
            <text:p>0.0461188032789876</text:p>
          </table:table-cell>
          <table:table-cell office:value-type="float" office:value="7492.29562725106" table:style-name="ce1">
            <text:p>7492.29562725106</text:p>
          </table:table-cell>
          <table:table-cell office:value-type="float" office:value="939458.034753673" table:style-name="ce1">
            <text:p>939458.034753673</text:p>
          </table:table-cell>
          <table:table-cell office:value-type="float" office:value="0.129367083491035" table:style-name="ce1">
            <text:p>0.129367083491035</text:p>
          </table:table-cell>
          <table:table-cell office:value-type="float" office:value="10344.7306337002" table:style-name="ce1">
            <text:p>10344.7306337002</text:p>
          </table:table-cell>
          <table:table-cell office:value-type="float" office:value="776429.464799911" table:style-name="ce1">
            <text:p>776429.464799911</text:p>
          </table:table-cell>
          <table:table-cell office:value-type="float" office:value="0.0851788588514939" table:style-name="ce1">
            <text:p>0.0851788588514939</text:p>
          </table:table-cell>
          <table:table-cell office:value-type="float" office:value="14014.0389782245" table:style-name="ce1">
            <text:p>14014.0389782245</text:p>
          </table:table-cell>
          <table:table-cell office:value-type="float" office:value="944296.23308568" table:style-name="ce1">
            <text:p>944296.23308568</text:p>
          </table:table-cell>
          <table:table-cell office:value-type="float" office:value="0.0693411128804926" table:style-name="ce1">
            <text:p>0.0693411128804926</text:p>
          </table:table-cell>
          <table:table-cell office:value-type="float" office:value="18122.8949922834" table:style-name="ce1">
            <text:p>18122.8949922834</text:p>
          </table:table-cell>
          <table:table-cell office:value-type="float" office:value="969147.70514054" table:style-name="ce1">
            <text:p>969147.70514054</text:p>
          </table:table-cell>
          <table:table-cell office:value-type="float" office:value="0.0543209569085302" table:style-name="ce1">
            <text:p>0.0543209569085302</text:p>
          </table:table-cell>
          <table:table-cell office:value-type="float" office:value="22148.6556793565" table:style-name="ce1">
            <text:p>22148.6556793565</text:p>
          </table:table-cell>
          <table:table-cell office:value-type="float" office:value="1440463.88495443" table:style-name="ce1">
            <text:p>1440463.88495443</text:p>
          </table:table-cell>
          <table:table-cell office:value-type="float" office:value="0.054188086501" table:style-name="ce1">
            <text:p>0.054188086501</text:p>
          </table:table-cell>
          <table:table-cell office:value-type="float" office:value="48493.1705459388" table:style-name="ce1">
            <text:p>48493.1705459388</text:p>
          </table:table-cell>
          <table:table-cell office:value-type="float" office:value="63280137.652136" table:style-name="ce1">
            <text:p>63280137.652136</text:p>
          </table:table-cell>
          <table:table-cell office:value-type="float" office:value="0.164041271854229" table:style-name="ce1">
            <text:p>0.164041271854229</text:p>
          </table:table-cell>
          <table:table-cell office:value-type="float" office:value="788.922570962886" table:style-name="ce1">
            <text:p>788.922570962886</text:p>
          </table:table-cell>
          <table:table-cell office:value-type="float" office:value="892778.851645516" table:style-name="ce1">
            <text:p>892778.851645516</text:p>
          </table:table-cell>
          <table:table-cell office:value-type="float" office:value="1.19767108785655" table:style-name="ce1">
            <text:p>1.19767108785655</text:p>
          </table:table-cell>
        </table:table-row>
        <table:table-row>
          <table:table-cell office:value-type="string" office:value="Innsbruck (Land)" table:style-name="ce1">
            <text:p>Innsbruck (Land)</text:p>
          </table:table-cell>
          <table:table-cell office:value-type="float" office:value="29609.8227043043" table:style-name="ce1">
            <text:p>29609.8227043043</text:p>
          </table:table-cell>
          <table:table-cell office:value-type="float" office:value="346474.033671273" table:style-name="ce1">
            <text:p>346474.033671273</text:p>
          </table:table-cell>
          <table:table-cell office:value-type="float" office:value="0.0198792291147631" table:style-name="ce1">
            <text:p>0.0198792291147631</text:p>
          </table:table-cell>
          <table:table-cell office:value-type="float" office:value="0.0179239931934203" table:style-name="ce1">
            <text:p>0.0179239931934203</text:p>
          </table:table-cell>
          <table:table-cell office:value-type="float" office:value="0.000351835437519646" table:style-name="ce1">
            <text:p>0.000351835437519646</text:p>
          </table:table-cell>
          <table:table-cell office:value-type="float" office:value="1.04648984851473" table:style-name="ce1">
            <text:p>1.04648984851473</text:p>
          </table:table-cell>
          <table:table-cell office:value-type="float" office:value="0.00320044589781307" table:style-name="ce1">
            <text:p>0.00320044589781307</text:p>
          </table:table-cell>
          <table:table-cell office:value-type="float" office:value="3.19337250291497e-05" table:style-name="ce1">
            <text:p>3.19337250291497e-05</text:p>
          </table:table-cell>
          <table:table-cell office:value-type="float" office:value="1.76568936283631" table:style-name="ce1">
            <text:p>1.76568936283631</text:p>
          </table:table-cell>
          <table:table-cell office:value-type="float" office:value="0.255206992050979" table:style-name="ce1">
            <text:p>0.255206992050979</text:p>
          </table:table-cell>
          <table:table-cell office:value-type="float" office:value="4.90741379682976e-05" table:style-name="ce1">
            <text:p>4.90741379682976e-05</text:p>
          </table:table-cell>
          <table:table-cell office:value-type="float" office:value="0.0274494578354008" table:style-name="ce1">
            <text:p>0.0274494578354008</text:p>
          </table:table-cell>
          <table:table-cell office:value-type="float" office:value="3.51250549395546" table:style-name="ce1">
            <text:p>3.51250549395546</text:p>
          </table:table-cell>
          <table:table-cell office:value-type="float" office:value="0.0388185445808435" table:style-name="ce1">
            <text:p>0.0388185445808435</text:p>
          </table:table-cell>
          <table:table-cell office:value-type="float" office:value="0.0560922178411574" table:style-name="ce1">
            <text:p>0.0560922178411574</text:p>
          </table:table-cell>
          <table:table-cell office:value-type="float" office:value="15889.899271373" table:style-name="ce1">
            <text:p>15889.899271373</text:p>
          </table:table-cell>
          <table:table-cell office:value-type="float" office:value="294724.532432955" table:style-name="ce1">
            <text:p>294724.532432955</text:p>
          </table:table-cell>
          <table:table-cell office:value-type="float" office:value="0.0341654385349471" table:style-name="ce1">
            <text:p>0.0341654385349471</text:p>
          </table:table-cell>
          <table:table-cell office:value-type="float" office:value="20178.5485767047" table:style-name="ce1">
            <text:p>20178.5485767047</text:p>
          </table:table-cell>
          <table:table-cell office:value-type="float" office:value="288184.385174802" table:style-name="ce1">
            <text:p>288184.385174802</text:p>
          </table:table-cell>
          <table:table-cell office:value-type="float" office:value="0.0266038994735213" table:style-name="ce1">
            <text:p>0.0266038994735213</text:p>
          </table:table-cell>
          <table:table-cell office:value-type="float" office:value="25718.4904277966" table:style-name="ce1">
            <text:p>25718.4904277966</text:p>
          </table:table-cell>
          <table:table-cell office:value-type="float" office:value="253129.295225288" table:style-name="ce1">
            <text:p>253129.295225288</text:p>
          </table:table-cell>
          <table:table-cell office:value-type="float" office:value="0.0195625620003257" table:style-name="ce1">
            <text:p>0.0195625620003257</text:p>
          </table:table-cell>
          <table:table-cell office:value-type="float" office:value="33804.7411847075" table:style-name="ce1">
            <text:p>33804.7411847075</text:p>
          </table:table-cell>
          <table:table-cell office:value-type="float" office:value="369003.791046122" table:style-name="ce1">
            <text:p>369003.791046122</text:p>
          </table:table-cell>
          <table:table-cell office:value-type="float" office:value="0.0179695747129892" table:style-name="ce1">
            <text:p>0.0179695747129892</text:p>
          </table:table-cell>
          <table:table-cell office:value-type="float" office:value="47363.9113066244" table:style-name="ce1">
            <text:p>47363.9113066244</text:p>
          </table:table-cell>
          <table:table-cell office:value-type="float" office:value="925774.760883086" table:style-name="ce1">
            <text:p>925774.760883086</text:p>
          </table:table-cell>
          <table:table-cell office:value-type="float" office:value="0.0203144518946917" table:style-name="ce1">
            <text:p>0.0203144518946917</text:p>
          </table:table-cell>
          <table:table-cell office:value-type="float" office:value="231226.538867446" table:style-name="ce1">
            <text:p>231226.538867446</text:p>
          </table:table-cell>
          <table:table-cell office:value-type="float" office:value="94203030.202969" table:style-name="ce1">
            <text:p>94203030.202969</text:p>
          </table:table-cell>
          <table:table-cell office:value-type="float" office:value="0.0419753917432238" table:style-name="ce1">
            <text:p>0.0419753917432238</text:p>
          </table:table-cell>
          <table:table-cell office:value-type="float" office:value="3571.7843850841" table:style-name="ce1">
            <text:p>3571.7843850841</text:p>
          </table:table-cell>
          <table:table-cell office:value-type="float" office:value="921673.984016293" table:style-name="ce1">
            <text:p>921673.984016293</text:p>
          </table:table-cell>
          <table:table-cell office:value-type="float" office:value="0.268784010753186" table:style-name="ce1">
            <text:p>0.268784010753186</text:p>
          </table:table-cell>
        </table:table-row>
        <table:table-row>
          <table:table-cell office:value-type="string" office:value="Innsbruck (Stadt)" table:style-name="ce1">
            <text:p>Innsbruck (Stadt)</text:p>
          </table:table-cell>
          <table:table-cell office:value-type="float" office:value="16858.8896571305" table:style-name="ce1">
            <text:p>16858.8896571305</text:p>
          </table:table-cell>
          <table:table-cell office:value-type="float" office:value="256130.844194683" table:style-name="ce1">
            <text:p>256130.844194683</text:p>
          </table:table-cell>
          <table:table-cell office:value-type="float" office:value="0.0300193975507937" table:style-name="ce1">
            <text:p>0.0300193975507937</text:p>
          </table:table-cell>
          <table:table-cell office:value-type="float" office:value="0.183069620253165" table:style-name="ce1">
            <text:p>0.183069620253165</text:p>
          </table:table-cell>
          <table:table-cell office:value-type="float" office:value="9.81400717032526e-05" table:style-name="ce1">
            <text:p>9.81400717032526e-05</text:p>
          </table:table-cell>
          <table:table-cell office:value-type="float" office:value="0.0541136595253826" table:style-name="ce1">
            <text:p>0.0541136595253826</text:p>
          </table:table-cell>
          <table:table-cell office:value-type="float" office:value="0.0432528010057746" table:style-name="ce1">
            <text:p>0.0432528010057746</text:p>
          </table:table-cell>
          <table:table-cell office:value-type="float" office:value="6.19847058852387e-06" table:style-name="ce1">
            <text:p>6.19847058852387e-06</text:p>
          </table:table-cell>
          <table:table-cell office:value-type="float" office:value="0.057560960898429" table:style-name="ce1">
            <text:p>0.057560960898429</text:p>
          </table:table-cell>
          <table:table-cell office:value-type="float" office:value="0.211222246994364" table:style-name="ce1">
            <text:p>0.211222246994364</text:p>
          </table:table-cell>
          <table:table-cell office:value-type="float" office:value="1.02905252479539e-05" table:style-name="ce1">
            <text:p>1.02905252479539e-05</text:p>
          </table:table-cell>
          <table:table-cell office:value-type="float" office:value="0.0151872489826668" table:style-name="ce1">
            <text:p>0.0151872489826668</text:p>
          </table:table-cell>
          <table:table-cell office:value-type="float" office:value="3.02428213029472" table:style-name="ce1">
            <text:p>3.02428213029472</text:p>
          </table:table-cell>
          <table:table-cell office:value-type="float" office:value="0.00334420935697891" table:style-name="ce1">
            <text:p>0.00334420935697891</text:p>
          </table:table-cell>
          <table:table-cell office:value-type="float" office:value="0.0191216086496094" table:style-name="ce1">
            <text:p>0.0191216086496094</text:p>
          </table:table-cell>
          <table:table-cell office:value-type="float" office:value="9247.3697022039" table:style-name="ce1">
            <text:p>9247.3697022039</text:p>
          </table:table-cell>
          <table:table-cell office:value-type="float" office:value="149649.4185951" table:style-name="ce1">
            <text:p>149649.4185951</text:p>
          </table:table-cell>
          <table:table-cell office:value-type="float" office:value="0.0418330275166836" table:style-name="ce1">
            <text:p>0.0418330275166836</text:p>
          </table:table-cell>
          <table:table-cell office:value-type="float" office:value="12336.4243982576" table:style-name="ce1">
            <text:p>12336.4243982576</text:p>
          </table:table-cell>
          <table:table-cell office:value-type="float" office:value="222274.246215833" table:style-name="ce1">
            <text:p>222274.246215833</text:p>
          </table:table-cell>
          <table:table-cell office:value-type="float" office:value="0.0382168837679168" table:style-name="ce1">
            <text:p>0.0382168837679168</text:p>
          </table:table-cell>
          <table:table-cell office:value-type="float" office:value="16205.3992300625" table:style-name="ce1">
            <text:p>16205.3992300625</text:p>
          </table:table-cell>
          <table:table-cell office:value-type="float" office:value="299195.443840747" table:style-name="ce1">
            <text:p>299195.443840747</text:p>
          </table:table-cell>
          <table:table-cell office:value-type="float" office:value="0.0337534176556724" table:style-name="ce1">
            <text:p>0.0337534176556724</text:p>
          </table:table-cell>
          <table:table-cell office:value-type="float" office:value="20675.4935007005" table:style-name="ce1">
            <text:p>20675.4935007005</text:p>
          </table:table-cell>
          <table:table-cell office:value-type="float" office:value="336078.687834623" table:style-name="ce1">
            <text:p>336078.687834623</text:p>
          </table:table-cell>
          <table:table-cell office:value-type="float" office:value="0.0280391343771443" table:style-name="ce1">
            <text:p>0.0280391343771443</text:p>
          </table:table-cell>
          <table:table-cell office:value-type="float" office:value="25287.6337268597" table:style-name="ce1">
            <text:p>25287.6337268597</text:p>
          </table:table-cell>
          <table:table-cell office:value-type="float" office:value="448417.908061018" table:style-name="ce1">
            <text:p>448417.908061018</text:p>
          </table:table-cell>
          <table:table-cell office:value-type="float" office:value="0.0264809329526226" table:style-name="ce1">
            <text:p>0.0264809329526226</text:p>
          </table:table-cell>
          <table:table-cell office:value-type="float" office:value="49331.8525330695" table:style-name="ce1">
            <text:p>49331.8525330695</text:p>
          </table:table-cell>
          <table:table-cell office:value-type="float" office:value="26033620.8445362" table:style-name="ce1">
            <text:p>26033620.8445362</text:p>
          </table:table-cell>
          <table:table-cell office:value-type="float" office:value="0.103428413521002" table:style-name="ce1">
            <text:p>0.103428413521002</text:p>
          </table:table-cell>
          <table:table-cell office:value-type="float" office:value="815.306107851836" table:style-name="ce1">
            <text:p>815.306107851836</text:p>
          </table:table-cell>
          <table:table-cell office:value-type="float" office:value="759249.626033181" table:style-name="ce1">
            <text:p>759249.626033181</text:p>
          </table:table-cell>
          <table:table-cell office:value-type="float" office:value="1.06873885163978" table:style-name="ce1">
            <text:p>1.06873885163978</text:p>
          </table:table-cell>
        </table:table-row>
        <table:table-row>
          <table:table-cell office:value-type="string" office:value="Kitzbühel" table:style-name="ce1">
            <text:p>Kitzbühel</text:p>
          </table:table-cell>
          <table:table-cell office:value-type="float" office:value="13796.8062674215" table:style-name="ce1">
            <text:p>13796.8062674215</text:p>
          </table:table-cell>
          <table:table-cell office:value-type="float" office:value="1131396.61841525" table:style-name="ce1">
            <text:p>1131396.61841525</text:p>
          </table:table-cell>
          <table:table-cell office:value-type="float" office:value="0.0770954720859684" table:style-name="ce1">
            <text:p>0.0770954720859684</text:p>
          </table:table-cell>
          <table:table-cell office:value-type="float" office:value="0.345398773006135" table:style-name="ce1">
            <text:p>0.345398773006135</text:p>
          </table:table-cell>
          <table:table-cell office:value-type="float" office:value="0.00282469231058753" table:style-name="ce1">
            <text:p>0.00282469231058753</text:p>
          </table:table-cell>
          <table:table-cell office:value-type="float" office:value="0.15387383696756" table:style-name="ce1">
            <text:p>0.15387383696756</text:p>
          </table:table-cell>
          <table:table-cell office:value-type="float" office:value="0.0965510434096588" table:style-name="ce1">
            <text:p>0.0965510434096588</text:p>
          </table:table-cell>
          <table:table-cell office:value-type="float" office:value="0.000262045686028404" table:style-name="ce1">
            <text:p>0.000262045686028404</text:p>
          </table:table-cell>
          <table:table-cell office:value-type="float" office:value="0.167660800641682" table:style-name="ce1">
            <text:p>0.167660800641682</text:p>
          </table:table-cell>
          <table:table-cell office:value-type="float" office:value="0.227517325887714" table:style-name="ce1">
            <text:p>0.227517325887714</text:p>
          </table:table-cell>
          <table:table-cell office:value-type="float" office:value="0.000143090956693208" table:style-name="ce1">
            <text:p>0.000143090956693208</text:p>
          </table:table-cell>
          <table:table-cell office:value-type="float" office:value="0.0525764936022748" table:style-name="ce1">
            <text:p>0.0525764936022748</text:p>
          </table:table-cell>
          <table:table-cell office:value-type="float" office:value="3.36911054602417" table:style-name="ce1">
            <text:p>3.36911054602417</text:p>
          </table:table-cell>
          <table:table-cell office:value-type="float" office:value="0.0467186873704649" table:style-name="ce1">
            <text:p>0.0467186873704649</text:p>
          </table:table-cell>
          <table:table-cell office:value-type="float" office:value="0.0641549328795464" table:style-name="ce1">
            <text:p>0.0641549328795464</text:p>
          </table:table-cell>
          <table:table-cell office:value-type="float" office:value="6925.99152293851" table:style-name="ce1">
            <text:p>6925.99152293851</text:p>
          </table:table-cell>
          <table:table-cell office:value-type="float" office:value="1148630.80902591" table:style-name="ce1">
            <text:p>1148630.80902591</text:p>
          </table:table-cell>
          <table:table-cell office:value-type="float" office:value="0.154742024620409" table:style-name="ce1">
            <text:p>0.154742024620409</text:p>
          </table:table-cell>
          <table:table-cell office:value-type="float" office:value="9744.13815322903" table:style-name="ce1">
            <text:p>9744.13815322903</text:p>
          </table:table-cell>
          <table:table-cell office:value-type="float" office:value="1039305.77162792" table:style-name="ce1">
            <text:p>1039305.77162792</text:p>
          </table:table-cell>
          <table:table-cell office:value-type="float" office:value="0.104623257224296" table:style-name="ce1">
            <text:p>0.104623257224296</text:p>
          </table:table-cell>
          <table:table-cell office:value-type="float" office:value="13306.2455624389" table:style-name="ce1">
            <text:p>13306.2455624389</text:p>
          </table:table-cell>
          <table:table-cell office:value-type="float" office:value="1175958.58895383" table:style-name="ce1">
            <text:p>1175958.58895383</text:p>
          </table:table-cell>
          <table:table-cell office:value-type="float" office:value="0.0814967857246663" table:style-name="ce1">
            <text:p>0.0814967857246663</text:p>
          </table:table-cell>
          <table:table-cell office:value-type="float" office:value="17347.2705947424" table:style-name="ce1">
            <text:p>17347.2705947424</text:p>
          </table:table-cell>
          <table:table-cell office:value-type="float" office:value="1335279.15510178" table:style-name="ce1">
            <text:p>1335279.15510178</text:p>
          </table:table-cell>
          <table:table-cell office:value-type="float" office:value="0.0666123693886453" table:style-name="ce1">
            <text:p>0.0666123693886453</text:p>
          </table:table-cell>
          <table:table-cell office:value-type="float" office:value="21081.2779654733" table:style-name="ce1">
            <text:p>21081.2779654733</text:p>
          </table:table-cell>
          <table:table-cell office:value-type="float" office:value="801240.725031425" table:style-name="ce1">
            <text:p>801240.725031425</text:p>
          </table:table-cell>
          <table:table-cell office:value-type="float" office:value="0.0424604480871754" table:style-name="ce1">
            <text:p>0.0424604480871754</text:p>
          </table:table-cell>
          <table:table-cell office:value-type="float" office:value="39136.2501086167" table:style-name="ce1">
            <text:p>39136.2501086167</text:p>
          </table:table-cell>
          <table:table-cell office:value-type="float" office:value="6143199.0698246" table:style-name="ce1">
            <text:p>6143199.0698246</text:p>
          </table:table-cell>
          <table:table-cell office:value-type="float" office:value="0.0633312534412258" table:style-name="ce1">
            <text:p>0.0633312534412258</text:p>
          </table:table-cell>
          <table:table-cell office:value-type="float" office:value="562.891231383446" table:style-name="ce1">
            <text:p>562.891231383446</text:p>
          </table:table-cell>
          <table:table-cell office:value-type="float" office:value="109338.397754174" table:style-name="ce1">
            <text:p>109338.397754174</text:p>
          </table:table-cell>
          <table:table-cell office:value-type="float" office:value="0.587437773805323" table:style-name="ce1">
            <text:p>0.587437773805323</text:p>
          </table:table-cell>
        </table:table-row>
        <table:table-row>
          <table:table-cell office:value-type="string" office:value="Kufstein" table:style-name="ce1">
            <text:p>Kufstein</text:p>
          </table:table-cell>
          <table:table-cell office:value-type="float" office:value="18876.6259490635" table:style-name="ce1">
            <text:p>18876.6259490635</text:p>
          </table:table-cell>
          <table:table-cell office:value-type="float" office:value="451179.009000727" table:style-name="ce1">
            <text:p>451179.009000727</text:p>
          </table:table-cell>
          <table:table-cell office:value-type="float" office:value="0.0355836155059137" table:style-name="ce1">
            <text:p>0.0355836155059137</text:p>
          </table:table-cell>
          <table:table-cell office:value-type="float" office:value="0.117602996254682" table:style-name="ce1">
            <text:p>0.117602996254682</text:p>
          </table:table-cell>
          <table:table-cell office:value-type="float" office:value="0.000383802199497819" table:style-name="ce1">
            <text:p>0.000383802199497819</text:p>
          </table:table-cell>
          <table:table-cell office:value-type="float" office:value="0.166584788940543" table:style-name="ce1">
            <text:p>0.166584788940543</text:p>
          </table:table-cell>
          <table:table-cell office:value-type="float" office:value="0.0254431696330362" table:style-name="ce1">
            <text:p>0.0254431696330362</text:p>
          </table:table-cell>
          <table:table-cell office:value-type="float" office:value="2.13572090529065e-05" table:style-name="ce1">
            <text:p>2.13572090529065e-05</text:p>
          </table:table-cell>
          <table:table-cell office:value-type="float" office:value="0.181635626373396" table:style-name="ce1">
            <text:p>0.181635626373396</text:p>
          </table:table-cell>
          <table:table-cell office:value-type="float" office:value="0.202464738423071" table:style-name="ce1">
            <text:p>0.202464738423071</text:p>
          </table:table-cell>
          <table:table-cell office:value-type="float" office:value="3.89502636068971e-05" table:style-name="ce1">
            <text:p>3.89502636068971e-05</text:p>
          </table:table-cell>
          <table:table-cell office:value-type="float" office:value="0.030825192960564" table:style-name="ce1">
            <text:p>0.030825192960564</text:p>
          </table:table-cell>
          <table:table-cell office:value-type="float" office:value="2.87258615987906" table:style-name="ce1">
            <text:p>2.87258615987906</text:p>
          </table:table-cell>
          <table:table-cell office:value-type="float" office:value="0.00956604656752886" table:style-name="ce1">
            <text:p>0.00956604656752886</text:p>
          </table:table-cell>
          <table:table-cell office:value-type="float" office:value="0.0340481235052821" table:style-name="ce1">
            <text:p>0.0340481235052821</text:p>
          </table:table-cell>
          <table:table-cell office:value-type="float" office:value="10677.7816112049" table:style-name="ce1">
            <text:p>10677.7816112049</text:p>
          </table:table-cell>
          <table:table-cell office:value-type="float" office:value="408907.861529918" table:style-name="ce1">
            <text:p>408907.861529918</text:p>
          </table:table-cell>
          <table:table-cell office:value-type="float" office:value="0.059886881140599" table:style-name="ce1">
            <text:p>0.059886881140599</text:p>
          </table:table-cell>
          <table:table-cell office:value-type="float" office:value="14072.0851557402" table:style-name="ce1">
            <text:p>14072.0851557402</text:p>
          </table:table-cell>
          <table:table-cell office:value-type="float" office:value="501665.902804161" table:style-name="ce1">
            <text:p>501665.902804161</text:p>
          </table:table-cell>
          <table:table-cell office:value-type="float" office:value="0.0503325388494887" table:style-name="ce1">
            <text:p>0.0503325388494887</text:p>
          </table:table-cell>
          <table:table-cell office:value-type="float" office:value="18193.0341590397" table:style-name="ce1">
            <text:p>18193.0341590397</text:p>
          </table:table-cell>
          <table:table-cell office:value-type="float" office:value="485172.900103114" table:style-name="ce1">
            <text:p>485172.900103114</text:p>
          </table:table-cell>
          <table:table-cell office:value-type="float" office:value="0.0382862765907223" table:style-name="ce1">
            <text:p>0.0382862765907223</text:p>
          </table:table-cell>
          <table:table-cell office:value-type="float" office:value="22863.2962011296" table:style-name="ce1">
            <text:p>22863.2962011296</text:p>
          </table:table-cell>
          <table:table-cell office:value-type="float" office:value="521777.041987382" table:style-name="ce1">
            <text:p>521777.041987382</text:p>
          </table:table-cell>
          <table:table-cell office:value-type="float" office:value="0.0315939291853364" table:style-name="ce1">
            <text:p>0.0315939291853364</text:p>
          </table:table-cell>
          <table:table-cell office:value-type="float" office:value="27628.8485063572" table:style-name="ce1">
            <text:p>27628.8485063572</text:p>
          </table:table-cell>
          <table:table-cell office:value-type="float" office:value="421567.451437533" table:style-name="ce1">
            <text:p>421567.451437533</text:p>
          </table:table-cell>
          <table:table-cell office:value-type="float" office:value="0.023500156314199" table:style-name="ce1">
            <text:p>0.023500156314199</text:p>
          </table:table-cell>
          <table:table-cell office:value-type="float" office:value="62083.8267284132" table:style-name="ce1">
            <text:p>62083.8267284132</text:p>
          </table:table-cell>
          <table:table-cell office:value-type="float" office:value="22710899.9363647" table:style-name="ce1">
            <text:p>22710899.9363647</text:p>
          </table:table-cell>
          <table:table-cell office:value-type="float" office:value="0.0767606588572369" table:style-name="ce1">
            <text:p>0.0767606588572369</text:p>
          </table:table-cell>
          <table:table-cell office:value-type="float" office:value="2141.23708755486" table:style-name="ce1">
            <text:p>2141.23708755486</text:p>
          </table:table-cell>
          <table:table-cell office:value-type="float" office:value="151576.70806431" table:style-name="ce1">
            <text:p>151576.70806431</text:p>
          </table:table-cell>
          <table:table-cell office:value-type="float" office:value="0.181824113328317" table:style-name="ce1">
            <text:p>0.181824113328317</text:p>
          </table:table-cell>
        </table:table-row>
        <table:table-row>
          <table:table-cell office:value-type="string" office:value="Landeck" table:style-name="ce1">
            <text:p>Landeck</text:p>
          </table:table-cell>
          <table:table-cell office:value-type="float" office:value="16254.6401030829" table:style-name="ce1">
            <text:p>16254.6401030829</text:p>
          </table:table-cell>
          <table:table-cell office:value-type="float" office:value="3575829.2576498" table:style-name="ce1">
            <text:p>3575829.2576498</text:p>
          </table:table-cell>
          <table:table-cell office:value-type="float" office:value="0.116335169941914" table:style-name="ce1">
            <text:p>0.116335169941914</text:p>
          </table:table-cell>
          <table:table-cell office:value-type="float" office:value="0.216069489685125" table:style-name="ce1">
            <text:p>0.216069489685125</text:p>
          </table:table-cell>
          <table:table-cell office:value-type="float" office:value="0.0142519213289619" table:style-name="ce1">
            <text:p>0.0142519213289619</text:p>
          </table:table-cell>
          <table:table-cell office:value-type="float" office:value="0.552513968202125" table:style-name="ce1">
            <text:p>0.552513968202125</text:p>
          </table:table-cell>
          <table:table-cell office:value-type="float" office:value="0.0538661661933535" table:style-name="ce1">
            <text:p>0.0538661661933535</text:p>
          </table:table-cell>
          <table:table-cell office:value-type="float" office:value="0.00253973022343419" table:style-name="ce1">
            <text:p>0.00253973022343419</text:p>
          </table:table-cell>
          <table:table-cell office:value-type="float" office:value="0.935573101347822" table:style-name="ce1">
            <text:p>0.935573101347822</text:p>
          </table:table-cell>
          <table:table-cell office:value-type="float" office:value="0.207044390720869" table:style-name="ce1">
            <text:p>0.207044390720869</text:p>
          </table:table-cell>
          <table:table-cell office:value-type="float" office:value="0.000793661555415316" table:style-name="ce1">
            <text:p>0.000793661555415316</text:p>
          </table:table-cell>
          <table:table-cell office:value-type="float" office:value="0.136067436526963" table:style-name="ce1">
            <text:p>0.136067436526963</text:p>
          </table:table-cell>
          <table:table-cell office:value-type="float" office:value="2.99201811912912" table:style-name="ce1">
            <text:p>2.99201811912912</text:p>
          </table:table-cell>
          <table:table-cell office:value-type="float" office:value="0.37394463065762" table:style-name="ce1">
            <text:p>0.37394463065762</text:p>
          </table:table-cell>
          <table:table-cell office:value-type="float" office:value="0.204380487936729" table:style-name="ce1">
            <text:p>0.204380487936729</text:p>
          </table:table-cell>
          <table:table-cell office:value-type="float" office:value="8924.724449342" table:style-name="ce1">
            <text:p>8924.724449342</text:p>
          </table:table-cell>
          <table:table-cell office:value-type="float" office:value="2551577.88571207" table:style-name="ce1">
            <text:p>2551577.88571207</text:p>
          </table:table-cell>
          <table:table-cell office:value-type="float" office:value="0.178982099683936" table:style-name="ce1">
            <text:p>0.178982099683936</text:p>
          </table:table-cell>
          <table:table-cell office:value-type="float" office:value="11985.1716798807" table:style-name="ce1">
            <text:p>11985.1716798807</text:p>
          </table:table-cell>
          <table:table-cell office:value-type="float" office:value="3179551.68101718" table:style-name="ce1">
            <text:p>3179551.68101718</text:p>
          </table:table-cell>
          <table:table-cell office:value-type="float" office:value="0.148777989236018" table:style-name="ce1">
            <text:p>0.148777989236018</text:p>
          </table:table-cell>
          <table:table-cell office:value-type="float" office:value="15784.854712656" table:style-name="ce1">
            <text:p>15784.854712656</text:p>
          </table:table-cell>
          <table:table-cell office:value-type="float" office:value="3864319.39525671" table:style-name="ce1">
            <text:p>3864319.39525671</text:p>
          </table:table-cell>
          <table:table-cell office:value-type="float" office:value="0.124536288488187" table:style-name="ce1">
            <text:p>0.124536288488187</text:p>
          </table:table-cell>
          <table:table-cell office:value-type="float" office:value="20092.8643537311" table:style-name="ce1">
            <text:p>20092.8643537311</text:p>
          </table:table-cell>
          <table:table-cell office:value-type="float" office:value="4534371.53004185" table:style-name="ce1">
            <text:p>4534371.53004185</text:p>
          </table:table-cell>
          <table:table-cell office:value-type="float" office:value="0.105978238953086" table:style-name="ce1">
            <text:p>0.105978238953086</text:p>
          </table:table-cell>
          <table:table-cell office:value-type="float" office:value="23991.8212004172" table:style-name="ce1">
            <text:p>23991.8212004172</text:p>
          </table:table-cell>
          <table:table-cell office:value-type="float" office:value="5157661.57886972" table:style-name="ce1">
            <text:p>5157661.57886972</text:p>
          </table:table-cell>
          <table:table-cell office:value-type="float" office:value="0.0946592817931401" table:style-name="ce1">
            <text:p>0.0946592817931401</text:p>
          </table:table-cell>
          <table:table-cell office:value-type="float" office:value="40750.8417153391" table:style-name="ce1">
            <text:p>40750.8417153391</text:p>
          </table:table-cell>
          <table:table-cell office:value-type="float" office:value="10697972.9734092" table:style-name="ce1">
            <text:p>10697972.9734092</text:p>
          </table:table-cell>
          <table:table-cell office:value-type="float" office:value="0.0802627738311796" table:style-name="ce1">
            <text:p>0.0802627738311796</text:p>
          </table:table-cell>
          <table:table-cell office:value-type="float" office:value="2168.23321951353" table:style-name="ce1">
            <text:p>2168.23321951353</text:p>
          </table:table-cell>
          <table:table-cell office:value-type="float" office:value="1290721.6810854" table:style-name="ce1">
            <text:p>1290721.6810854</text:p>
          </table:table-cell>
          <table:table-cell office:value-type="float" office:value="0.52397468911401" table:style-name="ce1">
            <text:p>0.52397468911401</text:p>
          </table:table-cell>
        </table:table-row>
        <table:table-row>
          <table:table-cell office:value-type="string" office:value="Lienz" table:style-name="ce1">
            <text:p>Lienz</text:p>
          </table:table-cell>
          <table:table-cell office:value-type="float" office:value="15674.5546846679" table:style-name="ce1">
            <text:p>15674.5546846679</text:p>
          </table:table-cell>
          <table:table-cell office:value-type="float" office:value="930453.430235635" table:style-name="ce1">
            <text:p>930453.430235635</text:p>
          </table:table-cell>
          <table:table-cell office:value-type="float" office:value="0.0615392372850019" table:style-name="ce1">
            <text:p>0.0615392372850019</text:p>
          </table:table-cell>
          <table:table-cell office:value-type="float" office:value="0.236241610738255" table:style-name="ce1">
            <text:p>0.236241610738255</text:p>
          </table:table-cell>
          <table:table-cell office:value-type="float" office:value="0.00325893759152235" table:style-name="ce1">
            <text:p>0.00325893759152235</text:p>
          </table:table-cell>
          <table:table-cell office:value-type="float" office:value="0.241647121866072" table:style-name="ce1">
            <text:p>0.241647121866072</text:p>
          </table:table-cell>
          <table:table-cell office:value-type="float" office:value="0.0604353923426754" table:style-name="ce1">
            <text:p>0.0604353923426754</text:p>
          </table:table-cell>
          <table:table-cell office:value-type="float" office:value="0.00042245737297963" table:style-name="ce1">
            <text:p>0.00042245737297963</text:p>
          </table:table-cell>
          <table:table-cell office:value-type="float" office:value="0.340094885742722" table:style-name="ce1">
            <text:p>0.340094885742722</text:p>
          </table:table-cell>
          <table:table-cell office:value-type="float" office:value="0.218093522946765" table:style-name="ce1">
            <text:p>0.218093522946765</text:p>
          </table:table-cell>
          <table:table-cell office:value-type="float" office:value="0.000105003594597976" table:style-name="ce1">
            <text:p>0.000105003594597976</text:p>
          </table:table-cell>
          <table:table-cell office:value-type="float" office:value="0.0469850091118068" table:style-name="ce1">
            <text:p>0.0469850091118068</text:p>
          </table:table-cell>
          <table:table-cell office:value-type="float" office:value="3.15188813135149" table:style-name="ce1">
            <text:p>3.15188813135149</text:p>
          </table:table-cell>
          <table:table-cell office:value-type="float" office:value="0.0380598175023195" table:style-name="ce1">
            <text:p>0.0380598175023195</text:p>
          </table:table-cell>
          <table:table-cell office:value-type="float" office:value="0.0618959960157002" table:style-name="ce1">
            <text:p>0.0618959960157002</text:p>
          </table:table-cell>
          <table:table-cell office:value-type="float" office:value="8347.39485641387" table:style-name="ce1">
            <text:p>8347.39485641387</text:p>
          </table:table-cell>
          <table:table-cell office:value-type="float" office:value="551074.236833903" table:style-name="ce1">
            <text:p>551074.236833903</text:p>
          </table:table-cell>
          <table:table-cell office:value-type="float" office:value="0.0889311885331477" table:style-name="ce1">
            <text:p>0.0889311885331477</text:p>
          </table:table-cell>
          <table:table-cell office:value-type="float" office:value="11313.9200039236" table:style-name="ce1">
            <text:p>11313.9200039236</text:p>
          </table:table-cell>
          <table:table-cell office:value-type="float" office:value="878548.016673138" table:style-name="ce1">
            <text:p>878548.016673138</text:p>
          </table:table-cell>
          <table:table-cell office:value-type="float" office:value="0.0828456381544455" table:style-name="ce1">
            <text:p>0.0828456381544455</text:p>
          </table:table-cell>
          <table:table-cell office:value-type="float" office:value="15082.3925771087" table:style-name="ce1">
            <text:p>15082.3925771087</text:p>
          </table:table-cell>
          <table:table-cell office:value-type="float" office:value="904534.816130146" table:style-name="ce1">
            <text:p>904534.816130146</text:p>
          </table:table-cell>
          <table:table-cell office:value-type="float" office:value="0.0630583210202995" table:style-name="ce1">
            <text:p>0.0630583210202995</text:p>
          </table:table-cell>
          <table:table-cell office:value-type="float" office:value="19304.8122947173" table:style-name="ce1">
            <text:p>19304.8122947173</text:p>
          </table:table-cell>
          <table:table-cell office:value-type="float" office:value="1137393.84740604" table:style-name="ce1">
            <text:p>1137393.84740604</text:p>
          </table:table-cell>
          <table:table-cell office:value-type="float" office:value="0.055244602632692" table:style-name="ce1">
            <text:p>0.055244602632692</text:p>
          </table:table-cell>
          <table:table-cell office:value-type="float" office:value="23645.6373346911" table:style-name="ce1">
            <text:p>23645.6373346911</text:p>
          </table:table-cell>
          <table:table-cell office:value-type="float" office:value="1224857.74722503" table:style-name="ce1">
            <text:p>1224857.74722503</text:p>
          </table:table-cell>
          <table:table-cell office:value-type="float" office:value="0.0468049518088596" table:style-name="ce1">
            <text:p>0.0468049518088596</text:p>
          </table:table-cell>
          <table:table-cell office:value-type="float" office:value="44720.7852927898" table:style-name="ce1">
            <text:p>44720.7852927898</text:p>
          </table:table-cell>
          <table:table-cell office:value-type="float" office:value="14930811.5809415" table:style-name="ce1">
            <text:p>14930811.5809415</text:p>
          </table:table-cell>
          <table:table-cell office:value-type="float" office:value="0.0864036892583449" table:style-name="ce1">
            <text:p>0.0864036892583449</text:p>
          </table:table-cell>
          <table:table-cell office:value-type="float" office:value="1381.50577796846" table:style-name="ce1">
            <text:p>1381.50577796846</text:p>
          </table:table-cell>
          <table:table-cell office:value-type="float" office:value="484297.431706966" table:style-name="ce1">
            <text:p>484297.431706966</text:p>
          </table:table-cell>
          <table:table-cell office:value-type="float" office:value="0.503736450121194" table:style-name="ce1">
            <text:p>0.503736450121194</text:p>
          </table:table-cell>
        </table:table-row>
        <table:table-row>
          <table:table-cell office:value-type="string" office:value="Reutte" table:style-name="ce1">
            <text:p>Reutte</text:p>
          </table:table-cell>
          <table:table-cell office:value-type="float" office:value="17663.9178127754" table:style-name="ce1">
            <text:p>17663.9178127754</text:p>
          </table:table-cell>
          <table:table-cell office:value-type="float" office:value="6784257.12519507" table:style-name="ce1">
            <text:p>6784257.12519507</text:p>
          </table:table-cell>
          <table:table-cell office:value-type="float" office:value="0.147456565532385" table:style-name="ce1">
            <text:p>0.147456565532385</text:p>
          </table:table-cell>
          <table:table-cell office:value-type="float" office:value="0.185329341317365" table:style-name="ce1">
            <text:p>0.185329341317365</text:p>
          </table:table-cell>
          <table:table-cell office:value-type="float" office:value="0.00889460002151386" table:style-name="ce1">
            <text:p>0.00889460002151386</text:p>
          </table:table-cell>
          <table:table-cell office:value-type="float" office:value="0.508884273148183" table:style-name="ce1">
            <text:p>0.508884273148183</text:p>
          </table:table-cell>
          <table:table-cell office:value-type="float" office:value="0.0481146556138885" table:style-name="ce1">
            <text:p>0.0481146556138885</text:p>
          </table:table-cell>
          <table:table-cell office:value-type="float" office:value="0.000933162752369699" table:style-name="ce1">
            <text:p>0.000933162752369699</text:p>
          </table:table-cell>
          <table:table-cell office:value-type="float" office:value="0.634894136295121" table:style-name="ce1">
            <text:p>0.634894136295121</text:p>
          </table:table-cell>
          <table:table-cell office:value-type="float" office:value="0.212026679252421" table:style-name="ce1">
            <text:p>0.212026679252421</text:p>
          </table:table-cell>
          <table:table-cell office:value-type="float" office:value="0.000633404897575445" table:style-name="ce1">
            <text:p>0.000633404897575445</text:p>
          </table:table-cell>
          <table:table-cell office:value-type="float" office:value="0.118699857348728" table:style-name="ce1">
            <text:p>0.118699857348728</text:p>
          </table:table-cell>
          <table:table-cell office:value-type="float" office:value="3.0825311979032" table:style-name="ce1">
            <text:p>3.0825311979032</text:p>
          </table:table-cell>
          <table:table-cell office:value-type="float" office:value="0.256891057144432" table:style-name="ce1">
            <text:p>0.256891057144432</text:p>
          </table:table-cell>
          <table:table-cell office:value-type="float" office:value="0.164424682619774" table:style-name="ce1">
            <text:p>0.164424682619774</text:p>
          </table:table-cell>
          <table:table-cell office:value-type="float" office:value="9841.14600230684" table:style-name="ce1">
            <text:p>9841.14600230684</text:p>
          </table:table-cell>
          <table:table-cell office:value-type="float" office:value="6139365.3659164" table:style-name="ce1">
            <text:p>6139365.3659164</text:p>
          </table:table-cell>
          <table:table-cell office:value-type="float" office:value="0.251777006056671" table:style-name="ce1">
            <text:p>0.251777006056671</text:p>
          </table:table-cell>
          <table:table-cell office:value-type="float" office:value="13017.8991314803" table:style-name="ce1">
            <text:p>13017.8991314803</text:p>
          </table:table-cell>
          <table:table-cell office:value-type="float" office:value="5589157.39074212" table:style-name="ce1">
            <text:p>5589157.39074212</text:p>
          </table:table-cell>
          <table:table-cell office:value-type="float" office:value="0.181606867593799" table:style-name="ce1">
            <text:p>0.181606867593799</text:p>
          </table:table-cell>
          <table:table-cell office:value-type="float" office:value="16965.2523784702" table:style-name="ce1">
            <text:p>16965.2523784702</text:p>
          </table:table-cell>
          <table:table-cell office:value-type="float" office:value="6747870.86172022" table:style-name="ce1">
            <text:p>6747870.86172022</text:p>
          </table:table-cell>
          <table:table-cell office:value-type="float" office:value="0.153116874906025" table:style-name="ce1">
            <text:p>0.153116874906025</text:p>
          </table:table-cell>
          <table:table-cell office:value-type="float" office:value="21651.0102495448" table:style-name="ce1">
            <text:p>21651.0102495448</text:p>
          </table:table-cell>
          <table:table-cell office:value-type="float" office:value="7757443.54248216" table:style-name="ce1">
            <text:p>7757443.54248216</text:p>
          </table:table-cell>
          <table:table-cell office:value-type="float" office:value="0.128641515021896" table:style-name="ce1">
            <text:p>0.128641515021896</text:p>
          </table:table-cell>
          <table:table-cell office:value-type="float" office:value="26249.9231309083" table:style-name="ce1">
            <text:p>26249.9231309083</text:p>
          </table:table-cell>
          <table:table-cell office:value-type="float" office:value="8208701.4715529" table:style-name="ce1">
            <text:p>8208701.4715529</text:p>
          </table:table-cell>
          <table:table-cell office:value-type="float" office:value="0.109146344480851" table:style-name="ce1">
            <text:p>0.109146344480851</text:p>
          </table:table-cell>
          <table:table-cell office:value-type="float" office:value="48012.0884530165" table:style-name="ce1">
            <text:p>48012.0884530165</text:p>
          </table:table-cell>
          <table:table-cell office:value-type="float" office:value="122871287.671107" table:style-name="ce1">
            <text:p>122871287.671107</text:p>
          </table:table-cell>
          <table:table-cell office:value-type="float" office:value="0.230873776683562" table:style-name="ce1">
            <text:p>0.230873776683562</text:p>
          </table:table-cell>
          <table:table-cell office:value-type="float" office:value="3255.17716874969" table:style-name="ce1">
            <text:p>3255.17716874969</text:p>
          </table:table-cell>
          <table:table-cell office:value-type="float" office:value="4526916.0918546" table:style-name="ce1">
            <text:p>4526916.0918546</text:p>
          </table:table-cell>
          <table:table-cell office:value-type="float" office:value="0.653621894759213" table:style-name="ce1">
            <text:p>0.653621894759213</text:p>
          </table:table-cell>
        </table:table-row>
        <table:table-row>
          <table:table-cell office:value-type="string" office:value="Schwaz" table:style-name="ce1">
            <text:p>Schwaz</text:p>
          </table:table-cell>
          <table:table-cell office:value-type="float" office:value="16748.2431409013" table:style-name="ce1">
            <text:p>16748.2431409013</text:p>
          </table:table-cell>
          <table:table-cell office:value-type="float" office:value="332499.338413128" table:style-name="ce1">
            <text:p>332499.338413128</text:p>
          </table:table-cell>
          <table:table-cell office:value-type="float" office:value="0.0344291369078876" table:style-name="ce1">
            <text:p>0.0344291369078876</text:p>
          </table:table-cell>
          <table:table-cell office:value-type="float" office:value="0.184698147041243" table:style-name="ce1">
            <text:p>0.184698147041243</text:p>
          </table:table-cell>
          <table:table-cell office:value-type="float" office:value="0.000991996581549585" table:style-name="ce1">
            <text:p>0.000991996581549585</text:p>
          </table:table-cell>
          <table:table-cell office:value-type="float" office:value="0.170526763438579" table:style-name="ce1">
            <text:p>0.170526763438579</text:p>
          </table:table-cell>
          <table:table-cell office:value-type="float" office:value="0.0450911119414149" table:style-name="ce1">
            <text:p>0.0450911119414149</text:p>
          </table:table-cell>
          <table:table-cell office:value-type="float" office:value="8.86981939070157e-05" table:style-name="ce1">
            <text:p>8.86981939070157e-05</text:p>
          </table:table-cell>
          <table:table-cell office:value-type="float" office:value="0.208865371731107" table:style-name="ce1">
            <text:p>0.208865371731107</text:p>
          </table:table-cell>
          <table:table-cell office:value-type="float" office:value="0.21034094910277" table:style-name="ce1">
            <text:p>0.21034094910277</text:p>
          </table:table-cell>
          <table:table-cell office:value-type="float" office:value="4.78241620945172e-05" table:style-name="ce1">
            <text:p>4.78241620945172e-05</text:p>
          </table:table-cell>
          <table:table-cell office:value-type="float" office:value="0.0328775809412608" table:style-name="ce1">
            <text:p>0.0328775809412608</text:p>
          </table:table-cell>
          <table:table-cell office:value-type="float" office:value="3.02898525151866" table:style-name="ce1">
            <text:p>3.02898525151866</text:p>
          </table:table-cell>
          <table:table-cell office:value-type="float" office:value="0.0172624077898832" table:style-name="ce1">
            <text:p>0.0172624077898832</text:p>
          </table:table-cell>
          <table:table-cell office:value-type="float" office:value="0.0433764021985811" table:style-name="ce1">
            <text:p>0.0433764021985811</text:p>
          </table:table-cell>
          <table:table-cell office:value-type="float" office:value="9070.03678662114" table:style-name="ce1">
            <text:p>9070.03678662114</text:p>
          </table:table-cell>
          <table:table-cell office:value-type="float" office:value="201844.706443409" table:style-name="ce1">
            <text:p>201844.706443409</text:p>
          </table:table-cell>
          <table:table-cell office:value-type="float" office:value="0.0495335704389466" table:style-name="ce1">
            <text:p>0.0495335704389466</text:p>
          </table:table-cell>
          <table:table-cell office:value-type="float" office:value="12329.3169818664" table:style-name="ce1">
            <text:p>12329.3169818664</text:p>
          </table:table-cell>
          <table:table-cell office:value-type="float" office:value="370870.871660479" table:style-name="ce1">
            <text:p>370870.871660479</text:p>
          </table:table-cell>
          <table:table-cell office:value-type="float" office:value="0.0493937892333552" table:style-name="ce1">
            <text:p>0.0493937892333552</text:p>
          </table:table-cell>
          <table:table-cell office:value-type="float" office:value="16201.5480249003" table:style-name="ce1">
            <text:p>16201.5480249003</text:p>
          </table:table-cell>
          <table:table-cell office:value-type="float" office:value="356404.954788796" table:style-name="ce1">
            <text:p>356404.954788796</text:p>
          </table:table-cell>
          <table:table-cell office:value-type="float" office:value="0.036848121619229" table:style-name="ce1">
            <text:p>0.036848121619229</text:p>
          </table:table-cell>
          <table:table-cell office:value-type="float" office:value="20572.9412126383" table:style-name="ce1">
            <text:p>20572.9412126383</text:p>
          </table:table-cell>
          <table:table-cell office:value-type="float" office:value="390963.279864249" table:style-name="ce1">
            <text:p>390963.279864249</text:p>
          </table:table-cell>
          <table:table-cell office:value-type="float" office:value="0.0303928621029067" table:style-name="ce1">
            <text:p>0.0303928621029067</text:p>
          </table:table-cell>
          <table:table-cell office:value-type="float" office:value="25175.8494626796" table:style-name="ce1">
            <text:p>25175.8494626796</text:p>
          </table:table-cell>
          <table:table-cell office:value-type="float" office:value="368063.841114918" table:style-name="ce1">
            <text:p>368063.841114918</text:p>
          </table:table-cell>
          <table:table-cell office:value-type="float" office:value="0.0240978026827757" table:style-name="ce1">
            <text:p>0.0240978026827757</text:p>
          </table:table-cell>
          <table:table-cell office:value-type="float" office:value="45954.263541392" table:style-name="ce1">
            <text:p>45954.263541392</text:p>
          </table:table-cell>
          <table:table-cell office:value-type="float" office:value="21693394.1409993" table:style-name="ce1">
            <text:p>21693394.1409993</text:p>
          </table:table-cell>
          <table:table-cell office:value-type="float" office:value="0.101353311504987" table:style-name="ce1">
            <text:p>0.101353311504987</text:p>
          </table:table-cell>
          <table:table-cell office:value-type="float" office:value="1586.63876005014" table:style-name="ce1">
            <text:p>1586.63876005014</text:p>
          </table:table-cell>
          <table:table-cell office:value-type="float" office:value="794099.811291561" table:style-name="ce1">
            <text:p>794099.811291561</text:p>
          </table:table-cell>
          <table:table-cell office:value-type="float" office:value="0.561641883271534" table:style-name="ce1">
            <text:p>0.561641883271534</text:p>
          </table:table-cell>
        </table:table-row>
        <table:table-row>
          <table:table-cell office:value-type="string" office:value="Bludenz" table:style-name="ce1">
            <text:p>Bludenz</text:p>
          </table:table-cell>
          <table:table-cell office:value-type="float" office:value="12620.0896355996" table:style-name="ce1">
            <text:p>12620.0896355996</text:p>
          </table:table-cell>
          <table:table-cell office:value-type="float" office:value="522854.160352776" table:style-name="ce1">
            <text:p>522854.160352776</text:p>
          </table:table-cell>
          <table:table-cell office:value-type="float" office:value="0.0572964671376243" table:style-name="ce1">
            <text:p>0.0572964671376243</text:p>
          </table:table-cell>
          <table:table-cell office:value-type="float" office:value="0.454298642533937" table:style-name="ce1">
            <text:p>0.454298642533937</text:p>
          </table:table-cell>
          <table:table-cell office:value-type="float" office:value="0.0016800274814648" table:style-name="ce1">
            <text:p>0.0016800274814648</text:p>
          </table:table-cell>
          <table:table-cell office:value-type="float" office:value="0.0902228940711601" table:style-name="ce1">
            <text:p>0.0902228940711601</text:p>
          </table:table-cell>
          <table:table-cell office:value-type="float" office:value="0.153454477590996" table:style-name="ce1">
            <text:p>0.153454477590996</text:p>
          </table:table-cell>
          <table:table-cell office:value-type="float" office:value="0.000230377220318962" table:style-name="ce1">
            <text:p>0.000230377220318962</text:p>
          </table:table-cell>
          <table:table-cell office:value-type="float" office:value="0.0989100000006833" table:style-name="ce1">
            <text:p>0.0989100000006833</text:p>
          </table:table-cell>
          <table:table-cell office:value-type="float" office:value="0.271505887951768" table:style-name="ce1">
            <text:p>0.271505887951768</text:p>
          </table:table-cell>
          <table:table-cell office:value-type="float" office:value="8.96254869832239e-05" table:style-name="ce1">
            <text:p>8.96254869832239e-05</text:p>
          </table:table-cell>
          <table:table-cell office:value-type="float" office:value="0.0348687606949289" table:style-name="ce1">
            <text:p>0.0348687606949289</text:p>
          </table:table-cell>
          <table:table-cell office:value-type="float" office:value="4.42481658132574" table:style-name="ce1">
            <text:p>4.42481658132574</text:p>
          </table:table-cell>
          <table:table-cell office:value-type="float" office:value="0.0415578669847001" table:style-name="ce1">
            <text:p>0.0415578669847001</text:p>
          </table:table-cell>
          <table:table-cell office:value-type="float" office:value="0.046071393826055" table:style-name="ce1">
            <text:p>0.046071393826055</text:p>
          </table:table-cell>
          <table:table-cell office:value-type="float" office:value="5355.91188176343" table:style-name="ce1">
            <text:p>5355.91188176343</text:p>
          </table:table-cell>
          <table:table-cell office:value-type="float" office:value="465642.266489748" table:style-name="ce1">
            <text:p>465642.266489748</text:p>
          </table:table-cell>
          <table:table-cell office:value-type="float" office:value="0.127406848740129" table:style-name="ce1">
            <text:p>0.127406848740129</text:p>
          </table:table-cell>
          <table:table-cell office:value-type="float" office:value="8173.79229360216" table:style-name="ce1">
            <text:p>8173.79229360216</text:p>
          </table:table-cell>
          <table:table-cell office:value-type="float" office:value="581234.061721674" table:style-name="ce1">
            <text:p>581234.061721674</text:p>
          </table:table-cell>
          <table:table-cell office:value-type="float" office:value="0.0932721378165219" table:style-name="ce1">
            <text:p>0.0932721378165219</text:p>
          </table:table-cell>
          <table:table-cell office:value-type="float" office:value="11771.0799710575" table:style-name="ce1">
            <text:p>11771.0799710575</text:p>
          </table:table-cell>
          <table:table-cell office:value-type="float" office:value="657986.580535039" table:style-name="ce1">
            <text:p>657986.580535039</text:p>
          </table:table-cell>
          <table:table-cell office:value-type="float" office:value="0.0689115800697271" table:style-name="ce1">
            <text:p>0.0689115800697271</text:p>
          </table:table-cell>
          <table:table-cell office:value-type="float" office:value="16466.4698878338" table:style-name="ce1">
            <text:p>16466.4698878338</text:p>
          </table:table-cell>
          <table:table-cell office:value-type="float" office:value="781762.201666675" table:style-name="ce1">
            <text:p>781762.201666675</text:p>
          </table:table-cell>
          <table:table-cell office:value-type="float" office:value="0.0536953688342736" table:style-name="ce1">
            <text:p>0.0536953688342736</text:p>
          </table:table-cell>
          <table:table-cell office:value-type="float" office:value="20691.6387924636" table:style-name="ce1">
            <text:p>20691.6387924636</text:p>
          </table:table-cell>
          <table:table-cell office:value-type="float" office:value="615035.388795415" table:style-name="ce1">
            <text:p>615035.388795415</text:p>
          </table:table-cell>
          <table:table-cell office:value-type="float" office:value="0.0379013923295833" table:style-name="ce1">
            <text:p>0.0379013923295833</text:p>
          </table:table-cell>
          <table:table-cell office:value-type="float" office:value="45295.1713872624" table:style-name="ce1">
            <text:p>45295.1713872624</text:p>
          </table:table-cell>
          <table:table-cell office:value-type="float" office:value="24385598.272501" table:style-name="ce1">
            <text:p>24385598.272501</text:p>
          </table:table-cell>
          <table:table-cell office:value-type="float" office:value="0.10902216451386" table:style-name="ce1">
            <text:p>0.10902216451386</text:p>
          </table:table-cell>
          <table:table-cell office:value-type="float" office:value="234.357017736991" table:style-name="ce1">
            <text:p>234.357017736991</text:p>
          </table:table-cell>
          <table:table-cell office:value-type="float" office:value="539759.862903055" table:style-name="ce1">
            <text:p>539759.862903055</text:p>
          </table:table-cell>
          <table:table-cell office:value-type="float" office:value="3.1348901738094" table:style-name="ce1">
            <text:p>3.1348901738094</text:p>
          </table:table-cell>
        </table:table-row>
        <table:table-row>
          <table:table-cell office:value-type="string" office:value="Bregenz" table:style-name="ce1">
            <text:p>Bregenz</text:p>
          </table:table-cell>
          <table:table-cell office:value-type="float" office:value="31141.1073559812" table:style-name="ce1">
            <text:p>31141.1073559812</text:p>
          </table:table-cell>
          <table:table-cell office:value-type="float" office:value="200098.192728024" table:style-name="ce1">
            <text:p>200098.192728024</text:p>
          </table:table-cell>
          <table:table-cell office:value-type="float" office:value="0.0143644013593462" table:style-name="ce1">
            <text:p>0.0143644013593462</text:p>
          </table:table-cell>
          <table:table-cell office:value-type="float" office:value="0.0162377673069953" table:style-name="ce1">
            <text:p>0.0162377673069953</text:p>
          </table:table-cell>
          <table:table-cell office:value-type="float" office:value="6.40571218304167e-05" table:style-name="ce1">
            <text:p>6.40571218304167e-05</text:p>
          </table:table-cell>
          <table:table-cell office:value-type="float" office:value="0.492898387249402" table:style-name="ce1">
            <text:p>0.492898387249402</text:p>
          </table:table-cell>
          <table:table-cell office:value-type="float" office:value="0.00322951279164818" table:style-name="ce1">
            <text:p>0.00322951279164818</text:p>
          </table:table-cell>
          <table:table-cell office:value-type="float" office:value="5.22690209096556e-06" table:style-name="ce1">
            <text:p>5.22690209096556e-06</text:p>
          </table:table-cell>
          <table:table-cell office:value-type="float" office:value="0.707921616000423" table:style-name="ce1">
            <text:p>0.707921616000423</text:p>
          </table:table-cell>
          <table:table-cell office:value-type="float" office:value="0.238139483753338" table:style-name="ce1">
            <text:p>0.238139483753338</text:p>
          </table:table-cell>
          <table:table-cell office:value-type="float" office:value="1.66500542850234e-05" table:style-name="ce1">
            <text:p>1.66500542850234e-05</text:p>
          </table:table-cell>
          <table:table-cell office:value-type="float" office:value="0.0171346966078874" table:style-name="ce1">
            <text:p>0.0171346966078874</text:p>
          </table:table-cell>
          <table:table-cell office:value-type="float" office:value="3.30097312101251" table:style-name="ce1">
            <text:p>3.30097312101251</text:p>
          </table:table-cell>
          <table:table-cell office:value-type="float" office:value="0.0105439103354298" table:style-name="ce1">
            <text:p>0.0105439103354298</text:p>
          </table:table-cell>
          <table:table-cell office:value-type="float" office:value="0.0311070526339379" table:style-name="ce1">
            <text:p>0.0311070526339379</text:p>
          </table:table-cell>
          <table:table-cell office:value-type="float" office:value="17056.2542148924" table:style-name="ce1">
            <text:p>17056.2542148924</text:p>
          </table:table-cell>
          <table:table-cell office:value-type="float" office:value="270116.83404141" table:style-name="ce1">
            <text:p>270116.83404141</text:p>
          </table:table-cell>
          <table:table-cell office:value-type="float" office:value="0.030471382940946" table:style-name="ce1">
            <text:p>0.030471382940946</text:p>
          </table:table-cell>
          <table:table-cell office:value-type="float" office:value="21796.3322939508" table:style-name="ce1">
            <text:p>21796.3322939508</text:p>
          </table:table-cell>
          <table:table-cell office:value-type="float" office:value="126226.751281296" table:style-name="ce1">
            <text:p>126226.751281296</text:p>
          </table:table-cell>
          <table:table-cell office:value-type="float" office:value="0.0163001755666177" table:style-name="ce1">
            <text:p>0.0163001755666177</text:p>
          </table:table-cell>
          <table:table-cell office:value-type="float" office:value="28050.5057286705" table:style-name="ce1">
            <text:p>28050.5057286705</text:p>
          </table:table-cell>
          <table:table-cell office:value-type="float" office:value="151674.159244886" table:style-name="ce1">
            <text:p>151674.159244886</text:p>
          </table:table-cell>
          <table:table-cell office:value-type="float" office:value="0.0138840159038723" table:style-name="ce1">
            <text:p>0.0138840159038723</text:p>
          </table:table-cell>
          <table:table-cell office:value-type="float" office:value="36038.4443493104" table:style-name="ce1">
            <text:p>36038.4443493104</text:p>
          </table:table-cell>
          <table:table-cell office:value-type="float" office:value="252190.480634851" table:style-name="ce1">
            <text:p>252190.480634851</text:p>
          </table:table-cell>
          <table:table-cell office:value-type="float" office:value="0.0139347220004347" table:style-name="ce1">
            <text:p>0.0139347220004347</text:p>
          </table:table-cell>
          <table:table-cell office:value-type="float" office:value="48249.8802867584" table:style-name="ce1">
            <text:p>48249.8802867584</text:p>
          </table:table-cell>
          <table:table-cell office:value-type="float" office:value="379771.878049962" table:style-name="ce1">
            <text:p>379771.878049962</text:p>
          </table:table-cell>
          <table:table-cell office:value-type="float" office:value="0.0127721838380085" table:style-name="ce1">
            <text:p>0.0127721838380085</text:p>
          </table:table-cell>
          <table:table-cell office:value-type="float" office:value="109418.833652354" table:style-name="ce1">
            <text:p>109418.833652354</text:p>
          </table:table-cell>
          <table:table-cell office:value-type="float" office:value="8758970.81747293" table:style-name="ce1">
            <text:p>8758970.81747293</text:p>
          </table:table-cell>
          <table:table-cell office:value-type="float" office:value="0.0270479564551948" table:style-name="ce1">
            <text:p>0.0270479564551948</text:p>
          </table:table-cell>
          <table:table-cell office:value-type="float" office:value="2646.03685104271" table:style-name="ce1">
            <text:p>2646.03685104271</text:p>
          </table:table-cell>
          <table:table-cell office:value-type="float" office:value="1890623.8390598" table:style-name="ce1">
            <text:p>1890623.8390598</text:p>
          </table:table-cell>
          <table:table-cell office:value-type="float" office:value="0.519644908685994" table:style-name="ce1">
            <text:p>0.519644908685994</text:p>
          </table:table-cell>
        </table:table-row>
        <table:table-row>
          <table:table-cell office:value-type="string" office:value="Dornbirn" table:style-name="ce1">
            <text:p>Dornbirn</text:p>
          </table:table-cell>
          <table:table-cell office:value-type="float" office:value="20910.9297005514" table:style-name="ce1">
            <text:p>20910.9297005514</text:p>
          </table:table-cell>
          <table:table-cell office:value-type="float" office:value="1206479.04874297" table:style-name="ce1">
            <text:p>1206479.04874297</text:p>
          </table:table-cell>
          <table:table-cell office:value-type="float" office:value="0.0525274780881253" table:style-name="ce1">
            <text:p>0.0525274780881253</text:p>
          </table:table-cell>
          <table:table-cell office:value-type="float" office:value="0.0975418994413408" table:style-name="ce1">
            <text:p>0.0975418994413408</text:p>
          </table:table-cell>
          <table:table-cell office:value-type="float" office:value="0.000540564901220311" table:style-name="ce1">
            <text:p>0.000540564901220311</text:p>
          </table:table-cell>
          <table:table-cell office:value-type="float" office:value="0.238359635933388" table:style-name="ce1">
            <text:p>0.238359635933388</text:p>
          </table:table-cell>
          <table:table-cell office:value-type="float" office:value="0.022455562256004" table:style-name="ce1">
            <text:p>0.022455562256004</text:p>
          </table:table-cell>
          <table:table-cell office:value-type="float" office:value="4.17782521950957e-05" table:style-name="ce1">
            <text:p>4.17782521950957e-05</text:p>
          </table:table-cell>
          <table:table-cell office:value-type="float" office:value="0.287840035744239" table:style-name="ce1">
            <text:p>0.287840035744239</text:p>
          </table:table-cell>
          <table:table-cell office:value-type="float" office:value="0.218638208746146" table:style-name="ce1">
            <text:p>0.218638208746146</text:p>
          </table:table-cell>
          <table:table-cell office:value-type="float" office:value="4.32562660623493e-05" table:style-name="ce1">
            <text:p>4.32562660623493e-05</text:p>
          </table:table-cell>
          <table:table-cell office:value-type="float" office:value="0.0300814283072721" table:style-name="ce1">
            <text:p>0.0300814283072721</text:p>
          </table:table-cell>
          <table:table-cell office:value-type="float" office:value="3.13589171743293" table:style-name="ce1">
            <text:p>3.13589171743293</text:p>
          </table:table-cell>
          <table:table-cell office:value-type="float" office:value="0.0150892797885134" table:style-name="ce1">
            <text:p>0.0150892797885134</text:p>
          </table:table-cell>
          <table:table-cell office:value-type="float" office:value="0.0391717701618756" table:style-name="ce1">
            <text:p>0.0391717701618756</text:p>
          </table:table-cell>
          <table:table-cell office:value-type="float" office:value="11235.6244570558" table:style-name="ce1">
            <text:p>11235.6244570558</text:p>
          </table:table-cell>
          <table:table-cell office:value-type="float" office:value="603946.579221308" table:style-name="ce1">
            <text:p>603946.579221308</text:p>
          </table:table-cell>
          <table:table-cell office:value-type="float" office:value="0.0691674951157987" table:style-name="ce1">
            <text:p>0.0691674951157987</text:p>
          </table:table-cell>
          <table:table-cell office:value-type="float" office:value="15170.5755880134" table:style-name="ce1">
            <text:p>15170.5755880134</text:p>
          </table:table-cell>
          <table:table-cell office:value-type="float" office:value="874923.697207128" table:style-name="ce1">
            <text:p>874923.697207128</text:p>
          </table:table-cell>
          <table:table-cell office:value-type="float" office:value="0.0616570910457067" table:style-name="ce1">
            <text:p>0.0616570910457067</text:p>
          </table:table-cell>
          <table:table-cell office:value-type="float" office:value="19972.3295177341" table:style-name="ce1">
            <text:p>19972.3295177341</text:p>
          </table:table-cell>
          <table:table-cell office:value-type="float" office:value="1124225.01311992" table:style-name="ce1">
            <text:p>1124225.01311992</text:p>
          </table:table-cell>
          <table:table-cell office:value-type="float" office:value="0.0530881876137969" table:style-name="ce1">
            <text:p>0.0530881876137969</text:p>
          </table:table-cell>
          <table:table-cell office:value-type="float" office:value="25503.918364301" table:style-name="ce1">
            <text:p>25503.918364301</text:p>
          </table:table-cell>
          <table:table-cell office:value-type="float" office:value="1926131.9992859" table:style-name="ce1">
            <text:p>1926131.9992859</text:p>
          </table:table-cell>
          <table:table-cell office:value-type="float" office:value="0.0544171902135685" table:style-name="ce1">
            <text:p>0.0544171902135685</text:p>
          </table:table-cell>
          <table:table-cell office:value-type="float" office:value="31152.9910568332" table:style-name="ce1">
            <text:p>31152.9910568332</text:p>
          </table:table-cell>
          <table:table-cell office:value-type="float" office:value="1929563.26444243" table:style-name="ce1">
            <text:p>1929563.26444243</text:p>
          </table:table-cell>
          <table:table-cell office:value-type="float" office:value="0.044589208238495" table:style-name="ce1">
            <text:p>0.044589208238495</text:p>
          </table:table-cell>
          <table:table-cell office:value-type="float" office:value="90515.7856915641" table:style-name="ce1">
            <text:p>90515.7856915641</text:p>
          </table:table-cell>
          <table:table-cell office:value-type="float" office:value="33847406.7275791" table:style-name="ce1">
            <text:p>33847406.7275791</text:p>
          </table:table-cell>
          <table:table-cell office:value-type="float" office:value="0.0642744508150438" table:style-name="ce1">
            <text:p>0.0642744508150438</text:p>
          </table:table-cell>
          <table:table-cell office:value-type="float" office:value="1786.45475853057" table:style-name="ce1">
            <text:p>1786.45475853057</text:p>
          </table:table-cell>
          <table:table-cell office:value-type="float" office:value="1311155.43838085" table:style-name="ce1">
            <text:p>1311155.43838085</text:p>
          </table:table-cell>
          <table:table-cell office:value-type="float" office:value="0.640966110732508" table:style-name="ce1">
            <text:p>0.640966110732508</text:p>
          </table:table-cell>
        </table:table-row>
        <table:table-row>
          <table:table-cell office:value-type="string" office:value="Feldkirch" table:style-name="ce1">
            <text:p>Feldkirch</text:p>
          </table:table-cell>
          <table:table-cell office:value-type="float" office:value="16739.3348191214" table:style-name="ce1">
            <text:p>16739.3348191214</text:p>
          </table:table-cell>
          <table:table-cell office:value-type="float" office:value="77147.0964196378" table:style-name="ce1">
            <text:p>77147.0964196378</text:p>
          </table:table-cell>
          <table:table-cell office:value-type="float" office:value="0.0165928732771435" table:style-name="ce1">
            <text:p>0.0165928732771435</text:p>
          </table:table-cell>
          <table:table-cell office:value-type="float" office:value="0.224919540229885" table:style-name="ce1">
            <text:p>0.224919540229885</text:p>
          </table:table-cell>
          <table:table-cell office:value-type="float" office:value="0.000110329607609988" table:style-name="ce1">
            <text:p>0.000110329607609988</text:p>
          </table:table-cell>
          <table:table-cell office:value-type="float" office:value="0.0467002117458299" table:style-name="ce1">
            <text:p>0.0467002117458299</text:p>
          </table:table-cell>
          <table:table-cell office:value-type="float" office:value="0.0584436992554794" table:style-name="ce1">
            <text:p>0.0584436992554794</text:p>
          </table:table-cell>
          <table:table-cell office:value-type="float" office:value="7.41391612099186e-06" table:style-name="ce1">
            <text:p>7.41391612099186e-06</text:p>
          </table:table-cell>
          <table:table-cell office:value-type="float" office:value="0.046589294807381" table:style-name="ce1">
            <text:p>0.046589294807381</text:p>
          </table:table-cell>
          <table:table-cell office:value-type="float" office:value="0.238860200171226" table:style-name="ce1">
            <text:p>0.238860200171226</text:p>
          </table:table-cell>
          <table:table-cell office:value-type="float" office:value="1.22244289510486e-05" table:style-name="ce1">
            <text:p>1.22244289510486e-05</text:p>
          </table:table-cell>
          <table:table-cell office:value-type="float" office:value="0.0146376210107706" table:style-name="ce1">
            <text:p>0.0146376210107706</text:p>
          </table:table-cell>
          <table:table-cell office:value-type="float" office:value="3.50667150569294" table:style-name="ce1">
            <text:p>3.50667150569294</text:p>
          </table:table-cell>
          <table:table-cell office:value-type="float" office:value="0.00359253012511652" table:style-name="ce1">
            <text:p>0.00359253012511652</text:p>
          </table:table-cell>
          <table:table-cell office:value-type="float" office:value="0.0170924817510509" table:style-name="ce1">
            <text:p>0.0170924817510509</text:p>
          </table:table-cell>
          <table:table-cell office:value-type="float" office:value="8320.28714534162" table:style-name="ce1">
            <text:p>8320.28714534162</text:p>
          </table:table-cell>
          <table:table-cell office:value-type="float" office:value="34073.262642552" table:style-name="ce1">
            <text:p>34073.262642552</text:p>
          </table:table-cell>
          <table:table-cell office:value-type="float" office:value="0.0221854655074894" table:style-name="ce1">
            <text:p>0.0221854655074894</text:p>
          </table:table-cell>
          <table:table-cell office:value-type="float" office:value="11615.7060612885" table:style-name="ce1">
            <text:p>11615.7060612885</text:p>
          </table:table-cell>
          <table:table-cell office:value-type="float" office:value="49667.9638781208" table:style-name="ce1">
            <text:p>49667.9638781208</text:p>
          </table:table-cell>
          <table:table-cell office:value-type="float" office:value="0.0191863589277169" table:style-name="ce1">
            <text:p>0.0191863589277169</text:p>
          </table:table-cell>
          <table:table-cell office:value-type="float" office:value="15800.187551326" table:style-name="ce1">
            <text:p>15800.187551326</text:p>
          </table:table-cell>
          <table:table-cell office:value-type="float" office:value="89407.5522362728" table:style-name="ce1">
            <text:p>89407.5522362728</text:p>
          </table:table-cell>
          <table:table-cell office:value-type="float" office:value="0.01892451945553" table:style-name="ce1">
            <text:p>0.01892451945553</text:p>
          </table:table-cell>
          <table:table-cell office:value-type="float" office:value="20706.6820513288" table:style-name="ce1">
            <text:p>20706.6820513288</text:p>
          </table:table-cell>
          <table:table-cell office:value-type="float" office:value="127999.616294176" table:style-name="ce1">
            <text:p>127999.616294176</text:p>
          </table:table-cell>
          <table:table-cell office:value-type="float" office:value="0.01727801389269" table:style-name="ce1">
            <text:p>0.01727801389269</text:p>
          </table:table-cell>
          <table:table-cell office:value-type="float" office:value="26021.7633431377" table:style-name="ce1">
            <text:p>26021.7633431377</text:p>
          </table:table-cell>
          <table:table-cell office:value-type="float" office:value="184850.681399206" table:style-name="ce1">
            <text:p>184850.681399206</text:p>
          </table:table-cell>
          <table:table-cell office:value-type="float" office:value="0.0165224256056642" table:style-name="ce1">
            <text:p>0.0165224256056642</text:p>
          </table:table-cell>
          <table:table-cell office:value-type="float" office:value="91574.5083844177" table:style-name="ce1">
            <text:p>91574.5083844177</text:p>
          </table:table-cell>
          <table:table-cell office:value-type="float" office:value="161757478.157386" table:style-name="ce1">
            <text:p>161757478.157386</text:p>
          </table:table-cell>
          <table:table-cell office:value-type="float" office:value="0.138885717866945" table:style-name="ce1">
            <text:p>0.138885717866945</text:p>
          </table:table-cell>
          <table:table-cell office:value-type="float" office:value="844.25222599637" table:style-name="ce1">
            <text:p>844.25222599637</text:p>
          </table:table-cell>
          <table:table-cell office:value-type="float" office:value="818677.469985239" table:style-name="ce1">
            <text:p>818677.469985239</text:p>
          </table:table-cell>
          <table:table-cell office:value-type="float" office:value="1.0717270813551" table:style-name="ce1">
            <text:p>1.0717270813551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